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formattedvoltage" table:style-name="ta1">
        <table:shapes>
          <draw:frame draw:z-index="0" draw:style-name="gr1" draw:text-style-name="P1" svg:width="159.99mm" svg:height="89.99mm" svg:x="252.87mm" svg:y="37.66mm">
            <draw:object draw:notify-on-update-of-ranges="logformattedvoltage.A2:logformattedvoltage.A351 logformattedvoltage.B2:logformattedvoltage.B351 logformattedvoltage.A2:logformattedvoltage.A351 logformattedvoltage.C2:logformattedvoltage.C3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, sec</text:p>
          </table:table-cell>
          <table:table-cell office:value-type="string" calcext:value-type="string">
            <text:p>Current*50</text:p>
          </table:table-cell>
          <table:table-cell office:value-type="string" calcext:value-type="string">
            <text:p>Voltage, V</text:p>
          </table:table-cell>
          <table:table-cell office:value-type="string" calcext:value-type="string">
            <text:p>Current, A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^2</text:p>
          </table:table-cell>
          <table:table-cell office:value-type="string" calcext:value-type="string">
            <text:p>di_dt</text:p>
          </table:table-cell>
          <table:table-cell office:value-type="string" calcext:value-type="string">
            <text:p>R, Ohm</text:p>
          </table:table-cell>
          <table:table-cell office:value-type="string" calcext:value-type="string">
            <text:p>L, H</text:p>
          </table:table-cell>
          <table:table-cell office:value-type="string" calcext:value-type="string">
            <text:p>filtered L, 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*50" office:value-type="float" office:value="0.6401062" calcext:value-type="float">
            <text:p>0,6401062</text:p>
          </table:table-cell>
          <table:table-cell office:value-type="float" office:value="0.159484863" calcext:value-type="float">
            <text:p>0,159484863</text:p>
          </table:table-cell>
          <table:table-cell office:value-type="float" office:value="0.012802124" calcext:value-type="float">
            <text:p>0,012802124</text:p>
          </table:table-cell>
          <table:table-cell/>
          <table:table-cell table:formula="of:=[.C2]*[.D2]" office:value-type="float" office:value="0.00204174499224901" calcext:value-type="float">
            <text:p>0,002041744992249</text:p>
          </table:table-cell>
          <table:table-cell table:formula="of:=[.D2]^2" office:value-type="float" office:value="0.000163894378911376" calcext:value-type="float">
            <text:p>0,000163894378911</text:p>
          </table:table-cell>
          <table:table-cell office:value-type="float" office:value="0" calcext:value-type="float">
            <text:p>0</text:p>
          </table:table-cell>
          <table:table-cell table:formula="of:=[.F351]/[.G351]" office:value-type="float" office:value="89.2460660263269" calcext:value-type="float">
            <text:p>89,2460660263269</text:p>
          </table:table-cell>
          <table:table-cell/>
          <table:table-cell table:formula="of:=MEDIAN([.J4:.J198])" office:value-type="float" office:value="0.0366990349744514" calcext:value-type="float">
            <text:p>0,036699034974452</text:p>
          </table:table-cell>
        </table:table-row>
        <table:table-row table:style-name="ro1">
          <table:table-cell table:formula="of:=[.A2]+1/17875" office:value-type="float" office:value="0.0000559440559440559" calcext:value-type="float">
            <text:p>5,59440559440559E-05</text:p>
          </table:table-cell>
          <table:table-cell table:formula="of:=[.D3]*50" office:value-type="float" office:value="0.64086914" calcext:value-type="float">
            <text:p>0,64086914</text:p>
          </table:table-cell>
          <table:table-cell office:value-type="float" office:value="5.31513977" calcext:value-type="float">
            <text:p>5,31513977</text:p>
          </table:table-cell>
          <table:table-cell office:value-type="float" office:value="0.0128173828" calcext:value-type="float">
            <text:p>0,0128173828</text:p>
          </table:table-cell>
          <table:table-cell/>
          <table:table-cell table:formula="of:=[.F2]+[.C3]*[.D3]" office:value-type="float" office:value="0.070167926059843" calcext:value-type="float">
            <text:p>0,070167926059843</text:p>
          </table:table-cell>
          <table:table-cell table:formula="of:=[.G2]+[.D3]^2" office:value-type="float" office:value="0.000328179680753112" calcext:value-type="float">
            <text:p>0,000328179680753</text:p>
          </table:table-cell>
          <table:table-cell table:formula="of:=([.D3]-[.D2])*17875" office:value-type="float" office:value="0.272751049999985" calcext:value-type="float">
            <text:p>0,272751049999985</text:p>
          </table:table-cell>
          <table:table-cell/>
          <table:table-cell table:formula="of:=([.C3]-[.D3]*[.$I$2])/[.H3]" office:value-type="float" office:value="15.2932088743443" calcext:value-type="float">
            <text:p>15,2932088743443</text:p>
          </table:table-cell>
          <table:table-cell/>
        </table:table-row>
        <table:table-row table:style-name="ro1">
          <table:table-cell table:formula="of:=[.A3]+1/17875" office:value-type="float" office:value="0.000111888111888112" calcext:value-type="float">
            <text:p>0,000111888111888</text:p>
          </table:table-cell>
          <table:table-cell table:formula="of:=[.D4]*50" office:value-type="float" office:value="0.801086425" calcext:value-type="float">
            <text:p>0,801086425</text:p>
          </table:table-cell>
          <table:table-cell office:value-type="float" office:value="12.0840454" calcext:value-type="float">
            <text:p>12,0840454</text:p>
          </table:table-cell>
          <table:table-cell office:value-type="float" office:value="0.0160217285" calcext:value-type="float">
            <text:p>0,0160217285</text:p>
          </table:table-cell>
          <table:table-cell/>
          <table:table-cell table:formula="of:=[.F3]+[.C4]*[.D4]" office:value-type="float" office:value="0.263775220640317" calcext:value-type="float">
            <text:p>0,263775220640317</text:p>
          </table:table-cell>
          <table:table-cell table:formula="of:=[.G3]+[.D4]^2" office:value-type="float" office:value="0.000584875464880824" calcext:value-type="float">
            <text:p>0,000584875464881</text:p>
          </table:table-cell>
          <table:table-cell table:formula="of:=([.D4]-[.D3])*17875" office:value-type="float" office:value="57.2776793875" calcext:value-type="float">
            <text:p>57,2776793875</text:p>
          </table:table-cell>
          <table:table-cell/>
          <table:table-cell table:formula="of:=([.C4]-[.D4]*[.$I$2])/[.H4]" office:value-type="float" office:value="0.186009092448641" calcext:value-type="float">
            <text:p>0,186009092448641</text:p>
          </table:table-cell>
          <table:table-cell/>
        </table:table-row>
        <table:table-row table:style-name="ro1">
          <table:table-cell table:formula="of:=[.A4]+1/17875" office:value-type="float" office:value="0.000167832167832168" calcext:value-type="float">
            <text:p>0,000167832167832</text:p>
          </table:table-cell>
          <table:table-cell table:formula="of:=[.D5]*50" office:value-type="float" office:value="0.800323485" calcext:value-type="float">
            <text:p>0,800323485</text:p>
          </table:table-cell>
          <table:table-cell office:value-type="float" office:value="17.7089539" calcext:value-type="float">
            <text:p>17,7089539</text:p>
          </table:table-cell>
          <table:table-cell office:value-type="float" office:value="0.0160064697" calcext:value-type="float">
            <text:p>0,0160064697</text:p>
          </table:table-cell>
          <table:table-cell/>
          <table:table-cell table:formula="of:=[.F4]+[.C5]*[.D5]" office:value-type="float" office:value="0.547233054659364" calcext:value-type="float">
            <text:p>0,547233054659364</text:p>
          </table:table-cell>
          <table:table-cell table:formula="of:=[.G4]+[.D5]^2" office:value-type="float" office:value="0.000841082537137842" calcext:value-type="float">
            <text:p>0,000841082537138</text:p>
          </table:table-cell>
          <table:table-cell table:formula="of:=([.D5]-[.D4])*17875" office:value-type="float" office:value="-0.272751050000016" calcext:value-type="float">
            <text:p>-0,272751050000016</text:p>
          </table:table-cell>
          <table:table-cell/>
          <table:table-cell table:formula="of:=([.C5]-[.D5]*[.$I$2])/[.H5]" office:value-type="float" office:value="-59.6897406932235" calcext:value-type="float">
            <text:p>-59,6897406932235</text:p>
          </table:table-cell>
          <table:table-cell/>
        </table:table-row>
        <table:table-row table:style-name="ro1">
          <table:table-cell table:formula="of:=[.A5]+1/17875" office:value-type="float" office:value="0.000223776223776224" calcext:value-type="float">
            <text:p>0,000223776223776</text:p>
          </table:table-cell>
          <table:table-cell table:formula="of:=[.D6]*50" office:value-type="float" office:value="0.96054077" calcext:value-type="float">
            <text:p>0,96054077</text:p>
          </table:table-cell>
          <table:table-cell office:value-type="float" office:value="22.3800201" calcext:value-type="float">
            <text:p>22,3800201</text:p>
          </table:table-cell>
          <table:table-cell office:value-type="float" office:value="0.0192108154" calcext:value-type="float">
            <text:p>0,0192108154</text:p>
          </table:table-cell>
          <table:table-cell/>
          <table:table-cell table:formula="of:=[.F5]+[.C6]*[.D6]" office:value-type="float" office:value="0.977171489448753" calcext:value-type="float">
            <text:p>0,977171489448753</text:p>
          </table:table-cell>
          <table:table-cell table:formula="of:=[.G5]+[.D6]^2" office:value-type="float" office:value="0.00121013796547072" calcext:value-type="float">
            <text:p>0,001210137965471</text:p>
          </table:table-cell>
          <table:table-cell table:formula="of:=([.D6]-[.D5])*17875" office:value-type="float" office:value="57.2776793875" calcext:value-type="float">
            <text:p>57,2776793875</text:p>
          </table:table-cell>
          <table:table-cell/>
          <table:table-cell table:formula="of:=([.C6]-[.D6]*[.$I$2])/[.H6]" office:value-type="float" office:value="0.360795524912659" calcext:value-type="float">
            <text:p>0,360795524912659</text:p>
          </table:table-cell>
          <table:table-cell/>
        </table:table-row>
        <table:table-row table:style-name="ro1">
          <table:table-cell table:formula="of:=[.A6]+1/17875" office:value-type="float" office:value="0.00027972027972028" calcext:value-type="float">
            <text:p>0,00027972027972</text:p>
          </table:table-cell>
          <table:table-cell table:formula="of:=[.D7]*50" office:value-type="float" office:value="1.041412355" calcext:value-type="float">
            <text:p>1,041412355</text:p>
          </table:table-cell>
          <table:table-cell office:value-type="float" office:value="28.5171204" calcext:value-type="float">
            <text:p>28,5171204</text:p>
          </table:table-cell>
          <table:table-cell office:value-type="float" office:value="0.0208282471" calcext:value-type="float">
            <text:p>0,0208282471</text:p>
          </table:table-cell>
          <table:table-cell/>
          <table:table-cell table:formula="of:=[.F6]+[.C7]*[.D7]" office:value-type="float" office:value="1.5711331197204" calcext:value-type="float">
            <text:p>1,5711331197204</text:p>
          </table:table-cell>
          <table:table-cell table:formula="of:=[.G6]+[.D7]^2" office:value-type="float" office:value="0.00164395384272938" calcext:value-type="float">
            <text:p>0,001643953842729</text:p>
          </table:table-cell>
          <table:table-cell table:formula="of:=([.D7]-[.D6])*17875" office:value-type="float" office:value="28.9115916375" calcext:value-type="float">
            <text:p>28,9115916375</text:p>
          </table:table-cell>
          <table:table-cell/>
          <table:table-cell table:formula="of:=([.C7]-[.D7]*[.$I$2])/[.H7]" office:value-type="float" office:value="0.92206204412224" calcext:value-type="float">
            <text:p>0,92206204412224</text:p>
          </table:table-cell>
          <table:table-cell/>
        </table:table-row>
        <table:table-row table:style-name="ro1">
          <table:table-cell table:formula="of:=[.A7]+1/17875" office:value-type="float" office:value="0.000335664335664336" calcext:value-type="float">
            <text:p>0,000335664335664</text:p>
          </table:table-cell>
          <table:table-cell table:formula="of:=[.D8]*50" office:value-type="float" office:value="1.28250122" calcext:value-type="float">
            <text:p>1,28250122</text:p>
          </table:table-cell>
          <table:table-cell office:value-type="float" office:value="33.1881866" calcext:value-type="float">
            <text:p>33,1881866</text:p>
          </table:table-cell>
          <table:table-cell office:value-type="float" office:value="0.0256500244" calcext:value-type="float">
            <text:p>0,0256500244</text:p>
          </table:table-cell>
          <table:table-cell/>
          <table:table-cell table:formula="of:=[.F7]+[.C8]*[.D8]" office:value-type="float" office:value="2.42241091580216" calcext:value-type="float">
            <text:p>2,42241091580216</text:p>
          </table:table-cell>
          <table:table-cell table:formula="of:=[.G7]+[.D8]^2" office:value-type="float" office:value="0.00230187759444997" calcext:value-type="float">
            <text:p>0,00230187759445</text:p>
          </table:table-cell>
          <table:table-cell table:formula="of:=([.D8]-[.D7])*17875" office:value-type="float" office:value="86.1892692375" calcext:value-type="float">
            <text:p>86,1892692375</text:p>
          </table:table-cell>
          <table:table-cell/>
          <table:table-cell table:formula="of:=([.C8]-[.D8]*[.$I$2])/[.H8]" office:value-type="float" office:value="0.358501970166106" calcext:value-type="float">
            <text:p>0,358501970166106</text:p>
          </table:table-cell>
          <table:table-cell/>
        </table:table-row>
        <table:table-row table:style-name="ro1">
          <table:table-cell table:formula="of:=[.A8]+1/17875" office:value-type="float" office:value="0.000391608391608392" calcext:value-type="float">
            <text:p>0,000391608391608</text:p>
          </table:table-cell>
          <table:table-cell table:formula="of:=[.D9]*50" office:value-type="float" office:value="1.52282715" calcext:value-type="float">
            <text:p>1,52282715</text:p>
          </table:table-cell>
          <table:table-cell office:value-type="float" office:value="38.0218048" calcext:value-type="float">
            <text:p>38,0218048</text:p>
          </table:table-cell>
          <table:table-cell office:value-type="float" office:value="0.030456543" calcext:value-type="float">
            <text:p>0,030456543</text:p>
          </table:table-cell>
          <table:table-cell/>
          <table:table-cell table:formula="of:=[.F8]+[.C9]*[.D9]" office:value-type="float" office:value="3.58042364863096" calcext:value-type="float">
            <text:p>3,58042364863096</text:p>
          </table:table-cell>
          <table:table-cell table:formula="of:=[.G8]+[.D9]^2" office:value-type="float" office:value="0.00322947860596082" calcext:value-type="float">
            <text:p>0,003229478605961</text:p>
          </table:table-cell>
          <table:table-cell table:formula="of:=([.D9]-[.D8])*17875" office:value-type="float" office:value="85.916519975" calcext:value-type="float">
            <text:p>85,916519975</text:p>
          </table:table-cell>
          <table:table-cell/>
          <table:table-cell table:formula="of:=([.C9]-[.D9]*[.$I$2])/[.H9]" office:value-type="float" office:value="0.410906751841916" calcext:value-type="float">
            <text:p>0,410906751841916</text:p>
          </table:table-cell>
          <table:table-cell/>
        </table:table-row>
        <table:table-row table:style-name="ro1">
          <table:table-cell table:formula="of:=[.A9]+1/17875" office:value-type="float" office:value="0.000447552447552448" calcext:value-type="float">
            <text:p>0,000447552447552</text:p>
          </table:table-cell>
          <table:table-cell table:formula="of:=[.D10]*50" office:value-type="float" office:value="2.083587645" calcext:value-type="float">
            <text:p>2,083587645</text:p>
          </table:table-cell>
          <table:table-cell office:value-type="float" office:value="43.5025635" calcext:value-type="float">
            <text:p>43,5025635</text:p>
          </table:table-cell>
          <table:table-cell office:value-type="float" office:value="0.0416717529" calcext:value-type="float">
            <text:p>0,0416717529</text:p>
          </table:table-cell>
          <table:table-cell/>
          <table:table-cell table:formula="of:=[.F9]+[.C10]*[.D10]" office:value-type="float" office:value="5.39325172531952" calcext:value-type="float">
            <text:p>5,39325172531952</text:p>
          </table:table-cell>
          <table:table-cell table:formula="of:=[.G9]+[.D10]^2" office:value-type="float" office:value="0.00496601359571948" calcext:value-type="float">
            <text:p>0,004966013595719</text:p>
          </table:table-cell>
          <table:table-cell table:formula="of:=([.D10]-[.D9])*17875" office:value-type="float" office:value="200.4718769625" calcext:value-type="float">
            <text:p>200,4718769625</text:p>
          </table:table-cell>
          <table:table-cell/>
          <table:table-cell table:formula="of:=([.C10]-[.D10]*[.$I$2])/[.H10]" office:value-type="float" office:value="0.198449398948341" calcext:value-type="float">
            <text:p>0,198449398948341</text:p>
          </table:table-cell>
          <table:table-cell/>
        </table:table-row>
        <table:table-row table:style-name="ro1">
          <table:table-cell table:formula="of:=[.A10]+1/17875" office:value-type="float" office:value="0.000503496503496504" calcext:value-type="float">
            <text:p>0,000503496503497</text:p>
          </table:table-cell>
          <table:table-cell table:formula="of:=[.D11]*50" office:value-type="float" office:value="2.4848938" calcext:value-type="float">
            <text:p>2,4848938</text:p>
          </table:table-cell>
          <table:table-cell office:value-type="float" office:value="48.3361816" calcext:value-type="float">
            <text:p>48,3361816</text:p>
          </table:table-cell>
          <table:table-cell office:value-type="float" office:value="0.049697876" calcext:value-type="float">
            <text:p>0,049697876</text:p>
          </table:table-cell>
          <table:table-cell/>
          <table:table-cell table:formula="of:=[.F10]+[.C11]*[.D11]" office:value-type="float" office:value="7.79545728478981" calcext:value-type="float">
            <text:p>7,79545728478981</text:p>
          </table:table-cell>
          <table:table-cell table:formula="of:=[.G10]+[.D11]^2" office:value-type="float" office:value="0.00743589247463086" calcext:value-type="float">
            <text:p>0,007435892474631</text:p>
          </table:table-cell>
          <table:table-cell table:formula="of:=([.D11]-[.D10])*17875" office:value-type="float" office:value="143.4669504125" calcext:value-type="float">
            <text:p>143,4669504125</text:p>
          </table:table-cell>
          <table:table-cell/>
          <table:table-cell table:formula="of:=([.C11]-[.D11]*[.$I$2])/[.H11]" office:value-type="float" office:value="0.305999685299722" calcext:value-type="float">
            <text:p>0,305999685299722</text:p>
          </table:table-cell>
          <table:table-cell/>
        </table:table-row>
        <table:table-row table:style-name="ro1">
          <table:table-cell table:formula="of:=[.A11]+1/17875" office:value-type="float" office:value="0.00055944055944056" calcext:value-type="float">
            <text:p>0,000559440559441</text:p>
          </table:table-cell>
          <table:table-cell table:formula="of:=[.D12]*50" office:value-type="float" office:value="2.965545655" calcext:value-type="float">
            <text:p>2,965545655</text:p>
          </table:table-cell>
          <table:table-cell office:value-type="float" office:value="53.3292847" calcext:value-type="float">
            <text:p>53,3292847</text:p>
          </table:table-cell>
          <table:table-cell office:value-type="float" office:value="0.0593109131" calcext:value-type="float">
            <text:p>0,0593109131</text:p>
          </table:table-cell>
          <table:table-cell/>
          <table:table-cell table:formula="of:=[.F11]+[.C12]*[.D12]" office:value-type="float" office:value="10.9584658553167" calcext:value-type="float">
            <text:p>10,9584658553167</text:p>
          </table:table-cell>
          <table:table-cell table:formula="of:=[.G11]+[.D12]^2" office:value-type="float" office:value="0.0109536768873866" calcext:value-type="float">
            <text:p>0,010953676887387</text:p>
          </table:table-cell>
          <table:table-cell table:formula="of:=([.D12]-[.D11])*17875" office:value-type="float" office:value="171.8330381625" calcext:value-type="float">
            <text:p>171,8330381625</text:p>
          </table:table-cell>
          <table:table-cell/>
          <table:table-cell table:formula="of:=([.C12]-[.D12]*[.$I$2])/[.H12]" office:value-type="float" office:value="0.279550542474659" calcext:value-type="float">
            <text:p>0,279550542474659</text:p>
          </table:table-cell>
          <table:table-cell/>
        </table:table-row>
        <table:table-row table:style-name="ro1">
          <table:table-cell table:formula="of:=[.A12]+1/17875" office:value-type="float" office:value="0.000615384615384616" calcext:value-type="float">
            <text:p>0,000615384615385</text:p>
          </table:table-cell>
          <table:table-cell table:formula="of:=[.D13]*50" office:value-type="float" office:value="3.607177735" calcext:value-type="float">
            <text:p>3,607177735</text:p>
          </table:table-cell>
          <table:table-cell office:value-type="float" office:value="57.1967926" calcext:value-type="float">
            <text:p>57,1967926</text:p>
          </table:table-cell>
          <table:table-cell office:value-type="float" office:value="0.0721435547" calcext:value-type="float">
            <text:p>0,0721435547</text:p>
          </table:table-cell>
          <table:table-cell/>
          <table:table-cell table:formula="of:=[.F12]+[.C13]*[.D13]" office:value-type="float" office:value="15.0848457909193" calcext:value-type="float">
            <text:p>15,0848457909193</text:p>
          </table:table-cell>
          <table:table-cell table:formula="of:=[.G12]+[.D13]^2" office:value-type="float" office:value="0.0161583693721385" calcext:value-type="float">
            <text:p>0,016158369372139</text:p>
          </table:table-cell>
          <table:table-cell table:formula="of:=([.D13]-[.D12])*17875" office:value-type="float" office:value="229.3834686" calcext:value-type="float">
            <text:p>229,3834686</text:p>
          </table:table-cell>
          <table:table-cell/>
          <table:table-cell table:formula="of:=([.C13]-[.D13]*[.$I$2])/[.H13]" office:value-type="float" office:value="0.221281265226582" calcext:value-type="float">
            <text:p>0,221281265226582</text:p>
          </table:table-cell>
          <table:table-cell/>
        </table:table-row>
        <table:table-row table:style-name="ro1">
          <table:table-cell table:formula="of:=[.A13]+1/17875" office:value-type="float" office:value="0.000671328671328671" calcext:value-type="float">
            <text:p>0,000671328671329</text:p>
          </table:table-cell>
          <table:table-cell table:formula="of:=[.D14]*50" office:value-type="float" office:value="3.927612305" calcext:value-type="float">
            <text:p>3,927612305</text:p>
          </table:table-cell>
          <table:table-cell office:value-type="float" office:value="62.3524475" calcext:value-type="float">
            <text:p>62,3524475</text:p>
          </table:table-cell>
          <table:table-cell office:value-type="float" office:value="0.0785522461" calcext:value-type="float">
            <text:p>0,0785522461</text:p>
          </table:table-cell>
          <table:table-cell/>
          <table:table-cell table:formula="of:=[.F13]+[.C14]*[.D14]" office:value-type="float" office:value="19.9827705918767" calcext:value-type="float">
            <text:p>19,9827705918767</text:p>
          </table:table-cell>
          <table:table-cell table:formula="of:=[.G13]+[.D14]^2" office:value-type="float" office:value="0.0223288247394935" calcext:value-type="float">
            <text:p>0,022328824739494</text:p>
          </table:table-cell>
          <table:table-cell table:formula="of:=([.D14]-[.D13])*17875" office:value-type="float" office:value="114.555358775" calcext:value-type="float">
            <text:p>114,555358775</text:p>
          </table:table-cell>
          <table:table-cell/>
          <table:table-cell table:formula="of:=([.C14]-[.D14]*[.$I$2])/[.H14]" office:value-type="float" office:value="0.48310239826267" calcext:value-type="float">
            <text:p>0,48310239826267</text:p>
          </table:table-cell>
          <table:table-cell/>
        </table:table-row>
        <table:table-row table:style-name="ro1">
          <table:table-cell table:formula="of:=[.A14]+1/17875" office:value-type="float" office:value="0.000727272727272727" calcext:value-type="float">
            <text:p>0,000727272727273</text:p>
          </table:table-cell>
          <table:table-cell table:formula="of:=[.D15]*50" office:value-type="float" office:value="4.568481445" calcext:value-type="float">
            <text:p>4,568481445</text:p>
          </table:table-cell>
          <table:table-cell office:value-type="float" office:value="67.1860657" calcext:value-type="float">
            <text:p>67,1860657</text:p>
          </table:table-cell>
          <table:table-cell office:value-type="float" office:value="0.0913696289" calcext:value-type="float">
            <text:p>0,0913696289</text:p>
          </table:table-cell>
          <table:table-cell/>
          <table:table-cell table:formula="of:=[.F14]+[.C15]*[.D15]" office:value-type="float" office:value="26.1215364821367" calcext:value-type="float">
            <text:p>26,1215364821367</text:p>
          </table:table-cell>
          <table:table-cell table:formula="of:=[.G14]+[.D15]^2" office:value-type="float" office:value="0.0306772338248172" calcext:value-type="float">
            <text:p>0,030677233824817</text:p>
          </table:table-cell>
          <table:table-cell table:formula="of:=([.D15]-[.D14])*17875" office:value-type="float" office:value="229.11071755" calcext:value-type="float">
            <text:p>229,11071755</text:p>
          </table:table-cell>
          <table:table-cell/>
          <table:table-cell table:formula="of:=([.C15]-[.D15]*[.$I$2])/[.H15]" office:value-type="float" office:value="0.257655715095505" calcext:value-type="float">
            <text:p>0,257655715095505</text:p>
          </table:table-cell>
          <table:table-cell/>
        </table:table-row>
        <table:table-row table:style-name="ro1">
          <table:table-cell table:formula="of:=[.A15]+1/17875" office:value-type="float" office:value="0.000783216783216783" calcext:value-type="float">
            <text:p>0,000783216783217</text:p>
          </table:table-cell>
          <table:table-cell table:formula="of:=[.D16]*50" office:value-type="float" office:value="5.1300049" calcext:value-type="float">
            <text:p>5,1300049</text:p>
          </table:table-cell>
          <table:table-cell office:value-type="float" office:value="72.5042725" calcext:value-type="float">
            <text:p>72,5042725</text:p>
          </table:table-cell>
          <table:table-cell office:value-type="float" office:value="0.102600098" calcext:value-type="float">
            <text:p>0,102600098</text:p>
          </table:table-cell>
          <table:table-cell/>
          <table:table-cell table:formula="of:=[.F15]+[.C16]*[.D16]" office:value-type="float" office:value="33.5604819460554" calcext:value-type="float">
            <text:p>33,5604819460554</text:p>
          </table:table-cell>
          <table:table-cell table:formula="of:=[.G15]+[.D16]^2" office:value-type="float" office:value="0.0412040139344268" calcext:value-type="float">
            <text:p>0,041204013934427</text:p>
          </table:table-cell>
          <table:table-cell table:formula="of:=([.D16]-[.D15])*17875" office:value-type="float" office:value="200.7446351625" calcext:value-type="float">
            <text:p>200,7446351625</text:p>
          </table:table-cell>
          <table:table-cell/>
          <table:table-cell table:formula="of:=([.C16]-[.D16]*[.$I$2])/[.H16]" office:value-type="float" office:value="0.315563189662854" calcext:value-type="float">
            <text:p>0,315563189662854</text:p>
          </table:table-cell>
          <table:table-cell/>
        </table:table-row>
        <table:table-row table:style-name="ro1">
          <table:table-cell table:formula="of:=[.A16]+1/17875" office:value-type="float" office:value="0.000839160839160839" calcext:value-type="float">
            <text:p>0,000839160839161</text:p>
          </table:table-cell>
          <table:table-cell table:formula="of:=[.D17]*50" office:value-type="float" office:value="5.61065675" calcext:value-type="float">
            <text:p>5,61065675</text:p>
          </table:table-cell>
          <table:table-cell office:value-type="float" office:value="76.853302" calcext:value-type="float">
            <text:p>76,853302</text:p>
          </table:table-cell>
          <table:table-cell office:value-type="float" office:value="0.112213135" calcext:value-type="float">
            <text:p>0,112213135</text:p>
          </table:table-cell>
          <table:table-cell/>
          <table:table-cell table:formula="of:=[.F16]+[.C17]*[.D17]" office:value-type="float" office:value="42.1844318985771" calcext:value-type="float">
            <text:p>42,1844318985771</text:p>
          </table:table-cell>
          <table:table-cell table:formula="of:=[.G16]+[.D17]^2" office:value-type="float" office:value="0.053795801600955" calcext:value-type="float">
            <text:p>0,053795801600955</text:p>
          </table:table-cell>
          <table:table-cell table:formula="of:=([.D17]-[.D16])*17875" office:value-type="float" office:value="171.833036375" calcext:value-type="float">
            <text:p>171,833036375</text:p>
          </table:table-cell>
          <table:table-cell/>
          <table:table-cell table:formula="of:=([.C17]-[.D17]*[.$I$2])/[.H17]" office:value-type="float" office:value="0.388974801090655" calcext:value-type="float">
            <text:p>0,388974801090655</text:p>
          </table:table-cell>
          <table:table-cell/>
        </table:table-row>
        <table:table-row table:style-name="ro1">
          <table:table-cell table:formula="of:=[.A17]+1/17875" office:value-type="float" office:value="0.000895104895104895" calcext:value-type="float">
            <text:p>0,000895104895105</text:p>
          </table:table-cell>
          <table:table-cell table:formula="of:=[.D18]*50" office:value-type="float" office:value="6.3278198" calcext:value-type="float">
            <text:p>6,3278198</text:p>
          </table:table-cell>
          <table:table-cell office:value-type="float" office:value="82.4383392" calcext:value-type="float">
            <text:p>82,4383392</text:p>
          </table:table-cell>
          <table:table-cell office:value-type="float" office:value="0.126556396" calcext:value-type="float">
            <text:p>0,126556396</text:p>
          </table:table-cell>
          <table:table-cell/>
          <table:table-cell table:formula="of:=[.F17]+[.C18]*[.D18]" office:value-type="float" office:value="52.6175309999547" calcext:value-type="float">
            <text:p>52,6175309999547</text:p>
          </table:table-cell>
          <table:table-cell table:formula="of:=[.G17]+[.D18]^2" office:value-type="float" office:value="0.0698123229694638" calcext:value-type="float">
            <text:p>0,069812322969464</text:p>
          </table:table-cell>
          <table:table-cell table:formula="of:=([.D18]-[.D17])*17875" office:value-type="float" office:value="256.385790375" calcext:value-type="float">
            <text:p>256,385790375</text:p>
          </table:table-cell>
          <table:table-cell/>
          <table:table-cell table:formula="of:=([.C18]-[.D18]*[.$I$2])/[.H18]" office:value-type="float" office:value="0.277486824142915" calcext:value-type="float">
            <text:p>0,277486824142915</text:p>
          </table:table-cell>
          <table:table-cell/>
        </table:table-row>
        <table:table-row table:style-name="ro1">
          <table:table-cell table:formula="of:=[.A18]+1/17875" office:value-type="float" office:value="0.000951048951048951" calcext:value-type="float">
            <text:p>0,000951048951049</text:p>
          </table:table-cell>
          <table:table-cell table:formula="of:=[.D19]*50" office:value-type="float" office:value="6.96868895" calcext:value-type="float">
            <text:p>6,96868895</text:p>
          </table:table-cell>
          <table:table-cell office:value-type="float" office:value="87.4283752" calcext:value-type="float">
            <text:p>87,4283752</text:p>
          </table:table-cell>
          <table:table-cell office:value-type="float" office:value="0.139373779" calcext:value-type="float">
            <text:p>0,139373779</text:p>
          </table:table-cell>
          <table:table-cell/>
          <table:table-cell table:formula="of:=[.F18]+[.C19]*[.D19]" office:value-type="float" office:value="64.8027540434086" calcext:value-type="float">
            <text:p>64,8027540434086</text:p>
          </table:table-cell>
          <table:table-cell table:formula="of:=[.G18]+[.D19]^2" office:value-type="float" office:value="0.0892373732422047" calcext:value-type="float">
            <text:p>0,089237373242205</text:p>
          </table:table-cell>
          <table:table-cell table:formula="of:=([.D19]-[.D18])*17875" office:value-type="float" office:value="229.110721125" calcext:value-type="float">
            <text:p>229,110721125</text:p>
          </table:table-cell>
          <table:table-cell/>
          <table:table-cell table:formula="of:=([.C19]-[.D19]*[.$I$2])/[.H19]" office:value-type="float" office:value="0.327308182475293" calcext:value-type="float">
            <text:p>0,327308182475293</text:p>
          </table:table-cell>
          <table:table-cell/>
        </table:table-row>
        <table:table-row table:style-name="ro1">
          <table:table-cell table:formula="of:=[.A19]+1/17875" office:value-type="float" office:value="0.00100699300699301" calcext:value-type="float">
            <text:p>0,001006993006993</text:p>
          </table:table-cell>
          <table:table-cell table:formula="of:=[.D20]*50" office:value-type="float" office:value="7.77511595" calcext:value-type="float">
            <text:p>7,77511595</text:p>
          </table:table-cell>
          <table:table-cell office:value-type="float" office:value="93.1268921" calcext:value-type="float">
            <text:p>93,1268921</text:p>
          </table:table-cell>
          <table:table-cell office:value-type="float" office:value="0.155502319" calcext:value-type="float">
            <text:p>0,155502319</text:p>
          </table:table-cell>
          <table:table-cell/>
          <table:table-cell table:formula="of:=[.F19]+[.C20]*[.D20]" office:value-type="float" office:value="79.2842017262213" calcext:value-type="float">
            <text:p>79,2842017262213</text:p>
          </table:table-cell>
          <table:table-cell table:formula="of:=[.G19]+[.D20]^2" office:value-type="float" office:value="0.113418344456582" calcext:value-type="float">
            <text:p>0,113418344456582</text:p>
          </table:table-cell>
          <table:table-cell table:formula="of:=([.D20]-[.D19])*17875" office:value-type="float" office:value="288.2976525" calcext:value-type="float">
            <text:p>288,2976525</text:p>
          </table:table-cell>
          <table:table-cell/>
          <table:table-cell table:formula="of:=([.C20]-[.D20]*[.$I$2])/[.H20]" office:value-type="float" office:value="0.274885768871389" calcext:value-type="float">
            <text:p>0,274885768871389</text:p>
          </table:table-cell>
          <table:table-cell/>
        </table:table-row>
        <table:table-row table:style-name="ro1">
          <table:table-cell table:formula="of:=[.A20]+1/17875" office:value-type="float" office:value="0.00106293706293706" calcext:value-type="float">
            <text:p>0,001062937062937</text:p>
          </table:table-cell>
          <table:table-cell table:formula="of:=[.D21]*50" office:value-type="float" office:value="8.0154419" calcext:value-type="float">
            <text:p>8,0154419</text:p>
          </table:table-cell>
          <table:table-cell office:value-type="float" office:value="98.1230621" calcext:value-type="float">
            <text:p>98,1230621</text:p>
          </table:table-cell>
          <table:table-cell office:value-type="float" office:value="0.160308838" calcext:value-type="float">
            <text:p>0,160308838</text:p>
          </table:table-cell>
          <table:table-cell/>
          <table:table-cell table:formula="of:=[.F20]+[.C21]*[.D21]" office:value-type="float" office:value="95.0141957924742" calcext:value-type="float">
            <text:p>95,0141957924742</text:p>
          </table:table-cell>
          <table:table-cell table:formula="of:=[.G20]+[.D21]^2" office:value-type="float" office:value="0.139117267997493" calcext:value-type="float">
            <text:p>0,139117267997493</text:p>
          </table:table-cell>
          <table:table-cell table:formula="of:=([.D21]-[.D20])*17875" office:value-type="float" office:value="85.9165271250002" calcext:value-type="float">
            <text:p>85,9165271250002</text:p>
          </table:table-cell>
          <table:table-cell/>
          <table:table-cell table:formula="of:=([.C21]-[.D21]*[.$I$2])/[.H21]" office:value-type="float" office:value="0.975553036929716" calcext:value-type="float">
            <text:p>0,975553036929716</text:p>
          </table:table-cell>
          <table:table-cell/>
        </table:table-row>
        <table:table-row table:style-name="ro1">
          <table:table-cell table:formula="of:=[.A21]+1/17875" office:value-type="float" office:value="0.00111888111888112" calcext:value-type="float">
            <text:p>0,001118881118881</text:p>
          </table:table-cell>
          <table:table-cell table:formula="of:=[.D22]*50" office:value-type="float" office:value="8.0101013" calcext:value-type="float">
            <text:p>8,0101013</text:p>
          </table:table-cell>
          <table:table-cell office:value-type="float" office:value="103.692764" calcext:value-type="float">
            <text:p>103,692764</text:p>
          </table:table-cell>
          <table:table-cell office:value-type="float" office:value="0.160202026" calcext:value-type="float">
            <text:p>0,160202026</text:p>
          </table:table-cell>
          <table:table-cell/>
          <table:table-cell table:formula="of:=[.F21]+[.C22]*[.D22]" office:value-type="float" office:value="111.625986666814" calcext:value-type="float">
            <text:p>111,625986666814</text:p>
          </table:table-cell>
          <table:table-cell table:formula="of:=[.G21]+[.D22]^2" office:value-type="float" office:value="0.164781957131997" calcext:value-type="float">
            <text:p>0,164781957131997</text:p>
          </table:table-cell>
          <table:table-cell table:formula="of:=([.D22]-[.D21])*17875" office:value-type="float" office:value="-1.90926450000021" calcext:value-type="float">
            <text:p>-1,90926450000021</text:p>
          </table:table-cell>
          <table:table-cell/>
          <table:table-cell table:formula="of:=([.C22]-[.D22]*[.$I$2])/[.H22]" office:value-type="float" office:value="-46.8218852914527" calcext:value-type="float">
            <text:p>-46,8218852914527</text:p>
          </table:table-cell>
          <table:table-cell/>
        </table:table-row>
        <table:table-row table:style-name="ro1">
          <table:table-cell table:formula="of:=[.A22]+1/17875" office:value-type="float" office:value="0.00117482517482517" calcext:value-type="float">
            <text:p>0,001174825174825</text:p>
          </table:table-cell>
          <table:table-cell table:formula="of:=[.D23]*50" office:value-type="float" office:value="8.4968567" calcext:value-type="float">
            <text:p>8,4968567</text:p>
          </table:table-cell>
          <table:table-cell office:value-type="float" office:value="108.434372" calcext:value-type="float">
            <text:p>108,434372</text:p>
          </table:table-cell>
          <table:table-cell office:value-type="float" office:value="0.169937134" calcext:value-type="float">
            <text:p>0,169937134</text:p>
          </table:table-cell>
          <table:table-cell/>
          <table:table-cell table:formula="of:=[.F22]+[.C23]*[.D23]" office:value-type="float" office:value="130.053013071584" calcext:value-type="float">
            <text:p>130,053013071584</text:p>
          </table:table-cell>
          <table:table-cell table:formula="of:=[.G22]+[.D23]^2" office:value-type="float" office:value="0.193660586644131" calcext:value-type="float">
            <text:p>0,193660586644131</text:p>
          </table:table-cell>
          <table:table-cell table:formula="of:=([.D23]-[.D22])*17875" office:value-type="float" office:value="174.0150555" calcext:value-type="float">
            <text:p>174,0150555</text:p>
          </table:table-cell>
          <table:table-cell/>
          <table:table-cell table:formula="of:=([.C23]-[.D23]*[.$I$2])/[.H23]" office:value-type="float" office:value="0.535977482239811" calcext:value-type="float">
            <text:p>0,535977482239811</text:p>
          </table:table-cell>
          <table:table-cell/>
        </table:table-row>
        <table:table-row table:style-name="ro1">
          <table:table-cell table:formula="of:=[.A23]+1/17875" office:value-type="float" office:value="0.00123076923076923" calcext:value-type="float">
            <text:p>0,001230769230769</text:p>
          </table:table-cell>
          <table:table-cell table:formula="of:=[.D24]*50" office:value-type="float" office:value="9.37805175" calcext:value-type="float">
            <text:p>9,37805175</text:p>
          </table:table-cell>
          <table:table-cell office:value-type="float" office:value="113.427475" calcext:value-type="float">
            <text:p>113,427475</text:p>
          </table:table-cell>
          <table:table-cell office:value-type="float" office:value="0.187561035" calcext:value-type="float">
            <text:p>0,187561035</text:p>
          </table:table-cell>
          <table:table-cell/>
          <table:table-cell table:formula="of:=[.F23]+[.C24]*[.D24]" office:value-type="float" office:value="151.327587680021" calcext:value-type="float">
            <text:p>151,327587680021</text:p>
          </table:table-cell>
          <table:table-cell table:formula="of:=[.G23]+[.D24]^2" office:value-type="float" office:value="0.228839728494403" calcext:value-type="float">
            <text:p>0,228839728494403</text:p>
          </table:table-cell>
          <table:table-cell table:formula="of:=([.D24]-[.D23])*17875" office:value-type="float" office:value="315.027230375" calcext:value-type="float">
            <text:p>315,027230375</text:p>
          </table:table-cell>
          <table:table-cell/>
          <table:table-cell table:formula="of:=([.C24]-[.D24]*[.$I$2])/[.H24]" office:value-type="float" office:value="0.306920739427282" calcext:value-type="float">
            <text:p>0,306920739427282</text:p>
          </table:table-cell>
          <table:table-cell/>
        </table:table-row>
        <table:table-row table:style-name="ro1">
          <table:table-cell table:formula="of:=[.A24]+1/17875" office:value-type="float" office:value="0.00128671328671329" calcext:value-type="float">
            <text:p>0,001286713286713</text:p>
          </table:table-cell>
          <table:table-cell table:formula="of:=[.D25]*50" office:value-type="float" office:value="10.3401184" calcext:value-type="float">
            <text:p>10,3401184</text:p>
          </table:table-cell>
          <table:table-cell office:value-type="float" office:value="117.779572" calcext:value-type="float">
            <text:p>117,779572</text:p>
          </table:table-cell>
          <table:table-cell office:value-type="float" office:value="0.206802368" calcext:value-type="float">
            <text:p>0,206802368</text:p>
          </table:table-cell>
          <table:table-cell/>
          <table:table-cell table:formula="of:=[.F24]+[.C25]*[.D25]" office:value-type="float" office:value="175.684682071647" calcext:value-type="float">
            <text:p>175,684682071647</text:p>
          </table:table-cell>
          <table:table-cell table:formula="of:=[.G24]+[.D25]^2" office:value-type="float" office:value="0.27160694790481" calcext:value-type="float">
            <text:p>0,27160694790481</text:p>
          </table:table-cell>
          <table:table-cell table:formula="of:=([.D25]-[.D24])*17875" office:value-type="float" office:value="343.938827375" calcext:value-type="float">
            <text:p>343,938827375</text:p>
          </table:table-cell>
          <table:table-cell/>
          <table:table-cell table:formula="of:=([.C25]-[.D25]*[.$I$2])/[.H25]" office:value-type="float" office:value="0.288781801604441" calcext:value-type="float">
            <text:p>0,288781801604441</text:p>
          </table:table-cell>
          <table:table-cell/>
        </table:table-row>
        <table:table-row table:style-name="ro1">
          <table:table-cell table:formula="of:=[.A25]+1/17875" office:value-type="float" office:value="0.00134265734265734" calcext:value-type="float">
            <text:p>0,001342657342657</text:p>
          </table:table-cell>
          <table:table-cell table:formula="of:=[.D26]*50" office:value-type="float" office:value="11.30218505" calcext:value-type="float">
            <text:p>11,30218505</text:p>
          </table:table-cell>
          <table:table-cell office:value-type="float" office:value="122.450638" calcext:value-type="float">
            <text:p>122,450638</text:p>
          </table:table-cell>
          <table:table-cell office:value-type="float" office:value="0.226043701" calcext:value-type="float">
            <text:p>0,226043701</text:p>
          </table:table-cell>
          <table:table-cell/>
          <table:table-cell table:formula="of:=[.F25]+[.C26]*[.D26]" office:value-type="float" office:value="203.363877474978" calcext:value-type="float">
            <text:p>203,363877474978</text:p>
          </table:table-cell>
          <table:table-cell table:formula="of:=[.G25]+[.D26]^2" office:value-type="float" office:value="0.322702702666587" calcext:value-type="float">
            <text:p>0,322702702666587</text:p>
          </table:table-cell>
          <table:table-cell table:formula="of:=([.D26]-[.D25])*17875" office:value-type="float" office:value="343.938827375" calcext:value-type="float">
            <text:p>343,938827375</text:p>
          </table:table-cell>
          <table:table-cell/>
          <table:table-cell table:formula="of:=([.C26]-[.D26]*[.$I$2])/[.H26]" office:value-type="float" office:value="0.297370110017282" calcext:value-type="float">
            <text:p>0,297370110017282</text:p>
          </table:table-cell>
          <table:table-cell/>
        </table:table-row>
        <table:table-row table:style-name="ro1">
          <table:table-cell table:formula="of:=[.A26]+1/17875" office:value-type="float" office:value="0.0013986013986014" calcext:value-type="float">
            <text:p>0,001398601398601</text:p>
          </table:table-cell>
          <table:table-cell table:formula="of:=[.D27]*50" office:value-type="float" office:value="12.2558594" calcext:value-type="float">
            <text:p>12,2558594</text:p>
          </table:table-cell>
          <table:table-cell office:value-type="float" office:value="126.876343" calcext:value-type="float">
            <text:p>126,876343</text:p>
          </table:table-cell>
          <table:table-cell office:value-type="float" office:value="0.245117188" calcext:value-type="float">
            <text:p>0,245117188</text:p>
          </table:table-cell>
          <table:table-cell/>
          <table:table-cell table:formula="of:=[.F26]+[.C27]*[.D27]" office:value-type="float" office:value="234.463449894862" calcext:value-type="float">
            <text:p>234,463449894862</text:p>
          </table:table-cell>
          <table:table-cell table:formula="of:=[.G26]+[.D27]^2" office:value-type="float" office:value="0.382785138519615" calcext:value-type="float">
            <text:p>0,382785138519615</text:p>
          </table:table-cell>
          <table:table-cell table:formula="of:=([.D27]-[.D26])*17875" office:value-type="float" office:value="340.938580125" calcext:value-type="float">
            <text:p>340,938580125</text:p>
          </table:table-cell>
          <table:table-cell/>
          <table:table-cell table:formula="of:=([.C27]-[.D27]*[.$I$2])/[.H27]" office:value-type="float" office:value="0.307975114512026" calcext:value-type="float">
            <text:p>0,307975114512026</text:p>
          </table:table-cell>
          <table:table-cell/>
        </table:table-row>
        <table:table-row table:style-name="ro1">
          <table:table-cell table:formula="of:=[.A27]+1/17875" office:value-type="float" office:value="0.00145454545454545" calcext:value-type="float">
            <text:p>0,001454545454545</text:p>
          </table:table-cell>
          <table:table-cell table:formula="of:=[.D28]*50" office:value-type="float" office:value="13.306427" calcext:value-type="float">
            <text:p>13,306427</text:p>
          </table:table-cell>
          <table:table-cell office:value-type="float" office:value="131.958389" calcext:value-type="float">
            <text:p>131,958389</text:p>
          </table:table-cell>
          <table:table-cell office:value-type="float" office:value="0.26612854" calcext:value-type="float">
            <text:p>0,26612854</text:p>
          </table:table-cell>
          <table:table-cell/>
          <table:table-cell table:formula="of:=[.F27]+[.C28]*[.D28]" office:value-type="float" office:value="269.581343300184" calcext:value-type="float">
            <text:p>269,581343300184</text:p>
          </table:table-cell>
          <table:table-cell table:formula="of:=[.G27]+[.D28]^2" office:value-type="float" office:value="0.453609538322146" calcext:value-type="float">
            <text:p>0,453609538322146</text:p>
          </table:table-cell>
          <table:table-cell table:formula="of:=([.D28]-[.D27])*17875" office:value-type="float" office:value="375.577917" calcext:value-type="float">
            <text:p>375,577917</text:p>
          </table:table-cell>
          <table:table-cell/>
          <table:table-cell table:formula="of:=([.C28]-[.D28]*[.$I$2])/[.H28]" office:value-type="float" office:value="0.288109228071761" calcext:value-type="float">
            <text:p>0,288109228071761</text:p>
          </table:table-cell>
          <table:table-cell/>
        </table:table-row>
        <table:table-row table:style-name="ro1">
          <table:table-cell table:formula="of:=[.A28]+1/17875" office:value-type="float" office:value="0.00151048951048951" calcext:value-type="float">
            <text:p>0,00151048951049</text:p>
          </table:table-cell>
          <table:table-cell table:formula="of:=[.D29]*50" office:value-type="float" office:value="14.49890135" calcext:value-type="float">
            <text:p>14,49890135</text:p>
          </table:table-cell>
          <table:table-cell office:value-type="float" office:value="136.055923" calcext:value-type="float">
            <text:p>136,055923</text:p>
          </table:table-cell>
          <table:table-cell office:value-type="float" office:value="0.289978027" calcext:value-type="float">
            <text:p>0,289978027</text:p>
          </table:table-cell>
          <table:table-cell/>
          <table:table-cell table:formula="of:=[.F28]+[.C29]*[.D29]" office:value-type="float" office:value="309.034571413388" calcext:value-type="float">
            <text:p>309,034571413388</text:p>
          </table:table-cell>
          <table:table-cell table:formula="of:=[.G28]+[.D29]^2" office:value-type="float" office:value="0.537696794464959" calcext:value-type="float">
            <text:p>0,537696794464959</text:p>
          </table:table-cell>
          <table:table-cell table:formula="of:=([.D29]-[.D28])*17875" office:value-type="float" office:value="426.309580125" calcext:value-type="float">
            <text:p>426,309580125</text:p>
          </table:table-cell>
          <table:table-cell/>
          <table:table-cell table:formula="of:=([.C29]-[.D29]*[.$I$2])/[.H29]" office:value-type="float" office:value="0.258442526259599" calcext:value-type="float">
            <text:p>0,258442526259599</text:p>
          </table:table-cell>
          <table:table-cell/>
        </table:table-row>
        <table:table-row table:style-name="ro1">
          <table:table-cell table:formula="of:=[.A29]+1/17875" office:value-type="float" office:value="0.00156643356643357" calcext:value-type="float">
            <text:p>0,001566433566434</text:p>
          </table:table-cell>
          <table:table-cell table:formula="of:=[.D30]*50" office:value-type="float" office:value="15.9515381" calcext:value-type="float">
            <text:p>15,9515381</text:p>
          </table:table-cell>
          <table:table-cell office:value-type="float" office:value="140.496964" calcext:value-type="float">
            <text:p>140,496964</text:p>
          </table:table-cell>
          <table:table-cell office:value-type="float" office:value="0.319030762" calcext:value-type="float">
            <text:p>0,319030762</text:p>
          </table:table-cell>
          <table:table-cell/>
          <table:table-cell table:formula="of:=[.F29]+[.C30]*[.D30]" office:value-type="float" office:value="353.857424896994" calcext:value-type="float">
            <text:p>353,857424896994</text:p>
          </table:table-cell>
          <table:table-cell table:formula="of:=[.G29]+[.D30]^2" office:value-type="float" office:value="0.63947742156726" calcext:value-type="float">
            <text:p>0,63947742156726</text:p>
          </table:table-cell>
          <table:table-cell table:formula="of:=([.D30]-[.D29])*17875" office:value-type="float" office:value="519.317638125" calcext:value-type="float">
            <text:p>519,317638125</text:p>
          </table:table-cell>
          <table:table-cell/>
          <table:table-cell table:formula="of:=([.C30]-[.D30]*[.$I$2])/[.H30]" office:value-type="float" office:value="0.215715229612814" calcext:value-type="float">
            <text:p>0,215715229612814</text:p>
          </table:table-cell>
          <table:table-cell/>
        </table:table-row>
        <table:table-row table:style-name="ro1">
          <table:table-cell table:formula="of:=[.A30]+1/17875" office:value-type="float" office:value="0.00162237762237762" calcext:value-type="float">
            <text:p>0,001622377622378</text:p>
          </table:table-cell>
          <table:table-cell table:formula="of:=[.D31]*50" office:value-type="float" office:value="17.3828125" calcext:value-type="float">
            <text:p>17,3828125</text:p>
          </table:table-cell>
          <table:table-cell office:value-type="float" office:value="144.266327" calcext:value-type="float">
            <text:p>144,266327</text:p>
          </table:table-cell>
          <table:table-cell office:value-type="float" office:value="0.34765625" calcext:value-type="float">
            <text:p>0,34765625</text:p>
          </table:table-cell>
          <table:table-cell/>
          <table:table-cell table:formula="of:=[.F30]+[.C31]*[.D31]" office:value-type="float" office:value="404.012515143088" calcext:value-type="float">
            <text:p>404,012515143088</text:p>
          </table:table-cell>
          <table:table-cell table:formula="of:=[.G30]+[.D31]^2" office:value-type="float" office:value="0.760342289731322" calcext:value-type="float">
            <text:p>0,760342289731322</text:p>
          </table:table-cell>
          <table:table-cell table:formula="of:=([.D31]-[.D30])*17875" office:value-type="float" office:value="511.680598" calcext:value-type="float">
            <text:p>511,680598</text:p>
          </table:table-cell>
          <table:table-cell/>
          <table:table-cell table:formula="of:=([.C31]-[.D31]*[.$I$2])/[.H31]" office:value-type="float" office:value="0.221308712506693" calcext:value-type="float">
            <text:p>0,221308712506693</text:p>
          </table:table-cell>
          <table:table-cell/>
        </table:table-row>
        <table:table-row table:style-name="ro1">
          <table:table-cell table:formula="of:=[.A31]+1/17875" office:value-type="float" office:value="0.00167832167832168" calcext:value-type="float">
            <text:p>0,001678321678322</text:p>
          </table:table-cell>
          <table:table-cell table:formula="of:=[.D32]*50" office:value-type="float" office:value="18.9971924" calcext:value-type="float">
            <text:p>18,9971924</text:p>
          </table:table-cell>
          <table:table-cell office:value-type="float" office:value="148.713501" calcext:value-type="float">
            <text:p>148,713501</text:p>
          </table:table-cell>
          <table:table-cell office:value-type="float" office:value="0.379943848" calcext:value-type="float">
            <text:p>0,379943848</text:p>
          </table:table-cell>
          <table:table-cell/>
          <table:table-cell table:formula="of:=[.F31]+[.C32]*[.D32]" office:value-type="float" office:value="460.51529496258" calcext:value-type="float">
            <text:p>460,51529496258</text:p>
          </table:table-cell>
          <table:table-cell table:formula="of:=[.G31]+[.D32]^2" office:value-type="float" office:value="0.904699617364369" calcext:value-type="float">
            <text:p>0,904699617364369</text:p>
          </table:table-cell>
          <table:table-cell table:formula="of:=([.D32]-[.D31])*17875" office:value-type="float" office:value="577.140814250001" calcext:value-type="float">
            <text:p>577,140814250001</text:p>
          </table:table-cell>
          <table:table-cell/>
          <table:table-cell table:formula="of:=([.C32]-[.D32]*[.$I$2])/[.H32]" office:value-type="float" office:value="0.198920271137444" calcext:value-type="float">
            <text:p>0,198920271137444</text:p>
          </table:table-cell>
          <table:table-cell/>
        </table:table-row>
        <table:table-row table:style-name="ro1">
          <table:table-cell table:formula="of:=[.A32]+1/17875" office:value-type="float" office:value="0.00173426573426573" calcext:value-type="float">
            <text:p>0,001734265734266</text:p>
          </table:table-cell>
          <table:table-cell table:formula="of:=[.D33]*50" office:value-type="float" office:value="20.7473755" calcext:value-type="float">
            <text:p>20,7473755</text:p>
          </table:table-cell>
          <table:table-cell office:value-type="float" office:value="151.995209" calcext:value-type="float">
            <text:p>151,995209</text:p>
          </table:table-cell>
          <table:table-cell office:value-type="float" office:value="0.41494751" calcext:value-type="float">
            <text:p>0,41494751</text:p>
          </table:table-cell>
          <table:table-cell/>
          <table:table-cell table:formula="of:=[.F32]+[.C33]*[.D33]" office:value-type="float" office:value="523.58532846906" calcext:value-type="float">
            <text:p>523,58532846906</text:p>
          </table:table-cell>
          <table:table-cell table:formula="of:=[.G32]+[.D33]^2" office:value-type="float" office:value="1.07688105341957" calcext:value-type="float">
            <text:p>1,07688105341957</text:p>
          </table:table-cell>
          <table:table-cell table:formula="of:=([.D33]-[.D32])*17875" office:value-type="float" office:value="625.69045825" calcext:value-type="float">
            <text:p>625,69045825</text:p>
          </table:table-cell>
          <table:table-cell/>
          <table:table-cell table:formula="of:=([.C33]-[.D33]*[.$I$2])/[.H33]" office:value-type="float" office:value="0.183737460926958" calcext:value-type="float">
            <text:p>0,183737460926958</text:p>
          </table:table-cell>
          <table:table-cell/>
        </table:table-row>
        <table:table-row table:style-name="ro1">
          <table:table-cell table:formula="of:=[.A33]+1/17875" office:value-type="float" office:value="0.00179020979020979" calcext:value-type="float">
            <text:p>0,00179020979021</text:p>
          </table:table-cell>
          <table:table-cell table:formula="of:=[.D34]*50" office:value-type="float" office:value="22.60513305" calcext:value-type="float">
            <text:p>22,60513305</text:p>
          </table:table-cell>
          <table:table-cell office:value-type="float" office:value="155.804443" calcext:value-type="float">
            <text:p>155,804443</text:p>
          </table:table-cell>
          <table:table-cell office:value-type="float" office:value="0.452102661" calcext:value-type="float">
            <text:p>0,452102661</text:p>
          </table:table-cell>
          <table:table-cell/>
          <table:table-cell table:formula="of:=[.F33]+[.C34]*[.D34]" office:value-type="float" office:value="594.024931744982" calcext:value-type="float">
            <text:p>594,024931744982</text:p>
          </table:table-cell>
          <table:table-cell table:formula="of:=[.G33]+[.D34]^2" office:value-type="float" office:value="1.28127786950285" calcext:value-type="float">
            <text:p>1,28127786950285</text:p>
          </table:table-cell>
          <table:table-cell table:formula="of:=([.D34]-[.D33])*17875" office:value-type="float" office:value="664.148324125" calcext:value-type="float">
            <text:p>664,148324125</text:p>
          </table:table-cell>
          <table:table-cell/>
          <table:table-cell table:formula="of:=([.C34]-[.D34]*[.$I$2])/[.H34]" office:value-type="float" office:value="0.17384077452552" calcext:value-type="float">
            <text:p>0,17384077452552</text:p>
          </table:table-cell>
          <table:table-cell/>
        </table:table-row>
        <table:table-row table:style-name="ro1">
          <table:table-cell table:formula="of:=[.A34]+1/17875" office:value-type="float" office:value="0.00184615384615385" calcext:value-type="float">
            <text:p>0,001846153846154</text:p>
          </table:table-cell>
          <table:table-cell table:formula="of:=[.D35]*50" office:value-type="float" office:value="24.76882935" calcext:value-type="float">
            <text:p>24,76882935</text:p>
          </table:table-cell>
          <table:table-cell office:value-type="float" office:value="159.346848" calcext:value-type="float">
            <text:p>159,346848</text:p>
          </table:table-cell>
          <table:table-cell office:value-type="float" office:value="0.495376587" calcext:value-type="float">
            <text:p>0,495376587</text:p>
          </table:table-cell>
          <table:table-cell/>
          <table:table-cell table:formula="of:=[.F34]+[.C35]*[.D35]" office:value-type="float" office:value="672.96162945643" calcext:value-type="float">
            <text:p>672,96162945643</text:p>
          </table:table-cell>
          <table:table-cell table:formula="of:=[.G34]+[.D35]^2" office:value-type="float" office:value="1.52667583245062" calcext:value-type="float">
            <text:p>1,52667583245062</text:p>
          </table:table-cell>
          <table:table-cell table:formula="of:=([.D35]-[.D34])*17875" office:value-type="float" office:value="773.52142725" calcext:value-type="float">
            <text:p>773,52142725</text:p>
          </table:table-cell>
          <table:table-cell/>
          <table:table-cell table:formula="of:=([.C35]-[.D35]*[.$I$2])/[.H35]" office:value-type="float" office:value="0.148847119617657" calcext:value-type="float">
            <text:p>0,148847119617657</text:p>
          </table:table-cell>
          <table:table-cell/>
        </table:table-row>
        <table:table-row table:style-name="ro1">
          <table:table-cell table:formula="of:=[.A35]+1/17875" office:value-type="float" office:value="0.0019020979020979" calcext:value-type="float">
            <text:p>0,001902097902098</text:p>
          </table:table-cell>
          <table:table-cell table:formula="of:=[.D36]*50" office:value-type="float" office:value="27.1736145" calcext:value-type="float">
            <text:p>27,1736145</text:p>
          </table:table-cell>
          <table:table-cell office:value-type="float" office:value="163.214355" calcext:value-type="float">
            <text:p>163,214355</text:p>
          </table:table-cell>
          <table:table-cell office:value-type="float" office:value="0.54347229" calcext:value-type="float">
            <text:p>0,54347229</text:p>
          </table:table-cell>
          <table:table-cell/>
          <table:table-cell table:formula="of:=[.F35]+[.C36]*[.D36]" office:value-type="float" office:value="761.664108729153" calcext:value-type="float">
            <text:p>761,664108729153</text:p>
          </table:table-cell>
          <table:table-cell table:formula="of:=[.G35]+[.D36]^2" office:value-type="float" office:value="1.82203796244846" calcext:value-type="float">
            <text:p>1,82203796244846</text:p>
          </table:table-cell>
          <table:table-cell table:formula="of:=([.D36]-[.D35])*17875" office:value-type="float" office:value="859.710691124999" calcext:value-type="float">
            <text:p>859,710691124999</text:p>
          </table:table-cell>
          <table:table-cell/>
          <table:table-cell table:formula="of:=([.C36]-[.D36]*[.$I$2])/[.H36]" office:value-type="float" office:value="0.133430457835847" calcext:value-type="float">
            <text:p>0,133430457835847</text:p>
          </table:table-cell>
          <table:table-cell/>
        </table:table-row>
        <table:table-row table:style-name="ro1">
          <table:table-cell table:formula="of:=[.A36]+1/17875" office:value-type="float" office:value="0.00195804195804196" calcext:value-type="float">
            <text:p>0,001958041958042</text:p>
          </table:table-cell>
          <table:table-cell table:formula="of:=[.D37]*50" office:value-type="float" office:value="29.57839965" calcext:value-type="float">
            <text:p>29,57839965</text:p>
          </table:table-cell>
          <table:table-cell office:value-type="float" office:value="166.759827" calcext:value-type="float">
            <text:p>166,759827</text:p>
          </table:table-cell>
          <table:table-cell office:value-type="float" office:value="0.591567993" calcext:value-type="float">
            <text:p>0,591567993</text:p>
          </table:table-cell>
          <table:table-cell/>
          <table:table-cell table:formula="of:=[.F36]+[.C37]*[.D37]" office:value-type="float" office:value="860.31388490057" calcext:value-type="float">
            <text:p>860,31388490057</text:p>
          </table:table-cell>
          <table:table-cell table:formula="of:=[.G36]+[.D37]^2" office:value-type="float" office:value="2.17199065279051" calcext:value-type="float">
            <text:p>2,17199065279051</text:p>
          </table:table-cell>
          <table:table-cell table:formula="of:=([.D37]-[.D36])*17875" office:value-type="float" office:value="859.710691125002" calcext:value-type="float">
            <text:p>859,710691125002</text:p>
          </table:table-cell>
          <table:table-cell/>
          <table:table-cell table:formula="of:=([.C37]-[.D37]*[.$I$2])/[.H37]" office:value-type="float" office:value="0.132561700132551" calcext:value-type="float">
            <text:p>0,132561700132551</text:p>
          </table:table-cell>
          <table:table-cell/>
        </table:table-row>
        <table:table-row table:style-name="ro1">
          <table:table-cell table:formula="of:=[.A37]+1/17875" office:value-type="float" office:value="0.00201398601398601" calcext:value-type="float">
            <text:p>0,002013986013986</text:p>
          </table:table-cell>
          <table:table-cell table:formula="of:=[.D38]*50" office:value-type="float" office:value="32.6248169" calcext:value-type="float">
            <text:p>32,6248169</text:p>
          </table:table-cell>
          <table:table-cell office:value-type="float" office:value="170.464783" calcext:value-type="float">
            <text:p>170,464783</text:p>
          </table:table-cell>
          <table:table-cell office:value-type="float" office:value="0.652496338" calcext:value-type="float">
            <text:p>0,652496338</text:p>
          </table:table-cell>
          <table:table-cell/>
          <table:table-cell table:formula="of:=[.F37]+[.C38]*[.D38]" office:value-type="float" office:value="971.541531566035" calcext:value-type="float">
            <text:p>971,541531566035</text:p>
          </table:table-cell>
          <table:table-cell table:formula="of:=[.G37]+[.D38]^2" office:value-type="float" office:value="2.59774212389392" calcext:value-type="float">
            <text:p>2,59774212389392</text:p>
          </table:table-cell>
          <table:table-cell table:formula="of:=([.D38]-[.D37])*17875" office:value-type="float" office:value="1089.094166875" calcext:value-type="float">
            <text:p>1089,094166875</text:p>
          </table:table-cell>
          <table:table-cell/>
          <table:table-cell table:formula="of:=([.C38]-[.D38]*[.$I$2])/[.H38]" office:value-type="float" office:value="0.103050824391934" calcext:value-type="float">
            <text:p>0,103050824391934</text:p>
          </table:table-cell>
          <table:table-cell/>
        </table:table-row>
        <table:table-row table:style-name="ro1">
          <table:table-cell table:formula="of:=[.A38]+1/17875" office:value-type="float" office:value="0.00206993006993007" calcext:value-type="float">
            <text:p>0,00206993006993</text:p>
          </table:table-cell>
          <table:table-cell table:formula="of:=[.D39]*50" office:value-type="float" office:value="35.9916687" calcext:value-type="float">
            <text:p>35,9916687</text:p>
          </table:table-cell>
          <table:table-cell office:value-type="float" office:value="174.169739" calcext:value-type="float">
            <text:p>174,169739</text:p>
          </table:table-cell>
          <table:table-cell office:value-type="float" office:value="0.719833374" calcext:value-type="float">
            <text:p>0,719833374</text:p>
          </table:table-cell>
          <table:table-cell/>
          <table:table-cell table:formula="of:=[.F38]+[.C39]*[.D39]" office:value-type="float" office:value="1096.9147224391" calcext:value-type="float">
            <text:p>1096,9147224391</text:p>
          </table:table-cell>
          <table:table-cell table:formula="of:=[.G38]+[.D39]^2" office:value-type="float" office:value="3.11590221021815" calcext:value-type="float">
            <text:p>3,11590221021815</text:p>
          </table:table-cell>
          <table:table-cell table:formula="of:=([.D39]-[.D38])*17875" office:value-type="float" office:value="1203.6495185" calcext:value-type="float">
            <text:p>1203,6495185</text:p>
          </table:table-cell>
          <table:table-cell/>
          <table:table-cell table:formula="of:=([.C39]-[.D39]*[.$I$2])/[.H39]" office:value-type="float" office:value="0.0913284477636273" calcext:value-type="float">
            <text:p>0,091328447763627</text:p>
          </table:table-cell>
          <table:table-cell/>
        </table:table-row>
        <table:table-row table:style-name="ro1">
          <table:table-cell table:formula="of:=[.A39]+1/17875" office:value-type="float" office:value="0.00212587412587412" calcext:value-type="float">
            <text:p>0,002125874125874</text:p>
          </table:table-cell>
          <table:table-cell table:formula="of:=[.D40]*50" office:value-type="float" office:value="39.6789551" calcext:value-type="float">
            <text:p>39,6789551</text:p>
          </table:table-cell>
          <table:table-cell office:value-type="float" office:value="177.071136" calcext:value-type="float">
            <text:p>177,071136</text:p>
          </table:table-cell>
          <table:table-cell office:value-type="float" office:value="0.793579102" calcext:value-type="float">
            <text:p>0,793579102</text:p>
          </table:table-cell>
          <table:table-cell/>
          <table:table-cell table:formula="of:=[.F39]+[.C40]*[.D40]" office:value-type="float" office:value="1237.4346755361" calcext:value-type="float">
            <text:p>1237,4346755361</text:p>
          </table:table-cell>
          <table:table-cell table:formula="of:=[.G39]+[.D40]^2" office:value-type="float" office:value="3.74567000134927" calcext:value-type="float">
            <text:p>3,74567000134927</text:p>
          </table:table-cell>
          <table:table-cell table:formula="of:=([.D40]-[.D39])*17875" office:value-type="float" office:value="1318.204888" calcext:value-type="float">
            <text:p>1318,204888</text:p>
          </table:table-cell>
          <table:table-cell/>
          <table:table-cell table:formula="of:=([.C40]-[.D40]*[.$I$2])/[.H40]" office:value-type="float" office:value="0.0806000068980132" calcext:value-type="float">
            <text:p>0,080600006898013</text:p>
          </table:table-cell>
          <table:table-cell/>
        </table:table-row>
        <table:table-row table:style-name="ro1">
          <table:table-cell table:formula="of:=[.A40]+1/17875" office:value-type="float" office:value="0.00218181818181818" calcext:value-type="float">
            <text:p>0,002181818181818</text:p>
          </table:table-cell>
          <table:table-cell table:formula="of:=[.D41]*50" office:value-type="float" office:value="43.2861328" calcext:value-type="float">
            <text:p>43,2861328</text:p>
          </table:table-cell>
          <table:table-cell office:value-type="float" office:value="180.454056" calcext:value-type="float">
            <text:p>180,454056</text:p>
          </table:table-cell>
          <table:table-cell office:value-type="float" office:value="0.865722656" calcext:value-type="float">
            <text:p>0,865722656</text:p>
          </table:table-cell>
          <table:table-cell/>
          <table:table-cell table:formula="of:=[.F40]+[.C41]*[.D41]" office:value-type="float" office:value="1393.6578401824" calcext:value-type="float">
            <text:p>1393,6578401824</text:p>
          </table:table-cell>
          <table:table-cell table:formula="of:=[.G40]+[.D41]^2" office:value-type="float" office:value="4.49514571846097" calcext:value-type="float">
            <text:p>4,49514571846097</text:p>
          </table:table-cell>
          <table:table-cell table:formula="of:=([.D41]-[.D40])*17875" office:value-type="float" office:value="1289.56602775" calcext:value-type="float">
            <text:p>1289,56602775</text:p>
          </table:table-cell>
          <table:table-cell/>
          <table:table-cell table:formula="of:=([.C41]-[.D41]*[.$I$2])/[.H41]" office:value-type="float" office:value="0.0800204971762345" calcext:value-type="float">
            <text:p>0,080020497176235</text:p>
          </table:table-cell>
          <table:table-cell/>
        </table:table-row>
        <table:table-row table:style-name="ro1">
          <table:table-cell table:formula="of:=[.A41]+1/17875" office:value-type="float" office:value="0.00223776223776224" calcext:value-type="float">
            <text:p>0,002237762237762</text:p>
          </table:table-cell>
          <table:table-cell table:formula="of:=[.D42]*50" office:value-type="float" office:value="47.61505125" calcext:value-type="float">
            <text:p>47,61505125</text:p>
          </table:table-cell>
          <table:table-cell office:value-type="float" office:value="183.355453" calcext:value-type="float">
            <text:p>183,355453</text:p>
          </table:table-cell>
          <table:table-cell office:value-type="float" office:value="0.952301025" calcext:value-type="float">
            <text:p>0,952301025</text:p>
          </table:table-cell>
          <table:table-cell/>
          <table:table-cell table:formula="of:=[.F41]+[.C42]*[.D42]" office:value-type="float" office:value="1568.26742601364" calcext:value-type="float">
            <text:p>1568,26742601364</text:p>
          </table:table-cell>
          <table:table-cell table:formula="of:=[.G41]+[.D42]^2" office:value-type="float" office:value="5.40202296067702" calcext:value-type="float">
            <text:p>5,40202296067702</text:p>
          </table:table-cell>
          <table:table-cell table:formula="of:=([.D42]-[.D41])*17875" office:value-type="float" office:value="1547.588345875" calcext:value-type="float">
            <text:p>1547,588345875</text:p>
          </table:table-cell>
          <table:table-cell/>
          <table:table-cell table:formula="of:=([.C42]-[.D42]*[.$I$2])/[.H42]" office:value-type="float" office:value="0.0635610452276283" calcext:value-type="float">
            <text:p>0,063561045227628</text:p>
          </table:table-cell>
          <table:table-cell/>
        </table:table-row>
        <table:table-row table:style-name="ro1">
          <table:table-cell table:formula="of:=[.A42]+1/17875" office:value-type="float" office:value="0.00229370629370629" calcext:value-type="float">
            <text:p>0,002293706293706</text:p>
          </table:table-cell>
          <table:table-cell table:formula="of:=[.D43]*50" office:value-type="float" office:value="51.702881" calcext:value-type="float">
            <text:p>51,702881</text:p>
          </table:table-cell>
          <table:table-cell office:value-type="float" office:value="186.900925" calcext:value-type="float">
            <text:p>186,900925</text:p>
          </table:table-cell>
          <table:table-cell office:value-type="float" office:value="1.03405762" calcext:value-type="float">
            <text:p>1,03405762</text:p>
          </table:table-cell>
          <table:table-cell/>
          <table:table-cell table:formula="of:=[.F42]+[.C43]*[.D43]" office:value-type="float" office:value="1761.53375169493" calcext:value-type="float">
            <text:p>1761,53375169493</text:p>
          </table:table-cell>
          <table:table-cell table:formula="of:=[.G42]+[.D43]^2" office:value-type="float" office:value="6.47129812215708" calcext:value-type="float">
            <text:p>6,47129812215708</text:p>
          </table:table-cell>
          <table:table-cell table:formula="of:=([.D43]-[.D42])*17875" office:value-type="float" office:value="1461.399135625" calcext:value-type="float">
            <text:p>1461,399135625</text:p>
          </table:table-cell>
          <table:table-cell/>
          <table:table-cell table:formula="of:=([.C43]-[.D43]*[.$I$2])/[.H43]" office:value-type="float" office:value="0.064742990510932" calcext:value-type="float">
            <text:p>0,064742990510932</text:p>
          </table:table-cell>
          <table:table-cell/>
        </table:table-row>
        <table:table-row table:style-name="ro1">
          <table:table-cell table:formula="of:=[.A43]+1/17875" office:value-type="float" office:value="0.00234965034965035" calcext:value-type="float">
            <text:p>0,00234965034965</text:p>
          </table:table-cell>
          <table:table-cell table:formula="of:=[.D44]*50" office:value-type="float" office:value="56.272125" calcext:value-type="float">
            <text:p>56,272125</text:p>
          </table:table-cell>
          <table:table-cell office:value-type="float" office:value="190.443329" calcext:value-type="float">
            <text:p>190,443329</text:p>
          </table:table-cell>
          <table:table-cell office:value-type="float" office:value="1.1254425" calcext:value-type="float">
            <text:p>1,1254425</text:p>
          </table:table-cell>
          <table:table-cell/>
          <table:table-cell table:formula="of:=[.F43]+[.C44]*[.D44]" office:value-type="float" office:value="1975.86676799302" calcext:value-type="float">
            <text:p>1975,86676799302</text:p>
          </table:table-cell>
          <table:table-cell table:formula="of:=[.G43]+[.D44]^2" office:value-type="float" office:value="7.73791894296333" calcext:value-type="float">
            <text:p>7,73791894296333</text:p>
          </table:table-cell>
          <table:table-cell table:formula="of:=([.D44]-[.D43])*17875" office:value-type="float" office:value="1633.50473" calcext:value-type="float">
            <text:p>1633,50473</text:p>
          </table:table-cell>
          <table:table-cell/>
          <table:table-cell table:formula="of:=([.C44]-[.D44]*[.$I$2])/[.H44]" office:value-type="float" office:value="0.0550974917202509" calcext:value-type="float">
            <text:p>0,055097491720251</text:p>
          </table:table-cell>
          <table:table-cell/>
        </table:table-row>
        <table:table-row table:style-name="ro1">
          <table:table-cell table:formula="of:=[.A44]+1/17875" office:value-type="float" office:value="0.0024055944055944" calcext:value-type="float">
            <text:p>0,002405594405594</text:p>
          </table:table-cell>
          <table:table-cell table:formula="of:=[.D45]*50" office:value-type="float" office:value="60.8802795" calcext:value-type="float">
            <text:p>60,8802795</text:p>
          </table:table-cell>
          <table:table-cell office:value-type="float" office:value="194.01947" calcext:value-type="float">
            <text:p>194,01947</text:p>
          </table:table-cell>
          <table:table-cell office:value-type="float" office:value="1.21760559" calcext:value-type="float">
            <text:p>1,21760559</text:p>
          </table:table-cell>
          <table:table-cell/>
          <table:table-cell table:formula="of:=[.F44]+[.C45]*[.D45]" office:value-type="float" office:value="2212.10595923385" calcext:value-type="float">
            <text:p>2212,10595923385</text:p>
          </table:table-cell>
          <table:table-cell table:formula="of:=[.G44]+[.D45]^2" office:value-type="float" office:value="9.22048231576258" calcext:value-type="float">
            <text:p>9,22048231576258</text:p>
          </table:table-cell>
          <table:table-cell table:formula="of:=([.D45]-[.D44])*17875" office:value-type="float" office:value="1647.41523375" calcext:value-type="float">
            <text:p>1647,41523375</text:p>
          </table:table-cell>
          <table:table-cell/>
          <table:table-cell table:formula="of:=([.C45]-[.D45]*[.$I$2])/[.H45]" office:value-type="float" office:value="0.0518102293655175" calcext:value-type="float">
            <text:p>0,051810229365518</text:p>
          </table:table-cell>
          <table:table-cell/>
        </table:table-row>
        <table:table-row table:style-name="ro1">
          <table:table-cell table:formula="of:=[.A45]+1/17875" office:value-type="float" office:value="0.00246153846153846" calcext:value-type="float">
            <text:p>0,002461538461538</text:p>
          </table:table-cell>
          <table:table-cell table:formula="of:=[.D46]*50" office:value-type="float" office:value="65.6944275" calcext:value-type="float">
            <text:p>65,6944275</text:p>
          </table:table-cell>
          <table:table-cell office:value-type="float" office:value="197.344116" calcext:value-type="float">
            <text:p>197,344116</text:p>
          </table:table-cell>
          <table:table-cell office:value-type="float" office:value="1.31388855" calcext:value-type="float">
            <text:p>1,31388855</text:p>
          </table:table-cell>
          <table:table-cell/>
          <table:table-cell table:formula="of:=[.F45]+[.C46]*[.D46]" office:value-type="float" office:value="2471.39413365613" calcext:value-type="float">
            <text:p>2471,39413365613</text:p>
          </table:table-cell>
          <table:table-cell table:formula="of:=[.G45]+[.D46]^2" office:value-type="float" office:value="10.9467854375837" calcext:value-type="float">
            <text:p>10,9467854375837</text:p>
          </table:table-cell>
          <table:table-cell table:formula="of:=([.D46]-[.D45])*17875" office:value-type="float" office:value="1721.05791" calcext:value-type="float">
            <text:p>1721,05791</text:p>
          </table:table-cell>
          <table:table-cell/>
          <table:table-cell table:formula="of:=([.C46]-[.D46]*[.$I$2])/[.H46]" office:value-type="float" office:value="0.0465322702101669" calcext:value-type="float">
            <text:p>0,046532270210167</text:p>
          </table:table-cell>
          <table:table-cell/>
        </table:table-row>
        <table:table-row table:style-name="ro1">
          <table:table-cell table:formula="of:=[.A46]+1/17875" office:value-type="float" office:value="0.00251748251748252" calcext:value-type="float">
            <text:p>0,002517482517483</text:p>
          </table:table-cell>
          <table:table-cell table:formula="of:=[.D47]*50" office:value-type="float" office:value="70.1393125" calcext:value-type="float">
            <text:p>70,1393125</text:p>
          </table:table-cell>
          <table:table-cell office:value-type="float" office:value="200.432602" calcext:value-type="float">
            <text:p>200,432602</text:p>
          </table:table-cell>
          <table:table-cell office:value-type="float" office:value="1.40278625" calcext:value-type="float">
            <text:p>1,40278625</text:p>
          </table:table-cell>
          <table:table-cell/>
          <table:table-cell table:formula="of:=[.F46]+[.C47]*[.D47]" office:value-type="float" office:value="2752.55823179345" calcext:value-type="float">
            <text:p>2752,55823179345</text:p>
          </table:table-cell>
          <table:table-cell table:formula="of:=[.G46]+[.D47]^2" office:value-type="float" office:value="12.9145947007727" calcext:value-type="float">
            <text:p>12,9145947007727</text:p>
          </table:table-cell>
          <table:table-cell table:formula="of:=([.D47]-[.D46])*17875" office:value-type="float" office:value="1589.0463875" calcext:value-type="float">
            <text:p>1589,0463875</text:p>
          </table:table-cell>
          <table:table-cell/>
          <table:table-cell table:formula="of:=([.C47]-[.D47]*[.$I$2])/[.H47]" office:value-type="float" office:value="0.0473488051094898" calcext:value-type="float">
            <text:p>0,04734880510949</text:p>
          </table:table-cell>
          <table:table-cell/>
        </table:table-row>
        <table:table-row table:style-name="ro1">
          <table:table-cell table:formula="of:=[.A47]+1/17875" office:value-type="float" office:value="0.00257342657342657" calcext:value-type="float">
            <text:p>0,002573426573427</text:p>
          </table:table-cell>
          <table:table-cell table:formula="of:=[.D48]*50" office:value-type="float" office:value="74.308014" calcext:value-type="float">
            <text:p>74,308014</text:p>
          </table:table-cell>
          <table:table-cell office:value-type="float" office:value="203.656036" calcext:value-type="float">
            <text:p>203,656036</text:p>
          </table:table-cell>
          <table:table-cell office:value-type="float" office:value="1.48616028" calcext:value-type="float">
            <text:p>1,48616028</text:p>
          </table:table-cell>
          <table:table-cell/>
          <table:table-cell table:formula="of:=[.F47]+[.C48]*[.D48]" office:value-type="float" office:value="3055.2237432789" calcext:value-type="float">
            <text:p>3055,2237432789</text:p>
          </table:table-cell>
          <table:table-cell table:formula="of:=[.G47]+[.D48]^2" office:value-type="float" office:value="15.1232670786224" calcext:value-type="float">
            <text:p>15,1232670786224</text:p>
          </table:table-cell>
          <table:table-cell table:formula="of:=([.D48]-[.D47])*17875" office:value-type="float" office:value="1490.31078625" calcext:value-type="float">
            <text:p>1490,31078625</text:p>
          </table:table-cell>
          <table:table-cell/>
          <table:table-cell table:formula="of:=([.C48]-[.D48]*[.$I$2])/[.H48]" office:value-type="float" office:value="0.0476558837127692" calcext:value-type="float">
            <text:p>0,047655883712769</text:p>
          </table:table-cell>
          <table:table-cell/>
        </table:table-row>
        <table:table-row table:style-name="ro1">
          <table:table-cell table:formula="of:=[.A48]+1/17875" office:value-type="float" office:value="0.00262937062937063" calcext:value-type="float">
            <text:p>0,002629370629371</text:p>
          </table:table-cell>
          <table:table-cell table:formula="of:=[.D49]*50" office:value-type="float" office:value="78.1555175" calcext:value-type="float">
            <text:p>78,1555175</text:p>
          </table:table-cell>
          <table:table-cell office:value-type="float" office:value="206.716919" calcext:value-type="float">
            <text:p>206,716919</text:p>
          </table:table-cell>
          <table:table-cell office:value-type="float" office:value="1.56311035" calcext:value-type="float">
            <text:p>1,56311035</text:p>
          </table:table-cell>
          <table:table-cell/>
          <table:table-cell table:formula="of:=[.F48]+[.C49]*[.D49]" office:value-type="float" office:value="3378.34509888791" calcext:value-type="float">
            <text:p>3378,34509888791</text:p>
          </table:table-cell>
          <table:table-cell table:formula="of:=[.G48]+[.D49]^2" office:value-type="float" office:value="17.5665810448995" calcext:value-type="float">
            <text:p>17,5665810448995</text:p>
          </table:table-cell>
          <table:table-cell table:formula="of:=([.D49]-[.D48])*17875" office:value-type="float" office:value="1375.48250125" calcext:value-type="float">
            <text:p>1375,48250125</text:p>
          </table:table-cell>
          <table:table-cell/>
          <table:table-cell table:formula="of:=([.C49]-[.D49]*[.$I$2])/[.H49]" office:value-type="float" office:value="0.0488668299570379" calcext:value-type="float">
            <text:p>0,048866829957038</text:p>
          </table:table-cell>
          <table:table-cell/>
        </table:table-row>
        <table:table-row table:style-name="ro1">
          <table:table-cell table:formula="of:=[.A49]+1/17875" office:value-type="float" office:value="0.00268531468531468" calcext:value-type="float">
            <text:p>0,002685314685315</text:p>
          </table:table-cell>
          <table:table-cell table:formula="of:=[.D50]*50" office:value-type="float" office:value="82.484436" calcext:value-type="float">
            <text:p>82,484436</text:p>
          </table:table-cell>
          <table:table-cell office:value-type="float" office:value="209.940353" calcext:value-type="float">
            <text:p>209,940353</text:p>
          </table:table-cell>
          <table:table-cell office:value-type="float" office:value="1.64968872" calcext:value-type="float">
            <text:p>1,64968872</text:p>
          </table:table-cell>
          <table:table-cell/>
          <table:table-cell table:formula="of:=[.F49]+[.C50]*[.D50]" office:value-type="float" office:value="3724.68133110483" calcext:value-type="float">
            <text:p>3724,68133110483</text:p>
          </table:table-cell>
          <table:table-cell table:formula="of:=[.G49]+[.D50]^2" office:value-type="float" office:value="20.2880539177948" calcext:value-type="float">
            <text:p>20,2880539177948</text:p>
          </table:table-cell>
          <table:table-cell table:formula="of:=([.D50]-[.D49])*17875" office:value-type="float" office:value="1547.58836375" calcext:value-type="float">
            <text:p>1547,58836375</text:p>
          </table:table-cell>
          <table:table-cell/>
          <table:table-cell table:formula="of:=([.C50]-[.D50]*[.$I$2])/[.H50]" office:value-type="float" office:value="0.0405224839117" calcext:value-type="float">
            <text:p>0,0405224839117</text:p>
          </table:table-cell>
          <table:table-cell/>
        </table:table-row>
        <table:table-row table:style-name="ro1">
          <table:table-cell table:formula="of:=[.A50]+1/17875" office:value-type="float" office:value="0.00274125874125874" calcext:value-type="float">
            <text:p>0,002741258741259</text:p>
          </table:table-cell>
          <table:table-cell table:formula="of:=[.D51]*50" office:value-type="float" office:value="86.091614" calcext:value-type="float">
            <text:p>86,091614</text:p>
          </table:table-cell>
          <table:table-cell office:value-type="float" office:value="213.001236" calcext:value-type="float">
            <text:p>213,001236</text:p>
          </table:table-cell>
          <table:table-cell office:value-type="float" office:value="1.72183228" calcext:value-type="float">
            <text:p>1,72183228</text:p>
          </table:table-cell>
          <table:table-cell/>
          <table:table-cell table:formula="of:=[.F50]+[.C51]*[.D51]" office:value-type="float" office:value="4091.43373492953" calcext:value-type="float">
            <text:p>4091,43373492953</text:p>
          </table:table-cell>
          <table:table-cell table:formula="of:=[.G50]+[.D51]^2" office:value-type="float" office:value="23.2527603182448" calcext:value-type="float">
            <text:p>23,2527603182448</text:p>
          </table:table-cell>
          <table:table-cell table:formula="of:=([.D51]-[.D50])*17875" office:value-type="float" office:value="1289.566135" calcext:value-type="float">
            <text:p>1289,566135</text:p>
          </table:table-cell>
          <table:table-cell/>
          <table:table-cell table:formula="of:=([.C51]-[.D51]*[.$I$2])/[.H51]" office:value-type="float" office:value="0.0460111948061189" calcext:value-type="float">
            <text:p>0,046011194806119</text:p>
          </table:table-cell>
          <table:table-cell/>
        </table:table-row>
        <table:table-row table:style-name="ro1">
          <table:table-cell table:formula="of:=[.A51]+1/17875" office:value-type="float" office:value="0.00279720279720279" calcext:value-type="float">
            <text:p>0,002797202797203</text:p>
          </table:table-cell>
          <table:table-cell table:formula="of:=[.D52]*50" office:value-type="float" office:value="89.859009" calcext:value-type="float">
            <text:p>89,859009</text:p>
          </table:table-cell>
          <table:table-cell office:value-type="float" office:value="215.740082" calcext:value-type="float">
            <text:p>215,740082</text:p>
          </table:table-cell>
          <table:table-cell office:value-type="float" office:value="1.79718018" calcext:value-type="float">
            <text:p>1,79718018</text:p>
          </table:table-cell>
          <table:table-cell/>
          <table:table-cell table:formula="of:=[.F51]+[.C52]*[.D52]" office:value-type="float" office:value="4479.1575343315" calcext:value-type="float">
            <text:p>4479,1575343315</text:p>
          </table:table-cell>
          <table:table-cell table:formula="of:=[.G51]+[.D52]^2" office:value-type="float" office:value="26.4826169176296" calcext:value-type="float">
            <text:p>26,4826169176296</text:p>
          </table:table-cell>
          <table:table-cell table:formula="of:=([.D52]-[.D51])*17875" office:value-type="float" office:value="1346.8437125" calcext:value-type="float">
            <text:p>1346,8437125</text:p>
          </table:table-cell>
          <table:table-cell/>
          <table:table-cell table:formula="of:=([.C52]-[.D52]*[.$I$2])/[.H52]" office:value-type="float" office:value="0.0410952068757673" calcext:value-type="float">
            <text:p>0,041095206875767</text:p>
          </table:table-cell>
          <table:table-cell/>
        </table:table-row>
        <table:table-row table:style-name="ro1">
          <table:table-cell table:formula="of:=[.A52]+1/17875" office:value-type="float" office:value="0.00285314685314685" calcext:value-type="float">
            <text:p>0,002853146853147</text:p>
          </table:table-cell>
          <table:table-cell table:formula="of:=[.D53]*50" office:value-type="float" office:value="93.786621" calcext:value-type="float">
            <text:p>93,786621</text:p>
          </table:table-cell>
          <table:table-cell office:value-type="float" office:value="218.641479" calcext:value-type="float">
            <text:p>218,641479</text:p>
          </table:table-cell>
          <table:table-cell office:value-type="float" office:value="1.87573242" calcext:value-type="float">
            <text:p>1,87573242</text:p>
          </table:table-cell>
          <table:table-cell/>
          <table:table-cell table:formula="of:=[.F52]+[.C53]*[.D53]" office:value-type="float" office:value="4889.27044484855" calcext:value-type="float">
            <text:p>4889,27044484855</text:p>
          </table:table-cell>
          <table:table-cell table:formula="of:=[.G52]+[.D53]^2" office:value-type="float" office:value="30.0009890290687" calcext:value-type="float">
            <text:p>30,0009890290687</text:p>
          </table:table-cell>
          <table:table-cell table:formula="of:=([.D53]-[.D52])*17875" office:value-type="float" office:value="1404.12129" calcext:value-type="float">
            <text:p>1404,12129</text:p>
          </table:table-cell>
          <table:table-cell/>
          <table:table-cell table:formula="of:=([.C53]-[.D53]*[.$I$2])/[.H53]" office:value-type="float" office:value="0.0364923884865801" calcext:value-type="float">
            <text:p>0,03649238848658</text:p>
          </table:table-cell>
          <table:table-cell/>
        </table:table-row>
        <table:table-row table:style-name="ro1">
          <table:table-cell table:formula="of:=[.A53]+1/17875" office:value-type="float" office:value="0.00290909090909091" calcext:value-type="float">
            <text:p>0,002909090909091</text:p>
          </table:table-cell>
          <table:table-cell table:formula="of:=[.D54]*50" office:value-type="float" office:value="96.9932555" calcext:value-type="float">
            <text:p>96,9932555</text:p>
          </table:table-cell>
          <table:table-cell office:value-type="float" office:value="221.058289" calcext:value-type="float">
            <text:p>221,058289</text:p>
          </table:table-cell>
          <table:table-cell office:value-type="float" office:value="1.93986511" calcext:value-type="float">
            <text:p>1,93986511</text:p>
          </table:table-cell>
          <table:table-cell/>
          <table:table-cell table:formula="of:=[.F53]+[.C54]*[.D54]" office:value-type="float" office:value="5318.09370695595" calcext:value-type="float">
            <text:p>5318,09370695595</text:p>
          </table:table-cell>
          <table:table-cell table:formula="of:=[.G53]+[.D54]^2" office:value-type="float" office:value="33.764065674064" calcext:value-type="float">
            <text:p>33,764065674064</text:p>
          </table:table-cell>
          <table:table-cell table:formula="of:=([.D54]-[.D53])*17875" office:value-type="float" office:value="1146.37183375" calcext:value-type="float">
            <text:p>1146,37183375</text:p>
          </table:table-cell>
          <table:table-cell/>
          <table:table-cell table:formula="of:=([.C54]-[.D54]*[.$I$2])/[.H54]" office:value-type="float" office:value="0.0418127503656247" calcext:value-type="float">
            <text:p>0,041812750365625</text:p>
          </table:table-cell>
          <table:table-cell/>
        </table:table-row>
        <table:table-row table:style-name="ro1">
          <table:table-cell table:formula="of:=[.A54]+1/17875" office:value-type="float" office:value="0.00296503496503496" calcext:value-type="float">
            <text:p>0,002965034965035</text:p>
          </table:table-cell>
          <table:table-cell table:formula="of:=[.D55]*50" office:value-type="float" office:value="100.19989" calcext:value-type="float">
            <text:p>100,19989</text:p>
          </table:table-cell>
          <table:table-cell office:value-type="float" office:value="223.475098" calcext:value-type="float">
            <text:p>223,475098</text:p>
          </table:table-cell>
          <table:table-cell office:value-type="float" office:value="2.0039978" calcext:value-type="float">
            <text:p>2,0039978</text:p>
          </table:table-cell>
          <table:table-cell/>
          <table:table-cell table:formula="of:=[.F54]+[.C55]*[.D55]" office:value-type="float" office:value="5765.93731170273" calcext:value-type="float">
            <text:p>5765,93731170273</text:p>
          </table:table-cell>
          <table:table-cell table:formula="of:=[.G54]+[.D55]^2" office:value-type="float" office:value="37.7800728564688" calcext:value-type="float">
            <text:p>37,7800728564688</text:p>
          </table:table-cell>
          <table:table-cell table:formula="of:=([.D55]-[.D54])*17875" office:value-type="float" office:value="1146.37183375" calcext:value-type="float">
            <text:p>1146,37183375</text:p>
          </table:table-cell>
          <table:table-cell/>
          <table:table-cell table:formula="of:=([.C55]-[.D55]*[.$I$2])/[.H55]" office:value-type="float" office:value="0.0389281877927909" calcext:value-type="float">
            <text:p>0,038928187792791</text:p>
          </table:table-cell>
          <table:table-cell/>
        </table:table-row>
        <table:table-row table:style-name="ro1">
          <table:table-cell table:formula="of:=[.A55]+1/17875" office:value-type="float" office:value="0.00302097902097902" calcext:value-type="float">
            <text:p>0,003020979020979</text:p>
          </table:table-cell>
          <table:table-cell table:formula="of:=[.D56]*50" office:value-type="float" office:value="103.0052185" calcext:value-type="float">
            <text:p>103,0052185</text:p>
          </table:table-cell>
          <table:table-cell office:value-type="float" office:value="226.051392" calcext:value-type="float">
            <text:p>226,051392</text:p>
          </table:table-cell>
          <table:table-cell office:value-type="float" office:value="2.06010437" calcext:value-type="float">
            <text:p>2,06010437</text:p>
          </table:table-cell>
          <table:table-cell/>
          <table:table-cell table:formula="of:=[.F55]+[.C56]*[.D56]" office:value-type="float" office:value="6231.62677220652" calcext:value-type="float">
            <text:p>6231,62677220652</text:p>
          </table:table-cell>
          <table:table-cell table:formula="of:=[.G55]+[.D56]^2" office:value-type="float" office:value="42.0241028717619" calcext:value-type="float">
            <text:p>42,0241028717619</text:p>
          </table:table-cell>
          <table:table-cell table:formula="of:=([.D56]-[.D55])*17875" office:value-type="float" office:value="1002.90493875" calcext:value-type="float">
            <text:p>1002,90493875</text:p>
          </table:table-cell>
          <table:table-cell/>
          <table:table-cell table:formula="of:=([.C56]-[.D56]*[.$I$2])/[.H56]" office:value-type="float" office:value="0.0420729619962254" calcext:value-type="float">
            <text:p>0,042072961996225</text:p>
          </table:table-cell>
          <table:table-cell/>
        </table:table-row>
        <table:table-row table:style-name="ro1">
          <table:table-cell table:formula="of:=[.A56]+1/17875" office:value-type="float" office:value="0.00307692307692307" calcext:value-type="float">
            <text:p>0,003076923076923</text:p>
          </table:table-cell>
          <table:table-cell table:formula="of:=[.D57]*50" office:value-type="float" office:value="105.8914185" calcext:value-type="float">
            <text:p>105,8914185</text:p>
          </table:table-cell>
          <table:table-cell office:value-type="float" office:value="227.664642" calcext:value-type="float">
            <text:p>227,664642</text:p>
          </table:table-cell>
          <table:table-cell office:value-type="float" office:value="2.11782837" calcext:value-type="float">
            <text:p>2,11782837</text:p>
          </table:table-cell>
          <table:table-cell/>
          <table:table-cell table:formula="of:=[.F56]+[.C57]*[.D57]" office:value-type="float" office:value="6713.78140988001" calcext:value-type="float">
            <text:p>6713,78140988001</text:p>
          </table:table-cell>
          <table:table-cell table:formula="of:=[.G56]+[.D57]^2" office:value-type="float" office:value="46.5092998765388" calcext:value-type="float">
            <text:p>46,5092998765388</text:p>
          </table:table-cell>
          <table:table-cell table:formula="of:=([.D57]-[.D56])*17875" office:value-type="float" office:value="1031.8165" calcext:value-type="float">
            <text:p>1031,8165</text:p>
          </table:table-cell>
          <table:table-cell/>
          <table:table-cell table:formula="of:=([.C57]-[.D57]*[.$I$2])/[.H57]" office:value-type="float" office:value="0.0374647928760122" calcext:value-type="float">
            <text:p>0,037464792876012</text:p>
          </table:table-cell>
          <table:table-cell/>
        </table:table-row>
        <table:table-row table:style-name="ro1">
          <table:table-cell table:formula="of:=[.A57]+1/17875" office:value-type="float" office:value="0.00313286713286713" calcext:value-type="float">
            <text:p>0,003132867132867</text:p>
          </table:table-cell>
          <table:table-cell table:formula="of:=[.D58]*50" office:value-type="float" office:value="108.944702" calcext:value-type="float">
            <text:p>108,944702</text:p>
          </table:table-cell>
          <table:table-cell office:value-type="float" office:value="229.925034" calcext:value-type="float">
            <text:p>229,925034</text:p>
          </table:table-cell>
          <table:table-cell office:value-type="float" office:value="2.17889404" calcext:value-type="float">
            <text:p>2,17889404</text:p>
          </table:table-cell>
          <table:table-cell/>
          <table:table-cell table:formula="of:=[.F57]+[.C58]*[.D58]" office:value-type="float" office:value="7214.76369610941" calcext:value-type="float">
            <text:p>7214,76369610941</text:p>
          </table:table-cell>
          <table:table-cell table:formula="of:=[.G57]+[.D58]^2" office:value-type="float" office:value="51.2568791140863" calcext:value-type="float">
            <text:p>51,2568791140863</text:p>
          </table:table-cell>
          <table:table-cell table:formula="of:=([.D58]-[.D57])*17875" office:value-type="float" office:value="1091.54885125" calcext:value-type="float">
            <text:p>1091,54885125</text:p>
          </table:table-cell>
          <table:table-cell/>
          <table:table-cell table:formula="of:=([.C58]-[.D58]*[.$I$2])/[.H58]" office:value-type="float" office:value="0.032492648039686" calcext:value-type="float">
            <text:p>0,032492648039686</text:p>
          </table:table-cell>
          <table:table-cell/>
        </table:table-row>
        <table:table-row table:style-name="ro1">
          <table:table-cell table:formula="of:=[.A58]+1/17875" office:value-type="float" office:value="0.00318881118881119" calcext:value-type="float">
            <text:p>0,003188811188811</text:p>
          </table:table-cell>
          <table:table-cell table:formula="of:=[.D59]*50" office:value-type="float" office:value="111.26709" calcext:value-type="float">
            <text:p>111,26709</text:p>
          </table:table-cell>
          <table:table-cell office:value-type="float" office:value="232.179291" calcext:value-type="float">
            <text:p>232,179291</text:p>
          </table:table-cell>
          <table:table-cell office:value-type="float" office:value="2.2253418" calcext:value-type="float">
            <text:p>2,2253418</text:p>
          </table:table-cell>
          <table:table-cell/>
          <table:table-cell table:formula="of:=[.F58]+[.C59]*[.D59]" office:value-type="float" office:value="7731.44197746607" calcext:value-type="float">
            <text:p>7731,44197746607</text:p>
          </table:table-cell>
          <table:table-cell table:formula="of:=[.G58]+[.D59]^2" office:value-type="float" office:value="56.2090252409135" calcext:value-type="float">
            <text:p>56,2090252409135</text:p>
          </table:table-cell>
          <table:table-cell table:formula="of:=([.D59]-[.D58])*17875" office:value-type="float" office:value="830.253709999999" calcext:value-type="float">
            <text:p>830,253709999999</text:p>
          </table:table-cell>
          <table:table-cell/>
          <table:table-cell table:formula="of:=([.C59]-[.D59]*[.$I$2])/[.H59]" office:value-type="float" office:value="0.0404409993977081" calcext:value-type="float">
            <text:p>0,040440999397708</text:p>
          </table:table-cell>
          <table:table-cell/>
        </table:table-row>
        <table:table-row table:style-name="ro1">
          <table:table-cell table:formula="of:=[.A59]+1/17875" office:value-type="float" office:value="0.00324475524475524" calcext:value-type="float">
            <text:p>0,003244755244755</text:p>
          </table:table-cell>
          <table:table-cell table:formula="of:=[.D60]*50" office:value-type="float" office:value="113.8267515" calcext:value-type="float">
            <text:p>113,8267515</text:p>
          </table:table-cell>
          <table:table-cell office:value-type="float" office:value="234.91507" calcext:value-type="float">
            <text:p>234,91507</text:p>
          </table:table-cell>
          <table:table-cell office:value-type="float" office:value="2.27653503" calcext:value-type="float">
            <text:p>2,27653503</text:p>
          </table:table-cell>
          <table:table-cell/>
          <table:table-cell table:formula="of:=[.F59]+[.C60]*[.D60]" office:value-type="float" office:value="8266.23436339597" calcext:value-type="float">
            <text:p>8266,23436339597</text:p>
          </table:table-cell>
          <table:table-cell table:formula="of:=[.G59]+[.D60]^2" office:value-type="float" office:value="61.3916369837306" calcext:value-type="float">
            <text:p>61,3916369837306</text:p>
          </table:table-cell>
          <table:table-cell table:formula="of:=([.D60]-[.D59])*17875" office:value-type="float" office:value="915.07898625" calcext:value-type="float">
            <text:p>915,07898625</text:p>
          </table:table-cell>
          <table:table-cell/>
          <table:table-cell table:formula="of:=([.C60]-[.D60]*[.$I$2])/[.H60]" office:value-type="float" office:value="0.0346891086762446" calcext:value-type="float">
            <text:p>0,034689108676245</text:p>
          </table:table-cell>
          <table:table-cell/>
        </table:table-row>
        <table:table-row table:style-name="ro1">
          <table:table-cell table:formula="of:=[.A60]+1/17875" office:value-type="float" office:value="0.0033006993006993" calcext:value-type="float">
            <text:p>0,003300699300699</text:p>
          </table:table-cell>
          <table:table-cell table:formula="of:=[.D61]*50" office:value-type="float" office:value="116.151428" calcext:value-type="float">
            <text:p>116,151428</text:p>
          </table:table-cell>
          <table:table-cell office:value-type="float" office:value="237.491364" calcext:value-type="float">
            <text:p>237,491364</text:p>
          </table:table-cell>
          <table:table-cell office:value-type="float" office:value="2.32302856" calcext:value-type="float">
            <text:p>2,32302856</text:p>
          </table:table-cell>
          <table:table-cell/>
          <table:table-cell table:formula="of:=[.F60]+[.C61]*[.D61]" office:value-type="float" office:value="8817.93358472133" calcext:value-type="float">
            <text:p>8817,93358472133</text:p>
          </table:table-cell>
          <table:table-cell table:formula="of:=[.G60]+[.D61]^2" office:value-type="float" office:value="66.7880986743063" calcext:value-type="float">
            <text:p>66,7880986743063</text:p>
          </table:table-cell>
          <table:table-cell table:formula="of:=([.D61]-[.D60])*17875" office:value-type="float" office:value="831.071848750004" calcext:value-type="float">
            <text:p>831,071848750004</text:p>
          </table:table-cell>
          <table:table-cell/>
          <table:table-cell table:formula="of:=([.C61]-[.D61]*[.$I$2])/[.H61]" office:value-type="float" office:value="0.0363027622684792" calcext:value-type="float">
            <text:p>0,036302762268479</text:p>
          </table:table-cell>
          <table:table-cell/>
        </table:table-row>
        <table:table-row table:style-name="ro1">
          <table:table-cell table:formula="of:=[.A61]+1/17875" office:value-type="float" office:value="0.00335664335664335" calcext:value-type="float">
            <text:p>0,003356643356643</text:p>
          </table:table-cell>
          <table:table-cell table:formula="of:=[.D62]*50" office:value-type="float" office:value="118.4761045" calcext:value-type="float">
            <text:p>118,4761045</text:p>
          </table:table-cell>
          <table:table-cell office:value-type="float" office:value="240.070724" calcext:value-type="float">
            <text:p>240,070724</text:p>
          </table:table-cell>
          <table:table-cell office:value-type="float" office:value="2.36952209" calcext:value-type="float">
            <text:p>2,36952209</text:p>
          </table:table-cell>
          <table:table-cell/>
          <table:table-cell table:formula="of:=[.F61]+[.C62]*[.D62]" office:value-type="float" office:value="9386.78646840162" calcext:value-type="float">
            <text:p>9386,78646840162</text:p>
          </table:table-cell>
          <table:table-cell table:formula="of:=[.G61]+[.D62]^2" office:value-type="float" office:value="72.4027336093043" calcext:value-type="float">
            <text:p>72,4027336093043</text:p>
          </table:table-cell>
          <table:table-cell table:formula="of:=([.D62]-[.D61])*17875" office:value-type="float" office:value="831.071848750004" calcext:value-type="float">
            <text:p>831,071848750004</text:p>
          </table:table-cell>
          <table:table-cell/>
          <table:table-cell table:formula="of:=([.C62]-[.D62]*[.$I$2])/[.H62]" office:value-type="float" office:value="0.0344136299984613" calcext:value-type="float">
            <text:p>0,034413629998461</text:p>
          </table:table-cell>
          <table:table-cell/>
        </table:table-row>
        <table:table-row table:style-name="ro1">
          <table:table-cell table:formula="of:=[.A62]+1/17875" office:value-type="float" office:value="0.00341258741258741" calcext:value-type="float">
            <text:p>0,003412587412587</text:p>
          </table:table-cell>
          <table:table-cell table:formula="of:=[.D63]*50" office:value-type="float" office:value="120.4795835" calcext:value-type="float">
            <text:p>120,4795835</text:p>
          </table:table-cell>
          <table:table-cell office:value-type="float" office:value="242.002945" calcext:value-type="float">
            <text:p>242,002945</text:p>
          </table:table-cell>
          <table:table-cell office:value-type="float" office:value="2.40959167" calcext:value-type="float">
            <text:p>2,40959167</text:p>
          </table:table-cell>
          <table:table-cell/>
          <table:table-cell table:formula="of:=[.F62]+[.C63]*[.D63]" office:value-type="float" office:value="9969.91474878909" calcext:value-type="float">
            <text:p>9969,91474878909</text:p>
          </table:table-cell>
          <table:table-cell table:formula="of:=[.G62]+[.D63]^2" office:value-type="float" office:value="78.2088656254377" calcext:value-type="float">
            <text:p>78,2088656254377</text:p>
          </table:table-cell>
          <table:table-cell table:formula="of:=([.D63]-[.D62])*17875" office:value-type="float" office:value="716.243742499999" calcext:value-type="float">
            <text:p>716,243742499999</text:p>
          </table:table-cell>
          <table:table-cell/>
          <table:table-cell table:formula="of:=([.C63]-[.D63]*[.$I$2])/[.H63]" office:value-type="float" office:value="0.0376357462176261" calcext:value-type="float">
            <text:p>0,037635746217626</text:p>
          </table:table-cell>
          <table:table-cell/>
        </table:table-row>
        <table:table-row table:style-name="ro1">
          <table:table-cell table:formula="of:=[.A63]+1/17875" office:value-type="float" office:value="0.00346853146853146" calcext:value-type="float">
            <text:p>0,003468531468531</text:p>
          </table:table-cell>
          <table:table-cell table:formula="of:=[.D64]*50" office:value-type="float" office:value="123.526001" calcext:value-type="float">
            <text:p>123,526001</text:p>
          </table:table-cell>
          <table:table-cell office:value-type="float" office:value="244.582306" calcext:value-type="float">
            <text:p>244,582306</text:p>
          </table:table-cell>
          <table:table-cell office:value-type="float" office:value="2.47052002" calcext:value-type="float">
            <text:p>2,47052002</text:p>
          </table:table-cell>
          <table:table-cell/>
          <table:table-cell table:formula="of:=[.F63]+[.C64]*[.D64]" office:value-type="float" office:value="10574.1602322999" calcext:value-type="float">
            <text:p>10574,1602322999</text:p>
          </table:table-cell>
          <table:table-cell table:formula="of:=[.G63]+[.D64]^2" office:value-type="float" office:value="84.3123347946585" calcext:value-type="float">
            <text:p>84,3123347946585</text:p>
          </table:table-cell>
          <table:table-cell table:formula="of:=([.D64]-[.D63])*17875" office:value-type="float" office:value="1089.09425625" calcext:value-type="float">
            <text:p>1089,09425625</text:p>
          </table:table-cell>
          <table:table-cell/>
          <table:table-cell table:formula="of:=([.C64]-[.D64]*[.$I$2])/[.H64]" office:value-type="float" office:value="0.0221267470996431" calcext:value-type="float">
            <text:p>0,022126747099643</text:p>
          </table:table-cell>
          <table:table-cell/>
        </table:table-row>
        <table:table-row table:style-name="ro1">
          <table:table-cell table:formula="of:=[.A64]+1/17875" office:value-type="float" office:value="0.00352447552447552" calcext:value-type="float">
            <text:p>0,003524475524476</text:p>
          </table:table-cell>
          <table:table-cell table:formula="of:=[.D65]*50" office:value-type="float" office:value="126.412201" calcext:value-type="float">
            <text:p>126,412201</text:p>
          </table:table-cell>
          <table:table-cell office:value-type="float" office:value="246.999115" calcext:value-type="float">
            <text:p>246,999115</text:p>
          </table:table-cell>
          <table:table-cell office:value-type="float" office:value="2.52824402" calcext:value-type="float">
            <text:p>2,52824402</text:p>
          </table:table-cell>
          <table:table-cell/>
          <table:table-cell table:formula="of:=[.F64]+[.C65]*[.D65]" office:value-type="float" office:value="11198.6342677439" calcext:value-type="float">
            <text:p>11198,6342677439</text:p>
          </table:table-cell>
          <table:table-cell table:formula="of:=[.G64]+[.D65]^2" office:value-type="float" office:value="90.7043526193242" calcext:value-type="float">
            <text:p>90,7043526193242</text:p>
          </table:table-cell>
          <table:table-cell table:formula="of:=([.D65]-[.D64])*17875" office:value-type="float" office:value="1031.8165" calcext:value-type="float">
            <text:p>1031,8165</text:p>
          </table:table-cell>
          <table:table-cell/>
          <table:table-cell table:formula="of:=([.C65]-[.D65]*[.$I$2])/[.H65]" office:value-type="float" office:value="0.0207045363787203" calcext:value-type="float">
            <text:p>0,02070453637872</text:p>
          </table:table-cell>
          <table:table-cell/>
        </table:table-row>
        <table:table-row table:style-name="ro1">
          <table:table-cell table:formula="of:=[.A65]+1/17875" office:value-type="float" office:value="0.00358041958041958" calcext:value-type="float">
            <text:p>0,00358041958042</text:p>
          </table:table-cell>
          <table:table-cell table:formula="of:=[.D66]*50" office:value-type="float" office:value="129.057312" calcext:value-type="float">
            <text:p>129,057312</text:p>
          </table:table-cell>
          <table:table-cell office:value-type="float" office:value="249.253372" calcext:value-type="float">
            <text:p>249,253372</text:p>
          </table:table-cell>
          <table:table-cell office:value-type="float" office:value="2.58114624" calcext:value-type="float">
            <text:p>2,58114624</text:p>
          </table:table-cell>
          <table:table-cell/>
          <table:table-cell table:formula="of:=[.F65]+[.C66]*[.D66]" office:value-type="float" office:value="11841.993671689" calcext:value-type="float">
            <text:p>11841,993671689</text:p>
          </table:table-cell>
          <table:table-cell table:formula="of:=[.G65]+[.D66]^2" office:value-type="float" office:value="97.3666685315904" calcext:value-type="float">
            <text:p>97,3666685315904</text:p>
          </table:table-cell>
          <table:table-cell table:formula="of:=([.D66]-[.D65])*17875" office:value-type="float" office:value="945.6271825" calcext:value-type="float">
            <text:p>945,6271825</text:p>
          </table:table-cell>
          <table:table-cell/>
          <table:table-cell table:formula="of:=([.C66]-[.D66]*[.$I$2])/[.H66]" office:value-type="float" office:value="0.0199827422382231" calcext:value-type="float">
            <text:p>0,019982742238223</text:p>
          </table:table-cell>
          <table:table-cell/>
        </table:table-row>
        <table:table-row table:style-name="ro1">
          <table:table-cell table:formula="of:=[.A66]+1/17875" office:value-type="float" office:value="0.00363636363636363" calcext:value-type="float">
            <text:p>0,003636363636364</text:p>
          </table:table-cell>
          <table:table-cell table:formula="of:=[.D67]*50" office:value-type="float" office:value="131.3819885" calcext:value-type="float">
            <text:p>131,3819885</text:p>
          </table:table-cell>
          <table:table-cell office:value-type="float" office:value="251.670181" calcext:value-type="float">
            <text:p>251,670181</text:p>
          </table:table-cell>
          <table:table-cell office:value-type="float" office:value="2.62763977" calcext:value-type="float">
            <text:p>2,62763977</text:p>
          </table:table-cell>
          <table:table-cell/>
          <table:table-cell table:formula="of:=[.F66]+[.C67]*[.D67]" office:value-type="float" office:value="12503.2922482077" calcext:value-type="float">
            <text:p>12503,2922482077</text:p>
          </table:table-cell>
          <table:table-cell table:formula="of:=[.G66]+[.D67]^2" office:value-type="float" office:value="104.271159292476" calcext:value-type="float">
            <text:p>104,271159292476</text:p>
          </table:table-cell>
          <table:table-cell table:formula="of:=([.D67]-[.D66])*17875" office:value-type="float" office:value="831.071848750004" calcext:value-type="float">
            <text:p>831,071848750004</text:p>
          </table:table-cell>
          <table:table-cell/>
          <table:table-cell table:formula="of:=([.C67]-[.D67]*[.$I$2])/[.H67]" office:value-type="float" office:value="0.0206524485446031" calcext:value-type="float">
            <text:p>0,020652448544603</text:p>
          </table:table-cell>
          <table:table-cell/>
        </table:table-row>
        <table:table-row table:style-name="ro1">
          <table:table-cell table:formula="of:=[.A67]+1/17875" office:value-type="float" office:value="0.00369230769230769" calcext:value-type="float">
            <text:p>0,003692307692308</text:p>
          </table:table-cell>
          <table:table-cell table:formula="of:=[.D68]*50" office:value-type="float" office:value="133.065033" calcext:value-type="float">
            <text:p>133,065033</text:p>
          </table:table-cell>
          <table:table-cell office:value-type="float" office:value="253.605469" calcext:value-type="float">
            <text:p>253,605469</text:p>
          </table:table-cell>
          <table:table-cell office:value-type="float" office:value="2.66130066" calcext:value-type="float">
            <text:p>2,66130066</text:p>
          </table:table-cell>
          <table:table-cell/>
          <table:table-cell table:formula="of:=[.F67]+[.C68]*[.D68]" office:value-type="float" office:value="13178.212650237" calcext:value-type="float">
            <text:p>13178,212650237</text:p>
          </table:table-cell>
          <table:table-cell table:formula="of:=[.G67]+[.D68]^2" office:value-type="float" office:value="111.353680495392" calcext:value-type="float">
            <text:p>111,353680495392</text:p>
          </table:table-cell>
          <table:table-cell table:formula="of:=([.D68]-[.D67])*17875" office:value-type="float" office:value="601.688408750003" calcext:value-type="float">
            <text:p>601,688408750003</text:p>
          </table:table-cell>
          <table:table-cell/>
          <table:table-cell table:formula="of:=([.C68]-[.D68]*[.$I$2])/[.H68]" office:value-type="float" office:value="0.0267494841975922" calcext:value-type="float">
            <text:p>0,026749484197592</text:p>
          </table:table-cell>
          <table:table-cell/>
        </table:table-row>
        <table:table-row table:style-name="ro1">
          <table:table-cell table:formula="of:=[.A68]+1/17875" office:value-type="float" office:value="0.00374825174825174" calcext:value-type="float">
            <text:p>0,003748251748252</text:p>
          </table:table-cell>
          <table:table-cell table:formula="of:=[.D69]*50" office:value-type="float" office:value="135.309601" calcext:value-type="float">
            <text:p>135,309601</text:p>
          </table:table-cell>
          <table:table-cell office:value-type="float" office:value="255.537689" calcext:value-type="float">
            <text:p>255,537689</text:p>
          </table:table-cell>
          <table:table-cell office:value-type="float" office:value="2.70619202" calcext:value-type="float">
            <text:p>2,70619202</text:p>
          </table:table-cell>
          <table:table-cell/>
          <table:table-cell table:formula="of:=[.F68]+[.C69]*[.D69]" office:value-type="float" office:value="13869.7467050181" calcext:value-type="float">
            <text:p>13869,7467050181</text:p>
          </table:table-cell>
          <table:table-cell table:formula="of:=[.G68]+[.D69]^2" office:value-type="float" office:value="118.677155744504" calcext:value-type="float">
            <text:p>118,677155744504</text:p>
          </table:table-cell>
          <table:table-cell table:formula="of:=([.D69]-[.D68])*17875" office:value-type="float" office:value="802.433059999997" calcext:value-type="float">
            <text:p>802,433059999997</text:p>
          </table:table-cell>
          <table:table-cell/>
          <table:table-cell table:formula="of:=([.C69]-[.D69]*[.$I$2])/[.H69]" office:value-type="float" office:value="0.0174727313742047" calcext:value-type="float">
            <text:p>0,017472731374205</text:p>
          </table:table-cell>
          <table:table-cell/>
        </table:table-row>
        <table:table-row table:style-name="ro1">
          <table:table-cell table:formula="of:=[.A69]+1/17875" office:value-type="float" office:value="0.0038041958041958" calcext:value-type="float">
            <text:p>0,003804195804196</text:p>
          </table:table-cell>
          <table:table-cell table:formula="of:=[.D70]*50" office:value-type="float" office:value="137.1650695" calcext:value-type="float">
            <text:p>137,1650695</text:p>
          </table:table-cell>
          <table:table-cell office:value-type="float" office:value="257.482178" calcext:value-type="float">
            <text:p>257,482178</text:p>
          </table:table-cell>
          <table:table-cell office:value-type="float" office:value="2.74330139" calcext:value-type="float">
            <text:p>2,74330139</text:p>
          </table:table-cell>
          <table:table-cell/>
          <table:table-cell table:formula="of:=[.F69]+[.C70]*[.D70]" office:value-type="float" office:value="14576.0979218257" calcext:value-type="float">
            <text:p>14576,0979218257</text:p>
          </table:table-cell>
          <table:table-cell table:formula="of:=[.G69]+[.D70]^2" office:value-type="float" office:value="126.20285826088" calcext:value-type="float">
            <text:p>126,20285826088</text:p>
          </table:table-cell>
          <table:table-cell table:formula="of:=([.D70]-[.D69])*17875" office:value-type="float" office:value="663.329988750001" calcext:value-type="float">
            <text:p>663,329988750001</text:p>
          </table:table-cell>
          <table:table-cell/>
          <table:table-cell table:formula="of:=([.C70]-[.D70]*[.$I$2])/[.H70]" office:value-type="float" office:value="0.0190754544985821" calcext:value-type="float">
            <text:p>0,019075454498582</text:p>
          </table:table-cell>
          <table:table-cell/>
        </table:table-row>
        <table:table-row table:style-name="ro1">
          <table:table-cell table:formula="of:=[.A70]+1/17875" office:value-type="float" office:value="0.00386013986013986" calcext:value-type="float">
            <text:p>0,00386013986014</text:p>
          </table:table-cell>
          <table:table-cell table:formula="of:=[.D71]*50" office:value-type="float" office:value="138.7565615" calcext:value-type="float">
            <text:p>138,7565615</text:p>
          </table:table-cell>
          <table:table-cell office:value-type="float" office:value="259.242645" calcext:value-type="float">
            <text:p>259,242645</text:p>
          </table:table-cell>
          <table:table-cell office:value-type="float" office:value="2.77513123" calcext:value-type="float">
            <text:p>2,77513123</text:p>
          </table:table-cell>
          <table:table-cell/>
          <table:table-cell table:formula="of:=[.F70]+[.C71]*[.D71]" office:value-type="float" office:value="15295.530282113" calcext:value-type="float">
            <text:p>15295,530282113</text:p>
          </table:table-cell>
          <table:table-cell table:formula="of:=[.G70]+[.D71]^2" office:value-type="float" office:value="133.904211604601" calcext:value-type="float">
            <text:p>133,904211604601</text:p>
          </table:table-cell>
          <table:table-cell table:formula="of:=([.D71]-[.D70])*17875" office:value-type="float" office:value="568.958389999998" calcext:value-type="float">
            <text:p>568,958389999998</text:p>
          </table:table-cell>
          <table:table-cell/>
          <table:table-cell table:formula="of:=([.C71]-[.D71]*[.$I$2])/[.H71]" office:value-type="float" office:value="0.020340854830699" calcext:value-type="float">
            <text:p>0,020340854830699</text:p>
          </table:table-cell>
          <table:table-cell/>
        </table:table-row>
        <table:table-row table:style-name="ro1">
          <table:table-cell table:formula="of:=[.A71]+1/17875" office:value-type="float" office:value="0.00391608391608391" calcext:value-type="float">
            <text:p>0,003916083916084</text:p>
          </table:table-cell>
          <table:table-cell table:formula="of:=[.D72]*50" office:value-type="float" office:value="140.0253295" calcext:value-type="float">
            <text:p>140,0253295</text:p>
          </table:table-cell>
          <table:table-cell office:value-type="float" office:value="260.840576" calcext:value-type="float">
            <text:p>260,840576</text:p>
          </table:table-cell>
          <table:table-cell office:value-type="float" office:value="2.80050659" calcext:value-type="float">
            <text:p>2,80050659</text:p>
          </table:table-cell>
          <table:table-cell/>
          <table:table-cell table:formula="of:=[.F71]+[.C72]*[.D72]" office:value-type="float" office:value="16026.0160341404" calcext:value-type="float">
            <text:p>16026,0160341404</text:p>
          </table:table-cell>
          <table:table-cell table:formula="of:=[.G71]+[.D72]^2" office:value-type="float" office:value="141.747048765235" calcext:value-type="float">
            <text:p>141,747048765235</text:p>
          </table:table-cell>
          <table:table-cell table:formula="of:=([.D72]-[.D71])*17875" office:value-type="float" office:value="453.584559999999" calcext:value-type="float">
            <text:p>453,584559999999</text:p>
          </table:table-cell>
          <table:table-cell/>
          <table:table-cell table:formula="of:=([.C72]-[.D72]*[.$I$2])/[.H72]" office:value-type="float" office:value="0.0240448659930057" calcext:value-type="float">
            <text:p>0,024044865993006</text:p>
          </table:table-cell>
          <table:table-cell/>
        </table:table-row>
        <table:table-row table:style-name="ro1">
          <table:table-cell table:formula="of:=[.A72]+1/17875" office:value-type="float" office:value="0.00397202797202797" calcext:value-type="float">
            <text:p>0,003972027972028</text:p>
          </table:table-cell>
          <table:table-cell table:formula="of:=[.D73]*50" office:value-type="float" office:value="141.883087" calcext:value-type="float">
            <text:p>141,883087</text:p>
          </table:table-cell>
          <table:table-cell office:value-type="float" office:value="262.788116" calcext:value-type="float">
            <text:p>262,788116</text:p>
          </table:table-cell>
          <table:table-cell office:value-type="float" office:value="2.83766174" calcext:value-type="float">
            <text:p>2,83766174</text:p>
          </table:table-cell>
          <table:table-cell/>
          <table:table-cell table:formula="of:=[.F72]+[.C73]*[.D73]" office:value-type="float" office:value="16771.7198166403" calcext:value-type="float">
            <text:p>16771,7198166403</text:p>
          </table:table-cell>
          <table:table-cell table:formula="of:=[.G72]+[.D73]^2" office:value-type="float" office:value="149.799372915895" calcext:value-type="float">
            <text:p>149,799372915895</text:p>
          </table:table-cell>
          <table:table-cell table:formula="of:=([.D73]-[.D72])*17875" office:value-type="float" office:value="664.148306250004" calcext:value-type="float">
            <text:p>664,148306250004</text:p>
          </table:table-cell>
          <table:table-cell/>
          <table:table-cell table:formula="of:=([.C73]-[.D73]*[.$I$2])/[.H73]" office:value-type="float" office:value="0.014361203517077" calcext:value-type="float">
            <text:p>0,014361203517077</text:p>
          </table:table-cell>
          <table:table-cell/>
        </table:table-row>
        <table:table-row table:style-name="ro1">
          <table:table-cell table:formula="of:=[.A73]+1/17875" office:value-type="float" office:value="0.00402797202797202" calcext:value-type="float">
            <text:p>0,004027972027972</text:p>
          </table:table-cell>
          <table:table-cell table:formula="of:=[.D74]*50" office:value-type="float" office:value="143.4059145" calcext:value-type="float">
            <text:p>143,4059145</text:p>
          </table:table-cell>
          <table:table-cell office:value-type="float" office:value="264.560852" calcext:value-type="float">
            <text:p>264,560852</text:p>
          </table:table-cell>
          <table:table-cell office:value-type="float" office:value="2.86811829" calcext:value-type="float">
            <text:p>2,86811829</text:p>
          </table:table-cell>
          <table:table-cell/>
          <table:table-cell table:formula="of:=[.F73]+[.C74]*[.D74]" office:value-type="float" office:value="17530.5116350795" calcext:value-type="float">
            <text:p>17530,5116350795</text:p>
          </table:table-cell>
          <table:table-cell table:formula="of:=[.G73]+[.D74]^2" office:value-type="float" office:value="158.025475441327" calcext:value-type="float">
            <text:p>158,025475441327</text:p>
          </table:table-cell>
          <table:table-cell table:formula="of:=([.D74]-[.D73])*17875" office:value-type="float" office:value="544.410831249996" calcext:value-type="float">
            <text:p>544,410831249996</text:p>
          </table:table-cell>
          <table:table-cell/>
          <table:table-cell table:formula="of:=([.C74]-[.D74]*[.$I$2])/[.H74]" office:value-type="float" office:value="0.0157832600420811" calcext:value-type="float">
            <text:p>0,015783260042081</text:p>
          </table:table-cell>
          <table:table-cell/>
        </table:table-row>
        <table:table-row table:style-name="ro1">
          <table:table-cell table:formula="of:=[.A74]+1/17875" office:value-type="float" office:value="0.00408391608391608" calcext:value-type="float">
            <text:p>0,004083916083916</text:p>
          </table:table-cell>
          <table:table-cell table:formula="of:=[.D75]*50" office:value-type="float" office:value="144.608307" calcext:value-type="float">
            <text:p>144,608307</text:p>
          </table:table-cell>
          <table:table-cell office:value-type="float" office:value="266.333588" calcext:value-type="float">
            <text:p>266,333588</text:p>
          </table:table-cell>
          <table:table-cell office:value-type="float" office:value="2.89216614" calcext:value-type="float">
            <text:p>2,89216614</text:p>
          </table:table-cell>
          <table:table-cell/>
          <table:table-cell table:formula="of:=[.F74]+[.C75]*[.D75]" office:value-type="float" office:value="18300.7926202378" calcext:value-type="float">
            <text:p>18300,7926202378</text:p>
          </table:table-cell>
          <table:table-cell table:formula="of:=[.G74]+[.D75]^2" office:value-type="float" office:value="166.39010042269" calcext:value-type="float">
            <text:p>166,39010042269</text:p>
          </table:table-cell>
          <table:table-cell table:formula="of:=([.D75]-[.D74])*17875" office:value-type="float" office:value="429.855318750002" calcext:value-type="float">
            <text:p>429,855318750002</text:p>
          </table:table-cell>
          <table:table-cell/>
          <table:table-cell table:formula="of:=([.C75]-[.D75]*[.$I$2])/[.H75]" office:value-type="float" office:value="0.0191207072518118" calcext:value-type="float">
            <text:p>0,019120707251812</text:p>
          </table:table-cell>
          <table:table-cell/>
        </table:table-row>
        <table:table-row table:style-name="ro1">
          <table:table-cell table:formula="of:=[.A75]+1/17875" office:value-type="float" office:value="0.00413986013986014" calcext:value-type="float">
            <text:p>0,00413986013986</text:p>
          </table:table-cell>
          <table:table-cell table:formula="of:=[.D76]*50" office:value-type="float" office:value="146.0510255" calcext:value-type="float">
            <text:p>146,0510255</text:p>
          </table:table-cell>
          <table:table-cell office:value-type="float" office:value="267.459167" calcext:value-type="float">
            <text:p>267,459167</text:p>
          </table:table-cell>
          <table:table-cell office:value-type="float" office:value="2.92102051" calcext:value-type="float">
            <text:p>2,92102051</text:p>
          </table:table-cell>
          <table:table-cell/>
          <table:table-cell table:formula="of:=[.F75]+[.C76]*[.D76]" office:value-type="float" office:value="19082.0463326323" calcext:value-type="float">
            <text:p>19082,0463326323</text:p>
          </table:table-cell>
          <table:table-cell table:formula="of:=[.G75]+[.D76]^2" office:value-type="float" office:value="174.92246124253" calcext:value-type="float">
            <text:p>174,92246124253</text:p>
          </table:table-cell>
          <table:table-cell table:formula="of:=([.D76]-[.D75])*17875" office:value-type="float" office:value="515.771863749998" calcext:value-type="float">
            <text:p>515,771863749998</text:p>
          </table:table-cell>
          <table:table-cell/>
          <table:table-cell table:formula="of:=([.C76]-[.D76]*[.$I$2])/[.H76]" office:value-type="float" office:value="0.0131251395744344" calcext:value-type="float">
            <text:p>0,013125139574435</text:p>
          </table:table-cell>
          <table:table-cell/>
        </table:table-row>
        <table:table-row table:style-name="ro1">
          <table:table-cell table:formula="of:=[.A76]+1/17875" office:value-type="float" office:value="0.00419580419580419" calcext:value-type="float">
            <text:p>0,004195804195804</text:p>
          </table:table-cell>
          <table:table-cell table:formula="of:=[.D77]*50" office:value-type="float" office:value="147.253418" calcext:value-type="float">
            <text:p>147,253418</text:p>
          </table:table-cell>
          <table:table-cell office:value-type="float" office:value="268.265808" calcext:value-type="float">
            <text:p>268,265808</text:p>
          </table:table-cell>
          <table:table-cell office:value-type="float" office:value="2.94506836" calcext:value-type="float">
            <text:p>2,94506836</text:p>
          </table:table-cell>
          <table:table-cell/>
          <table:table-cell table:formula="of:=[.F76]+[.C77]*[.D77]" office:value-type="float" office:value="19872.1074758429" calcext:value-type="float">
            <text:p>19872,1074758429</text:p>
          </table:table-cell>
          <table:table-cell table:formula="of:=[.G76]+[.D77]^2" office:value-type="float" office:value="183.595888887603" calcext:value-type="float">
            <text:p>183,595888887603</text:p>
          </table:table-cell>
          <table:table-cell table:formula="of:=([.D77]-[.D76])*17875" office:value-type="float" office:value="429.855318750002" calcext:value-type="float">
            <text:p>429,855318750002</text:p>
          </table:table-cell>
          <table:table-cell/>
          <table:table-cell table:formula="of:=([.C77]-[.D77]*[.$I$2])/[.H77]" office:value-type="float" office:value="0.0126322566094657" calcext:value-type="float">
            <text:p>0,012632256609466</text:p>
          </table:table-cell>
          <table:table-cell/>
        </table:table-row>
        <table:table-row table:style-name="ro1">
          <table:table-cell table:formula="of:=[.A77]+1/17875" office:value-type="float" office:value="0.00425174825174825" calcext:value-type="float">
            <text:p>0,004251748251748</text:p>
          </table:table-cell>
          <table:table-cell table:formula="of:=[.D78]*50" office:value-type="float" office:value="148.4558105" calcext:value-type="float">
            <text:p>148,4558105</text:p>
          </table:table-cell>
          <table:table-cell office:value-type="float" office:value="269.072449" calcext:value-type="float">
            <text:p>269,072449</text:p>
          </table:table-cell>
          <table:table-cell office:value-type="float" office:value="2.96911621" calcext:value-type="float">
            <text:p>2,96911621</text:p>
          </table:table-cell>
          <table:table-cell/>
          <table:table-cell table:formula="of:=[.F77]+[.C78]*[.D78]" office:value-type="float" office:value="20671.0148458332" calcext:value-type="float">
            <text:p>20671,0148458332</text:p>
          </table:table-cell>
          <table:table-cell table:formula="of:=[.G77]+[.D78]^2" office:value-type="float" office:value="192.411539956088" calcext:value-type="float">
            <text:p>192,411539956088</text:p>
          </table:table-cell>
          <table:table-cell table:formula="of:=([.D78]-[.D77])*17875" office:value-type="float" office:value="429.855318750002" calcext:value-type="float">
            <text:p>429,855318750002</text:p>
          </table:table-cell>
          <table:table-cell/>
          <table:table-cell table:formula="of:=([.C78]-[.D78]*[.$I$2])/[.H78]" office:value-type="float" office:value="0.00951601039716689" calcext:value-type="float">
            <text:p>0,009516010397167</text:p>
          </table:table-cell>
          <table:table-cell/>
        </table:table-row>
        <table:table-row table:style-name="ro1">
          <table:table-cell table:formula="of:=[.A78]+1/17875" office:value-type="float" office:value="0.00430769230769231" calcext:value-type="float">
            <text:p>0,004307692307692</text:p>
          </table:table-cell>
          <table:table-cell table:formula="of:=[.D79]*50" office:value-type="float" office:value="149.497986" calcext:value-type="float">
            <text:p>149,497986</text:p>
          </table:table-cell>
          <table:table-cell office:value-type="float" office:value="269.875977" calcext:value-type="float">
            <text:p>269,875977</text:p>
          </table:table-cell>
          <table:table-cell office:value-type="float" office:value="2.98995972" calcext:value-type="float">
            <text:p>2,98995972</text:p>
          </table:table-cell>
          <table:table-cell/>
          <table:table-cell table:formula="of:=[.F78]+[.C79]*[.D79]" office:value-type="float" office:value="21477.9331464589" calcext:value-type="float">
            <text:p>21477,9331464589</text:p>
          </table:table-cell>
          <table:table-cell table:formula="of:=[.G78]+[.D79]^2" office:value-type="float" office:value="201.351399083311" calcext:value-type="float">
            <text:p>201,351399083311</text:p>
          </table:table-cell>
          <table:table-cell table:formula="of:=([.D79]-[.D78])*17875" office:value-type="float" office:value="372.577741249995" calcext:value-type="float">
            <text:p>372,577741249995</text:p>
          </table:table-cell>
          <table:table-cell/>
          <table:table-cell table:formula="of:=([.C79]-[.D79]*[.$I$2])/[.H79]" office:value-type="float" office:value="0.00814282249563169" calcext:value-type="float">
            <text:p>0,008142822495632</text:p>
          </table:table-cell>
          <table:table-cell/>
        </table:table-row>
        <table:table-row table:style-name="ro1">
          <table:table-cell table:formula="of:=[.A79]+1/17875" office:value-type="float" office:value="0.00436363636363636" calcext:value-type="float">
            <text:p>0,004363636363636</text:p>
          </table:table-cell>
          <table:table-cell table:formula="of:=[.D80]*50" office:value-type="float" office:value="150.379944" calcext:value-type="float">
            <text:p>150,379944</text:p>
          </table:table-cell>
          <table:table-cell office:value-type="float" office:value="270.201111" calcext:value-type="float">
            <text:p>270,201111</text:p>
          </table:table-cell>
          <table:table-cell office:value-type="float" office:value="3.00759888" calcext:value-type="float">
            <text:p>3,00759888</text:p>
          </table:table-cell>
          <table:table-cell/>
          <table:table-cell table:formula="of:=[.F79]+[.C80]*[.D80]" office:value-type="float" office:value="22290.5897052772" calcext:value-type="float">
            <text:p>22290,5897052772</text:p>
          </table:table-cell>
          <table:table-cell table:formula="of:=[.G79]+[.D80]^2" office:value-type="float" office:value="210.397050106288" calcext:value-type="float">
            <text:p>210,397050106288</text:p>
          </table:table-cell>
          <table:table-cell table:formula="of:=([.D80]-[.D79])*17875" office:value-type="float" office:value="315.299985000006" calcext:value-type="float">
            <text:p>315,299985000006</text:p>
          </table:table-cell>
          <table:table-cell/>
          <table:table-cell table:formula="of:=([.C80]-[.D80]*[.$I$2])/[.H80]" office:value-type="float" office:value="0.00566045943457043" calcext:value-type="float">
            <text:p>0,00566045943457</text:p>
          </table:table-cell>
          <table:table-cell/>
        </table:table-row>
        <table:table-row table:style-name="ro1">
          <table:table-cell table:formula="of:=[.A80]+1/17875" office:value-type="float" office:value="0.00441958041958042" calcext:value-type="float">
            <text:p>0,00441958041958</text:p>
          </table:table-cell>
          <table:table-cell table:formula="of:=[.D81]*50" office:value-type="float" office:value="151.181793" calcext:value-type="float">
            <text:p>151,181793</text:p>
          </table:table-cell>
          <table:table-cell office:value-type="float" office:value="270.523132" calcext:value-type="float">
            <text:p>270,523132</text:p>
          </table:table-cell>
          <table:table-cell office:value-type="float" office:value="3.02363586" calcext:value-type="float">
            <text:p>3,02363586</text:p>
          </table:table-cell>
          <table:table-cell/>
          <table:table-cell table:formula="of:=[.F80]+[.C81]*[.D81]" office:value-type="float" office:value="23108.5531481519" calcext:value-type="float">
            <text:p>23108,5531481519</text:p>
          </table:table-cell>
          <table:table-cell table:formula="of:=[.G80]+[.D81]^2" office:value-type="float" office:value="219.539423920166" calcext:value-type="float">
            <text:p>219,539423920166</text:p>
          </table:table-cell>
          <table:table-cell table:formula="of:=([.D81]-[.D80])*17875" office:value-type="float" office:value="286.6610175" calcext:value-type="float">
            <text:p>286,6610175</text:p>
          </table:table-cell>
          <table:table-cell/>
          <table:table-cell table:formula="of:=([.C81]-[.D81]*[.$I$2])/[.H81]" office:value-type="float" office:value="0.00235653387670774" calcext:value-type="float">
            <text:p>0,002356533876708</text:p>
          </table:table-cell>
          <table:table-cell/>
        </table:table-row>
        <table:table-row table:style-name="ro1">
          <table:table-cell table:formula="of:=[.A81]+1/17875" office:value-type="float" office:value="0.00447552447552448" calcext:value-type="float">
            <text:p>0,004475524475524</text:p>
          </table:table-cell>
          <table:table-cell table:formula="of:=[.D82]*50" office:value-type="float" office:value="151.902771" calcext:value-type="float">
            <text:p>151,902771</text:p>
          </table:table-cell>
          <table:table-cell office:value-type="float" office:value="271.004639" calcext:value-type="float">
            <text:p>271,004639</text:p>
          </table:table-cell>
          <table:table-cell office:value-type="float" office:value="3.03805542" calcext:value-type="float">
            <text:p>3,03805542</text:p>
          </table:table-cell>
          <table:table-cell/>
          <table:table-cell table:formula="of:=[.F81]+[.C82]*[.D82]" office:value-type="float" office:value="23931.880260511" calcext:value-type="float">
            <text:p>23931,880260511</text:p>
          </table:table-cell>
          <table:table-cell table:formula="of:=[.G81]+[.D82]^2" office:value-type="float" office:value="228.769204655157" calcext:value-type="float">
            <text:p>228,769204655157</text:p>
          </table:table-cell>
          <table:table-cell table:formula="of:=([.D82]-[.D81])*17875" office:value-type="float" office:value="257.749634999998" calcext:value-type="float">
            <text:p>257,749634999998</text:p>
          </table:table-cell>
          <table:table-cell/>
          <table:table-cell table:formula="of:=([.C82]-[.D82]*[.$I$2])/[.H82]" office:value-type="float" office:value="-0.000503805194371325" calcext:value-type="float">
            <text:p>-0,000503805194371</text:p>
          </table:table-cell>
          <table:table-cell/>
        </table:table-row>
        <table:table-row table:style-name="ro1">
          <table:table-cell table:formula="of:=[.A82]+1/17875" office:value-type="float" office:value="0.00453146853146853" calcext:value-type="float">
            <text:p>0,004531468531469</text:p>
          </table:table-cell>
          <table:table-cell table:formula="of:=[.D83]*50" office:value-type="float" office:value="152.544403" calcext:value-type="float">
            <text:p>152,544403</text:p>
          </table:table-cell>
          <table:table-cell office:value-type="float" office:value="271.326691" calcext:value-type="float">
            <text:p>271,326691</text:p>
          </table:table-cell>
          <table:table-cell office:value-type="float" office:value="3.05088806" calcext:value-type="float">
            <text:p>3,05088806</text:p>
          </table:table-cell>
          <table:table-cell/>
          <table:table-cell table:formula="of:=[.F82]+[.C83]*[.D83]" office:value-type="float" office:value="24759.6676224422" calcext:value-type="float">
            <text:p>24759,6676224422</text:p>
          </table:table-cell>
          <table:table-cell table:formula="of:=[.G82]+[.D83]^2" office:value-type="float" office:value="238.077122609808" calcext:value-type="float">
            <text:p>238,077122609808</text:p>
          </table:table-cell>
          <table:table-cell table:formula="of:=([.D83]-[.D82])*17875" office:value-type="float" office:value="229.383440000001" calcext:value-type="float">
            <text:p>229,383440000001</text:p>
          </table:table-cell>
          <table:table-cell/>
          <table:table-cell table:formula="of:=([.C83]-[.D83]*[.$I$2])/[.H83]" office:value-type="float" office:value="-0.0041549043021257" calcext:value-type="float">
            <text:p>-0,004154904302126</text:p>
          </table:table-cell>
          <table:table-cell/>
        </table:table-row>
        <table:table-row table:style-name="ro1">
          <table:table-cell table:formula="of:=[.A83]+1/17875" office:value-type="float" office:value="0.00458741258741259" calcext:value-type="float">
            <text:p>0,004587412587413</text:p>
          </table:table-cell>
          <table:table-cell table:formula="of:=[.D84]*50" office:value-type="float" office:value="153.1051635" calcext:value-type="float">
            <text:p>153,1051635</text:p>
          </table:table-cell>
          <table:table-cell office:value-type="float" office:value="271.648743" calcext:value-type="float">
            <text:p>271,648743</text:p>
          </table:table-cell>
          <table:table-cell office:value-type="float" office:value="3.06210327" calcext:value-type="float">
            <text:p>3,06210327</text:p>
          </table:table-cell>
          <table:table-cell/>
          <table:table-cell table:formula="of:=[.F83]+[.C84]*[.D84]" office:value-type="float" office:value="25591.4841266739" calcext:value-type="float">
            <text:p>25591,4841266739</text:p>
          </table:table-cell>
          <table:table-cell table:formula="of:=[.G83]+[.D84]^2" office:value-type="float" office:value="247.453599045952" calcext:value-type="float">
            <text:p>247,453599045952</text:p>
          </table:table-cell>
          <table:table-cell table:formula="of:=([.D84]-[.D83])*17875" office:value-type="float" office:value="200.471878750001" calcext:value-type="float">
            <text:p>200,471878750001</text:p>
          </table:table-cell>
          <table:table-cell/>
          <table:table-cell table:formula="of:=([.C84]-[.D84]*[.$I$2])/[.H84]" office:value-type="float" office:value="-0.00814043158585139" calcext:value-type="float">
            <text:p>-0,008140431585851</text:p>
          </table:table-cell>
          <table:table-cell/>
        </table:table-row>
        <table:table-row table:style-name="ro1">
          <table:table-cell table:formula="of:=[.A84]+1/17875" office:value-type="float" office:value="0.00464335664335664" calcext:value-type="float">
            <text:p>0,004643356643357</text:p>
          </table:table-cell>
          <table:table-cell table:formula="of:=[.D85]*50" office:value-type="float" office:value="153.5064695" calcext:value-type="float">
            <text:p>153,5064695</text:p>
          </table:table-cell>
          <table:table-cell office:value-type="float" office:value="271.811279" calcext:value-type="float">
            <text:p>271,811279</text:p>
          </table:table-cell>
          <table:table-cell office:value-type="float" office:value="3.07012939" calcext:value-type="float">
            <text:p>3,07012939</text:p>
          </table:table-cell>
          <table:table-cell/>
          <table:table-cell table:formula="of:=[.F84]+[.C85]*[.D85]" office:value-type="float" office:value="26425.9799228653" calcext:value-type="float">
            <text:p>26425,9799228653</text:p>
          </table:table-cell>
          <table:table-cell table:formula="of:=[.G84]+[.D85]^2" office:value-type="float" office:value="256.879293517294" calcext:value-type="float">
            <text:p>256,879293517294</text:p>
          </table:table-cell>
          <table:table-cell table:formula="of:=([.D85]-[.D84])*17875" office:value-type="float" office:value="143.466894999997" calcext:value-type="float">
            <text:p>143,466894999997</text:p>
          </table:table-cell>
          <table:table-cell/>
          <table:table-cell table:formula="of:=([.C85]-[.D85]*[.$I$2])/[.H85]" office:value-type="float" office:value="-0.0152348125280524" calcext:value-type="float">
            <text:p>-0,015234812528053</text:p>
          </table:table-cell>
          <table:table-cell/>
        </table:table-row>
        <table:table-row table:style-name="ro1">
          <table:table-cell table:formula="of:=[.A85]+1/17875" office:value-type="float" office:value="0.0046993006993007" calcext:value-type="float">
            <text:p>0,004699300699301</text:p>
          </table:table-cell>
          <table:table-cell table:formula="of:=[.D86]*50" office:value-type="float" office:value="154.147339" calcext:value-type="float">
            <text:p>154,147339</text:p>
          </table:table-cell>
          <table:table-cell office:value-type="float" office:value="272.133301" calcext:value-type="float">
            <text:p>272,133301</text:p>
          </table:table-cell>
          <table:table-cell office:value-type="float" office:value="3.08294678" calcext:value-type="float">
            <text:p>3,08294678</text:p>
          </table:table-cell>
          <table:table-cell/>
          <table:table-cell table:formula="of:=[.F85]+[.C86]*[.D86]" office:value-type="float" office:value="27264.952406914" calcext:value-type="float">
            <text:p>27264,952406914</text:p>
          </table:table-cell>
          <table:table-cell table:formula="of:=[.G85]+[.D86]^2" office:value-type="float" office:value="266.383854365607" calcext:value-type="float">
            <text:p>266,383854365607</text:p>
          </table:table-cell>
          <table:table-cell table:formula="of:=([.D86]-[.D85])*17875" office:value-type="float" office:value="229.110846249999" calcext:value-type="float">
            <text:p>229,110846249999</text:p>
          </table:table-cell>
          <table:table-cell/>
          <table:table-cell table:formula="of:=([.C86]-[.D86]*[.$I$2])/[.H86]" office:value-type="float" office:value="-0.0131271431831304" calcext:value-type="float">
            <text:p>-0,013127143183131</text:p>
          </table:table-cell>
          <table:table-cell/>
        </table:table-row>
        <table:table-row table:style-name="ro1">
          <table:table-cell table:formula="of:=[.A86]+1/17875" office:value-type="float" office:value="0.00475524475524476" calcext:value-type="float">
            <text:p>0,004755244755245</text:p>
          </table:table-cell>
          <table:table-cell table:formula="of:=[.D87]*50" office:value-type="float" office:value="154.4677735" calcext:value-type="float">
            <text:p>154,4677735</text:p>
          </table:table-cell>
          <table:table-cell office:value-type="float" office:value="272.455353" calcext:value-type="float">
            <text:p>272,455353</text:p>
          </table:table-cell>
          <table:table-cell office:value-type="float" office:value="3.08935547" calcext:value-type="float">
            <text:p>3,08935547</text:p>
          </table:table-cell>
          <table:table-cell/>
          <table:table-cell table:formula="of:=[.F86]+[.C87]*[.D87]" office:value-type="float" office:value="28106.6638420354" calcext:value-type="float">
            <text:p>28106,6638420354</text:p>
          </table:table-cell>
          <table:table-cell table:formula="of:=[.G86]+[.D87]^2" office:value-type="float" office:value="275.927971585626" calcext:value-type="float">
            <text:p>275,927971585626</text:p>
          </table:table-cell>
          <table:table-cell table:formula="of:=([.D87]-[.D86])*17875" office:value-type="float" office:value="114.555333750004" calcext:value-type="float">
            <text:p>114,555333750004</text:p>
          </table:table-cell>
          <table:table-cell/>
          <table:table-cell table:formula="of:=([.C87]-[.D87]*[.$I$2])/[.H87]" office:value-type="float" office:value="-0.0284357711490151" calcext:value-type="float">
            <text:p>-0,028435771149015</text:p>
          </table:table-cell>
          <table:table-cell/>
        </table:table-row>
        <table:table-row table:style-name="ro1">
          <table:table-cell table:formula="of:=[.A87]+1/17875" office:value-type="float" office:value="0.00481118881118881" calcext:value-type="float">
            <text:p>0,004811188811189</text:p>
          </table:table-cell>
          <table:table-cell table:formula="of:=[.D88]*50" office:value-type="float" office:value="154.949188" calcext:value-type="float">
            <text:p>154,949188</text:p>
          </table:table-cell>
          <table:table-cell office:value-type="float" office:value="272.455353" calcext:value-type="float">
            <text:p>272,455353</text:p>
          </table:table-cell>
          <table:table-cell office:value-type="float" office:value="3.09898376" calcext:value-type="float">
            <text:p>3,09898376</text:p>
          </table:table-cell>
          <table:table-cell/>
          <table:table-cell table:formula="of:=[.F87]+[.C88]*[.D88]" office:value-type="float" office:value="28950.9985563074" calcext:value-type="float">
            <text:p>28950,9985563074</text:p>
          </table:table-cell>
          <table:table-cell table:formula="of:=[.G87]+[.D88]^2" office:value-type="float" office:value="285.531671930369" calcext:value-type="float">
            <text:p>285,531671930369</text:p>
          </table:table-cell>
          <table:table-cell table:formula="of:=([.D88]-[.D87])*17875" office:value-type="float" office:value="172.105683749996" calcext:value-type="float">
            <text:p>172,105683749996</text:p>
          </table:table-cell>
          <table:table-cell/>
          <table:table-cell table:formula="of:=([.C88]-[.D88]*[.$I$2])/[.H88]" office:value-type="float" office:value="-0.0239199320427723" calcext:value-type="float">
            <text:p>-0,023919932042772</text:p>
          </table:table-cell>
          <table:table-cell/>
        </table:table-row>
        <table:table-row table:style-name="ro1">
          <table:table-cell table:formula="of:=[.A88]+1/17875" office:value-type="float" office:value="0.00486713286713287" calcext:value-type="float">
            <text:p>0,004867132867133</text:p>
          </table:table-cell>
          <table:table-cell table:formula="of:=[.D89]*50" office:value-type="float" office:value="155.189514" calcext:value-type="float">
            <text:p>155,189514</text:p>
          </table:table-cell>
          <table:table-cell office:value-type="float" office:value="272.777405" calcext:value-type="float">
            <text:p>272,777405</text:p>
          </table:table-cell>
          <table:table-cell office:value-type="float" office:value="3.10379028" calcext:value-type="float">
            <text:p>3,10379028</text:p>
          </table:table-cell>
          <table:table-cell/>
          <table:table-cell table:formula="of:=[.F88]+[.C89]*[.D89]" office:value-type="float" office:value="29797.6424145501" calcext:value-type="float">
            <text:p>29797,6424145501</text:p>
          </table:table-cell>
          <table:table-cell table:formula="of:=[.G88]+[.D89]^2" office:value-type="float" office:value="295.165186032592" calcext:value-type="float">
            <text:p>295,165186032592</text:p>
          </table:table-cell>
          <table:table-cell table:formula="of:=([.D89]-[.D88])*17875" office:value-type="float" office:value="85.9165450000046" calcext:value-type="float">
            <text:p>85,9165450000046</text:p>
          </table:table-cell>
          <table:table-cell/>
          <table:table-cell table:formula="of:=([.C89]-[.D89]*[.$I$2])/[.H89]" office:value-type="float" office:value="-0.049160115327629" calcext:value-type="float">
            <text:p>-0,049160115327629</text:p>
          </table:table-cell>
          <table:table-cell/>
        </table:table-row>
        <table:table-row table:style-name="ro1">
          <table:table-cell table:formula="of:=[.A89]+1/17875" office:value-type="float" office:value="0.00492307692307693" calcext:value-type="float">
            <text:p>0,004923076923077</text:p>
          </table:table-cell>
          <table:table-cell table:formula="of:=[.D90]*50" office:value-type="float" office:value="155.42984" calcext:value-type="float">
            <text:p>155,42984</text:p>
          </table:table-cell>
          <table:table-cell office:value-type="float" office:value="273.099426" calcext:value-type="float">
            <text:p>273,099426</text:p>
          </table:table-cell>
          <table:table-cell office:value-type="float" office:value="3.1085968" calcext:value-type="float">
            <text:p>3,1085968</text:p>
          </table:table-cell>
          <table:table-cell/>
          <table:table-cell table:formula="of:=[.F89]+[.C90]*[.D90]" office:value-type="float" office:value="30646.5984162955" calcext:value-type="float">
            <text:p>30646,5984162955</text:p>
          </table:table-cell>
          <table:table-cell table:formula="of:=[.G89]+[.D90]^2" office:value-type="float" office:value="304.828560097562" calcext:value-type="float">
            <text:p>304,828560097562</text:p>
          </table:table-cell>
          <table:table-cell table:formula="of:=([.D90]-[.D89])*17875" office:value-type="float" office:value="85.9165449999967" calcext:value-type="float">
            <text:p>85,9165449999967</text:p>
          </table:table-cell>
          <table:table-cell/>
          <table:table-cell table:formula="of:=([.C90]-[.D90]*[.$I$2])/[.H90]" office:value-type="float" office:value="-0.0504048348549013" calcext:value-type="float">
            <text:p>-0,050404834854901</text:p>
          </table:table-cell>
          <table:table-cell/>
        </table:table-row>
        <table:table-row table:style-name="ro1">
          <table:table-cell table:formula="of:=[.A90]+1/17875" office:value-type="float" office:value="0.00497902097902098" calcext:value-type="float">
            <text:p>0,004979020979021</text:p>
          </table:table-cell>
          <table:table-cell table:formula="of:=[.D91]*50" office:value-type="float" office:value="155.5099485" calcext:value-type="float">
            <text:p>155,5099485</text:p>
          </table:table-cell>
          <table:table-cell office:value-type="float" office:value="273.099426" calcext:value-type="float">
            <text:p>273,099426</text:p>
          </table:table-cell>
          <table:table-cell office:value-type="float" office:value="3.11019897" calcext:value-type="float">
            <text:p>3,11019897</text:p>
          </table:table-cell>
          <table:table-cell/>
          <table:table-cell table:formula="of:=[.F90]+[.C91]*[.D91]" office:value-type="float" office:value="31495.9919697483" calcext:value-type="float">
            <text:p>31495,9919697483</text:p>
          </table:table-cell>
          <table:table-cell table:formula="of:=[.G90]+[.D91]^2" office:value-type="float" office:value="314.501897730551" calcext:value-type="float">
            <text:p>314,501897730551</text:p>
          </table:table-cell>
          <table:table-cell table:formula="of:=([.D91]-[.D90])*17875" office:value-type="float" office:value="28.6387887499993" calcext:value-type="float">
            <text:p>28,6387887499993</text:p>
          </table:table-cell>
          <table:table-cell/>
          <table:table-cell table:formula="of:=([.C91]-[.D91]*[.$I$2])/[.H91]" office:value-type="float" office:value="-0.156207606078803" calcext:value-type="float">
            <text:p>-0,156207606078803</text:p>
          </table:table-cell>
          <table:table-cell/>
        </table:table-row>
        <table:table-row table:style-name="ro1">
          <table:table-cell table:formula="of:=[.A91]+1/17875" office:value-type="float" office:value="0.00503496503496504" calcext:value-type="float">
            <text:p>0,005034965034965</text:p>
          </table:table-cell>
          <table:table-cell table:formula="of:=[.D92]*50" office:value-type="float" office:value="155.7502745" calcext:value-type="float">
            <text:p>155,7502745</text:p>
          </table:table-cell>
          <table:table-cell office:value-type="float" office:value="273.261963" calcext:value-type="float">
            <text:p>273,261963</text:p>
          </table:table-cell>
          <table:table-cell office:value-type="float" office:value="3.11500549" calcext:value-type="float">
            <text:p>3,11500549</text:p>
          </table:table-cell>
          <table:table-cell/>
          <table:table-cell table:formula="of:=[.F91]+[.C92]*[.D92]" office:value-type="float" office:value="32347.2044847015" calcext:value-type="float">
            <text:p>32347,2044847015</text:p>
          </table:table-cell>
          <table:table-cell table:formula="of:=[.G91]+[.D92]^2" office:value-type="float" office:value="324.205156933281" calcext:value-type="float">
            <text:p>324,205156933281</text:p>
          </table:table-cell>
          <table:table-cell table:formula="of:=([.D92]-[.D91])*17875" office:value-type="float" office:value="85.9165450000046" calcext:value-type="float">
            <text:p>85,9165450000046</text:p>
          </table:table-cell>
          <table:table-cell/>
          <table:table-cell table:formula="of:=([.C92]-[.D92]*[.$I$2])/[.H92]" office:value-type="float" office:value="-0.0551700796733689" calcext:value-type="float">
            <text:p>-0,055170079673369</text:p>
          </table:table-cell>
          <table:table-cell/>
        </table:table-row>
        <table:table-row table:style-name="ro1">
          <table:table-cell table:formula="of:=[.A92]+1/17875" office:value-type="float" office:value="0.00509090909090909" calcext:value-type="float">
            <text:p>0,005090909090909</text:p>
          </table:table-cell>
          <table:table-cell table:formula="of:=[.D93]*50" office:value-type="float" office:value="155.911255" calcext:value-type="float">
            <text:p>155,911255</text:p>
          </table:table-cell>
          <table:table-cell office:value-type="float" office:value="273.421448" calcext:value-type="float">
            <text:p>273,421448</text:p>
          </table:table-cell>
          <table:table-cell office:value-type="float" office:value="3.1182251" calcext:value-type="float">
            <text:p>3,1182251</text:p>
          </table:table-cell>
          <table:table-cell/>
          <table:table-cell table:formula="of:=[.F92]+[.C93]*[.D93]" office:value-type="float" office:value="33199.7941067334" calcext:value-type="float">
            <text:p>33199,7941067334</text:p>
          </table:table-cell>
          <table:table-cell table:formula="of:=[.G92]+[.D93]^2" office:value-type="float" office:value="333.928484707551" calcext:value-type="float">
            <text:p>333,928484707551</text:p>
          </table:table-cell>
          <table:table-cell table:formula="of:=([.D93]-[.D92])*17875" office:value-type="float" office:value="57.5505287499987" calcext:value-type="float">
            <text:p>57,5505287499987</text:p>
          </table:table-cell>
          <table:table-cell/>
          <table:table-cell table:formula="of:=([.C93]-[.D93]*[.$I$2])/[.H93]" office:value-type="float" office:value="-0.0845843689933074" calcext:value-type="float">
            <text:p>-0,084584368993308</text:p>
          </table:table-cell>
          <table:table-cell/>
        </table:table-row>
        <table:table-row table:style-name="ro1">
          <table:table-cell table:formula="of:=[.A93]+1/17875" office:value-type="float" office:value="0.00514685314685315" calcext:value-type="float">
            <text:p>0,005146853146853</text:p>
          </table:table-cell>
          <table:table-cell table:formula="of:=[.D94]*50" office:value-type="float" office:value="156.071472" calcext:value-type="float">
            <text:p>156,071472</text:p>
          </table:table-cell>
          <table:table-cell office:value-type="float" office:value="273.584015" calcext:value-type="float">
            <text:p>273,584015</text:p>
          </table:table-cell>
          <table:table-cell office:value-type="float" office:value="3.12142944" calcext:value-type="float">
            <text:p>3,12142944</text:p>
          </table:table-cell>
          <table:table-cell/>
          <table:table-cell table:formula="of:=[.F93]+[.C94]*[.D94]" office:value-type="float" office:value="34053.7673054678" calcext:value-type="float">
            <text:p>34053,7673054678</text:p>
          </table:table-cell>
          <table:table-cell table:formula="of:=[.G93]+[.D94]^2" office:value-type="float" office:value="343.67180645645" calcext:value-type="float">
            <text:p>343,67180645645</text:p>
          </table:table-cell>
          <table:table-cell table:formula="of:=([.D94]-[.D93])*17875" office:value-type="float" office:value="57.2775774999985" calcext:value-type="float">
            <text:p>57,2775774999985</text:p>
          </table:table-cell>
          <table:table-cell/>
          <table:table-cell table:formula="of:=([.C94]-[.D94]*[.$I$2])/[.H94]" office:value-type="float" office:value="-0.0871420041945856" calcext:value-type="float">
            <text:p>-0,087142004194586</text:p>
          </table:table-cell>
          <table:table-cell/>
        </table:table-row>
        <table:table-row table:style-name="ro1">
          <table:table-cell table:formula="of:=[.A94]+1/17875" office:value-type="float" office:value="0.00520279720279721" calcext:value-type="float">
            <text:p>0,005202797202797</text:p>
          </table:table-cell>
          <table:table-cell table:formula="of:=[.D95]*50" office:value-type="float" office:value="156.8725585" calcext:value-type="float">
            <text:p>156,8725585</text:p>
          </table:table-cell>
          <table:table-cell office:value-type="float" office:value="273.7435" calcext:value-type="float">
            <text:p>273,7435</text:p>
          </table:table-cell>
          <table:table-cell office:value-type="float" office:value="3.13745117" calcext:value-type="float">
            <text:p>3,13745117</text:p>
          </table:table-cell>
          <table:table-cell/>
          <table:table-cell table:formula="of:=[.F94]+[.C95]*[.D95]" office:value-type="float" office:value="34912.6241698227" calcext:value-type="float">
            <text:p>34912,6241698227</text:p>
          </table:table-cell>
          <table:table-cell table:formula="of:=[.G94]+[.D95]^2" office:value-type="float" office:value="353.515406300584" calcext:value-type="float">
            <text:p>353,515406300584</text:p>
          </table:table-cell>
          <table:table-cell table:formula="of:=([.D95]-[.D94])*17875" office:value-type="float" office:value="286.388423749997" calcext:value-type="float">
            <text:p>286,388423749997</text:p>
          </table:table-cell>
          <table:table-cell/>
          <table:table-cell table:formula="of:=([.C95]-[.D95]*[.$I$2])/[.H95]" office:value-type="float" office:value="-0.0218642715728718" calcext:value-type="float">
            <text:p>-0,021864271572872</text:p>
          </table:table-cell>
          <table:table-cell/>
        </table:table-row>
        <table:table-row table:style-name="ro1">
          <table:table-cell table:formula="of:=[.A95]+1/17875" office:value-type="float" office:value="0.00525874125874126" calcext:value-type="float">
            <text:p>0,005258741258741</text:p>
          </table:table-cell>
          <table:table-cell table:formula="of:=[.D96]*50" office:value-type="float" office:value="157.834625" calcext:value-type="float">
            <text:p>157,834625</text:p>
          </table:table-cell>
          <table:table-cell office:value-type="float" office:value="273.906067" calcext:value-type="float">
            <text:p>273,906067</text:p>
          </table:table-cell>
          <table:table-cell office:value-type="float" office:value="3.1566925" calcext:value-type="float">
            <text:p>3,1566925</text:p>
          </table:table-cell>
          <table:table-cell/>
          <table:table-cell table:formula="of:=[.F95]+[.C96]*[.D96]" office:value-type="float" office:value="35777.2613972261" calcext:value-type="float">
            <text:p>35777,2613972261</text:p>
          </table:table-cell>
          <table:table-cell table:formula="of:=[.G95]+[.D96]^2" office:value-type="float" office:value="363.480113840141" calcext:value-type="float">
            <text:p>363,480113840141</text:p>
          </table:table-cell>
          <table:table-cell table:formula="of:=([.D96]-[.D95])*17875" office:value-type="float" office:value="343.938773750005" calcext:value-type="float">
            <text:p>343,938773750005</text:p>
          </table:table-cell>
          <table:table-cell/>
          <table:table-cell table:formula="of:=([.C96]-[.D96]*[.$I$2])/[.H96]" office:value-type="float" office:value="-0.0227259061099413" calcext:value-type="float">
            <text:p>-0,022725906109941</text:p>
          </table:table-cell>
          <table:table-cell/>
        </table:table-row>
        <table:table-row table:style-name="ro1">
          <table:table-cell table:formula="of:=[.A96]+1/17875" office:value-type="float" office:value="0.00531468531468532" calcext:value-type="float">
            <text:p>0,005314685314685</text:p>
          </table:table-cell>
          <table:table-cell table:formula="of:=[.D97]*50" office:value-type="float" office:value="158.3961485" calcext:value-type="float">
            <text:p>158,3961485</text:p>
          </table:table-cell>
          <table:table-cell office:value-type="float" office:value="274.065552" calcext:value-type="float">
            <text:p>274,065552</text:p>
          </table:table-cell>
          <table:table-cell office:value-type="float" office:value="3.16792297" calcext:value-type="float">
            <text:p>3,16792297</text:p>
          </table:table-cell>
          <table:table-cell/>
          <table:table-cell table:formula="of:=[.F96]+[.C97]*[.D97]" office:value-type="float" office:value="36645.4799546926" calcext:value-type="float">
            <text:p>36645,4799546926</text:p>
          </table:table-cell>
          <table:table-cell table:formula="of:=[.G96]+[.D97]^2" office:value-type="float" office:value="373.515849783994" calcext:value-type="float">
            <text:p>373,515849783994</text:p>
          </table:table-cell>
          <table:table-cell table:formula="of:=([.D97]-[.D96])*17875" office:value-type="float" office:value="200.744651250002" calcext:value-type="float">
            <text:p>200,744651250002</text:p>
          </table:table-cell>
          <table:table-cell/>
          <table:table-cell table:formula="of:=([.C97]-[.D97]*[.$I$2])/[.H97]" office:value-type="float" office:value="-0.0431349502615329" calcext:value-type="float">
            <text:p>-0,043134950261533</text:p>
          </table:table-cell>
          <table:table-cell/>
        </table:table-row>
        <table:table-row table:style-name="ro1">
          <table:table-cell table:formula="of:=[.A97]+1/17875" office:value-type="float" office:value="0.00537062937062938" calcext:value-type="float">
            <text:p>0,005370629370629</text:p>
          </table:table-cell>
          <table:table-cell table:formula="of:=[.D98]*50" office:value-type="float" office:value="159.197235" calcext:value-type="float">
            <text:p>159,197235</text:p>
          </table:table-cell>
          <table:table-cell office:value-type="float" office:value="274.228088" calcext:value-type="float">
            <text:p>274,228088</text:p>
          </table:table-cell>
          <table:table-cell office:value-type="float" office:value="3.1839447" calcext:value-type="float">
            <text:p>3,1839447</text:p>
          </table:table-cell>
          <table:table-cell/>
          <table:table-cell table:formula="of:=[.F97]+[.C98]*[.D98]" office:value-type="float" office:value="37518.6070220714" calcext:value-type="float">
            <text:p>37518,6070220714</text:p>
          </table:table-cell>
          <table:table-cell table:formula="of:=[.G97]+[.D98]^2" office:value-type="float" office:value="383.653353636652" calcext:value-type="float">
            <text:p>383,653353636652</text:p>
          </table:table-cell>
          <table:table-cell table:formula="of:=([.D98]-[.D97])*17875" office:value-type="float" office:value="286.388423749997" calcext:value-type="float">
            <text:p>286,388423749997</text:p>
          </table:table-cell>
          <table:table-cell/>
          <table:table-cell table:formula="of:=([.C98]-[.D98]*[.$I$2])/[.H98]" office:value-type="float" office:value="-0.0346607966564979" calcext:value-type="float">
            <text:p>-0,034660796656498</text:p>
          </table:table-cell>
          <table:table-cell/>
        </table:table-row>
        <table:table-row table:style-name="ro1">
          <table:table-cell table:formula="of:=[.A98]+1/17875" office:value-type="float" office:value="0.00542657342657343" calcext:value-type="float">
            <text:p>0,005426573426573</text:p>
          </table:table-cell>
          <table:table-cell table:formula="of:=[.D99]*50" office:value-type="float" office:value="159.918976" calcext:value-type="float">
            <text:p>159,918976</text:p>
          </table:table-cell>
          <table:table-cell office:value-type="float" office:value="274.065552" calcext:value-type="float">
            <text:p>274,065552</text:p>
          </table:table-cell>
          <table:table-cell office:value-type="float" office:value="3.19837952" calcext:value-type="float">
            <text:p>3,19837952</text:p>
          </table:table-cell>
          <table:table-cell/>
          <table:table-cell table:formula="of:=[.F98]+[.C99]*[.D99]" office:value-type="float" office:value="38395.1726707257" calcext:value-type="float">
            <text:p>38395,1726707257</text:p>
          </table:table-cell>
          <table:table-cell table:formula="of:=[.G98]+[.D99]^2" office:value-type="float" office:value="393.882985190608" calcext:value-type="float">
            <text:p>393,882985190608</text:p>
          </table:table-cell>
          <table:table-cell table:formula="of:=([.D99]-[.D98])*17875" office:value-type="float" office:value="258.022407499999" calcext:value-type="float">
            <text:p>258,022407499999</text:p>
          </table:table-cell>
          <table:table-cell/>
          <table:table-cell table:formula="of:=([.C99]-[.D99]*[.$I$2])/[.H99]" office:value-type="float" office:value="-0.0440939914072067" calcext:value-type="float">
            <text:p>-0,044093991407207</text:p>
          </table:table-cell>
          <table:table-cell/>
        </table:table-row>
        <table:table-row table:style-name="ro1">
          <table:table-cell table:formula="of:=[.A99]+1/17875" office:value-type="float" office:value="0.00548251748251749" calcext:value-type="float">
            <text:p>0,005482517482517</text:p>
          </table:table-cell>
          <table:table-cell table:formula="of:=[.D100]*50" office:value-type="float" office:value="160.319519" calcext:value-type="float">
            <text:p>160,319519</text:p>
          </table:table-cell>
          <table:table-cell office:value-type="float" office:value="274.387573" calcext:value-type="float">
            <text:p>274,387573</text:p>
          </table:table-cell>
          <table:table-cell office:value-type="float" office:value="3.20639038" calcext:value-type="float">
            <text:p>3,20639038</text:p>
          </table:table-cell>
          <table:table-cell/>
          <table:table-cell table:formula="of:=[.F99]+[.C100]*[.D100]" office:value-type="float" office:value="39274.9663451844" calcext:value-type="float">
            <text:p>39274,9663451844</text:p>
          </table:table-cell>
          <table:table-cell table:formula="of:=[.G99]+[.D100]^2" office:value-type="float" office:value="404.163924459564" calcext:value-type="float">
            <text:p>404,163924459564</text:p>
          </table:table-cell>
          <table:table-cell table:formula="of:=([.D100]-[.D99])*17875" office:value-type="float" office:value="143.194122500003" calcext:value-type="float">
            <text:p>143,194122500003</text:p>
          </table:table-cell>
          <table:table-cell/>
          <table:table-cell table:formula="of:=([.C100]-[.D100]*[.$I$2])/[.H100]" office:value-type="float" office:value="-0.0821971904584224" calcext:value-type="float">
            <text:p>-0,082197190458423</text:p>
          </table:table-cell>
          <table:table-cell/>
        </table:table-row>
        <table:table-row table:style-name="ro1">
          <table:table-cell table:formula="of:=[.A100]+1/17875" office:value-type="float" office:value="0.00553846153846154" calcext:value-type="float">
            <text:p>0,005538461538462</text:p>
          </table:table-cell>
          <table:table-cell table:formula="of:=[.D101]*50" office:value-type="float" office:value="160.559845" calcext:value-type="float">
            <text:p>160,559845</text:p>
          </table:table-cell>
          <table:table-cell office:value-type="float" office:value="274.387573" calcext:value-type="float">
            <text:p>274,387573</text:p>
          </table:table-cell>
          <table:table-cell office:value-type="float" office:value="3.2111969" calcext:value-type="float">
            <text:p>3,2111969</text:p>
          </table:table-cell>
          <table:table-cell/>
          <table:table-cell table:formula="of:=[.F100]+[.C101]*[.D101]" office:value-type="float" office:value="40156.0788690005" calcext:value-type="float">
            <text:p>40156,0788690005</text:p>
          </table:table-cell>
          <table:table-cell table:formula="of:=[.G100]+[.D101]^2" office:value-type="float" office:value="414.475709990134" calcext:value-type="float">
            <text:p>414,475709990134</text:p>
          </table:table-cell>
          <table:table-cell table:formula="of:=([.D101]-[.D100])*17875" office:value-type="float" office:value="85.9165449999967" calcext:value-type="float">
            <text:p>85,9165449999967</text:p>
          </table:table-cell>
          <table:table-cell/>
          <table:table-cell table:formula="of:=([.C101]-[.D101]*[.$I$2])/[.H101]" office:value-type="float" office:value="-0.141987990333373" calcext:value-type="float">
            <text:p>-0,141987990333373</text:p>
          </table:table-cell>
          <table:table-cell/>
        </table:table-row>
        <table:table-row table:style-name="ro1">
          <table:table-cell table:formula="of:=[.A101]+1/17875" office:value-type="float" office:value="0.0055944055944056" calcext:value-type="float">
            <text:p>0,005594405594406</text:p>
          </table:table-cell>
          <table:table-cell table:formula="of:=[.D102]*50" office:value-type="float" office:value="160.6407165" calcext:value-type="float">
            <text:p>160,6407165</text:p>
          </table:table-cell>
          <table:table-cell office:value-type="float" office:value="274.387573" calcext:value-type="float">
            <text:p>274,387573</text:p>
          </table:table-cell>
          <table:table-cell office:value-type="float" office:value="3.21281433" calcext:value-type="float">
            <text:p>3,21281433</text:p>
          </table:table-cell>
          <table:table-cell/>
          <table:table-cell table:formula="of:=[.F101]+[.C102]*[.D102]" office:value-type="float" office:value="41037.6351955089" calcext:value-type="float">
            <text:p>41037,6351955089</text:p>
          </table:table-cell>
          <table:table-cell table:formula="of:=[.G101]+[.D102]^2" office:value-type="float" office:value="424.797885909187" calcext:value-type="float">
            <text:p>424,797885909187</text:p>
          </table:table-cell>
          <table:table-cell table:formula="of:=([.D102]-[.D101])*17875" office:value-type="float" office:value="28.9115612500005" calcext:value-type="float">
            <text:p>28,9115612500005</text:p>
          </table:table-cell>
          <table:table-cell/>
          <table:table-cell table:formula="of:=([.C102]-[.D102]*[.$I$2])/[.H102]" office:value-type="float" office:value="-0.426938784757223" calcext:value-type="float">
            <text:p>-0,426938784757223</text:p>
          </table:table-cell>
          <table:table-cell/>
        </table:table-row>
        <table:table-row table:style-name="ro1">
          <table:table-cell table:formula="of:=[.A102]+1/17875" office:value-type="float" office:value="0.00565034965034966" calcext:value-type="float">
            <text:p>0,00565034965035</text:p>
          </table:table-cell>
          <table:table-cell table:formula="of:=[.D103]*50" office:value-type="float" office:value="160.800934" calcext:value-type="float">
            <text:p>160,800934</text:p>
          </table:table-cell>
          <table:table-cell office:value-type="float" office:value="274.55011" calcext:value-type="float">
            <text:p>274,55011</text:p>
          </table:table-cell>
          <table:table-cell office:value-type="float" office:value="3.21601868" calcext:value-type="float">
            <text:p>3,21601868</text:p>
          </table:table-cell>
          <table:table-cell/>
          <table:table-cell table:formula="of:=[.F102]+[.C103]*[.D103]" office:value-type="float" office:value="41920.5934778649" calcext:value-type="float">
            <text:p>41920,5934778649</text:p>
          </table:table-cell>
          <table:table-cell table:formula="of:=[.G102]+[.D103]^2" office:value-type="float" office:value="435.140662059296" calcext:value-type="float">
            <text:p>435,140662059296</text:p>
          </table:table-cell>
          <table:table-cell table:formula="of:=([.D103]-[.D102])*17875" office:value-type="float" office:value="57.2777562499974" calcext:value-type="float">
            <text:p>57,2777562499974</text:p>
          </table:table-cell>
          <table:table-cell/>
          <table:table-cell table:formula="of:=([.C103]-[.D103]*[.$I$2])/[.H103]" office:value-type="float" office:value="-0.217657015103157" calcext:value-type="float">
            <text:p>-0,217657015103157</text:p>
          </table:table-cell>
          <table:table-cell/>
        </table:table-row>
        <table:table-row table:style-name="ro1">
          <table:table-cell table:formula="of:=[.A103]+1/17875" office:value-type="float" office:value="0.00570629370629371" calcext:value-type="float">
            <text:p>0,005706293706294</text:p>
          </table:table-cell>
          <table:table-cell table:formula="of:=[.D104]*50" office:value-type="float" office:value="160.8535765" calcext:value-type="float">
            <text:p>160,8535765</text:p>
          </table:table-cell>
          <table:table-cell office:value-type="float" office:value="274.528656" calcext:value-type="float">
            <text:p>274,528656</text:p>
          </table:table-cell>
          <table:table-cell office:value-type="float" office:value="3.21707153" calcext:value-type="float">
            <text:p>3,21707153</text:p>
          </table:table-cell>
          <table:table-cell/>
          <table:table-cell table:formula="of:=[.F103]+[.C104]*[.D104]" office:value-type="float" office:value="42803.7718012517" calcext:value-type="float">
            <text:p>42803,7718012517</text:p>
          </table:table-cell>
          <table:table-cell table:formula="of:=[.G103]+[.D104]^2" office:value-type="float" office:value="445.490211288433" calcext:value-type="float">
            <text:p>445,490211288433</text:p>
          </table:table-cell>
          <table:table-cell table:formula="of:=([.D104]-[.D103])*17875" office:value-type="float" office:value="18.8196937500039" calcext:value-type="float">
            <text:p>18,8196937500039</text:p>
          </table:table-cell>
          <table:table-cell/>
          <table:table-cell table:formula="of:=([.C104]-[.D104]*[.$I$2])/[.H104]" office:value-type="float" office:value="-0.668572100318792" calcext:value-type="float">
            <text:p>-0,668572100318792</text:p>
          </table:table-cell>
          <table:table-cell/>
        </table:table-row>
        <table:table-row table:style-name="ro1">
          <table:table-cell table:formula="of:=[.A104]+1/17875" office:value-type="float" office:value="0.00576223776223777" calcext:value-type="float">
            <text:p>0,005762237762238</text:p>
          </table:table-cell>
          <table:table-cell table:formula="of:=[.D105]*50" office:value-type="float" office:value="160.961151" calcext:value-type="float">
            <text:p>160,961151</text:p>
          </table:table-cell>
          <table:table-cell office:value-type="float" office:value="274.709595" calcext:value-type="float">
            <text:p>274,709595</text:p>
          </table:table-cell>
          <table:table-cell office:value-type="float" office:value="3.21922302" calcext:value-type="float">
            <text:p>3,21922302</text:p>
          </table:table-cell>
          <table:table-cell/>
          <table:table-cell table:formula="of:=[.F104]+[.C105]*[.D105]" office:value-type="float" office:value="43688.1232532905" calcext:value-type="float">
            <text:p>43688,1232532905</text:p>
          </table:table-cell>
          <table:table-cell table:formula="of:=[.G104]+[.D105]^2" office:value-type="float" office:value="455.853608140931" calcext:value-type="float">
            <text:p>455,853608140931</text:p>
          </table:table-cell>
          <table:table-cell table:formula="of:=([.D105]-[.D104])*17875" office:value-type="float" office:value="38.4578837499946" calcext:value-type="float">
            <text:p>38,4578837499946</text:p>
          </table:table-cell>
          <table:table-cell/>
          <table:table-cell table:formula="of:=([.C105]-[.D105]*[.$I$2])/[.H105]" office:value-type="float" office:value="-0.327459391116217" calcext:value-type="float">
            <text:p>-0,327459391116217</text:p>
          </table:table-cell>
          <table:table-cell/>
        </table:table-row>
        <table:table-row table:style-name="ro1">
          <table:table-cell table:formula="of:=[.A105]+1/17875" office:value-type="float" office:value="0.00581818181818183" calcext:value-type="float">
            <text:p>0,005818181818182</text:p>
          </table:table-cell>
          <table:table-cell table:formula="of:=[.D106]*50" office:value-type="float" office:value="160.961151" calcext:value-type="float">
            <text:p>160,961151</text:p>
          </table:table-cell>
          <table:table-cell office:value-type="float" office:value="274.872162" calcext:value-type="float">
            <text:p>274,872162</text:p>
          </table:table-cell>
          <table:table-cell office:value-type="float" office:value="3.21922302" calcext:value-type="float">
            <text:p>3,21922302</text:p>
          </table:table-cell>
          <table:table-cell/>
          <table:table-cell table:formula="of:=[.F105]+[.C106]*[.D106]" office:value-type="float" office:value="44572.9980447581" calcext:value-type="float">
            <text:p>44572,9980447581</text:p>
          </table:table-cell>
          <table:table-cell table:formula="of:=[.G105]+[.D106]^2" office:value-type="float" office:value="466.217004993429" calcext:value-type="float">
            <text:p>466,217004993429</text:p>
          </table:table-cell>
          <table:table-cell table:formula="of:=([.D106]-[.D105])*1787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6]+1/17875" office:value-type="float" office:value="0.00587412587412588" calcext:value-type="float">
            <text:p>0,005874125874126</text:p>
          </table:table-cell>
          <table:table-cell table:formula="of:=[.D107]*50" office:value-type="float" office:value="161.04126" calcext:value-type="float">
            <text:p>161,04126</text:p>
          </table:table-cell>
          <table:table-cell office:value-type="float" office:value="275.034729" calcext:value-type="float">
            <text:p>275,034729</text:p>
          </table:table-cell>
          <table:table-cell office:value-type="float" office:value="3.2208252" calcext:value-type="float">
            <text:p>3,2208252</text:p>
          </table:table-cell>
          <table:table-cell/>
          <table:table-cell table:formula="of:=[.F106]+[.C107]*[.D107]" office:value-type="float" office:value="45458.8368307965" calcext:value-type="float">
            <text:p>45458,8368307965</text:p>
          </table:table-cell>
          <table:table-cell table:formula="of:=[.G106]+[.D107]^2" office:value-type="float" office:value="476.590719962384" calcext:value-type="float">
            <text:p>476,590719962384</text:p>
          </table:table-cell>
          <table:table-cell table:formula="of:=([.D107]-[.D106])*17875" office:value-type="float" office:value="28.6389675000061" calcext:value-type="float">
            <text:p>28,6389675000061</text:p>
          </table:table-cell>
          <table:table-cell/>
          <table:table-cell table:formula="of:=([.C107]-[.D107]*[.$I$2])/[.H107]" office:value-type="float" office:value="-0.433369305595772" calcext:value-type="float">
            <text:p>-0,433369305595772</text:p>
          </table:table-cell>
          <table:table-cell/>
        </table:table-row>
        <table:table-row table:style-name="ro1">
          <table:table-cell table:formula="of:=[.A107]+1/17875" office:value-type="float" office:value="0.00593006993006994" calcext:value-type="float">
            <text:p>0,00593006993007</text:p>
          </table:table-cell>
          <table:table-cell table:formula="of:=[.D108]*50" office:value-type="float" office:value="160.773468" calcext:value-type="float">
            <text:p>160,773468</text:p>
          </table:table-cell>
          <table:table-cell office:value-type="float" office:value="274.847626" calcext:value-type="float">
            <text:p>274,847626</text:p>
          </table:table-cell>
          <table:table-cell office:value-type="float" office:value="3.21546936" calcext:value-type="float">
            <text:p>3,21546936</text:p>
          </table:table-cell>
          <table:table-cell/>
          <table:table-cell table:formula="of:=[.F107]+[.C108]*[.D108]" office:value-type="float" office:value="46342.6009508682" calcext:value-type="float">
            <text:p>46342,6009508682</text:p>
          </table:table-cell>
          <table:table-cell table:formula="of:=[.G107]+[.D108]^2" office:value-type="float" office:value="486.929963167482" calcext:value-type="float">
            <text:p>486,929963167482</text:p>
          </table:table-cell>
          <table:table-cell table:formula="of:=([.D108]-[.D107])*17875" office:value-type="float" office:value="-95.73564" calcext:value-type="float">
            <text:p>-95,73564</text:p>
          </table:table-cell>
          <table:table-cell/>
          <table:table-cell table:formula="of:=([.C108]-[.D108]*[.$I$2])/[.H108]" office:value-type="float" office:value="0.126602431531153" calcext:value-type="float">
            <text:p>0,126602431531153</text:p>
          </table:table-cell>
          <table:table-cell/>
        </table:table-row>
        <table:table-row table:style-name="ro1">
          <table:table-cell table:formula="of:=[.A108]+1/17875" office:value-type="float" office:value="0.005986013986014" calcext:value-type="float">
            <text:p>0,005986013986014</text:p>
          </table:table-cell>
          <table:table-cell table:formula="of:=[.D109]*50" office:value-type="float" office:value="160.8810425" calcext:value-type="float">
            <text:p>160,8810425</text:p>
          </table:table-cell>
          <table:table-cell office:value-type="float" office:value="275.034729" calcext:value-type="float">
            <text:p>275,034729</text:p>
          </table:table-cell>
          <table:table-cell office:value-type="float" office:value="3.21762085" calcext:value-type="float">
            <text:p>3,21762085</text:p>
          </table:table-cell>
          <table:table-cell/>
          <table:table-cell table:formula="of:=[.F108]+[.C109]*[.D109]" office:value-type="float" office:value="47227.5584293727" calcext:value-type="float">
            <text:p>47227,5584293727</text:p>
          </table:table-cell>
          <table:table-cell table:formula="of:=[.G108]+[.D109]^2" office:value-type="float" office:value="497.283047101837" calcext:value-type="float">
            <text:p>497,283047101837</text:p>
          </table:table-cell>
          <table:table-cell table:formula="of:=([.D109]-[.D108])*17875" office:value-type="float" office:value="38.4578837499946" calcext:value-type="float">
            <text:p>38,4578837499946</text:p>
          </table:table-cell>
          <table:table-cell/>
          <table:table-cell table:formula="of:=([.C109]-[.D109]*[.$I$2])/[.H109]" office:value-type="float" office:value="-0.315287078862932" calcext:value-type="float">
            <text:p>-0,315287078862932</text:p>
          </table:table-cell>
          <table:table-cell/>
        </table:table-row>
        <table:table-row table:style-name="ro1">
          <table:table-cell table:formula="of:=[.A109]+1/17875" office:value-type="float" office:value="0.00604195804195805" calcext:value-type="float">
            <text:p>0,006041958041958</text:p>
          </table:table-cell>
          <table:table-cell table:formula="of:=[.D110]*50" office:value-type="float" office:value="160.800934" calcext:value-type="float">
            <text:p>160,800934</text:p>
          </table:table-cell>
          <table:table-cell office:value-type="float" office:value="275.194214" calcext:value-type="float">
            <text:p>275,194214</text:p>
          </table:table-cell>
          <table:table-cell office:value-type="float" office:value="3.21601868" calcext:value-type="float">
            <text:p>3,21601868</text:p>
          </table:table-cell>
          <table:table-cell/>
          <table:table-cell table:formula="of:=[.F109]+[.C110]*[.D110]" office:value-type="float" office:value="48112.5881622246" calcext:value-type="float">
            <text:p>48112,5881622246</text:p>
          </table:table-cell>
          <table:table-cell table:formula="of:=[.G109]+[.D110]^2" office:value-type="float" office:value="507.625823251946" calcext:value-type="float">
            <text:p>507,625823251946</text:p>
          </table:table-cell>
          <table:table-cell table:formula="of:=([.D110]-[.D109])*17875" office:value-type="float" office:value="-28.6387887499993" calcext:value-type="float">
            <text:p>-28,6387887499993</text:p>
          </table:table-cell>
          <table:table-cell/>
          <table:table-cell table:formula="of:=([.C110]-[.D110]*[.$I$2])/[.H110]" office:value-type="float" office:value="0.412824772736975" calcext:value-type="float">
            <text:p>0,412824772736975</text:p>
          </table:table-cell>
          <table:table-cell/>
        </table:table-row>
        <table:table-row table:style-name="ro1">
          <table:table-cell table:formula="of:=[.A110]+1/17875" office:value-type="float" office:value="0.00609790209790211" calcext:value-type="float">
            <text:p>0,006097902097902</text:p>
          </table:table-cell>
          <table:table-cell table:formula="of:=[.D111]*50" office:value-type="float" office:value="160.8810425" calcext:value-type="float">
            <text:p>160,8810425</text:p>
          </table:table-cell>
          <table:table-cell office:value-type="float" office:value="275.034729" calcext:value-type="float">
            <text:p>275,034729</text:p>
          </table:table-cell>
          <table:table-cell office:value-type="float" office:value="3.21762085" calcext:value-type="float">
            <text:p>3,21762085</text:p>
          </table:table-cell>
          <table:table-cell/>
          <table:table-cell table:formula="of:=[.F110]+[.C111]*[.D111]" office:value-type="float" office:value="48997.5456407291" calcext:value-type="float">
            <text:p>48997,5456407291</text:p>
          </table:table-cell>
          <table:table-cell table:formula="of:=[.G110]+[.D111]^2" office:value-type="float" office:value="517.978907186301" calcext:value-type="float">
            <text:p>517,978907186301</text:p>
          </table:table-cell>
          <table:table-cell table:formula="of:=([.D111]-[.D110])*17875" office:value-type="float" office:value="28.6387887499993" calcext:value-type="float">
            <text:p>28,6387887499993</text:p>
          </table:table-cell>
          <table:table-cell/>
          <table:table-cell table:formula="of:=([.C111]-[.D111]*[.$I$2])/[.H111]" office:value-type="float" office:value="-0.423386405501747" calcext:value-type="float">
            <text:p>-0,423386405501747</text:p>
          </table:table-cell>
          <table:table-cell/>
        </table:table-row>
        <table:table-row table:style-name="ro1">
          <table:table-cell table:formula="of:=[.A111]+1/17875" office:value-type="float" office:value="0.00615384615384616" calcext:value-type="float">
            <text:p>0,006153846153846</text:p>
          </table:table-cell>
          <table:table-cell table:formula="of:=[.D112]*50" office:value-type="float" office:value="160.720825" calcext:value-type="float">
            <text:p>160,720825</text:p>
          </table:table-cell>
          <table:table-cell office:value-type="float" office:value="275.194214" calcext:value-type="float">
            <text:p>275,194214</text:p>
          </table:table-cell>
          <table:table-cell office:value-type="float" office:value="3.2144165" calcext:value-type="float">
            <text:p>3,2144165</text:p>
          </table:table-cell>
          <table:table-cell/>
          <table:table-cell table:formula="of:=[.F111]+[.C112]*[.D112]" office:value-type="float" office:value="49882.1344629153" calcext:value-type="float">
            <text:p>49882,1344629153</text:p>
          </table:table-cell>
          <table:table-cell table:formula="of:=[.G111]+[.D112]^2" office:value-type="float" office:value="528.311380621773" calcext:value-type="float">
            <text:p>528,311380621773</text:p>
          </table:table-cell>
          <table:table-cell table:formula="of:=([.D112]-[.D111])*17875" office:value-type="float" office:value="-57.2777562499974" calcext:value-type="float">
            <text:p>-57,2777562499974</text:p>
          </table:table-cell>
          <table:table-cell/>
          <table:table-cell table:formula="of:=([.C112]-[.D112]*[.$I$2])/[.H112]" office:value-type="float" office:value="0.203915340959523" calcext:value-type="float">
            <text:p>0,203915340959523</text:p>
          </table:table-cell>
          <table:table-cell/>
        </table:table-row>
        <table:table-row table:style-name="ro1">
          <table:table-cell table:formula="of:=[.A112]+1/17875" office:value-type="float" office:value="0.00620979020979022" calcext:value-type="float">
            <text:p>0,00620979020979</text:p>
          </table:table-cell>
          <table:table-cell table:formula="of:=[.D113]*50" office:value-type="float" office:value="160.6933595" calcext:value-type="float">
            <text:p>160,6933595</text:p>
          </table:table-cell>
          <table:table-cell office:value-type="float" office:value="275.010193" calcext:value-type="float">
            <text:p>275,010193</text:p>
          </table:table-cell>
          <table:table-cell office:value-type="float" office:value="3.21386719" calcext:value-type="float">
            <text:p>3,21386719</text:p>
          </table:table-cell>
          <table:table-cell/>
          <table:table-cell table:formula="of:=[.F112]+[.C113]*[.D113]" office:value-type="float" office:value="50765.9806991135" calcext:value-type="float">
            <text:p>50765,9806991135</text:p>
          </table:table-cell>
          <table:table-cell table:formula="of:=[.G112]+[.D113]^2" office:value-type="float" office:value="538.640322936731" calcext:value-type="float">
            <text:p>538,640322936731</text:p>
          </table:table-cell>
          <table:table-cell table:formula="of:=([.D113]-[.D112])*17875" office:value-type="float" office:value="-9.81891624999648" calcext:value-type="float">
            <text:p>-9,81891624999648</text:p>
          </table:table-cell>
          <table:table-cell/>
          <table:table-cell table:formula="of:=([.C113]-[.D113]*[.$I$2])/[.H113]" office:value-type="float" office:value="1.20327031393001" calcext:value-type="float">
            <text:p>1,20327031393001</text:p>
          </table:table-cell>
          <table:table-cell/>
        </table:table-row>
        <table:table-row table:style-name="ro1">
          <table:table-cell table:formula="of:=[.A113]+1/17875" office:value-type="float" office:value="0.00626573426573428" calcext:value-type="float">
            <text:p>0,006265734265734</text:p>
          </table:table-cell>
          <table:table-cell table:formula="of:=[.D114]*50" office:value-type="float" office:value="160.800934" calcext:value-type="float">
            <text:p>160,800934</text:p>
          </table:table-cell>
          <table:table-cell office:value-type="float" office:value="275.194214" calcext:value-type="float">
            <text:p>275,194214</text:p>
          </table:table-cell>
          <table:table-cell office:value-type="float" office:value="3.21601868" calcext:value-type="float">
            <text:p>3,21601868</text:p>
          </table:table-cell>
          <table:table-cell/>
          <table:table-cell table:formula="of:=[.F113]+[.C114]*[.D114]" office:value-type="float" office:value="51651.0104319655" calcext:value-type="float">
            <text:p>51651,0104319655</text:p>
          </table:table-cell>
          <table:table-cell table:formula="of:=[.G113]+[.D114]^2" office:value-type="float" office:value="548.98309908684" calcext:value-type="float">
            <text:p>548,98309908684</text:p>
          </table:table-cell>
          <table:table-cell table:formula="of:=([.D114]-[.D113])*17875" office:value-type="float" office:value="38.4578837499946" calcext:value-type="float">
            <text:p>38,4578837499946</text:p>
          </table:table-cell>
          <table:table-cell/>
          <table:table-cell table:formula="of:=([.C114]-[.D114]*[.$I$2])/[.H114]" office:value-type="float" office:value="-0.307422049898477" calcext:value-type="float">
            <text:p>-0,307422049898477</text:p>
          </table:table-cell>
          <table:table-cell/>
        </table:table-row>
        <table:table-row table:style-name="ro1">
          <table:table-cell table:formula="of:=[.A114]+1/17875" office:value-type="float" office:value="0.00632167832167833" calcext:value-type="float">
            <text:p>0,006321678321678</text:p>
          </table:table-cell>
          <table:table-cell table:formula="of:=[.D115]*50" office:value-type="float" office:value="160.6132505" calcext:value-type="float">
            <text:p>160,6132505</text:p>
          </table:table-cell>
          <table:table-cell office:value-type="float" office:value="275.010193" calcext:value-type="float">
            <text:p>275,010193</text:p>
          </table:table-cell>
          <table:table-cell office:value-type="float" office:value="3.21226501" calcext:value-type="float">
            <text:p>3,21226501</text:p>
          </table:table-cell>
          <table:table-cell/>
          <table:table-cell table:formula="of:=[.F114]+[.C115]*[.D115]" office:value-type="float" office:value="52534.4160523327" calcext:value-type="float">
            <text:p>52534,4160523327</text:p>
          </table:table-cell>
          <table:table-cell table:formula="of:=[.G114]+[.D115]^2" office:value-type="float" office:value="559.301745581311" calcext:value-type="float">
            <text:p>559,301745581311</text:p>
          </table:table-cell>
          <table:table-cell table:formula="of:=([.D115]-[.D114])*17875" office:value-type="float" office:value="-67.0968512500008" calcext:value-type="float">
            <text:p>-67,0968512500008</text:p>
          </table:table-cell>
          <table:table-cell/>
          <table:table-cell table:formula="of:=([.C115]-[.D115]*[.$I$2])/[.H115]" office:value-type="float" office:value="0.173954842277632" calcext:value-type="float">
            <text:p>0,173954842277632</text:p>
          </table:table-cell>
          <table:table-cell/>
        </table:table-row>
        <table:table-row table:style-name="ro1">
          <table:table-cell table:formula="of:=[.A115]+1/17875" office:value-type="float" office:value="0.00637762237762239" calcext:value-type="float">
            <text:p>0,006377622377622</text:p>
          </table:table-cell>
          <table:table-cell table:formula="of:=[.D116]*50" office:value-type="float" office:value="160.559845" calcext:value-type="float">
            <text:p>160,559845</text:p>
          </table:table-cell>
          <table:table-cell office:value-type="float" office:value="275.194214" calcext:value-type="float">
            <text:p>275,194214</text:p>
          </table:table-cell>
          <table:table-cell office:value-type="float" office:value="3.2111969" calcext:value-type="float">
            <text:p>3,2111969</text:p>
          </table:table-cell>
          <table:table-cell/>
          <table:table-cell table:formula="of:=[.F115]+[.C116]*[.D116]" office:value-type="float" office:value="53418.1188592274" calcext:value-type="float">
            <text:p>53418,1188592274</text:p>
          </table:table-cell>
          <table:table-cell table:formula="of:=[.G115]+[.D116]^2" office:value-type="float" office:value="569.61353111188" calcext:value-type="float">
            <text:p>569,61353111188</text:p>
          </table:table-cell>
          <table:table-cell table:formula="of:=([.D116]-[.D115])*17875" office:value-type="float" office:value="-19.0924662499972" calcext:value-type="float">
            <text:p>-19,0924662499972</text:p>
          </table:table-cell>
          <table:table-cell/>
          <table:table-cell table:formula="of:=([.C116]-[.D116]*[.$I$2])/[.H116]" office:value-type="float" office:value="0.596700102111636" calcext:value-type="float">
            <text:p>0,596700102111636</text:p>
          </table:table-cell>
          <table:table-cell/>
        </table:table-row>
        <table:table-row table:style-name="ro1">
          <table:table-cell table:formula="of:=[.A116]+1/17875" office:value-type="float" office:value="0.00643356643356645" calcext:value-type="float">
            <text:p>0,006433566433566</text:p>
          </table:table-cell>
          <table:table-cell table:formula="of:=[.D117]*50" office:value-type="float" office:value="160.4797365" calcext:value-type="float">
            <text:p>160,4797365</text:p>
          </table:table-cell>
          <table:table-cell office:value-type="float" office:value="275.194214" calcext:value-type="float">
            <text:p>275,194214</text:p>
          </table:table-cell>
          <table:table-cell office:value-type="float" office:value="3.20959473" calcext:value-type="float">
            <text:p>3,20959473</text:p>
          </table:table-cell>
          <table:table-cell/>
          <table:table-cell table:formula="of:=[.F116]+[.C117]*[.D117]" office:value-type="float" office:value="54301.3807582083" calcext:value-type="float">
            <text:p>54301,3807582083</text:p>
          </table:table-cell>
          <table:table-cell table:formula="of:=[.G116]+[.D117]^2" office:value-type="float" office:value="579.915029442724" calcext:value-type="float">
            <text:p>579,915029442724</text:p>
          </table:table-cell>
          <table:table-cell table:formula="of:=([.D117]-[.D116])*17875" office:value-type="float" office:value="-28.6387887499993" calcext:value-type="float">
            <text:p>-28,6387887499993</text:p>
          </table:table-cell>
          <table:table-cell/>
          <table:table-cell table:formula="of:=([.C117]-[.D117]*[.$I$2])/[.H117]" office:value-type="float" office:value="0.392806039722304" calcext:value-type="float">
            <text:p>0,392806039722304</text:p>
          </table:table-cell>
          <table:table-cell/>
        </table:table-row>
        <table:table-row table:style-name="ro1">
          <table:table-cell table:formula="of:=[.A117]+1/17875" office:value-type="float" office:value="0.0064895104895105" calcext:value-type="float">
            <text:p>0,006489510489511</text:p>
          </table:table-cell>
          <table:table-cell table:formula="of:=[.D118]*50" office:value-type="float" office:value="160.2394105" calcext:value-type="float">
            <text:p>160,2394105</text:p>
          </table:table-cell>
          <table:table-cell office:value-type="float" office:value="275.034729" calcext:value-type="float">
            <text:p>275,034729</text:p>
          </table:table-cell>
          <table:table-cell office:value-type="float" office:value="3.20478821" calcext:value-type="float">
            <text:p>3,20478821</text:p>
          </table:table-cell>
          <table:table-cell/>
          <table:table-cell table:formula="of:=[.F117]+[.C118]*[.D118]" office:value-type="float" office:value="55182.8088150481" calcext:value-type="float">
            <text:p>55182,8088150481</text:p>
          </table:table-cell>
          <table:table-cell table:formula="of:=[.G117]+[.D118]^2" office:value-type="float" office:value="590.185696913679" calcext:value-type="float">
            <text:p>590,185696913679</text:p>
          </table:table-cell>
          <table:table-cell table:formula="of:=([.D118]-[.D117])*17875" office:value-type="float" office:value="-85.9165450000046" calcext:value-type="float">
            <text:p>-85,9165450000046</text:p>
          </table:table-cell>
          <table:table-cell/>
          <table:table-cell table:formula="of:=([.C118]-[.D118]*[.$I$2])/[.H118]" office:value-type="float" office:value="0.127798565340976" calcext:value-type="float">
            <text:p>0,127798565340976</text:p>
          </table:table-cell>
          <table:table-cell/>
        </table:table-row>
        <table:table-row table:style-name="ro1">
          <table:table-cell table:formula="of:=[.A118]+1/17875" office:value-type="float" office:value="0.00654545454545456" calcext:value-type="float">
            <text:p>0,006545454545455</text:p>
          </table:table-cell>
          <table:table-cell table:formula="of:=[.D119]*50" office:value-type="float" office:value="160.159302" calcext:value-type="float">
            <text:p>160,159302</text:p>
          </table:table-cell>
          <table:table-cell office:value-type="float" office:value="274.709595" calcext:value-type="float">
            <text:p>274,709595</text:p>
          </table:table-cell>
          <table:table-cell office:value-type="float" office:value="3.20318604" calcext:value-type="float">
            <text:p>3,20318604</text:p>
          </table:table-cell>
          <table:table-cell/>
          <table:table-cell table:formula="of:=[.F118]+[.C119]*[.D119]" office:value-type="float" office:value="56062.7547548061" calcext:value-type="float">
            <text:p>56062,7547548061</text:p>
          </table:table-cell>
          <table:table-cell table:formula="of:=[.G118]+[.D119]^2" office:value-type="float" office:value="600.44609772053" calcext:value-type="float">
            <text:p>600,44609772053</text:p>
          </table:table-cell>
          <table:table-cell table:formula="of:=([.D119]-[.D118])*17875" office:value-type="float" office:value="-28.6387887499993" calcext:value-type="float">
            <text:p>-28,6387887499993</text:p>
          </table:table-cell>
          <table:table-cell/>
          <table:table-cell table:formula="of:=([.C119]-[.D119]*[.$I$2])/[.H119]" office:value-type="float" office:value="0.389756631046378" calcext:value-type="float">
            <text:p>0,389756631046378</text:p>
          </table:table-cell>
          <table:table-cell/>
        </table:table-row>
        <table:table-row table:style-name="ro1">
          <table:table-cell table:formula="of:=[.A119]+1/17875" office:value-type="float" office:value="0.00660139860139861" calcext:value-type="float">
            <text:p>0,006601398601399</text:p>
          </table:table-cell>
          <table:table-cell table:formula="of:=[.D120]*50" office:value-type="float" office:value="159.918976" calcext:value-type="float">
            <text:p>159,918976</text:p>
          </table:table-cell>
          <table:table-cell office:value-type="float" office:value="274.065552" calcext:value-type="float">
            <text:p>274,065552</text:p>
          </table:table-cell>
          <table:table-cell office:value-type="float" office:value="3.19837952" calcext:value-type="float">
            <text:p>3,19837952</text:p>
          </table:table-cell>
          <table:table-cell/>
          <table:table-cell table:formula="of:=[.F119]+[.C120]*[.D120]" office:value-type="float" office:value="56939.3204034604" calcext:value-type="float">
            <text:p>56939,3204034604</text:p>
          </table:table-cell>
          <table:table-cell table:formula="of:=[.G119]+[.D120]^2" office:value-type="float" office:value="610.675729274485" calcext:value-type="float">
            <text:p>610,675729274485</text:p>
          </table:table-cell>
          <table:table-cell table:formula="of:=([.D120]-[.D119])*17875" office:value-type="float" office:value="-85.9165449999967" calcext:value-type="float">
            <text:p>-85,9165449999967</text:p>
          </table:table-cell>
          <table:table-cell/>
          <table:table-cell table:formula="of:=([.C120]-[.D120]*[.$I$2])/[.H120]" office:value-type="float" office:value="0.132421966213518" calcext:value-type="float">
            <text:p>0,132421966213518</text:p>
          </table:table-cell>
          <table:table-cell/>
        </table:table-row>
        <table:table-row table:style-name="ro1">
          <table:table-cell table:formula="of:=[.A120]+1/17875" office:value-type="float" office:value="0.00665734265734267" calcext:value-type="float">
            <text:p>0,006657342657343</text:p>
          </table:table-cell>
          <table:table-cell table:formula="of:=[.D121]*50" office:value-type="float" office:value="159.4917295" calcext:value-type="float">
            <text:p>159,4917295</text:p>
          </table:table-cell>
          <table:table-cell office:value-type="float" office:value="273.240509" calcext:value-type="float">
            <text:p>273,240509</text:p>
          </table:table-cell>
          <table:table-cell office:value-type="float" office:value="3.18983459" calcext:value-type="float">
            <text:p>3,18983459</text:p>
          </table:table-cell>
          <table:table-cell/>
          <table:table-cell table:formula="of:=[.F120]+[.C121]*[.D121]" office:value-type="float" office:value="57810.9124304578" calcext:value-type="float">
            <text:p>57810,9124304578</text:p>
          </table:table-cell>
          <table:table-cell table:formula="of:=[.G120]+[.D121]^2" office:value-type="float" office:value="620.850773986046" calcext:value-type="float">
            <text:p>620,850773986046</text:p>
          </table:table-cell>
          <table:table-cell table:formula="of:=([.D121]-[.D120])*17875" office:value-type="float" office:value="-152.740623750004" calcext:value-type="float">
            <text:p>-152,740623750004</text:p>
          </table:table-cell>
          <table:table-cell/>
          <table:table-cell table:formula="of:=([.C121]-[.D121]*[.$I$2])/[.H121]" office:value-type="float" office:value="0.0748961157244265" calcext:value-type="float">
            <text:p>0,074896115724427</text:p>
          </table:table-cell>
          <table:table-cell/>
        </table:table-row>
        <table:table-row table:style-name="ro1">
          <table:table-cell table:formula="of:=[.A121]+1/17875" office:value-type="float" office:value="0.00671328671328673" calcext:value-type="float">
            <text:p>0,006713286713287</text:p>
          </table:table-cell>
          <table:table-cell table:formula="of:=[.D122]*50" office:value-type="float" office:value="159.277344" calcext:value-type="float">
            <text:p>159,277344</text:p>
          </table:table-cell>
          <table:table-cell office:value-type="float" office:value="271.489258" calcext:value-type="float">
            <text:p>271,489258</text:p>
          </table:table-cell>
          <table:table-cell office:value-type="float" office:value="3.18554688" calcext:value-type="float">
            <text:p>3,18554688</text:p>
          </table:table-cell>
          <table:table-cell/>
          <table:table-cell table:formula="of:=[.F121]+[.C122]*[.D122]" office:value-type="float" office:value="58675.7541892332" calcext:value-type="float">
            <text:p>58675,7541892332</text:p>
          </table:table-cell>
          <table:table-cell table:formula="of:=[.G121]+[.D122]^2" office:value-type="float" office:value="630.998482910724" calcext:value-type="float">
            <text:p>630,998482910724</text:p>
          </table:table-cell>
          <table:table-cell table:formula="of:=([.D122]-[.D121])*17875" office:value-type="float" office:value="-76.642816249997" calcext:value-type="float">
            <text:p>-76,642816249997</text:p>
          </table:table-cell>
          <table:table-cell/>
          <table:table-cell table:formula="of:=([.C122]-[.D122]*[.$I$2])/[.H122]" office:value-type="float" office:value="0.167116369271466" calcext:value-type="float">
            <text:p>0,167116369271466</text:p>
          </table:table-cell>
          <table:table-cell/>
        </table:table-row>
        <table:table-row table:style-name="ro1">
          <table:table-cell table:formula="of:=[.A122]+1/17875" office:value-type="float" office:value="0.00676923076923078" calcext:value-type="float">
            <text:p>0,006769230769231</text:p>
          </table:table-cell>
          <table:table-cell table:formula="of:=[.D123]*50" office:value-type="float" office:value="158.956909" calcext:value-type="float">
            <text:p>158,956909</text:p>
          </table:table-cell>
          <table:table-cell office:value-type="float" office:value="269.553955" calcext:value-type="float">
            <text:p>269,553955</text:p>
          </table:table-cell>
          <table:table-cell office:value-type="float" office:value="3.17913818" calcext:value-type="float">
            <text:p>3,17913818</text:p>
          </table:table-cell>
          <table:table-cell/>
          <table:table-cell table:formula="of:=[.F122]+[.C123]*[.D123]" office:value-type="float" office:value="59532.7034591437" calcext:value-type="float">
            <text:p>59532,7034591437</text:p>
          </table:table-cell>
          <table:table-cell table:formula="of:=[.G122]+[.D123]^2" office:value-type="float" office:value="641.105402478257" calcext:value-type="float">
            <text:p>641,105402478257</text:p>
          </table:table-cell>
          <table:table-cell table:formula="of:=([.D123]-[.D122])*17875" office:value-type="float" office:value="-114.555512500003" calcext:value-type="float">
            <text:p>-114,555512500003</text:p>
          </table:table-cell>
          <table:table-cell/>
          <table:table-cell table:formula="of:=([.C123]-[.D123]*[.$I$2])/[.H123]" office:value-type="float" office:value="0.12370963744845" calcext:value-type="float">
            <text:p>0,12370963744845</text:p>
          </table:table-cell>
          <table:table-cell/>
        </table:table-row>
        <table:table-row table:style-name="ro1">
          <table:table-cell table:formula="of:=[.A123]+1/17875" office:value-type="float" office:value="0.00682517482517484" calcext:value-type="float">
            <text:p>0,006825174825175</text:p>
          </table:table-cell>
          <table:table-cell table:formula="of:=[.D124]*50" office:value-type="float" office:value="158.6364745" calcext:value-type="float">
            <text:p>158,6364745</text:p>
          </table:table-cell>
          <table:table-cell office:value-type="float" office:value="266.333588" calcext:value-type="float">
            <text:p>266,333588</text:p>
          </table:table-cell>
          <table:table-cell office:value-type="float" office:value="3.17272949" calcext:value-type="float">
            <text:p>3,17272949</text:p>
          </table:table-cell>
          <table:table-cell/>
          <table:table-cell table:formula="of:=[.F123]+[.C124]*[.D124]" office:value-type="float" office:value="60377.7078879688" calcext:value-type="float">
            <text:p>60377,7078879688</text:p>
          </table:table-cell>
          <table:table-cell table:formula="of:=[.G123]+[.D124]^2" office:value-type="float" office:value="651.171614894973" calcext:value-type="float">
            <text:p>651,171614894973</text:p>
          </table:table-cell>
          <table:table-cell table:formula="of:=([.D124]-[.D123])*17875" office:value-type="float" office:value="-114.555333749996" calcext:value-type="float">
            <text:p>-114,555333749996</text:p>
          </table:table-cell>
          <table:table-cell/>
          <table:table-cell table:formula="of:=([.C124]-[.D124]*[.$I$2])/[.H124]" office:value-type="float" office:value="0.146828934084573" calcext:value-type="float">
            <text:p>0,146828934084573</text:p>
          </table:table-cell>
          <table:table-cell/>
        </table:table-row>
        <table:table-row table:style-name="ro1">
          <table:table-cell table:formula="of:=[.A124]+1/17875" office:value-type="float" office:value="0.0068811188811189" calcext:value-type="float">
            <text:p>0,006881118881119</text:p>
          </table:table-cell>
          <table:table-cell table:formula="of:=[.D125]*50" office:value-type="float" office:value="157.674408" calcext:value-type="float">
            <text:p>157,674408</text:p>
          </table:table-cell>
          <table:table-cell office:value-type="float" office:value="263.110168" calcext:value-type="float">
            <text:p>263,110168</text:p>
          </table:table-cell>
          <table:table-cell office:value-type="float" office:value="3.15348816" calcext:value-type="float">
            <text:p>3,15348816</text:p>
          </table:table-cell>
          <table:table-cell/>
          <table:table-cell table:formula="of:=[.F124]+[.C125]*[.D125]" office:value-type="float" office:value="61207.4226875325" calcext:value-type="float">
            <text:p>61207,4226875325</text:p>
          </table:table-cell>
          <table:table-cell table:formula="of:=[.G124]+[.D125]^2" office:value-type="float" office:value="661.116102470233" calcext:value-type="float">
            <text:p>661,116102470233</text:p>
          </table:table-cell>
          <table:table-cell table:formula="of:=([.D125]-[.D124])*17875" office:value-type="float" office:value="-343.938773749997" calcext:value-type="float">
            <text:p>-343,938773749997</text:p>
          </table:table-cell>
          <table:table-cell/>
          <table:table-cell table:formula="of:=([.C125]-[.D125]*[.$I$2])/[.H125]" office:value-type="float" office:value="0.0532834502512973" calcext:value-type="float">
            <text:p>0,053283450251297</text:p>
          </table:table-cell>
          <table:table-cell/>
        </table:table-row>
        <table:table-row table:style-name="ro1">
          <table:table-cell table:formula="of:=[.A125]+1/17875" office:value-type="float" office:value="0.00693706293706295" calcext:value-type="float">
            <text:p>0,006937062937063</text:p>
          </table:table-cell>
          <table:table-cell table:formula="of:=[.D126]*50" office:value-type="float" office:value="156.047058" calcext:value-type="float">
            <text:p>156,047058</text:p>
          </table:table-cell>
          <table:table-cell office:value-type="float" office:value="259.230377" calcext:value-type="float">
            <text:p>259,230377</text:p>
          </table:table-cell>
          <table:table-cell office:value-type="float" office:value="3.12094116" calcext:value-type="float">
            <text:p>3,12094116</text:p>
          </table:table-cell>
          <table:table-cell/>
          <table:table-cell table:formula="of:=[.F125]+[.C126]*[.D126]" office:value-type="float" office:value="62016.4654410341" calcext:value-type="float">
            <text:p>62016,4654410341</text:p>
          </table:table-cell>
          <table:table-cell table:formula="of:=[.G125]+[.D126]^2" office:value-type="float" office:value="670.856376194415" calcext:value-type="float">
            <text:p>670,856376194415</text:p>
          </table:table-cell>
          <table:table-cell table:formula="of:=([.D126]-[.D125])*17875" office:value-type="float" office:value="-581.777625000002" calcext:value-type="float">
            <text:p>-581,777625000002</text:p>
          </table:table-cell>
          <table:table-cell/>
          <table:table-cell table:formula="of:=([.C126]-[.D126]*[.$I$2])/[.H126]" office:value-type="float" office:value="0.0331764973423329" calcext:value-type="float">
            <text:p>0,033176497342333</text:p>
          </table:table-cell>
          <table:table-cell/>
        </table:table-row>
        <table:table-row table:style-name="ro1">
          <table:table-cell table:formula="of:=[.A126]+1/17875" office:value-type="float" office:value="0.00699300699300701" calcext:value-type="float">
            <text:p>0,006993006993007</text:p>
          </table:table-cell>
          <table:table-cell table:formula="of:=[.D127]*50" office:value-type="float" office:value="154.3647765" calcext:value-type="float">
            <text:p>154,3647765</text:p>
          </table:table-cell>
          <table:table-cell office:value-type="float" office:value="255.850525" calcext:value-type="float">
            <text:p>255,850525</text:p>
          </table:table-cell>
          <table:table-cell office:value-type="float" office:value="3.08729553" calcext:value-type="float">
            <text:p>3,08729553</text:p>
          </table:table-cell>
          <table:table-cell/>
          <table:table-cell table:formula="of:=[.F126]+[.C127]*[.D127]" office:value-type="float" office:value="62806.3516232147" calcext:value-type="float">
            <text:p>62806,3516232147</text:p>
          </table:table-cell>
          <table:table-cell table:formula="of:=[.G126]+[.D127]^2" office:value-type="float" office:value="680.387769883973" calcext:value-type="float">
            <text:p>680,387769883973</text:p>
          </table:table-cell>
          <table:table-cell table:formula="of:=([.D127]-[.D126])*17875" office:value-type="float" office:value="-601.415636250002" calcext:value-type="float">
            <text:p>-601,415636250002</text:p>
          </table:table-cell>
          <table:table-cell/>
          <table:table-cell table:formula="of:=([.C127]-[.D127]*[.$I$2])/[.H127]" office:value-type="float" office:value="0.0327202262911963" calcext:value-type="float">
            <text:p>0,032720226291196</text:p>
          </table:table-cell>
          <table:table-cell/>
        </table:table-row>
        <table:table-row table:style-name="ro1">
          <table:table-cell table:formula="of:=[.A127]+1/17875" office:value-type="float" office:value="0.00704895104895106" calcext:value-type="float">
            <text:p>0,007048951048951</text:p>
          </table:table-cell>
          <table:table-cell table:formula="of:=[.D128]*50" office:value-type="float" office:value="152.281952" calcext:value-type="float">
            <text:p>152,281952</text:p>
          </table:table-cell>
          <table:table-cell office:value-type="float" office:value="252.145569" calcext:value-type="float">
            <text:p>252,145569</text:p>
          </table:table-cell>
          <table:table-cell office:value-type="float" office:value="3.04563904" calcext:value-type="float">
            <text:p>3,04563904</text:p>
          </table:table-cell>
          <table:table-cell/>
          <table:table-cell table:formula="of:=[.F127]+[.C128]*[.D128]" office:value-type="float" office:value="63574.2960119242" calcext:value-type="float">
            <text:p>63574,2960119242</text:p>
          </table:table-cell>
          <table:table-cell table:formula="of:=[.G127]+[.D128]^2" office:value-type="float" office:value="689.663687045945" calcext:value-type="float">
            <text:p>689,663687045945</text:p>
          </table:table-cell>
          <table:table-cell table:formula="of:=([.D128]-[.D127])*17875" office:value-type="float" office:value="-744.609758749997" calcext:value-type="float">
            <text:p>-744,609758749997</text:p>
          </table:table-cell>
          <table:table-cell/>
          <table:table-cell table:formula="of:=([.C128]-[.D128]*[.$I$2])/[.H128]" office:value-type="float" office:value="0.0264107925327389" calcext:value-type="float">
            <text:p>0,026410792532739</text:p>
          </table:table-cell>
          <table:table-cell/>
        </table:table-row>
        <table:table-row table:style-name="ro1">
          <table:table-cell table:formula="of:=[.A128]+1/17875" office:value-type="float" office:value="0.00710489510489512" calcext:value-type="float">
            <text:p>0,007104895104895</text:p>
          </table:table-cell>
          <table:table-cell table:formula="of:=[.D129]*50" office:value-type="float" office:value="150.4600525" calcext:value-type="float">
            <text:p>150,4600525</text:p>
          </table:table-cell>
          <table:table-cell office:value-type="float" office:value="249.093887" calcext:value-type="float">
            <text:p>249,093887</text:p>
          </table:table-cell>
          <table:table-cell office:value-type="float" office:value="3.00920105" calcext:value-type="float">
            <text:p>3,00920105</text:p>
          </table:table-cell>
          <table:table-cell/>
          <table:table-cell table:formula="of:=[.F128]+[.C129]*[.D129]" office:value-type="float" office:value="64323.8695982331" calcext:value-type="float">
            <text:p>64323,8695982331</text:p>
          </table:table-cell>
          <table:table-cell table:formula="of:=[.G128]+[.D129]^2" office:value-type="float" office:value="698.718978005266" calcext:value-type="float">
            <text:p>698,718978005266</text:p>
          </table:table-cell>
          <table:table-cell table:formula="of:=([.D129]-[.D128])*17875" office:value-type="float" office:value="-651.329071250001" calcext:value-type="float">
            <text:p>-651,329071250001</text:p>
          </table:table-cell>
          <table:table-cell/>
          <table:table-cell table:formula="of:=([.C129]-[.D129]*[.$I$2])/[.H129]" office:value-type="float" office:value="0.0298857665871339" calcext:value-type="float">
            <text:p>0,029885766587134</text:p>
          </table:table-cell>
          <table:table-cell/>
        </table:table-row>
        <table:table-row table:style-name="ro1">
          <table:table-cell table:formula="of:=[.A129]+1/17875" office:value-type="float" office:value="0.00716083916083918" calcext:value-type="float">
            <text:p>0,007160839160839</text:p>
          </table:table-cell>
          <table:table-cell table:formula="of:=[.D130]*50" office:value-type="float" office:value="148.27652" calcext:value-type="float">
            <text:p>148,27652</text:p>
          </table:table-cell>
          <table:table-cell office:value-type="float" office:value="246.026871" calcext:value-type="float">
            <text:p>246,026871</text:p>
          </table:table-cell>
          <table:table-cell office:value-type="float" office:value="2.9655304" calcext:value-type="float">
            <text:p>2,9655304</text:p>
          </table:table-cell>
          <table:table-cell/>
          <table:table-cell table:formula="of:=[.F129]+[.C130]*[.D130]" office:value-type="float" office:value="65053.4697634005" calcext:value-type="float">
            <text:p>65053,4697634005</text:p>
          </table:table-cell>
          <table:table-cell table:formula="of:=[.G129]+[.D130]^2" office:value-type="float" office:value="707.513348558591" calcext:value-type="float">
            <text:p>707,513348558591</text:p>
          </table:table-cell>
          <table:table-cell table:formula="of:=([.D130]-[.D129])*17875" office:value-type="float" office:value="-780.612868750003" calcext:value-type="float">
            <text:p>-780,612868750003</text:p>
          </table:table-cell>
          <table:table-cell/>
          <table:table-cell table:formula="of:=([.C130]-[.D130]*[.$I$2])/[.H130]" office:value-type="float" office:value="0.0238723336848391" calcext:value-type="float">
            <text:p>0,023872333684839</text:p>
          </table:table-cell>
          <table:table-cell/>
        </table:table-row>
        <table:table-row table:style-name="ro1">
          <table:table-cell table:formula="of:=[.A130]+1/17875" office:value-type="float" office:value="0.00721678321678323" calcext:value-type="float">
            <text:p>0,007216783216783</text:p>
          </table:table-cell>
          <table:table-cell table:formula="of:=[.D131]*50" office:value-type="float" office:value="146.033478" calcext:value-type="float">
            <text:p>146,033478</text:p>
          </table:table-cell>
          <table:table-cell office:value-type="float" office:value="242.806503" calcext:value-type="float">
            <text:p>242,806503</text:p>
          </table:table-cell>
          <table:table-cell office:value-type="float" office:value="2.92066956" calcext:value-type="float">
            <text:p>2,92066956</text:p>
          </table:table-cell>
          <table:table-cell/>
          <table:table-cell table:formula="of:=[.F130]+[.C131]*[.D131]" office:value-type="float" office:value="65762.6273256827" calcext:value-type="float">
            <text:p>65762,6273256827</text:p>
          </table:table-cell>
          <table:table-cell table:formula="of:=[.G130]+[.D131]^2" office:value-type="float" office:value="716.043659237301" calcext:value-type="float">
            <text:p>716,043659237301</text:p>
          </table:table-cell>
          <table:table-cell table:formula="of:=([.D131]-[.D130])*17875" office:value-type="float" office:value="-801.887515000002" calcext:value-type="float">
            <text:p>-801,887515000002</text:p>
          </table:table-cell>
          <table:table-cell/>
          <table:table-cell table:formula="of:=([.C131]-[.D131]*[.$I$2])/[.H131]" office:value-type="float" office:value="0.0222621814891869" calcext:value-type="float">
            <text:p>0,022262181489187</text:p>
          </table:table-cell>
          <table:table-cell/>
        </table:table-row>
        <table:table-row table:style-name="ro1">
          <table:table-cell table:formula="of:=[.A131]+1/17875" office:value-type="float" office:value="0.00727272727272729" calcext:value-type="float">
            <text:p>0,007272727272727</text:p>
          </table:table-cell>
          <table:table-cell table:formula="of:=[.D132]*50" office:value-type="float" office:value="143.9674375" calcext:value-type="float">
            <text:p>143,9674375</text:p>
          </table:table-cell>
          <table:table-cell office:value-type="float" office:value="240.230209" calcext:value-type="float">
            <text:p>240,230209</text:p>
          </table:table-cell>
          <table:table-cell office:value-type="float" office:value="2.87934875" calcext:value-type="float">
            <text:p>2,87934875</text:p>
          </table:table-cell>
          <table:table-cell/>
          <table:table-cell table:formula="of:=[.F131]+[.C132]*[.D132]" office:value-type="float" office:value="66454.333877679" calcext:value-type="float">
            <text:p>66454,333877679</text:p>
          </table:table-cell>
          <table:table-cell table:formula="of:=[.G131]+[.D132]^2" office:value-type="float" office:value="724.334308461428" calcext:value-type="float">
            <text:p>724,334308461428</text:p>
          </table:table-cell>
          <table:table-cell table:formula="of:=([.D132]-[.D131])*17875" office:value-type="float" office:value="-738.609478749996" calcext:value-type="float">
            <text:p>-738,609478749996</text:p>
          </table:table-cell>
          <table:table-cell/>
          <table:table-cell table:formula="of:=([.C132]-[.D132]*[.$I$2])/[.H132]" office:value-type="float" office:value="0.0226646694050729" calcext:value-type="float">
            <text:p>0,022664669405073</text:p>
          </table:table-cell>
          <table:table-cell/>
        </table:table-row>
        <table:table-row table:style-name="ro1">
          <table:table-cell table:formula="of:=[.A132]+1/17875" office:value-type="float" office:value="0.00732867132867135" calcext:value-type="float">
            <text:p>0,007328671328671</text:p>
          </table:table-cell>
          <table:table-cell table:formula="of:=[.D133]*50" office:value-type="float" office:value="141.8029785" calcext:value-type="float">
            <text:p>141,8029785</text:p>
          </table:table-cell>
          <table:table-cell office:value-type="float" office:value="237.491364" calcext:value-type="float">
            <text:p>237,491364</text:p>
          </table:table-cell>
          <table:table-cell office:value-type="float" office:value="2.83605957" calcext:value-type="float">
            <text:p>2,83605957</text:p>
          </table:table-cell>
          <table:table-cell/>
          <table:table-cell table:formula="of:=[.F132]+[.C133]*[.D133]" office:value-type="float" office:value="67127.8735333436" calcext:value-type="float">
            <text:p>67127,8735333436</text:p>
          </table:table-cell>
          <table:table-cell table:formula="of:=[.G132]+[.D133]^2" office:value-type="float" office:value="732.377542346016" calcext:value-type="float">
            <text:p>732,377542346016</text:p>
          </table:table-cell>
          <table:table-cell table:formula="of:=([.D133]-[.D132])*17875" office:value-type="float" office:value="-773.794092500007" calcext:value-type="float">
            <text:p>-773,794092500007</text:p>
          </table:table-cell>
          <table:table-cell/>
          <table:table-cell table:formula="of:=([.C133]-[.D133]*[.$I$2])/[.H133]" office:value-type="float" office:value="0.0201808152713651" calcext:value-type="float">
            <text:p>0,020180815271365</text:p>
          </table:table-cell>
          <table:table-cell/>
        </table:table-row>
        <table:table-row table:style-name="ro1">
          <table:table-cell table:formula="of:=[.A133]+1/17875" office:value-type="float" office:value="0.0073846153846154" calcext:value-type="float">
            <text:p>0,007384615384615</text:p>
          </table:table-cell>
          <table:table-cell table:formula="of:=[.D134]*50" office:value-type="float" office:value="140.19928" calcext:value-type="float">
            <text:p>140,19928</text:p>
          </table:table-cell>
          <table:table-cell office:value-type="float" office:value="234.752518" calcext:value-type="float">
            <text:p>234,752518</text:p>
          </table:table-cell>
          <table:table-cell office:value-type="float" office:value="2.8039856" calcext:value-type="float">
            <text:p>2,8039856</text:p>
          </table:table-cell>
          <table:table-cell/>
          <table:table-cell table:formula="of:=[.F133]+[.C134]*[.D134]" office:value-type="float" office:value="67786.1162133793" calcext:value-type="float">
            <text:p>67786,1162133793</text:p>
          </table:table-cell>
          <table:table-cell table:formula="of:=[.G133]+[.D134]^2" office:value-type="float" office:value="740.239877591024" calcext:value-type="float">
            <text:p>740,239877591024</text:p>
          </table:table-cell>
          <table:table-cell table:formula="of:=([.D134]-[.D133])*17875" office:value-type="float" office:value="-573.322213749998" calcext:value-type="float">
            <text:p>-573,322213749998</text:p>
          </table:table-cell>
          <table:table-cell/>
          <table:table-cell table:formula="of:=([.C134]-[.D134]*[.$I$2])/[.H134]" office:value-type="float" office:value="0.0270217438343062" calcext:value-type="float">
            <text:p>0,027021743834306</text:p>
          </table:table-cell>
          <table:table-cell/>
        </table:table-row>
        <table:table-row table:style-name="ro1">
          <table:table-cell table:formula="of:=[.A134]+1/17875" office:value-type="float" office:value="0.00744055944055946" calcext:value-type="float">
            <text:p>0,007440559440559</text:p>
          </table:table-cell>
          <table:table-cell table:formula="of:=[.D135]*50" office:value-type="float" office:value="138.356018" calcext:value-type="float">
            <text:p>138,356018</text:p>
          </table:table-cell>
          <table:table-cell office:value-type="float" office:value="231.691635" calcext:value-type="float">
            <text:p>231,691635</text:p>
          </table:table-cell>
          <table:table-cell office:value-type="float" office:value="2.76712036" calcext:value-type="float">
            <text:p>2,76712036</text:p>
          </table:table-cell>
          <table:table-cell/>
          <table:table-cell table:formula="of:=[.F134]+[.C135]*[.D135]" office:value-type="float" office:value="68427.2348538295" calcext:value-type="float">
            <text:p>68427,2348538295</text:p>
          </table:table-cell>
          <table:table-cell table:formula="of:=[.G134]+[.D135]^2" office:value-type="float" office:value="747.89683267775" calcext:value-type="float">
            <text:p>747,89683267775</text:p>
          </table:table-cell>
          <table:table-cell table:formula="of:=([.D135]-[.D134])*17875" office:value-type="float" office:value="-658.966165" calcext:value-type="float">
            <text:p>-658,966165</text:p>
          </table:table-cell>
          <table:table-cell/>
          <table:table-cell table:formula="of:=([.C135]-[.D135]*[.$I$2])/[.H135]" office:value-type="float" office:value="0.0231619955045089" calcext:value-type="float">
            <text:p>0,023161995504509</text:p>
          </table:table-cell>
          <table:table-cell/>
        </table:table-row>
        <table:table-row table:style-name="ro1">
          <table:table-cell table:formula="of:=[.A135]+1/17875" office:value-type="float" office:value="0.00749650349650351" calcext:value-type="float">
            <text:p>0,007496503496504</text:p>
          </table:table-cell>
          <table:table-cell table:formula="of:=[.D136]*50" office:value-type="float" office:value="135.7910155" calcext:value-type="float">
            <text:p>135,7910155</text:p>
          </table:table-cell>
          <table:table-cell office:value-type="float" office:value="228.790237" calcext:value-type="float">
            <text:p>228,790237</text:p>
          </table:table-cell>
          <table:table-cell office:value-type="float" office:value="2.71582031" calcext:value-type="float">
            <text:p>2,71582031</text:p>
          </table:table-cell>
          <table:table-cell/>
          <table:table-cell table:formula="of:=[.F135]+[.C136]*[.D136]" office:value-type="float" office:value="69048.5880262038" calcext:value-type="float">
            <text:p>69048,5880262038</text:p>
          </table:table-cell>
          <table:table-cell table:formula="of:=[.G135]+[.D136]^2" office:value-type="float" office:value="755.272512633959" calcext:value-type="float">
            <text:p>755,272512633959</text:p>
          </table:table-cell>
          <table:table-cell table:formula="of:=([.D136]-[.D135])*17875" office:value-type="float" office:value="-916.988393750001" calcext:value-type="float">
            <text:p>-916,988393750001</text:p>
          </table:table-cell>
          <table:table-cell/>
          <table:table-cell table:formula="of:=([.C136]-[.D136]*[.$I$2])/[.H136]" office:value-type="float" office:value="0.0148159363788017" calcext:value-type="float">
            <text:p>0,014815936378802</text:p>
          </table:table-cell>
          <table:table-cell/>
        </table:table-row>
        <table:table-row table:style-name="ro1">
          <table:table-cell table:formula="of:=[.A136]+1/17875" office:value-type="float" office:value="0.00755244755244757" calcext:value-type="float">
            <text:p>0,007552447552448</text:p>
          </table:table-cell>
          <table:table-cell table:formula="of:=[.D137]*50" office:value-type="float" office:value="133.1451415" calcext:value-type="float">
            <text:p>133,1451415</text:p>
          </table:table-cell>
          <table:table-cell office:value-type="float" office:value="225.56987" calcext:value-type="float">
            <text:p>225,56987</text:p>
          </table:table-cell>
          <table:table-cell office:value-type="float" office:value="2.66290283" calcext:value-type="float">
            <text:p>2,66290283</text:p>
          </table:table-cell>
          <table:table-cell/>
          <table:table-cell table:formula="of:=[.F136]+[.C137]*[.D137]" office:value-type="float" office:value="69649.2586713896" calcext:value-type="float">
            <text:p>69649,2586713896</text:p>
          </table:table-cell>
          <table:table-cell table:formula="of:=[.G136]+[.D137]^2" office:value-type="float" office:value="762.363564115981" calcext:value-type="float">
            <text:p>762,363564115981</text:p>
          </table:table-cell>
          <table:table-cell table:formula="of:=([.D137]-[.D136])*17875" office:value-type="float" office:value="-945.899954999993" calcext:value-type="float">
            <text:p>-945,899954999993</text:p>
          </table:table-cell>
          <table:table-cell/>
          <table:table-cell table:formula="of:=([.C137]-[.D137]*[.$I$2])/[.H137]" office:value-type="float" office:value="0.0127748518477018" calcext:value-type="float">
            <text:p>0,012774851847702</text:p>
          </table:table-cell>
          <table:table-cell/>
        </table:table-row>
        <table:table-row table:style-name="ro1">
          <table:table-cell table:formula="of:=[.A137]+1/17875" office:value-type="float" office:value="0.00760839160839163" calcext:value-type="float">
            <text:p>0,007608391608392</text:p>
          </table:table-cell>
          <table:table-cell table:formula="of:=[.D138]*50" office:value-type="float" office:value="130.7403565" calcext:value-type="float">
            <text:p>130,7403565</text:p>
          </table:table-cell>
          <table:table-cell office:value-type="float" office:value="222.024399" calcext:value-type="float">
            <text:p>222,024399</text:p>
          </table:table-cell>
          <table:table-cell office:value-type="float" office:value="2.61480713" calcext:value-type="float">
            <text:p>2,61480713</text:p>
          </table:table-cell>
          <table:table-cell/>
          <table:table-cell table:formula="of:=[.F137]+[.C138]*[.D138]" office:value-type="float" office:value="70229.8096529287" calcext:value-type="float">
            <text:p>70229,8096529287</text:p>
          </table:table-cell>
          <table:table-cell table:formula="of:=[.G137]+[.D138]^2" office:value-type="float" office:value="769.200780443079" calcext:value-type="float">
            <text:p>769,200780443079</text:p>
          </table:table-cell>
          <table:table-cell table:formula="of:=([.D138]-[.D137])*17875" office:value-type="float" office:value="-859.710637500003" calcext:value-type="float">
            <text:p>-859,710637500003</text:p>
          </table:table-cell>
          <table:table-cell/>
          <table:table-cell table:formula="of:=([.C138]-[.D138]*[.$I$2])/[.H138]" office:value-type="float" office:value="0.0131868215601675" calcext:value-type="float">
            <text:p>0,013186821560168</text:p>
          </table:table-cell>
          <table:table-cell/>
        </table:table-row>
        <table:table-row table:style-name="ro1">
          <table:table-cell table:formula="of:=[.A138]+1/17875" office:value-type="float" office:value="0.00766433566433568" calcext:value-type="float">
            <text:p>0,007664335664336</text:p>
          </table:table-cell>
          <table:table-cell table:formula="of:=[.D139]*50" office:value-type="float" office:value="128.2554625" calcext:value-type="float">
            <text:p>128,2554625</text:p>
          </table:table-cell>
          <table:table-cell office:value-type="float" office:value="218.319443" calcext:value-type="float">
            <text:p>218,319443</text:p>
          </table:table-cell>
          <table:table-cell office:value-type="float" office:value="2.56510925" calcext:value-type="float">
            <text:p>2,56510925</text:p>
          </table:table-cell>
          <table:table-cell/>
          <table:table-cell table:formula="of:=[.F138]+[.C139]*[.D139]" office:value-type="float" office:value="70789.8228756229" calcext:value-type="float">
            <text:p>70789,8228756229</text:p>
          </table:table-cell>
          <table:table-cell table:formula="of:=[.G138]+[.D139]^2" office:value-type="float" office:value="775.780565907515" calcext:value-type="float">
            <text:p>775,780565907515</text:p>
          </table:table-cell>
          <table:table-cell table:formula="of:=([.D139]-[.D138])*17875" office:value-type="float" office:value="-888.349605000001" calcext:value-type="float">
            <text:p>-888,349605000001</text:p>
          </table:table-cell>
          <table:table-cell/>
          <table:table-cell table:formula="of:=([.C139]-[.D139]*[.$I$2])/[.H139]" office:value-type="float" office:value="0.0119395184402" calcext:value-type="float">
            <text:p>0,0119395184402</text:p>
          </table:table-cell>
          <table:table-cell/>
        </table:table-row>
        <table:table-row table:style-name="ro1">
          <table:table-cell table:formula="of:=[.A139]+1/17875" office:value-type="float" office:value="0.00772027972027974" calcext:value-type="float">
            <text:p>0,00772027972028</text:p>
          </table:table-cell>
          <table:table-cell table:formula="of:=[.D140]*50" office:value-type="float" office:value="125.6866455" calcext:value-type="float">
            <text:p>125,6866455</text:p>
          </table:table-cell>
          <table:table-cell office:value-type="float" office:value="214.792374" calcext:value-type="float">
            <text:p>214,792374</text:p>
          </table:table-cell>
          <table:table-cell office:value-type="float" office:value="2.51373291" calcext:value-type="float">
            <text:p>2,51373291</text:p>
          </table:table-cell>
          <table:table-cell/>
          <table:table-cell table:formula="of:=[.F139]+[.C140]*[.D140]" office:value-type="float" office:value="71329.7535349637" calcext:value-type="float">
            <text:p>71329,7535349637</text:p>
          </table:table-cell>
          <table:table-cell table:formula="of:=[.G139]+[.D140]^2" office:value-type="float" office:value="782.099419050332" calcext:value-type="float">
            <text:p>782,099419050332</text:p>
          </table:table-cell>
          <table:table-cell table:formula="of:=([.D140]-[.D139])*17875" office:value-type="float" office:value="-918.3520775" calcext:value-type="float">
            <text:p>-918,3520775</text:p>
          </table:table-cell>
          <table:table-cell/>
          <table:table-cell table:formula="of:=([.C140]-[.D140]*[.$I$2])/[.H140]" office:value-type="float" office:value="0.0103973187324889" calcext:value-type="float">
            <text:p>0,010397318732489</text:p>
          </table:table-cell>
          <table:table-cell/>
        </table:table-row>
        <table:table-row table:style-name="ro1">
          <table:table-cell table:formula="of:=[.A140]+1/17875" office:value-type="float" office:value="0.0077762237762238" calcext:value-type="float">
            <text:p>0,007776223776224</text:p>
          </table:table-cell>
          <table:table-cell table:formula="of:=[.D141]*50" office:value-type="float" office:value="124.007416" calcext:value-type="float">
            <text:p>124,007416</text:p>
          </table:table-cell>
          <table:table-cell office:value-type="float" office:value="210.26239" calcext:value-type="float">
            <text:p>210,26239</text:p>
          </table:table-cell>
          <table:table-cell office:value-type="float" office:value="2.48014832" calcext:value-type="float">
            <text:p>2,48014832</text:p>
          </table:table-cell>
          <table:table-cell/>
          <table:table-cell table:formula="of:=[.F140]+[.C141]*[.D141]" office:value-type="float" office:value="71851.2354482814" calcext:value-type="float">
            <text:p>71851,2354482814</text:p>
          </table:table-cell>
          <table:table-cell table:formula="of:=[.G140]+[.D141]^2" office:value-type="float" office:value="788.250554739531" calcext:value-type="float">
            <text:p>788,250554739531</text:p>
          </table:table-cell>
          <table:table-cell table:formula="of:=([.D141]-[.D140])*17875" office:value-type="float" office:value="-600.324546249997" calcext:value-type="float">
            <text:p>-600,324546249997</text:p>
          </table:table-cell>
          <table:table-cell/>
          <table:table-cell table:formula="of:=([.C141]-[.D141]*[.$I$2])/[.H141]" office:value-type="float" office:value="0.0184585001413372" calcext:value-type="float">
            <text:p>0,018458500141337</text:p>
          </table:table-cell>
          <table:table-cell/>
        </table:table-row>
        <table:table-row table:style-name="ro1">
          <table:table-cell table:formula="of:=[.A141]+1/17875" office:value-type="float" office:value="0.00783216783216785" calcext:value-type="float">
            <text:p>0,007832167832168</text:p>
          </table:table-cell>
          <table:table-cell table:formula="of:=[.D142]*50" office:value-type="float" office:value="122.402191" calcext:value-type="float">
            <text:p>122,402191</text:p>
          </table:table-cell>
          <table:table-cell office:value-type="float" office:value="205.775345" calcext:value-type="float">
            <text:p>205,775345</text:p>
          </table:table-cell>
          <table:table-cell office:value-type="float" office:value="2.44804382" calcext:value-type="float">
            <text:p>2,44804382</text:p>
          </table:table-cell>
          <table:table-cell/>
          <table:table-cell table:formula="of:=[.F141]+[.C142]*[.D142]" office:value-type="float" office:value="72354.982509917" calcext:value-type="float">
            <text:p>72354,982509917</text:p>
          </table:table-cell>
          <table:table-cell table:formula="of:=[.G141]+[.D142]^2" office:value-type="float" office:value="794.243473284171" calcext:value-type="float">
            <text:p>794,243473284171</text:p>
          </table:table-cell>
          <table:table-cell table:formula="of:=([.D142]-[.D141])*17875" office:value-type="float" office:value="-573.8679375" calcext:value-type="float">
            <text:p>-573,8679375</text:p>
          </table:table-cell>
          <table:table-cell/>
          <table:table-cell table:formula="of:=([.C142]-[.D142]*[.$I$2])/[.H142]" office:value-type="float" office:value="0.0221356423054417" calcext:value-type="float">
            <text:p>0,022135642305442</text:p>
          </table:table-cell>
          <table:table-cell/>
        </table:table-row>
        <table:table-row table:style-name="ro1">
          <table:table-cell table:formula="of:=[.A142]+1/17875" office:value-type="float" office:value="0.00788811188811191" calcext:value-type="float">
            <text:p>0,007888111888112</text:p>
          </table:table-cell>
          <table:table-cell table:formula="of:=[.D143]*50" office:value-type="float" office:value="120.3201295" calcext:value-type="float">
            <text:p>120,3201295</text:p>
          </table:table-cell>
          <table:table-cell office:value-type="float" office:value="201.401779" calcext:value-type="float">
            <text:p>201,401779</text:p>
          </table:table-cell>
          <table:table-cell office:value-type="float" office:value="2.40640259" calcext:value-type="float">
            <text:p>2,40640259</text:p>
          </table:table-cell>
          <table:table-cell/>
          <table:table-cell table:formula="of:=[.F142]+[.C143]*[.D143]" office:value-type="float" office:value="72839.6362725332" calcext:value-type="float">
            <text:p>72839,6362725332</text:p>
          </table:table-cell>
          <table:table-cell table:formula="of:=[.G142]+[.D143]^2" office:value-type="float" office:value="800.03424670933" calcext:value-type="float">
            <text:p>800,03424670933</text:p>
          </table:table-cell>
          <table:table-cell table:formula="of:=([.D143]-[.D142])*17875" office:value-type="float" office:value="-744.336986250004" calcext:value-type="float">
            <text:p>-744,336986250004</text:p>
          </table:table-cell>
          <table:table-cell/>
          <table:table-cell table:formula="of:=([.C143]-[.D143]*[.$I$2])/[.H143]" office:value-type="float" office:value="0.0179491086428113" calcext:value-type="float">
            <text:p>0,017949108642811</text:p>
          </table:table-cell>
          <table:table-cell/>
        </table:table-row>
        <table:table-row table:style-name="ro1">
          <table:table-cell table:formula="of:=[.A143]+1/17875" office:value-type="float" office:value="0.00794405594405596" calcext:value-type="float">
            <text:p>0,007944055944056</text:p>
          </table:table-cell>
          <table:table-cell table:formula="of:=[.D144]*50" office:value-type="float" office:value="117.8352355" calcext:value-type="float">
            <text:p>117,8352355</text:p>
          </table:table-cell>
          <table:table-cell office:value-type="float" office:value="196.568161" calcext:value-type="float">
            <text:p>196,568161</text:p>
          </table:table-cell>
          <table:table-cell office:value-type="float" office:value="2.35670471" calcext:value-type="float">
            <text:p>2,35670471</text:p>
          </table:table-cell>
          <table:table-cell/>
          <table:table-cell table:formula="of:=[.F143]+[.C144]*[.D144]" office:value-type="float" office:value="73302.889383398" calcext:value-type="float">
            <text:p>73302,889383398</text:p>
          </table:table-cell>
          <table:table-cell table:formula="of:=[.G143]+[.D144]^2" office:value-type="float" office:value="805.588303799466" calcext:value-type="float">
            <text:p>805,588303799466</text:p>
          </table:table-cell>
          <table:table-cell table:formula="of:=([.D144]-[.D143])*17875" office:value-type="float" office:value="-888.349605000001" calcext:value-type="float">
            <text:p>-888,349605000001</text:p>
          </table:table-cell>
          <table:table-cell/>
          <table:table-cell table:formula="of:=([.C144]-[.D144]*[.$I$2])/[.H144]" office:value-type="float" office:value="0.0154876673280173" calcext:value-type="float">
            <text:p>0,015487667328017</text:p>
          </table:table-cell>
          <table:table-cell/>
        </table:table-row>
        <table:table-row table:style-name="ro1">
          <table:table-cell table:formula="of:=[.A144]+1/17875" office:value-type="float" office:value="0.00800000000000002" calcext:value-type="float">
            <text:p>0,008</text:p>
          </table:table-cell>
          <table:table-cell table:formula="of:=[.D145]*50" office:value-type="float" office:value="115.109253" calcext:value-type="float">
            <text:p>115,109253</text:p>
          </table:table-cell>
          <table:table-cell office:value-type="float" office:value="191.734543" calcext:value-type="float">
            <text:p>191,734543</text:p>
          </table:table-cell>
          <table:table-cell office:value-type="float" office:value="2.30218506" calcext:value-type="float">
            <text:p>2,30218506</text:p>
          </table:table-cell>
          <table:table-cell/>
          <table:table-cell table:formula="of:=[.F144]+[.C145]*[.D145]" office:value-type="float" office:value="73744.2977837785" calcext:value-type="float">
            <text:p>73744,2977837785</text:p>
          </table:table-cell>
          <table:table-cell table:formula="of:=[.G144]+[.D145]^2" office:value-type="float" office:value="810.888359849953" calcext:value-type="float">
            <text:p>810,888359849953</text:p>
          </table:table-cell>
          <table:table-cell table:formula="of:=([.D145]-[.D144])*17875" office:value-type="float" office:value="-974.538743749993" calcext:value-type="float">
            <text:p>-974,538743749993</text:p>
          </table:table-cell>
          <table:table-cell/>
          <table:table-cell table:formula="of:=([.C145]-[.D145]*[.$I$2])/[.H145]" office:value-type="float" office:value="0.014085039674015" calcext:value-type="float">
            <text:p>0,014085039674015</text:p>
          </table:table-cell>
          <table:table-cell/>
        </table:table-row>
        <table:table-row table:style-name="ro1">
          <table:table-cell table:formula="of:=[.A145]+1/17875" office:value-type="float" office:value="0.00805594405594407" calcext:value-type="float">
            <text:p>0,008055944055944</text:p>
          </table:table-cell>
          <table:table-cell table:formula="of:=[.D146]*50" office:value-type="float" office:value="112.223816" calcext:value-type="float">
            <text:p>112,223816</text:p>
          </table:table-cell>
          <table:table-cell office:value-type="float" office:value="186.738373" calcext:value-type="float">
            <text:p>186,738373</text:p>
          </table:table-cell>
          <table:table-cell office:value-type="float" office:value="2.24447632" calcext:value-type="float">
            <text:p>2,24447632</text:p>
          </table:table-cell>
          <table:table-cell/>
          <table:table-cell table:formula="of:=[.F145]+[.C146]*[.D146]" office:value-type="float" office:value="74163.4276400123" calcext:value-type="float">
            <text:p>74163,4276400123</text:p>
          </table:table-cell>
          <table:table-cell table:formula="of:=[.G145]+[.D146]^2" office:value-type="float" office:value="815.926033800994" calcext:value-type="float">
            <text:p>815,926033800994</text:p>
          </table:table-cell>
          <table:table-cell table:formula="of:=([.D146]-[.D145])*17875" office:value-type="float" office:value="-1031.5437275" calcext:value-type="float">
            <text:p>-1031,5437275</text:p>
          </table:table-cell>
          <table:table-cell/>
          <table:table-cell table:formula="of:=([.C146]-[.D146]*[.$I$2])/[.H146]" office:value-type="float" office:value="0.013157279218924" calcext:value-type="float">
            <text:p>0,013157279218924</text:p>
          </table:table-cell>
          <table:table-cell/>
        </table:table-row>
        <table:table-row table:style-name="ro1">
          <table:table-cell table:formula="of:=[.A146]+1/17875" office:value-type="float" office:value="0.00811188811188813" calcext:value-type="float">
            <text:p>0,008111888111888</text:p>
          </table:table-cell>
          <table:table-cell table:formula="of:=[.D147]*50" office:value-type="float" office:value="109.979248" calcext:value-type="float">
            <text:p>109,979248</text:p>
          </table:table-cell>
          <table:table-cell office:value-type="float" office:value="181.582718" calcext:value-type="float">
            <text:p>181,582718</text:p>
          </table:table-cell>
          <table:table-cell office:value-type="float" office:value="2.19958496" calcext:value-type="float">
            <text:p>2,19958496</text:p>
          </table:table-cell>
          <table:table-cell/>
          <table:table-cell table:formula="of:=[.F146]+[.C147]*[.D147]" office:value-type="float" office:value="74562.834255521" calcext:value-type="float">
            <text:p>74562,834255521</text:p>
          </table:table-cell>
          <table:table-cell table:formula="of:=[.G146]+[.D147]^2" office:value-type="float" office:value="820.764207797252" calcext:value-type="float">
            <text:p>820,764207797252</text:p>
          </table:table-cell>
          <table:table-cell table:formula="of:=([.D147]-[.D146])*17875" office:value-type="float" office:value="-802.433059999997" calcext:value-type="float">
            <text:p>-802,433059999997</text:p>
          </table:table-cell>
          <table:table-cell/>
          <table:table-cell table:formula="of:=([.C147]-[.D147]*[.$I$2])/[.H147]" office:value-type="float" office:value="0.0183461864976945" calcext:value-type="float">
            <text:p>0,018346186497695</text:p>
          </table:table-cell>
          <table:table-cell/>
        </table:table-row>
        <table:table-row table:style-name="ro1">
          <table:table-cell table:formula="of:=[.A147]+1/17875" office:value-type="float" office:value="0.00816783216783218" calcext:value-type="float">
            <text:p>0,008167832167832</text:p>
          </table:table-cell>
          <table:table-cell table:formula="of:=[.D148]*50" office:value-type="float" office:value="107.574463" calcext:value-type="float">
            <text:p>107,574463</text:p>
          </table:table-cell>
          <table:table-cell office:value-type="float" office:value="177.233688" calcext:value-type="float">
            <text:p>177,233688</text:p>
          </table:table-cell>
          <table:table-cell office:value-type="float" office:value="2.15148926" calcext:value-type="float">
            <text:p>2,15148926</text:p>
          </table:table-cell>
          <table:table-cell/>
          <table:table-cell table:formula="of:=[.F147]+[.C148]*[.D148]" office:value-type="float" office:value="74944.1506317632" calcext:value-type="float">
            <text:p>74944,1506317632</text:p>
          </table:table-cell>
          <table:table-cell table:formula="of:=[.G147]+[.D148]^2" office:value-type="float" office:value="825.393113833147" calcext:value-type="float">
            <text:p>825,393113833147</text:p>
          </table:table-cell>
          <table:table-cell table:formula="of:=([.D148]-[.D147])*17875" office:value-type="float" office:value="-859.710637500003" calcext:value-type="float">
            <text:p>-859,710637500003</text:p>
          </table:table-cell>
          <table:table-cell/>
          <table:table-cell table:formula="of:=([.C148]-[.D148]*[.$I$2])/[.H148]" office:value-type="float" office:value="0.0171898123720647" calcext:value-type="float">
            <text:p>0,017189812372065</text:p>
          </table:table-cell>
          <table:table-cell/>
        </table:table-row>
        <table:table-row table:style-name="ro1">
          <table:table-cell table:formula="of:=[.A148]+1/17875" office:value-type="float" office:value="0.00822377622377624" calcext:value-type="float">
            <text:p>0,008223776223776</text:p>
          </table:table-cell>
          <table:table-cell table:formula="of:=[.D149]*50" office:value-type="float" office:value="105.329895" calcext:value-type="float">
            <text:p>105,329895</text:p>
          </table:table-cell>
          <table:table-cell office:value-type="float" office:value="172.40007" calcext:value-type="float">
            <text:p>172,40007</text:p>
          </table:table-cell>
          <table:table-cell office:value-type="float" office:value="2.1065979" calcext:value-type="float">
            <text:p>2,1065979</text:p>
          </table:table-cell>
          <table:table-cell/>
          <table:table-cell table:formula="of:=[.F148]+[.C149]*[.D149]" office:value-type="float" office:value="75307.3282571851" calcext:value-type="float">
            <text:p>75307,3282571851</text:p>
          </table:table-cell>
          <table:table-cell table:formula="of:=[.G148]+[.D149]^2" office:value-type="float" office:value="829.830868545432" calcext:value-type="float">
            <text:p>829,830868545432</text:p>
          </table:table-cell>
          <table:table-cell table:formula="of:=([.D149]-[.D148])*17875" office:value-type="float" office:value="-802.433059999997" calcext:value-type="float">
            <text:p>-802,433059999997</text:p>
          </table:table-cell>
          <table:table-cell/>
          <table:table-cell table:formula="of:=([.C149]-[.D149]*[.$I$2])/[.H149]" office:value-type="float" office:value="0.0194477347111318" calcext:value-type="float">
            <text:p>0,019447734711132</text:p>
          </table:table-cell>
          <table:table-cell/>
        </table:table-row>
        <table:table-row table:style-name="ro1">
          <table:table-cell table:formula="of:=[.A149]+1/17875" office:value-type="float" office:value="0.00827972027972029" calcext:value-type="float">
            <text:p>0,00827972027972</text:p>
          </table:table-cell>
          <table:table-cell table:formula="of:=[.D150]*50" office:value-type="float" office:value="102.845001" calcext:value-type="float">
            <text:p>102,845001</text:p>
          </table:table-cell>
          <table:table-cell office:value-type="float" office:value="167.888489" calcext:value-type="float">
            <text:p>167,888489</text:p>
          </table:table-cell>
          <table:table-cell office:value-type="float" office:value="2.05690002" calcext:value-type="float">
            <text:p>2,05690002</text:p>
          </table:table-cell>
          <table:table-cell/>
          <table:table-cell table:formula="of:=[.F149]+[.C150]*[.D150]" office:value-type="float" office:value="75652.658093567" calcext:value-type="float">
            <text:p>75652,658093567</text:p>
          </table:table-cell>
          <table:table-cell table:formula="of:=[.G149]+[.D150]^2" office:value-type="float" office:value="834.061706237708" calcext:value-type="float">
            <text:p>834,061706237708</text:p>
          </table:table-cell>
          <table:table-cell table:formula="of:=([.D150]-[.D149])*17875" office:value-type="float" office:value="-888.349605000001" calcext:value-type="float">
            <text:p>-888,349605000001</text:p>
          </table:table-cell>
          <table:table-cell/>
          <table:table-cell table:formula="of:=([.C150]-[.D150]*[.$I$2])/[.H150]" office:value-type="float" office:value="0.017652674021815" calcext:value-type="float">
            <text:p>0,017652674021815</text:p>
          </table:table-cell>
          <table:table-cell/>
        </table:table-row>
        <table:table-row table:style-name="ro1">
          <table:table-cell table:formula="of:=[.A150]+1/17875" office:value-type="float" office:value="0.00833566433566435" calcext:value-type="float">
            <text:p>0,008335664335664</text:p>
          </table:table-cell>
          <table:table-cell table:formula="of:=[.D151]*50" office:value-type="float" office:value="100.3601075" calcext:value-type="float">
            <text:p>100,3601075</text:p>
          </table:table-cell>
          <table:table-cell office:value-type="float" office:value="163.536392" calcext:value-type="float">
            <text:p>163,536392</text:p>
          </table:table-cell>
          <table:table-cell office:value-type="float" office:value="2.00720215" calcext:value-type="float">
            <text:p>2,00720215</text:p>
          </table:table-cell>
          <table:table-cell/>
          <table:table-cell table:formula="of:=[.F150]+[.C151]*[.D151]" office:value-type="float" office:value="75980.9086911926" calcext:value-type="float">
            <text:p>75980,9086911926</text:p>
          </table:table-cell>
          <table:table-cell table:formula="of:=[.G150]+[.D151]^2" office:value-type="float" office:value="838.090566708673" calcext:value-type="float">
            <text:p>838,090566708673</text:p>
          </table:table-cell>
          <table:table-cell table:formula="of:=([.D151]-[.D150])*17875" office:value-type="float" office:value="-888.349426250003" calcext:value-type="float">
            <text:p>-888,349426250003</text:p>
          </table:table-cell>
          <table:table-cell/>
          <table:table-cell table:formula="of:=([.C151]-[.D151]*[.$I$2])/[.H151]" office:value-type="float" office:value="0.0175589730191321" calcext:value-type="float">
            <text:p>0,017558973019132</text:p>
          </table:table-cell>
          <table:table-cell/>
        </table:table-row>
        <table:table-row table:style-name="ro1">
          <table:table-cell table:formula="of:=[.A151]+1/17875" office:value-type="float" office:value="0.00839160839160841" calcext:value-type="float">
            <text:p>0,008391608391608</text:p>
          </table:table-cell>
          <table:table-cell table:formula="of:=[.D152]*50" office:value-type="float" office:value="97.9553225" calcext:value-type="float">
            <text:p>97,9553225</text:p>
          </table:table-cell>
          <table:table-cell office:value-type="float" office:value="158.380737" calcext:value-type="float">
            <text:p>158,380737</text:p>
          </table:table-cell>
          <table:table-cell office:value-type="float" office:value="1.95910645" calcext:value-type="float">
            <text:p>1,95910645</text:p>
          </table:table-cell>
          <table:table-cell/>
          <table:table-cell table:formula="of:=[.F151]+[.C152]*[.D152]" office:value-type="float" office:value="76291.193414605" calcext:value-type="float">
            <text:p>76291,193414605</text:p>
          </table:table-cell>
          <table:table-cell table:formula="of:=[.G151]+[.D152]^2" office:value-type="float" office:value="841.928664791104" calcext:value-type="float">
            <text:p>841,928664791104</text:p>
          </table:table-cell>
          <table:table-cell table:formula="of:=([.D152]-[.D151])*17875" office:value-type="float" office:value="-859.710637499996" calcext:value-type="float">
            <text:p>-859,710637499996</text:p>
          </table:table-cell>
          <table:table-cell/>
          <table:table-cell table:formula="of:=([.C152]-[.D152]*[.$I$2])/[.H152]" office:value-type="float" office:value="0.0191480782850067" calcext:value-type="float">
            <text:p>0,019148078285007</text:p>
          </table:table-cell>
          <table:table-cell/>
        </table:table-row>
        <table:table-row table:style-name="ro1">
          <table:table-cell table:formula="of:=[.A152]+1/17875" office:value-type="float" office:value="0.00844755244755246" calcext:value-type="float">
            <text:p>0,008447552447552</text:p>
          </table:table-cell>
          <table:table-cell table:formula="of:=[.D153]*50" office:value-type="float" office:value="95.133209" calcext:value-type="float">
            <text:p>95,133209</text:p>
          </table:table-cell>
          <table:table-cell office:value-type="float" office:value="153.973434" calcext:value-type="float">
            <text:p>153,973434</text:p>
          </table:table-cell>
          <table:table-cell office:value-type="float" office:value="1.90266418" calcext:value-type="float">
            <text:p>1,90266418</text:p>
          </table:table-cell>
          <table:table-cell/>
          <table:table-cell table:formula="of:=[.F152]+[.C153]*[.D153]" office:value-type="float" office:value="76584.1531521484" calcext:value-type="float">
            <text:p>76584,1531521484</text:p>
          </table:table-cell>
          <table:table-cell table:formula="of:=[.G152]+[.D153]^2" office:value-type="float" office:value="845.548795772959" calcext:value-type="float">
            <text:p>845,548795772959</text:p>
          </table:table-cell>
          <table:table-cell table:formula="of:=([.D153]-[.D152])*17875" office:value-type="float" office:value="-1008.90557625" calcext:value-type="float">
            <text:p>-1008,90557625</text:p>
          </table:table-cell>
          <table:table-cell/>
          <table:table-cell table:formula="of:=([.C153]-[.D153]*[.$I$2])/[.H153]" office:value-type="float" office:value="0.0156921117366131" calcext:value-type="float">
            <text:p>0,015692111736613</text:p>
          </table:table-cell>
          <table:table-cell/>
        </table:table-row>
        <table:table-row table:style-name="ro1">
          <table:table-cell table:formula="of:=[.A153]+1/17875" office:value-type="float" office:value="0.00850349650349652" calcext:value-type="float">
            <text:p>0,008503496503497</text:p>
          </table:table-cell>
          <table:table-cell table:formula="of:=[.D154]*50" office:value-type="float" office:value="92.602539" calcext:value-type="float">
            <text:p>92,602539</text:p>
          </table:table-cell>
          <table:table-cell office:value-type="float" office:value="149.096878" calcext:value-type="float">
            <text:p>149,096878</text:p>
          </table:table-cell>
          <table:table-cell office:value-type="float" office:value="1.85205078" calcext:value-type="float">
            <text:p>1,85205078</text:p>
          </table:table-cell>
          <table:table-cell/>
          <table:table-cell table:formula="of:=[.F153]+[.C154]*[.D154]" office:value-type="float" office:value="76860.2881413439" calcext:value-type="float">
            <text:p>76860,2881413439</text:p>
          </table:table-cell>
          <table:table-cell table:formula="of:=[.G153]+[.D154]^2" office:value-type="float" office:value="848.978887864658" calcext:value-type="float">
            <text:p>848,978887864658</text:p>
          </table:table-cell>
          <table:table-cell table:formula="of:=([.D154]-[.D153])*17875" office:value-type="float" office:value="-904.714525000001" calcext:value-type="float">
            <text:p>-904,714525000001</text:p>
          </table:table-cell>
          <table:table-cell/>
          <table:table-cell table:formula="of:=([.C154]-[.D154]*[.$I$2])/[.H154]" office:value-type="float" office:value="0.0178966599392115" calcext:value-type="float">
            <text:p>0,017896659939212</text:p>
          </table:table-cell>
          <table:table-cell/>
        </table:table-row>
        <table:table-row table:style-name="ro1">
          <table:table-cell table:formula="of:=[.A154]+1/17875" office:value-type="float" office:value="0.00855944055944057" calcext:value-type="float">
            <text:p>0,008559440559441</text:p>
          </table:table-cell>
          <table:table-cell table:formula="of:=[.D155]*50" office:value-type="float" office:value="90.3396605" calcext:value-type="float">
            <text:p>90,3396605</text:p>
          </table:table-cell>
          <table:table-cell office:value-type="float" office:value="144.686508" calcext:value-type="float">
            <text:p>144,686508</text:p>
          </table:table-cell>
          <table:table-cell office:value-type="float" office:value="1.80679321" calcext:value-type="float">
            <text:p>1,80679321</text:p>
          </table:table-cell>
          <table:table-cell/>
          <table:table-cell table:formula="of:=[.F154]+[.C155]*[.D155]" office:value-type="float" office:value="77121.7067415769" calcext:value-type="float">
            <text:p>77121,7067415769</text:p>
          </table:table-cell>
          <table:table-cell table:formula="of:=[.G154]+[.D155]^2" office:value-type="float" office:value="852.24338956836" calcext:value-type="float">
            <text:p>852,24338956836</text:p>
          </table:table-cell>
          <table:table-cell table:formula="of:=([.D155]-[.D154])*17875" office:value-type="float" office:value="-808.97906375" calcext:value-type="float">
            <text:p>-808,97906375</text:p>
          </table:table-cell>
          <table:table-cell/>
          <table:table-cell table:formula="of:=([.C155]-[.D155]*[.$I$2])/[.H155]" office:value-type="float" office:value="0.0204735559395113" calcext:value-type="float">
            <text:p>0,020473555939511</text:p>
          </table:table-cell>
          <table:table-cell/>
        </table:table-row>
        <table:table-row table:style-name="ro1">
          <table:table-cell table:formula="of:=[.A155]+1/17875" office:value-type="float" office:value="0.00861538461538463" calcext:value-type="float">
            <text:p>0,008615384615385</text:p>
          </table:table-cell>
          <table:table-cell table:formula="of:=[.D156]*50" office:value-type="float" office:value="87.774658" calcext:value-type="float">
            <text:p>87,774658</text:p>
          </table:table-cell>
          <table:table-cell office:value-type="float" office:value="139.530853" calcext:value-type="float">
            <text:p>139,530853</text:p>
          </table:table-cell>
          <table:table-cell office:value-type="float" office:value="1.75549316" calcext:value-type="float">
            <text:p>1,75549316</text:p>
          </table:table-cell>
          <table:table-cell/>
          <table:table-cell table:formula="of:=[.F155]+[.C156]*[.D156]" office:value-type="float" office:value="77366.6521996274" calcext:value-type="float">
            <text:p>77366,6521996274</text:p>
          </table:table-cell>
          <table:table-cell table:formula="of:=[.G155]+[.D156]^2" office:value-type="float" office:value="855.325145803167" calcext:value-type="float">
            <text:p>855,325145803167</text:p>
          </table:table-cell>
          <table:table-cell table:formula="of:=([.D156]-[.D155])*17875" office:value-type="float" office:value="-916.988393750001" calcext:value-type="float">
            <text:p>-916,988393750001</text:p>
          </table:table-cell>
          <table:table-cell/>
          <table:table-cell table:formula="of:=([.C156]-[.D156]*[.$I$2])/[.H156]" office:value-type="float" office:value="0.0186916274872702" calcext:value-type="float">
            <text:p>0,01869162748727</text:p>
          </table:table-cell>
          <table:table-cell/>
        </table:table-row>
        <table:table-row table:style-name="ro1">
          <table:table-cell table:formula="of:=[.A156]+1/17875" office:value-type="float" office:value="0.00867132867132868" calcext:value-type="float">
            <text:p>0,008671328671329</text:p>
          </table:table-cell>
          <table:table-cell table:formula="of:=[.D157]*50" office:value-type="float" office:value="85.610199" calcext:value-type="float">
            <text:p>85,610199</text:p>
          </table:table-cell>
          <table:table-cell office:value-type="float" office:value="134.85672" calcext:value-type="float">
            <text:p>134,85672</text:p>
          </table:table-cell>
          <table:table-cell office:value-type="float" office:value="1.71220398" calcext:value-type="float">
            <text:p>1,71220398</text:p>
          </table:table-cell>
          <table:table-cell/>
          <table:table-cell table:formula="of:=[.F156]+[.C157]*[.D157]" office:value-type="float" office:value="77597.5544123411" calcext:value-type="float">
            <text:p>77597,5544123411</text:p>
          </table:table-cell>
          <table:table-cell table:formula="of:=[.G156]+[.D157]^2" office:value-type="float" office:value="858.256788272295" calcext:value-type="float">
            <text:p>858,256788272295</text:p>
          </table:table-cell>
          <table:table-cell table:formula="of:=([.D157]-[.D156])*17875" office:value-type="float" office:value="-773.794092499999" calcext:value-type="float">
            <text:p>-773,794092499999</text:p>
          </table:table-cell>
          <table:table-cell/>
          <table:table-cell table:formula="of:=([.C157]-[.D157]*[.$I$2])/[.H157]" office:value-type="float" office:value="0.0231983542180115" calcext:value-type="float">
            <text:p>0,023198354218012</text:p>
          </table:table-cell>
          <table:table-cell/>
        </table:table-row>
        <table:table-row table:style-name="ro1">
          <table:table-cell table:formula="of:=[.A157]+1/17875" office:value-type="float" office:value="0.00872727272727274" calcext:value-type="float">
            <text:p>0,008727272727273</text:p>
          </table:table-cell>
          <table:table-cell table:formula="of:=[.D158]*50" office:value-type="float" office:value="83.0451965" calcext:value-type="float">
            <text:p>83,0451965</text:p>
          </table:table-cell>
          <table:table-cell office:value-type="float" office:value="129.863617" calcext:value-type="float">
            <text:p>129,863617</text:p>
          </table:table-cell>
          <table:table-cell office:value-type="float" office:value="1.66090393" calcext:value-type="float">
            <text:p>1,66090393</text:p>
          </table:table-cell>
          <table:table-cell/>
          <table:table-cell table:formula="of:=[.F157]+[.C158]*[.D158]" office:value-type="float" office:value="77813.2454041804" calcext:value-type="float">
            <text:p>77813,2454041804</text:p>
          </table:table-cell>
          <table:table-cell table:formula="of:=[.G157]+[.D158]^2" office:value-type="float" office:value="861.015390136984" calcext:value-type="float">
            <text:p>861,015390136984</text:p>
          </table:table-cell>
          <table:table-cell table:formula="of:=([.D158]-[.D157])*17875" office:value-type="float" office:value="-916.988393750001" calcext:value-type="float">
            <text:p>-916,988393750001</text:p>
          </table:table-cell>
          <table:table-cell/>
          <table:table-cell table:formula="of:=([.C158]-[.D158]*[.$I$2])/[.H158]" office:value-type="float" office:value="0.0200280886054189" calcext:value-type="float">
            <text:p>0,020028088605419</text:p>
          </table:table-cell>
          <table:table-cell/>
        </table:table-row>
        <table:table-row table:style-name="ro1">
          <table:table-cell table:formula="of:=[.A158]+1/17875" office:value-type="float" office:value="0.00878321678321679" calcext:value-type="float">
            <text:p>0,008783216783217</text:p>
          </table:table-cell>
          <table:table-cell table:formula="of:=[.D159]*50" office:value-type="float" office:value="80.5603025" calcext:value-type="float">
            <text:p>80,5603025</text:p>
          </table:table-cell>
          <table:table-cell office:value-type="float" office:value="124.707962" calcext:value-type="float">
            <text:p>124,707962</text:p>
          </table:table-cell>
          <table:table-cell office:value-type="float" office:value="1.61120605" calcext:value-type="float">
            <text:p>1,61120605</text:p>
          </table:table-cell>
          <table:table-cell/>
          <table:table-cell table:formula="of:=[.F158]+[.C159]*[.D159]" office:value-type="float" office:value="78014.175627038" calcext:value-type="float">
            <text:p>78014,175627038</text:p>
          </table:table-cell>
          <table:table-cell table:formula="of:=[.G158]+[.D159]^2" office:value-type="float" office:value="863.611375072541" calcext:value-type="float">
            <text:p>863,611375072541</text:p>
          </table:table-cell>
          <table:table-cell table:formula="of:=([.D159]-[.D158])*17875" office:value-type="float" office:value="-888.349604999998" calcext:value-type="float">
            <text:p>-888,349604999998</text:p>
          </table:table-cell>
          <table:table-cell/>
          <table:table-cell table:formula="of:=([.C159]-[.D159]*[.$I$2])/[.H159]" office:value-type="float" office:value="0.0214846040487826" calcext:value-type="float">
            <text:p>0,021484604048783</text:p>
          </table:table-cell>
          <table:table-cell/>
        </table:table-row>
        <table:table-row table:style-name="ro1">
          <table:table-cell table:formula="of:=[.A159]+1/17875" office:value-type="float" office:value="0.00883916083916085" calcext:value-type="float">
            <text:p>0,008839160839161</text:p>
          </table:table-cell>
          <table:table-cell table:formula="of:=[.D160]*50" office:value-type="float" office:value="78.075409" calcext:value-type="float">
            <text:p>78,075409</text:p>
          </table:table-cell>
          <table:table-cell office:value-type="float" office:value="119.227203" calcext:value-type="float">
            <text:p>119,227203</text:p>
          </table:table-cell>
          <table:table-cell office:value-type="float" office:value="1.56150818" calcext:value-type="float">
            <text:p>1,56150818</text:p>
          </table:table-cell>
          <table:table-cell/>
          <table:table-cell table:formula="of:=[.F159]+[.C160]*[.D160]" office:value-type="float" office:value="78200.349879801" calcext:value-type="float">
            <text:p>78200,349879801</text:p>
          </table:table-cell>
          <table:table-cell table:formula="of:=[.G159]+[.D160]^2" office:value-type="float" office:value="866.049682868748" calcext:value-type="float">
            <text:p>866,049682868748</text:p>
          </table:table-cell>
          <table:table-cell table:formula="of:=([.D160]-[.D159])*17875" office:value-type="float" office:value="-888.349426249999" calcext:value-type="float">
            <text:p>-888,349426249999</text:p>
          </table:table-cell>
          <table:table-cell/>
          <table:table-cell table:formula="of:=([.C160]-[.D160]*[.$I$2])/[.H160]" office:value-type="float" office:value="0.0226614196374392" calcext:value-type="float">
            <text:p>0,022661419637439</text:p>
          </table:table-cell>
          <table:table-cell/>
        </table:table-row>
        <table:table-row table:style-name="ro1">
          <table:table-cell table:formula="of:=[.A160]+1/17875" office:value-type="float" office:value="0.0088951048951049" calcext:value-type="float">
            <text:p>0,008895104895105</text:p>
          </table:table-cell>
          <table:table-cell table:formula="of:=[.D161]*50" office:value-type="float" office:value="75.590515" calcext:value-type="float">
            <text:p>75,590515</text:p>
          </table:table-cell>
          <table:table-cell office:value-type="float" office:value="114.071548" calcext:value-type="float">
            <text:p>114,071548</text:p>
          </table:table-cell>
          <table:table-cell office:value-type="float" office:value="1.5118103" calcext:value-type="float">
            <text:p>1,5118103</text:p>
          </table:table-cell>
          <table:table-cell/>
          <table:table-cell table:formula="of:=[.F160]+[.C161]*[.D161]" office:value-type="float" office:value="78372.8044210044" calcext:value-type="float">
            <text:p>78372,8044210044</text:p>
          </table:table-cell>
          <table:table-cell table:formula="of:=[.G160]+[.D161]^2" office:value-type="float" office:value="868.335253251934" calcext:value-type="float">
            <text:p>868,335253251934</text:p>
          </table:table-cell>
          <table:table-cell table:formula="of:=([.D161]-[.D160])*17875" office:value-type="float" office:value="-888.349605000001" calcext:value-type="float">
            <text:p>-888,349605000001</text:p>
          </table:table-cell>
          <table:table-cell/>
          <table:table-cell table:formula="of:=([.C161]-[.D161]*[.$I$2])/[.H161]" office:value-type="float" office:value="0.023472261073478" calcext:value-type="float">
            <text:p>0,023472261073478</text:p>
          </table:table-cell>
          <table:table-cell/>
        </table:table-row>
        <table:table-row table:style-name="ro1">
          <table:table-cell table:formula="of:=[.A161]+1/17875" office:value-type="float" office:value="0.00895104895104896" calcext:value-type="float">
            <text:p>0,008951048951049</text:p>
          </table:table-cell>
          <table:table-cell table:formula="of:=[.D162]*50" office:value-type="float" office:value="73.056793" calcext:value-type="float">
            <text:p>73,056793</text:p>
          </table:table-cell>
          <table:table-cell office:value-type="float" office:value="108.523315" calcext:value-type="float">
            <text:p>108,523315</text:p>
          </table:table-cell>
          <table:table-cell office:value-type="float" office:value="1.46113586" calcext:value-type="float">
            <text:p>1,46113586</text:p>
          </table:table-cell>
          <table:table-cell/>
          <table:table-cell table:formula="of:=[.F161]+[.C162]*[.D162]" office:value-type="float" office:value="78531.371728197" calcext:value-type="float">
            <text:p>78531,371728197</text:p>
          </table:table-cell>
          <table:table-cell table:formula="of:=[.G161]+[.D162]^2" office:value-type="float" office:value="870.470171253312" calcext:value-type="float">
            <text:p>870,470171253312</text:p>
          </table:table-cell>
          <table:table-cell table:formula="of:=([.D162]-[.D161])*17875" office:value-type="float" office:value="-905.805615000002" calcext:value-type="float">
            <text:p>-905,805615000002</text:p>
          </table:table-cell>
          <table:table-cell/>
          <table:table-cell table:formula="of:=([.C162]-[.D162]*[.$I$2])/[.H162]" office:value-type="float" office:value="0.024152325921488" calcext:value-type="float">
            <text:p>0,024152325921488</text:p>
          </table:table-cell>
          <table:table-cell/>
        </table:table-row>
        <table:table-row table:style-name="ro1">
          <table:table-cell table:formula="of:=[.A162]+1/17875" office:value-type="float" office:value="0.00900699300699302" calcext:value-type="float">
            <text:p>0,009006993006993</text:p>
          </table:table-cell>
          <table:table-cell table:formula="of:=[.D163]*50" office:value-type="float" office:value="70.540619" calcext:value-type="float">
            <text:p>70,540619</text:p>
          </table:table-cell>
          <table:table-cell office:value-type="float" office:value="102.472092" calcext:value-type="float">
            <text:p>102,472092</text:p>
          </table:table-cell>
          <table:table-cell office:value-type="float" office:value="1.41081238" calcext:value-type="float">
            <text:p>1,41081238</text:p>
          </table:table-cell>
          <table:table-cell/>
          <table:table-cell table:formula="of:=[.F162]+[.C163]*[.D163]" office:value-type="float" office:value="78675.9406241951" calcext:value-type="float">
            <text:p>78675,9406241951</text:p>
          </table:table-cell>
          <table:table-cell table:formula="of:=[.G162]+[.D163]^2" office:value-type="float" office:value="872.460562824873" calcext:value-type="float">
            <text:p>872,460562824873</text:p>
          </table:table-cell>
          <table:table-cell table:formula="of:=([.D163]-[.D162])*17875" office:value-type="float" office:value="-899.532204999998" calcext:value-type="float">
            <text:p>-899,532204999998</text:p>
          </table:table-cell>
          <table:table-cell/>
          <table:table-cell table:formula="of:=([.C163]-[.D163]*[.$I$2])/[.H163]" office:value-type="float" office:value="0.0260550569351094" calcext:value-type="float">
            <text:p>0,026055056935109</text:p>
          </table:table-cell>
          <table:table-cell/>
        </table:table-row>
        <table:table-row table:style-name="ro1">
          <table:table-cell table:formula="of:=[.A163]+1/17875" office:value-type="float" office:value="0.00906293706293707" calcext:value-type="float">
            <text:p>0,009062937062937</text:p>
          </table:table-cell>
          <table:table-cell table:formula="of:=[.D164]*50" office:value-type="float" office:value="68.1358335" calcext:value-type="float">
            <text:p>68,1358335</text:p>
          </table:table-cell>
          <table:table-cell office:value-type="float" office:value="96.5098114" calcext:value-type="float">
            <text:p>96,5098114</text:p>
          </table:table-cell>
          <table:table-cell office:value-type="float" office:value="1.36271667" calcext:value-type="float">
            <text:p>1,36271667</text:p>
          </table:table-cell>
          <table:table-cell/>
          <table:table-cell table:formula="of:=[.F163]+[.C164]*[.D164]" office:value-type="float" office:value="78807.4561530084" calcext:value-type="float">
            <text:p>78807,4561530084</text:p>
          </table:table-cell>
          <table:table-cell table:formula="of:=[.G163]+[.D164]^2" office:value-type="float" office:value="874.317559547569" calcext:value-type="float">
            <text:p>874,317559547569</text:p>
          </table:table-cell>
          <table:table-cell table:formula="of:=([.D164]-[.D163])*17875" office:value-type="float" office:value="-859.710816250002" calcext:value-type="float">
            <text:p>-859,710816250002</text:p>
          </table:table-cell>
          <table:table-cell/>
          <table:table-cell table:formula="of:=([.C164]-[.D164]*[.$I$2])/[.H164]" office:value-type="float" office:value="0.0292043441020232" calcext:value-type="float">
            <text:p>0,029204344102023</text:p>
          </table:table-cell>
          <table:table-cell/>
        </table:table-row>
        <table:table-row table:style-name="ro1">
          <table:table-cell table:formula="of:=[.A164]+1/17875" office:value-type="float" office:value="0.00911888111888113" calcext:value-type="float">
            <text:p>0,009118881118881</text:p>
          </table:table-cell>
          <table:table-cell table:formula="of:=[.D165]*50" office:value-type="float" office:value="65.65094" calcext:value-type="float">
            <text:p>65,65094</text:p>
          </table:table-cell>
          <table:table-cell office:value-type="float" office:value="90.2254944" calcext:value-type="float">
            <text:p>90,2254944</text:p>
          </table:table-cell>
          <table:table-cell office:value-type="float" office:value="1.3130188" calcext:value-type="float">
            <text:p>1,3130188</text:p>
          </table:table-cell>
          <table:table-cell/>
          <table:table-cell table:formula="of:=[.F164]+[.C165]*[.D165]" office:value-type="float" office:value="78925.9239233949" calcext:value-type="float">
            <text:p>78925,9239233949</text:p>
          </table:table-cell>
          <table:table-cell table:formula="of:=[.G164]+[.D165]^2" office:value-type="float" office:value="876.041577916722" calcext:value-type="float">
            <text:p>876,041577916722</text:p>
          </table:table-cell>
          <table:table-cell table:formula="of:=([.D165]-[.D164])*17875" office:value-type="float" office:value="-888.349426249999" calcext:value-type="float">
            <text:p>-888,349426249999</text:p>
          </table:table-cell>
          <table:table-cell/>
          <table:table-cell table:formula="of:=([.C165]-[.D165]*[.$I$2])/[.H165]" office:value-type="float" office:value="0.0303442174014784" calcext:value-type="float">
            <text:p>0,030344217401478</text:p>
          </table:table-cell>
          <table:table-cell/>
        </table:table-row>
        <table:table-row table:style-name="ro1">
          <table:table-cell table:formula="of:=[.A165]+1/17875" office:value-type="float" office:value="0.00917482517482518" calcext:value-type="float">
            <text:p>0,009174825174825</text:p>
          </table:table-cell>
          <table:table-cell table:formula="of:=[.D166]*50" office:value-type="float" office:value="63.3262635" calcext:value-type="float">
            <text:p>63,3262635</text:p>
          </table:table-cell>
          <table:table-cell office:value-type="float" office:value="83.2971039" calcext:value-type="float">
            <text:p>83,2971039</text:p>
          </table:table-cell>
          <table:table-cell office:value-type="float" office:value="1.26652527" calcext:value-type="float">
            <text:p>1,26652527</text:p>
          </table:table-cell>
          <table:table-cell/>
          <table:table-cell table:formula="of:=[.F165]+[.C166]*[.D166]" office:value-type="float" office:value="79031.4218104021" calcext:value-type="float">
            <text:p>79031,4218104021</text:p>
          </table:table-cell>
          <table:table-cell table:formula="of:=[.G165]+[.D166]^2" office:value-type="float" office:value="877.645664176271" calcext:value-type="float">
            <text:p>877,645664176271</text:p>
          </table:table-cell>
          <table:table-cell table:formula="of:=([.D166]-[.D165])*17875" office:value-type="float" office:value="-831.07184875" calcext:value-type="float">
            <text:p>-831,07184875</text:p>
          </table:table-cell>
          <table:table-cell/>
          <table:table-cell table:formula="of:=([.C166]-[.D166]*[.$I$2])/[.H166]" office:value-type="float" office:value="0.0357794503750257" calcext:value-type="float">
            <text:p>0,035779450375026</text:p>
          </table:table-cell>
          <table:table-cell/>
        </table:table-row>
        <table:table-row table:style-name="ro1">
          <table:table-cell table:formula="of:=[.A166]+1/17875" office:value-type="float" office:value="0.00923076923076924" calcext:value-type="float">
            <text:p>0,009230769230769</text:p>
          </table:table-cell>
          <table:table-cell table:formula="of:=[.D167]*50" office:value-type="float" office:value="60.4400635" calcext:value-type="float">
            <text:p>60,4400635</text:p>
          </table:table-cell>
          <table:table-cell office:value-type="float" office:value="78.3040009" calcext:value-type="float">
            <text:p>78,3040009</text:p>
          </table:table-cell>
          <table:table-cell office:value-type="float" office:value="1.20880127" calcext:value-type="float">
            <text:p>1,20880127</text:p>
          </table:table-cell>
          <table:table-cell/>
          <table:table-cell table:formula="of:=[.F166]+[.C167]*[.D167]" office:value-type="float" office:value="79126.0757861361" calcext:value-type="float">
            <text:p>79126,0757861361</text:p>
          </table:table-cell>
          <table:table-cell table:formula="of:=[.G166]+[.D167]^2" office:value-type="float" office:value="879.106864686625" calcext:value-type="float">
            <text:p>879,106864686625</text:p>
          </table:table-cell>
          <table:table-cell table:formula="of:=([.D167]-[.D166])*17875" office:value-type="float" office:value="-1031.8165" calcext:value-type="float">
            <text:p>-1031,8165</text:p>
          </table:table-cell>
          <table:table-cell/>
          <table:table-cell table:formula="of:=([.C167]-[.D167]*[.$I$2])/[.H167]" office:value-type="float" office:value="0.0286647451897966" calcext:value-type="float">
            <text:p>0,028664745189797</text:p>
          </table:table-cell>
          <table:table-cell/>
        </table:table-row>
        <table:table-row table:style-name="ro1">
          <table:table-cell table:formula="of:=[.A167]+1/17875" office:value-type="float" office:value="0.00928671328671329" calcext:value-type="float">
            <text:p>0,009286713286713</text:p>
          </table:table-cell>
          <table:table-cell table:formula="of:=[.D168]*50" office:value-type="float" office:value="58.0352785" calcext:value-type="float">
            <text:p>58,0352785</text:p>
          </table:table-cell>
          <table:table-cell office:value-type="float" office:value="71.860199" calcext:value-type="float">
            <text:p>71,860199</text:p>
          </table:table-cell>
          <table:table-cell office:value-type="float" office:value="1.16070557" calcext:value-type="float">
            <text:p>1,16070557</text:p>
          </table:table-cell>
          <table:table-cell/>
          <table:table-cell table:formula="of:=[.F167]+[.C168]*[.D168]" office:value-type="float" office:value="79209.4843193767" calcext:value-type="float">
            <text:p>79209,4843193767</text:p>
          </table:table-cell>
          <table:table-cell table:formula="of:=[.G167]+[.D168]^2" office:value-type="float" office:value="880.454102106854" calcext:value-type="float">
            <text:p>880,454102106854</text:p>
          </table:table-cell>
          <table:table-cell table:formula="of:=([.D168]-[.D167])*17875" office:value-type="float" office:value="-859.710637499999" calcext:value-type="float">
            <text:p>-859,710637499999</text:p>
          </table:table-cell>
          <table:table-cell/>
          <table:table-cell table:formula="of:=([.C168]-[.D168]*[.$I$2])/[.H168]" office:value-type="float" office:value="0.0369056814623227" calcext:value-type="float">
            <text:p>0,036905681462323</text:p>
          </table:table-cell>
          <table:table-cell/>
        </table:table-row>
        <table:table-row table:style-name="ro1">
          <table:table-cell table:formula="of:=[.A168]+1/17875" office:value-type="float" office:value="0.00934265734265735" calcext:value-type="float">
            <text:p>0,009342657342657</text:p>
          </table:table-cell>
          <table:table-cell table:formula="of:=[.D169]*50" office:value-type="float" office:value="55.22995" calcext:value-type="float">
            <text:p>55,22995</text:p>
          </table:table-cell>
          <table:table-cell office:value-type="float" office:value="66.8640289" calcext:value-type="float">
            <text:p>66,8640289</text:p>
          </table:table-cell>
          <table:table-cell office:value-type="float" office:value="1.104599" calcext:value-type="float">
            <text:p>1,104599</text:p>
          </table:table-cell>
          <table:table-cell/>
          <table:table-cell table:formula="of:=[.F168]+[.C169]*[.D169]" office:value-type="float" office:value="79283.3422588356" calcext:value-type="float">
            <text:p>79283,3422588356</text:p>
          </table:table-cell>
          <table:table-cell table:formula="of:=[.G168]+[.D169]^2" office:value-type="float" office:value="881.674241057655" calcext:value-type="float">
            <text:p>881,674241057655</text:p>
          </table:table-cell>
          <table:table-cell table:formula="of:=([.D169]-[.D168])*17875" office:value-type="float" office:value="-1002.90493875" calcext:value-type="float">
            <text:p>-1002,90493875</text:p>
          </table:table-cell>
          <table:table-cell/>
          <table:table-cell table:formula="of:=([.C169]-[.D169]*[.$I$2])/[.H169]" office:value-type="float" office:value="0.0316252170680764" calcext:value-type="float">
            <text:p>0,031625217068076</text:p>
          </table:table-cell>
          <table:table-cell/>
        </table:table-row>
        <table:table-row table:style-name="ro1">
          <table:table-cell table:formula="of:=[.A169]+1/17875" office:value-type="float" office:value="0.0093986013986014" calcext:value-type="float">
            <text:p>0,009398601398601</text:p>
          </table:table-cell>
          <table:table-cell table:formula="of:=[.D170]*50" office:value-type="float" office:value="52.3895265" calcext:value-type="float">
            <text:p>52,3895265</text:p>
          </table:table-cell>
          <table:table-cell office:value-type="float" office:value="60.5398407" calcext:value-type="float">
            <text:p>60,5398407</text:p>
          </table:table-cell>
          <table:table-cell office:value-type="float" office:value="1.04779053" calcext:value-type="float">
            <text:p>1,04779053</text:p>
          </table:table-cell>
          <table:table-cell/>
          <table:table-cell table:formula="of:=[.F169]+[.C170]*[.D170]" office:value-type="float" office:value="79346.7753306088" calcext:value-type="float">
            <text:p>79346,7753306088</text:p>
          </table:table-cell>
          <table:table-cell table:formula="of:=[.G169]+[.D170]^2" office:value-type="float" office:value="882.772106052412" calcext:value-type="float">
            <text:p>882,772106052412</text:p>
          </table:table-cell>
          <table:table-cell table:formula="of:=([.D170]-[.D169])*17875" office:value-type="float" office:value="-1015.45140125" calcext:value-type="float">
            <text:p>-1015,45140125</text:p>
          </table:table-cell>
          <table:table-cell/>
          <table:table-cell table:formula="of:=([.C170]-[.D170]*[.$I$2])/[.H170]" office:value-type="float" office:value="0.0324696406756177" calcext:value-type="float">
            <text:p>0,032469640675618</text:p>
          </table:table-cell>
          <table:table-cell/>
        </table:table-row>
        <table:table-row table:style-name="ro1">
          <table:table-cell table:formula="of:=[.A170]+1/17875" office:value-type="float" office:value="0.00945454545454546" calcext:value-type="float">
            <text:p>0,009454545454545</text:p>
          </table:table-cell>
          <table:table-cell table:formula="of:=[.D171]*50" office:value-type="float" office:value="49.8260498" calcext:value-type="float">
            <text:p>49,8260498</text:p>
          </table:table-cell>
          <table:table-cell office:value-type="float" office:value="54.9057312" calcext:value-type="float">
            <text:p>54,9057312</text:p>
          </table:table-cell>
          <table:table-cell office:value-type="float" office:value="0.996520996" calcext:value-type="float">
            <text:p>0,996520996</text:p>
          </table:table-cell>
          <table:table-cell/>
          <table:table-cell table:formula="of:=[.F170]+[.C171]*[.D171]" office:value-type="float" office:value="79401.4900445503" calcext:value-type="float">
            <text:p>79401,4900445503</text:p>
          </table:table-cell>
          <table:table-cell table:formula="of:=[.G170]+[.D171]^2" office:value-type="float" office:value="883.765160147881" calcext:value-type="float">
            <text:p>883,765160147881</text:p>
          </table:table-cell>
          <table:table-cell table:formula="of:=([.D171]-[.D170])*17875" office:value-type="float" office:value="-916.442920249996" calcext:value-type="float">
            <text:p>-916,442920249996</text:p>
          </table:table-cell>
          <table:table-cell/>
          <table:table-cell table:formula="of:=([.C171]-[.D171]*[.$I$2])/[.H171]" office:value-type="float" office:value="0.0371325334657548" calcext:value-type="float">
            <text:p>0,037132533465755</text:p>
          </table:table-cell>
          <table:table-cell/>
        </table:table-row>
        <table:table-row table:style-name="ro1">
          <table:table-cell table:formula="of:=[.A171]+1/17875" office:value-type="float" office:value="0.00951048951048951" calcext:value-type="float">
            <text:p>0,00951048951049</text:p>
          </table:table-cell>
          <table:table-cell table:formula="of:=[.D172]*50" office:value-type="float" office:value="47.5830078" calcext:value-type="float">
            <text:p>47,5830078</text:p>
          </table:table-cell>
          <table:table-cell office:value-type="float" office:value="47.9804077" calcext:value-type="float">
            <text:p>47,9804077</text:p>
          </table:table-cell>
          <table:table-cell office:value-type="float" office:value="0.951660156" calcext:value-type="float">
            <text:p>0,951660156</text:p>
          </table:table-cell>
          <table:table-cell/>
          <table:table-cell table:formula="of:=[.F171]+[.C172]*[.D172]" office:value-type="float" office:value="79447.151086827" calcext:value-type="float">
            <text:p>79447,151086827</text:p>
          </table:table-cell>
          <table:table-cell table:formula="of:=[.G171]+[.D172]^2" office:value-type="float" office:value="884.670817200399" calcext:value-type="float">
            <text:p>884,670817200399</text:p>
          </table:table-cell>
          <table:table-cell table:formula="of:=([.D172]-[.D171])*17875" office:value-type="float" office:value="-801.887515" calcext:value-type="float">
            <text:p>-801,887515</text:p>
          </table:table-cell>
          <table:table-cell/>
          <table:table-cell table:formula="of:=([.C172]-[.D172]*[.$I$2])/[.H172]" office:value-type="float" office:value="0.0460806743162731" calcext:value-type="float">
            <text:p>0,046080674316273</text:p>
          </table:table-cell>
          <table:table-cell/>
        </table:table-row>
        <table:table-row table:style-name="ro1">
          <table:table-cell table:formula="of:=[.A172]+1/17875" office:value-type="float" office:value="0.00956643356643357" calcext:value-type="float">
            <text:p>0,009566433566434</text:p>
          </table:table-cell>
          <table:table-cell table:formula="of:=[.D173]*50" office:value-type="float" office:value="45.07980345" calcext:value-type="float">
            <text:p>45,07980345</text:p>
          </table:table-cell>
          <table:table-cell office:value-type="float" office:value="42.4015045" calcext:value-type="float">
            <text:p>42,4015045</text:p>
          </table:table-cell>
          <table:table-cell office:value-type="float" office:value="0.901596069" calcext:value-type="float">
            <text:p>0,901596069</text:p>
          </table:table-cell>
          <table:table-cell/>
          <table:table-cell table:formula="of:=[.F172]+[.C173]*[.D173]" office:value-type="float" office:value="79485.3801166039" calcext:value-type="float">
            <text:p>79485,3801166039</text:p>
          </table:table-cell>
          <table:table-cell table:formula="of:=[.G172]+[.D173]^2" office:value-type="float" office:value="885.483692672035" calcext:value-type="float">
            <text:p>885,483692672035</text:p>
          </table:table-cell>
          <table:table-cell table:formula="of:=([.D173]-[.D172])*17875" office:value-type="float" office:value="-894.895555125" calcext:value-type="float">
            <text:p>-894,895555125</text:p>
          </table:table-cell>
          <table:table-cell/>
          <table:table-cell table:formula="of:=([.C173]-[.D173]*[.$I$2])/[.H173]" office:value-type="float" office:value="0.0425327822728254" calcext:value-type="float">
            <text:p>0,042532782272825</text:p>
          </table:table-cell>
          <table:table-cell/>
        </table:table-row>
        <table:table-row table:style-name="ro1">
          <table:table-cell table:formula="of:=[.A173]+1/17875" office:value-type="float" office:value="0.00962237762237763" calcext:value-type="float">
            <text:p>0,009622377622378</text:p>
          </table:table-cell>
          <table:table-cell table:formula="of:=[.D174]*50" office:value-type="float" office:value="42.64450075" calcext:value-type="float">
            <text:p>42,64450075</text:p>
          </table:table-cell>
          <table:table-cell office:value-type="float" office:value="35.9300995" calcext:value-type="float">
            <text:p>35,9300995</text:p>
          </table:table-cell>
          <table:table-cell office:value-type="float" office:value="0.852890015" calcext:value-type="float">
            <text:p>0,852890015</text:p>
          </table:table-cell>
          <table:table-cell/>
          <table:table-cell table:formula="of:=[.F173]+[.C174]*[.D174]" office:value-type="float" office:value="79516.0245397054" calcext:value-type="float">
            <text:p>79516,0245397054</text:p>
          </table:table-cell>
          <table:table-cell table:formula="of:=[.G173]+[.D174]^2" office:value-type="float" office:value="886.211114049722" calcext:value-type="float">
            <text:p>886,211114049722</text:p>
          </table:table-cell>
          <table:table-cell table:formula="of:=([.D174]-[.D173])*17875" office:value-type="float" office:value="-870.620715250001" calcext:value-type="float">
            <text:p>-870,620715250001</text:p>
          </table:table-cell>
          <table:table-cell/>
          <table:table-cell table:formula="of:=([.C174]-[.D174]*[.$I$2])/[.H174]" office:value-type="float" office:value="0.0461589971246493" calcext:value-type="float">
            <text:p>0,046158997124649</text:p>
          </table:table-cell>
          <table:table-cell/>
        </table:table-row>
        <table:table-row table:style-name="ro1">
          <table:table-cell table:formula="of:=[.A174]+1/17875" office:value-type="float" office:value="0.00967832167832168" calcext:value-type="float">
            <text:p>0,009678321678322</text:p>
          </table:table-cell>
          <table:table-cell table:formula="of:=[.D175]*50" office:value-type="float" office:value="40.34729005" calcext:value-type="float">
            <text:p>40,34729005</text:p>
          </table:table-cell>
          <table:table-cell office:value-type="float" office:value="29.8267365" calcext:value-type="float">
            <text:p>29,8267365</text:p>
          </table:table-cell>
          <table:table-cell office:value-type="float" office:value="0.806945801" calcext:value-type="float">
            <text:p>0,806945801</text:p>
          </table:table-cell>
          <table:table-cell/>
          <table:table-cell table:formula="of:=[.F174]+[.C175]*[.D175]" office:value-type="float" office:value="79540.0930994816" calcext:value-type="float">
            <text:p>79540,0930994816</text:p>
          </table:table-cell>
          <table:table-cell table:formula="of:=[.G174]+[.D175]^2" office:value-type="float" office:value="886.862275575473" calcext:value-type="float">
            <text:p>886,862275575473</text:p>
          </table:table-cell>
          <table:table-cell table:formula="of:=([.D175]-[.D174])*17875" office:value-type="float" office:value="-821.252825250001" calcext:value-type="float">
            <text:p>-821,252825250001</text:p>
          </table:table-cell>
          <table:table-cell/>
          <table:table-cell table:formula="of:=([.C175]-[.D175]*[.$I$2])/[.H175]" office:value-type="float" office:value="0.0513727325356476" calcext:value-type="float">
            <text:p>0,051372732535648</text:p>
          </table:table-cell>
          <table:table-cell/>
        </table:table-row>
        <table:table-row table:style-name="ro1">
          <table:table-cell table:formula="of:=[.A175]+1/17875" office:value-type="float" office:value="0.00973426573426574" calcext:value-type="float">
            <text:p>0,009734265734266</text:p>
          </table:table-cell>
          <table:table-cell table:formula="of:=[.D176]*50" office:value-type="float" office:value="37.8349304" calcext:value-type="float">
            <text:p>37,8349304</text:p>
          </table:table-cell>
          <table:table-cell office:value-type="float" office:value="23.6835022" calcext:value-type="float">
            <text:p>23,6835022</text:p>
          </table:table-cell>
          <table:table-cell office:value-type="float" office:value="0.756698608" calcext:value-type="float">
            <text:p>0,756698608</text:p>
          </table:table-cell>
          <table:table-cell/>
          <table:table-cell table:formula="of:=[.F175]+[.C176]*[.D176]" office:value-type="float" office:value="79558.0143726289" calcext:value-type="float">
            <text:p>79558,0143726289</text:p>
          </table:table-cell>
          <table:table-cell table:formula="of:=[.G175]+[.D176]^2" office:value-type="float" office:value="887.434868358823" calcext:value-type="float">
            <text:p>887,434868358823</text:p>
          </table:table-cell>
          <table:table-cell table:formula="of:=([.D176]-[.D175])*17875" office:value-type="float" office:value="-898.168574875001" calcext:value-type="float">
            <text:p>-898,168574875001</text:p>
          </table:table-cell>
          <table:table-cell/>
          <table:table-cell table:formula="of:=([.C176]-[.D176]*[.$I$2])/[.H176]" office:value-type="float" office:value="0.0488203138678061" calcext:value-type="float">
            <text:p>0,048820313867806</text:p>
          </table:table-cell>
          <table:table-cell/>
        </table:table-row>
        <table:table-row table:style-name="ro1">
          <table:table-cell table:formula="of:=[.A176]+1/17875" office:value-type="float" office:value="0.00979020979020979" calcext:value-type="float">
            <text:p>0,00979020979021</text:p>
          </table:table-cell>
          <table:table-cell table:formula="of:=[.D177]*50" office:value-type="float" office:value="35.43014525" calcext:value-type="float">
            <text:p>35,43014525</text:p>
          </table:table-cell>
          <table:table-cell office:value-type="float" office:value="17.5617371" calcext:value-type="float">
            <text:p>17,5617371</text:p>
          </table:table-cell>
          <table:table-cell office:value-type="float" office:value="0.708602905" calcext:value-type="float">
            <text:p>0,708602905</text:p>
          </table:table-cell>
          <table:table-cell/>
          <table:table-cell table:formula="of:=[.F176]+[.C177]*[.D177]" office:value-type="float" office:value="79570.4586705548" calcext:value-type="float">
            <text:p>79570,4586705548</text:p>
          </table:table-cell>
          <table:table-cell table:formula="of:=[.G176]+[.D177]^2" office:value-type="float" office:value="887.936986435797" calcext:value-type="float">
            <text:p>887,936986435797</text:p>
          </table:table-cell>
          <table:table-cell table:formula="of:=([.D177]-[.D176])*17875" office:value-type="float" office:value="-859.710691125" calcext:value-type="float">
            <text:p>-859,710691125</text:p>
          </table:table-cell>
          <table:table-cell/>
          <table:table-cell table:formula="of:=([.C177]-[.D177]*[.$I$2])/[.H177]" office:value-type="float" office:value="0.053132158315146" calcext:value-type="float">
            <text:p>0,053132158315146</text:p>
          </table:table-cell>
          <table:table-cell/>
        </table:table-row>
        <table:table-row table:style-name="ro1">
          <table:table-cell table:formula="of:=[.A177]+1/17875" office:value-type="float" office:value="0.00984615384615385" calcext:value-type="float">
            <text:p>0,009846153846154</text:p>
          </table:table-cell>
          <table:table-cell table:formula="of:=[.D178]*50" office:value-type="float" office:value="33.2435608" calcext:value-type="float">
            <text:p>33,2435608</text:p>
          </table:table-cell>
          <table:table-cell office:value-type="float" office:value="11.268219" calcext:value-type="float">
            <text:p>11,268219</text:p>
          </table:table-cell>
          <table:table-cell office:value-type="float" office:value="0.664871216" calcext:value-type="float">
            <text:p>0,664871216</text:p>
          </table:table-cell>
          <table:table-cell/>
          <table:table-cell table:formula="of:=[.F177]+[.C178]*[.D178]" office:value-type="float" office:value="79577.9505850235" calcext:value-type="float">
            <text:p>79577,9505850235</text:p>
          </table:table-cell>
          <table:table-cell table:formula="of:=[.G177]+[.D178]^2" office:value-type="float" office:value="888.379040169662" calcext:value-type="float">
            <text:p>888,379040169662</text:p>
          </table:table-cell>
          <table:table-cell table:formula="of:=([.D178]-[.D177])*17875" office:value-type="float" office:value="-781.703940875" calcext:value-type="float">
            <text:p>-781,703940875</text:p>
          </table:table-cell>
          <table:table-cell/>
          <table:table-cell table:formula="of:=([.C178]-[.D178]*[.$I$2])/[.H178]" office:value-type="float" office:value="0.061492489584144" calcext:value-type="float">
            <text:p>0,061492489584144</text:p>
          </table:table-cell>
          <table:table-cell/>
        </table:table-row>
        <table:table-row table:style-name="ro1">
          <table:table-cell table:formula="of:=[.A178]+1/17875" office:value-type="float" office:value="0.0099020979020979" calcext:value-type="float">
            <text:p>0,009902097902098</text:p>
          </table:table-cell>
          <table:table-cell table:formula="of:=[.D179]*50" office:value-type="float" office:value="30.94177245" calcext:value-type="float">
            <text:p>30,94177245</text:p>
          </table:table-cell>
          <table:table-cell office:value-type="float" office:value="5.31513977" calcext:value-type="float">
            <text:p>5,31513977</text:p>
          </table:table-cell>
          <table:table-cell office:value-type="float" office:value="0.618835449" calcext:value-type="float">
            <text:p>0,618835449</text:p>
          </table:table-cell>
          <table:table-cell/>
          <table:table-cell table:formula="of:=[.F178]+[.C179]*[.D179]" office:value-type="float" office:value="79581.2397819296" calcext:value-type="float">
            <text:p>79581,2397819296</text:p>
          </table:table-cell>
          <table:table-cell table:formula="of:=[.G178]+[.D179]^2" office:value-type="float" office:value="888.761997482601" calcext:value-type="float">
            <text:p>888,761997482601</text:p>
          </table:table-cell>
          <table:table-cell table:formula="of:=([.D179]-[.D178])*17875" office:value-type="float" office:value="-822.889335124998" calcext:value-type="float">
            <text:p>-822,889335124998</text:p>
          </table:table-cell>
          <table:table-cell/>
          <table:table-cell table:formula="of:=([.C179]-[.D179]*[.$I$2])/[.H179]" office:value-type="float" office:value="0.0606563816546531" calcext:value-type="float">
            <text:p>0,060656381654653</text:p>
          </table:table-cell>
          <table:table-cell/>
        </table:table-row>
        <table:table-row table:style-name="ro1">
          <table:table-cell table:formula="of:=[.A179]+1/17875" office:value-type="float" office:value="0.00995804195804196" calcext:value-type="float">
            <text:p>0,009958041958042</text:p>
          </table:table-cell>
          <table:table-cell table:formula="of:=[.D180]*50" office:value-type="float" office:value="28.6972046" calcext:value-type="float">
            <text:p>28,6972046</text:p>
          </table:table-cell>
          <table:table-cell office:value-type="float" office:value="0" calcext:value-type="float">
            <text:p>0</text:p>
          </table:table-cell>
          <table:table-cell office:value-type="float" office:value="0.573944092" calcext:value-type="float">
            <text:p>0,573944092</text:p>
          </table:table-cell>
          <table:table-cell/>
          <table:table-cell table:formula="of:=[.F179]+[.C180]*[.D180]" office:value-type="float" office:value="79581.2397819296" calcext:value-type="float">
            <text:p>79581,2397819296</text:p>
          </table:table-cell>
          <table:table-cell table:formula="of:=[.G179]+[.D180]^2" office:value-type="float" office:value="889.091409303343" calcext:value-type="float">
            <text:p>889,091409303343</text:p>
          </table:table-cell>
          <table:table-cell table:formula="of:=([.D180]-[.D179])*17875" office:value-type="float" office:value="-802.433006375" calcext:value-type="float">
            <text:p>-802,433006375</text:p>
          </table:table-cell>
          <table:table-cell/>
          <table:table-cell table:formula="of:=([.C180]-[.D180]*[.$I$2])/[.H180]" office:value-type="float" office:value="0.0638336807223937" calcext:value-type="float">
            <text:p>0,063833680722394</text:p>
          </table:table-cell>
          <table:table-cell/>
        </table:table-row>
        <table:table-row table:style-name="ro1">
          <table:table-cell table:formula="of:=[.A180]+1/17875" office:value-type="float" office:value="0.010013986013986" calcext:value-type="float">
            <text:p>0,010013986013986</text:p>
          </table:table-cell>
          <table:table-cell table:formula="of:=[.D181]*50" office:value-type="float" office:value="26.3725281" calcext:value-type="float">
            <text:p>26,3725281</text:p>
          </table:table-cell>
          <table:table-cell office:value-type="float" office:value="-0.159484863" calcext:value-type="float">
            <text:p>-0,159484863</text:p>
          </table:table-cell>
          <table:table-cell office:value-type="float" office:value="0.527450562" calcext:value-type="float">
            <text:p>0,527450562</text:p>
          </table:table-cell>
          <table:table-cell/>
          <table:table-cell table:formula="of:=[.F180]+[.C181]*[.D181]" office:value-type="float" office:value="79581.155661549" calcext:value-type="float">
            <text:p>79581,155661549</text:p>
          </table:table-cell>
          <table:table-cell table:formula="of:=[.G180]+[.D181]^2" office:value-type="float" office:value="889.369613398697" calcext:value-type="float">
            <text:p>889,369613398697</text:p>
          </table:table-cell>
          <table:table-cell table:formula="of:=([.D181]-[.D180])*17875" office:value-type="float" office:value="-831.07184875" calcext:value-type="float">
            <text:p>-831,07184875</text:p>
          </table:table-cell>
          <table:table-cell/>
          <table:table-cell table:formula="of:=([.C181]-[.D181]*[.$I$2])/[.H181]" office:value-type="float" office:value="0.0568330796138945" calcext:value-type="float">
            <text:p>0,056833079613895</text:p>
          </table:table-cell>
          <table:table-cell/>
        </table:table-row>
        <table:table-row table:style-name="ro1">
          <table:table-cell table:formula="of:=[.A181]+1/17875" office:value-type="float" office:value="0.0100699300699301" calcext:value-type="float">
            <text:p>0,01006993006993</text:p>
          </table:table-cell>
          <table:table-cell table:formula="of:=[.D182]*50" office:value-type="float" office:value="24.04785155" calcext:value-type="float">
            <text:p>24,04785155</text:p>
          </table:table-cell>
          <table:table-cell office:value-type="float" office:value="-5.31513977" calcext:value-type="float">
            <text:p>-5,31513977</text:p>
          </table:table-cell>
          <table:table-cell office:value-type="float" office:value="0.480957031" calcext:value-type="float">
            <text:p>0,480957031</text:p>
          </table:table-cell>
          <table:table-cell/>
          <table:table-cell table:formula="of:=[.F181]+[.C182]*[.D182]" office:value-type="float" office:value="79578.5993077059" calcext:value-type="float">
            <text:p>79578,5993077059</text:p>
          </table:table-cell>
          <table:table-cell table:formula="of:=[.G181]+[.D182]^2" office:value-type="float" office:value="889.600933064366" calcext:value-type="float">
            <text:p>889,600933064366</text:p>
          </table:table-cell>
          <table:table-cell table:formula="of:=([.D182]-[.D181])*17875" office:value-type="float" office:value="-831.071866625001" calcext:value-type="float">
            <text:p>-831,071866625001</text:p>
          </table:table-cell>
          <table:table-cell/>
          <table:table-cell table:formula="of:=([.C182]-[.D182]*[.$I$2])/[.H182]" office:value-type="float" office:value="0.0580439125082532" calcext:value-type="float">
            <text:p>0,058043912508253</text:p>
          </table:table-cell>
          <table:table-cell/>
        </table:table-row>
        <table:table-row table:style-name="ro1">
          <table:table-cell table:formula="of:=[.A182]+1/17875" office:value-type="float" office:value="0.0101258741258741" calcext:value-type="float">
            <text:p>0,010125874125874</text:p>
          </table:table-cell>
          <table:table-cell table:formula="of:=[.D183]*50" office:value-type="float" office:value="21.963501" calcext:value-type="float">
            <text:p>21,963501</text:p>
          </table:table-cell>
          <table:table-cell office:value-type="float" office:value="-12.0840454" calcext:value-type="float">
            <text:p>-12,0840454</text:p>
          </table:table-cell>
          <table:table-cell office:value-type="float" office:value="0.43927002" calcext:value-type="float">
            <text:p>0,43927002</text:p>
          </table:table-cell>
          <table:table-cell/>
          <table:table-cell table:formula="of:=[.F182]+[.C183]*[.D183]" office:value-type="float" office:value="79573.2911488413" calcext:value-type="float">
            <text:p>79573,2911488413</text:p>
          </table:table-cell>
          <table:table-cell table:formula="of:=[.G182]+[.D183]^2" office:value-type="float" office:value="889.793891214836" calcext:value-type="float">
            <text:p>889,793891214836</text:p>
          </table:table-cell>
          <table:table-cell table:formula="of:=([.D183]-[.D182])*17875" office:value-type="float" office:value="-745.155321625001" calcext:value-type="float">
            <text:p>-745,155321625001</text:p>
          </table:table-cell>
          <table:table-cell/>
          <table:table-cell table:formula="of:=([.C183]-[.D183]*[.$I$2])/[.H183]" office:value-type="float" office:value="0.0688274848476707" calcext:value-type="float">
            <text:p>0,068827484847671</text:p>
          </table:table-cell>
          <table:table-cell/>
        </table:table-row>
        <table:table-row table:style-name="ro1">
          <table:table-cell table:formula="of:=[.A183]+1/17875" office:value-type="float" office:value="0.0101818181818182" calcext:value-type="float">
            <text:p>0,010181818181818</text:p>
          </table:table-cell>
          <table:table-cell table:formula="of:=[.D184]*50" office:value-type="float" office:value="19.79904175" calcext:value-type="float">
            <text:p>19,79904175</text:p>
          </table:table-cell>
          <table:table-cell office:value-type="float" office:value="-17.7089539" calcext:value-type="float">
            <text:p>-17,7089539</text:p>
          </table:table-cell>
          <table:table-cell office:value-type="float" office:value="0.395980835" calcext:value-type="float">
            <text:p>0,395980835</text:p>
          </table:table-cell>
          <table:table-cell/>
          <table:table-cell table:formula="of:=[.F183]+[.C184]*[.D184]" office:value-type="float" office:value="79566.278742489" calcext:value-type="float">
            <text:p>79566,278742489</text:p>
          </table:table-cell>
          <table:table-cell table:formula="of:=[.G183]+[.D184]^2" office:value-type="float" office:value="889.950692036524" calcext:value-type="float">
            <text:p>889,950692036524</text:p>
          </table:table-cell>
          <table:table-cell table:formula="of:=([.D184]-[.D183])*17875" office:value-type="float" office:value="-773.794181874999" calcext:value-type="float">
            <text:p>-773,794181874999</text:p>
          </table:table-cell>
          <table:table-cell/>
          <table:table-cell table:formula="of:=([.C184]-[.D184]*[.$I$2])/[.H184]" office:value-type="float" office:value="0.0685565837636909" calcext:value-type="float">
            <text:p>0,068556583763691</text:p>
          </table:table-cell>
          <table:table-cell/>
        </table:table-row>
        <table:table-row table:style-name="ro1">
          <table:table-cell table:formula="of:=[.A184]+1/17875" office:value-type="float" office:value="0.0102377622377622" calcext:value-type="float">
            <text:p>0,010237762237762</text:p>
          </table:table-cell>
          <table:table-cell table:formula="of:=[.D185]*50" office:value-type="float" office:value="17.7947998" calcext:value-type="float">
            <text:p>17,7947998</text:p>
          </table:table-cell>
          <table:table-cell office:value-type="float" office:value="-22.3800201" calcext:value-type="float">
            <text:p>-22,3800201</text:p>
          </table:table-cell>
          <table:table-cell office:value-type="float" office:value="0.355895996" calcext:value-type="float">
            <text:p>0,355895996</text:p>
          </table:table-cell>
          <table:table-cell/>
          <table:table-cell table:formula="of:=[.F184]+[.C185]*[.D185]" office:value-type="float" office:value="79558.313782945" calcext:value-type="float">
            <text:p>79558,313782945</text:p>
          </table:table-cell>
          <table:table-cell table:formula="of:=[.G184]+[.D185]^2" office:value-type="float" office:value="890.077353996492" calcext:value-type="float">
            <text:p>890,077353996492</text:p>
          </table:table-cell>
          <table:table-cell table:formula="of:=([.D185]-[.D184])*17875" office:value-type="float" office:value="-716.516497125" calcext:value-type="float">
            <text:p>-716,516497125</text:p>
          </table:table-cell>
          <table:table-cell/>
          <table:table-cell table:formula="of:=([.C185]-[.D185]*[.$I$2])/[.H185]" office:value-type="float" office:value="0.075563281340717" calcext:value-type="float">
            <text:p>0,075563281340717</text:p>
          </table:table-cell>
          <table:table-cell/>
        </table:table-row>
        <table:table-row table:style-name="ro1">
          <table:table-cell table:formula="of:=[.A185]+1/17875" office:value-type="float" office:value="0.0102937062937063" calcext:value-type="float">
            <text:p>0,010293706293706</text:p>
          </table:table-cell>
          <table:table-cell table:formula="of:=[.D186]*50" office:value-type="float" office:value="15.55099485" calcext:value-type="float">
            <text:p>15,55099485</text:p>
          </table:table-cell>
          <table:table-cell office:value-type="float" office:value="-28.5171204" calcext:value-type="float">
            <text:p>-28,5171204</text:p>
          </table:table-cell>
          <table:table-cell office:value-type="float" office:value="0.311019897" calcext:value-type="float">
            <text:p>0,311019897</text:p>
          </table:table-cell>
          <table:table-cell/>
          <table:table-cell table:formula="of:=[.F185]+[.C186]*[.D186]" office:value-type="float" office:value="79549.4443910955" calcext:value-type="float">
            <text:p>79549,4443910955</text:p>
          </table:table-cell>
          <table:table-cell table:formula="of:=[.G185]+[.D186]^2" office:value-type="float" office:value="890.174087372822" calcext:value-type="float">
            <text:p>890,174087372822</text:p>
          </table:table-cell>
          <table:table-cell table:formula="of:=([.D186]-[.D185])*17875" office:value-type="float" office:value="-802.160269625" calcext:value-type="float">
            <text:p>-802,160269625</text:p>
          </table:table-cell>
          <table:table-cell/>
          <table:table-cell table:formula="of:=([.C186]-[.D186]*[.$I$2])/[.H186]" office:value-type="float" office:value="0.0701535899920236" calcext:value-type="float">
            <text:p>0,070153589992024</text:p>
          </table:table-cell>
          <table:table-cell/>
        </table:table-row>
        <table:table-row table:style-name="ro1">
          <table:table-cell table:formula="of:=[.A186]+1/17875" office:value-type="float" office:value="0.0103496503496503" calcext:value-type="float">
            <text:p>0,01034965034965</text:p>
          </table:table-cell>
          <table:table-cell table:formula="of:=[.D187]*50" office:value-type="float" office:value="13.78707885" calcext:value-type="float">
            <text:p>13,78707885</text:p>
          </table:table-cell>
          <table:table-cell office:value-type="float" office:value="-33.1881866" calcext:value-type="float">
            <text:p>-33,1881866</text:p>
          </table:table-cell>
          <table:table-cell office:value-type="float" office:value="0.275741577" calcext:value-type="float">
            <text:p>0,275741577</text:p>
          </table:table-cell>
          <table:table-cell/>
          <table:table-cell table:formula="of:=[.F186]+[.C187]*[.D187]" office:value-type="float" office:value="79540.2930281846" calcext:value-type="float">
            <text:p>79540,2930281846</text:p>
          </table:table-cell>
          <table:table-cell table:formula="of:=[.G186]+[.D187]^2" office:value-type="float" office:value="890.250120790109" calcext:value-type="float">
            <text:p>890,250120790109</text:p>
          </table:table-cell>
          <table:table-cell table:formula="of:=([.D187]-[.D186])*17875" office:value-type="float" office:value="-630.599970000001" calcext:value-type="float">
            <text:p>-630,599970000001</text:p>
          </table:table-cell>
          <table:table-cell/>
          <table:table-cell table:formula="of:=([.C187]-[.D187]*[.$I$2])/[.H187]" office:value-type="float" office:value="0.091654044301882" calcext:value-type="float">
            <text:p>0,091654044301882</text:p>
          </table:table-cell>
          <table:table-cell/>
        </table:table-row>
        <table:table-row table:style-name="ro1">
          <table:table-cell table:formula="of:=[.A187]+1/17875" office:value-type="float" office:value="0.0104055944055944" calcext:value-type="float">
            <text:p>0,010405594405594</text:p>
          </table:table-cell>
          <table:table-cell table:formula="of:=[.D188]*50" office:value-type="float" office:value="12.18414305" calcext:value-type="float">
            <text:p>12,18414305</text:p>
          </table:table-cell>
          <table:table-cell office:value-type="float" office:value="-38.0218048" calcext:value-type="float">
            <text:p>-38,0218048</text:p>
          </table:table-cell>
          <table:table-cell office:value-type="float" office:value="0.243682861" calcext:value-type="float">
            <text:p>0,243682861</text:p>
          </table:table-cell>
          <table:table-cell/>
          <table:table-cell table:formula="of:=[.F187]+[.C188]*[.D188]" office:value-type="float" office:value="79531.0277660106" calcext:value-type="float">
            <text:p>79531,0277660106</text:p>
          </table:table-cell>
          <table:table-cell table:formula="of:=[.G187]+[.D188]^2" office:value-type="float" office:value="890.309502126854" calcext:value-type="float">
            <text:p>890,309502126854</text:p>
          </table:table-cell>
          <table:table-cell table:formula="of:=([.D188]-[.D187])*17875" office:value-type="float" office:value="-573.0495485" calcext:value-type="float">
            <text:p>-573,0495485</text:p>
          </table:table-cell>
          <table:table-cell/>
          <table:table-cell table:formula="of:=([.C188]-[.D188]*[.$I$2])/[.H188]" office:value-type="float" office:value="0.104300826444662" calcext:value-type="float">
            <text:p>0,104300826444662</text:p>
          </table:table-cell>
          <table:table-cell/>
        </table:table-row>
        <table:table-row table:style-name="ro1">
          <table:table-cell table:formula="of:=[.A188]+1/17875" office:value-type="float" office:value="0.0104615384615385" calcext:value-type="float">
            <text:p>0,010461538461539</text:p>
          </table:table-cell>
          <table:table-cell table:formula="of:=[.D189]*50" office:value-type="float" office:value="10.5003357" calcext:value-type="float">
            <text:p>10,5003357</text:p>
          </table:table-cell>
          <table:table-cell office:value-type="float" office:value="-43.5025635" calcext:value-type="float">
            <text:p>-43,5025635</text:p>
          </table:table-cell>
          <table:table-cell office:value-type="float" office:value="0.210006714" calcext:value-type="float">
            <text:p>0,210006714</text:p>
          </table:table-cell>
          <table:table-cell/>
          <table:table-cell table:formula="of:=[.F188]+[.C189]*[.D189]" office:value-type="float" office:value="79521.8919355994" calcext:value-type="float">
            <text:p>79521,8919355994</text:p>
          </table:table-cell>
          <table:table-cell table:formula="of:=[.G188]+[.D189]^2" office:value-type="float" office:value="890.353604946779" calcext:value-type="float">
            <text:p>890,353604946779</text:p>
          </table:table-cell>
          <table:table-cell table:formula="of:=([.D189]-[.D188])*17875" office:value-type="float" office:value="-601.961127625" calcext:value-type="float">
            <text:p>-601,961127625</text:p>
          </table:table-cell>
          <table:table-cell/>
          <table:table-cell table:formula="of:=([.C189]-[.D189]*[.$I$2])/[.H189]" office:value-type="float" office:value="0.103403415448434" calcext:value-type="float">
            <text:p>0,103403415448434</text:p>
          </table:table-cell>
          <table:table-cell/>
        </table:table-row>
        <table:table-row table:style-name="ro1">
          <table:table-cell table:formula="of:=[.A189]+1/17875" office:value-type="float" office:value="0.0105174825174825" calcext:value-type="float">
            <text:p>0,010517482517483</text:p>
          </table:table-cell>
          <table:table-cell table:formula="of:=[.D190]*50" office:value-type="float" office:value="9.13772585" calcext:value-type="float">
            <text:p>9,13772585</text:p>
          </table:table-cell>
          <table:table-cell office:value-type="float" office:value="-48.3361816" calcext:value-type="float">
            <text:p>-48,3361816</text:p>
          </table:table-cell>
          <table:table-cell office:value-type="float" office:value="0.182754517" calcext:value-type="float">
            <text:p>0,182754517</text:p>
          </table:table-cell>
          <table:table-cell/>
          <table:table-cell table:formula="of:=[.F189]+[.C190]*[.D190]" office:value-type="float" office:value="79513.0582800775" calcext:value-type="float">
            <text:p>79513,0582800775</text:p>
          </table:table-cell>
          <table:table-cell table:formula="of:=[.G189]+[.D190]^2" office:value-type="float" office:value="890.387004160263" calcext:value-type="float">
            <text:p>890,387004160263</text:p>
          </table:table-cell>
          <table:table-cell table:formula="of:=([.D190]-[.D189])*17875" office:value-type="float" office:value="-487.133021375" calcext:value-type="float">
            <text:p>-487,133021375</text:p>
          </table:table-cell>
          <table:table-cell/>
          <table:table-cell table:formula="of:=([.C190]-[.D190]*[.$I$2])/[.H190]" office:value-type="float" office:value="0.132707700882848" calcext:value-type="float">
            <text:p>0,132707700882848</text:p>
          </table:table-cell>
          <table:table-cell/>
        </table:table-row>
        <table:table-row table:style-name="ro1">
          <table:table-cell table:formula="of:=[.A190]+1/17875" office:value-type="float" office:value="0.0105734265734266" calcext:value-type="float">
            <text:p>0,010573426573427</text:p>
          </table:table-cell>
          <table:table-cell table:formula="of:=[.D191]*50" office:value-type="float" office:value="7.53479005" calcext:value-type="float">
            <text:p>7,53479005</text:p>
          </table:table-cell>
          <table:table-cell office:value-type="float" office:value="-53.3292847" calcext:value-type="float">
            <text:p>-53,3292847</text:p>
          </table:table-cell>
          <table:table-cell office:value-type="float" office:value="0.150695801" calcext:value-type="float">
            <text:p>0,150695801</text:p>
          </table:table-cell>
          <table:table-cell/>
          <table:table-cell table:formula="of:=[.F190]+[.C191]*[.D191]" office:value-type="float" office:value="79505.0217808028" calcext:value-type="float">
            <text:p>79505,0217808028</text:p>
          </table:table-cell>
          <table:table-cell table:formula="of:=[.G190]+[.D191]^2" office:value-type="float" office:value="890.409713384702" calcext:value-type="float">
            <text:p>890,409713384702</text:p>
          </table:table-cell>
          <table:table-cell table:formula="of:=([.D191]-[.D190])*17875" office:value-type="float" office:value="-573.0495485" calcext:value-type="float">
            <text:p>-573,0495485</text:p>
          </table:table-cell>
          <table:table-cell/>
          <table:table-cell table:formula="of:=([.C191]-[.D191]*[.$I$2])/[.H191]" office:value-type="float" office:value="0.116531445283804" calcext:value-type="float">
            <text:p>0,116531445283804</text:p>
          </table:table-cell>
          <table:table-cell/>
        </table:table-row>
        <table:table-row table:style-name="ro1">
          <table:table-cell table:formula="of:=[.A191]+1/17875" office:value-type="float" office:value="0.0106293706293706" calcext:value-type="float">
            <text:p>0,010629370629371</text:p>
          </table:table-cell>
          <table:table-cell table:formula="of:=[.D192]*50" office:value-type="float" office:value="6.09207155" calcext:value-type="float">
            <text:p>6,09207155</text:p>
          </table:table-cell>
          <table:table-cell office:value-type="float" office:value="-57.1967926" calcext:value-type="float">
            <text:p>-57,1967926</text:p>
          </table:table-cell>
          <table:table-cell office:value-type="float" office:value="0.121841431" calcext:value-type="float">
            <text:p>0,121841431</text:p>
          </table:table-cell>
          <table:table-cell/>
          <table:table-cell table:formula="of:=[.F191]+[.C192]*[.D192]" office:value-type="float" office:value="79498.0528417439" calcext:value-type="float">
            <text:p>79498,0528417439</text:p>
          </table:table-cell>
          <table:table-cell table:formula="of:=[.G191]+[.D192]^2" office:value-type="float" office:value="890.42455871901" calcext:value-type="float">
            <text:p>890,42455871901</text:p>
          </table:table-cell>
          <table:table-cell table:formula="of:=([.D192]-[.D191])*17875" office:value-type="float" office:value="-515.77186375" calcext:value-type="float">
            <text:p>-515,77186375</text:p>
          </table:table-cell>
          <table:table-cell/>
          <table:table-cell table:formula="of:=([.C192]-[.D192]*[.$I$2])/[.H192]" office:value-type="float" office:value="0.131978236464567" calcext:value-type="float">
            <text:p>0,131978236464567</text:p>
          </table:table-cell>
          <table:table-cell/>
        </table:table-row>
        <table:table-row table:style-name="ro1">
          <table:table-cell table:formula="of:=[.A192]+1/17875" office:value-type="float" office:value="0.0106853146853147" calcext:value-type="float">
            <text:p>0,010685314685315</text:p>
          </table:table-cell>
          <table:table-cell table:formula="of:=[.D193]*50" office:value-type="float" office:value="4.9697876" calcext:value-type="float">
            <text:p>4,9697876</text:p>
          </table:table-cell>
          <table:table-cell office:value-type="float" office:value="-62.3524475" calcext:value-type="float">
            <text:p>-62,3524475</text:p>
          </table:table-cell>
          <table:table-cell office:value-type="float" office:value="0.099395752" calcext:value-type="float">
            <text:p>0,099395752</text:p>
          </table:table-cell>
          <table:table-cell/>
          <table:table-cell table:formula="of:=[.F192]+[.C193]*[.D193]" office:value-type="float" office:value="79491.8552733355" calcext:value-type="float">
            <text:p>79491,8552733355</text:p>
          </table:table-cell>
          <table:table-cell table:formula="of:=[.G192]+[.D193]^2" office:value-type="float" office:value="890.434438234526" calcext:value-type="float">
            <text:p>890,434438234526</text:p>
          </table:table-cell>
          <table:table-cell table:formula="of:=([.D193]-[.D192])*17875" office:value-type="float" office:value="-401.216512125" calcext:value-type="float">
            <text:p>-401,216512125</text:p>
          </table:table-cell>
          <table:table-cell/>
          <table:table-cell table:formula="of:=([.C193]-[.D193]*[.$I$2])/[.H193]" office:value-type="float" office:value="0.177517936558749" calcext:value-type="float">
            <text:p>0,177517936558749</text:p>
          </table:table-cell>
          <table:table-cell/>
        </table:table-row>
        <table:table-row table:style-name="ro1">
          <table:table-cell table:formula="of:=[.A193]+1/17875" office:value-type="float" office:value="0.0107412587412587" calcext:value-type="float">
            <text:p>0,010741258741259</text:p>
          </table:table-cell>
          <table:table-cell table:formula="of:=[.D194]*50" office:value-type="float" office:value="3.687286375" calcext:value-type="float">
            <text:p>3,687286375</text:p>
          </table:table-cell>
          <table:table-cell office:value-type="float" office:value="-67.1860657" calcext:value-type="float">
            <text:p>-67,1860657</text:p>
          </table:table-cell>
          <table:table-cell office:value-type="float" office:value="0.0737457275" calcext:value-type="float">
            <text:p>0,0737457275</text:p>
          </table:table-cell>
          <table:table-cell/>
          <table:table-cell table:formula="of:=[.F193]+[.C194]*[.D194]" office:value-type="float" office:value="79486.9005880426" calcext:value-type="float">
            <text:p>79486,9005880426</text:p>
          </table:table-cell>
          <table:table-cell table:formula="of:=[.G193]+[.D194]^2" office:value-type="float" office:value="890.43987666685" calcext:value-type="float">
            <text:p>890,43987666685</text:p>
          </table:table-cell>
          <table:table-cell table:formula="of:=([.D194]-[.D193])*17875" office:value-type="float" office:value="-458.4941879375" calcext:value-type="float">
            <text:p>-458,4941879375</text:p>
          </table:table-cell>
          <table:table-cell/>
          <table:table-cell table:formula="of:=([.C194]-[.D194]*[.$I$2])/[.H194]" office:value-type="float" office:value="0.16089098554872" calcext:value-type="float">
            <text:p>0,16089098554872</text:p>
          </table:table-cell>
          <table:table-cell/>
        </table:table-row>
        <table:table-row table:style-name="ro1">
          <table:table-cell table:formula="of:=[.A194]+1/17875" office:value-type="float" office:value="0.0107972027972028" calcext:value-type="float">
            <text:p>0,010797202797203</text:p>
          </table:table-cell>
          <table:table-cell table:formula="of:=[.D195]*50" office:value-type="float" office:value="2.404785155" calcext:value-type="float">
            <text:p>2,404785155</text:p>
          </table:table-cell>
          <table:table-cell office:value-type="float" office:value="-72.5042725" calcext:value-type="float">
            <text:p>-72,5042725</text:p>
          </table:table-cell>
          <table:table-cell office:value-type="float" office:value="0.0480957031" calcext:value-type="float">
            <text:p>0,0480957031</text:p>
          </table:table-cell>
          <table:table-cell/>
          <table:table-cell table:formula="of:=[.F194]+[.C195]*[.D195]" office:value-type="float" office:value="79483.413444079" calcext:value-type="float">
            <text:p>79483,413444079</text:p>
          </table:table-cell>
          <table:table-cell table:formula="of:=[.G194]+[.D195]^2" office:value-type="float" office:value="890.442189863507" calcext:value-type="float">
            <text:p>890,442189863507</text:p>
          </table:table-cell>
          <table:table-cell table:formula="of:=([.D195]-[.D194])*17875" office:value-type="float" office:value="-458.49418615" calcext:value-type="float">
            <text:p>-458,49418615</text:p>
          </table:table-cell>
          <table:table-cell/>
          <table:table-cell table:formula="of:=([.C195]-[.D195]*[.$I$2])/[.H195]" office:value-type="float" office:value="0.167497488767111" calcext:value-type="float">
            <text:p>0,167497488767111</text:p>
          </table:table-cell>
          <table:table-cell/>
        </table:table-row>
        <table:table-row table:style-name="ro1">
          <table:table-cell table:formula="of:=[.A195]+1/17875" office:value-type="float" office:value="0.0108531468531468" calcext:value-type="float">
            <text:p>0,010853146853147</text:p>
          </table:table-cell>
          <table:table-cell table:formula="of:=[.D196]*50" office:value-type="float" office:value="1.20239258" calcext:value-type="float">
            <text:p>1,20239258</text:p>
          </table:table-cell>
          <table:table-cell office:value-type="float" office:value="-76.853302" calcext:value-type="float">
            <text:p>-76,853302</text:p>
          </table:table-cell>
          <table:table-cell office:value-type="float" office:value="0.0240478516" calcext:value-type="float">
            <text:p>0,0240478516</text:p>
          </table:table-cell>
          <table:table-cell/>
          <table:table-cell table:formula="of:=[.F195]+[.C196]*[.D196]" office:value-type="float" office:value="79481.5652872775" calcext:value-type="float">
            <text:p>79481,5652872775</text:p>
          </table:table-cell>
          <table:table-cell table:formula="of:=[.G195]+[.D196]^2" office:value-type="float" office:value="890.442768162674" calcext:value-type="float">
            <text:p>890,442768162674</text:p>
          </table:table-cell>
          <table:table-cell table:formula="of:=([.D196]-[.D195])*17875" office:value-type="float" office:value="-429.8553455625" calcext:value-type="float">
            <text:p>-429,8553455625</text:p>
          </table:table-cell>
          <table:table-cell/>
          <table:table-cell table:formula="of:=([.C196]-[.D196]*[.$I$2])/[.H196]" office:value-type="float" office:value="0.183781541784266" calcext:value-type="float">
            <text:p>0,183781541784266</text:p>
          </table:table-cell>
          <table:table-cell/>
        </table:table-row>
        <table:table-row table:style-name="ro1">
          <table:table-cell table:formula="of:=[.A196]+1/17875" office:value-type="float" office:value="0.0109090909090909" calcext:value-type="float">
            <text:p>0,010909090909091</text:p>
          </table:table-cell>
          <table:table-cell table:formula="of:=[.D197]*50" office:value-type="float" office:value="0.160217285" calcext:value-type="float">
            <text:p>0,160217285</text:p>
          </table:table-cell>
          <table:table-cell office:value-type="float" office:value="-82.4383392" calcext:value-type="float">
            <text:p>-82,4383392</text:p>
          </table:table-cell>
          <table:table-cell office:value-type="float" office:value="0.0032043457" calcext:value-type="float">
            <text:p>0,0032043457</text:p>
          </table:table-cell>
          <table:table-cell/>
          <table:table-cell table:formula="of:=[.F196]+[.C197]*[.D197]" office:value-type="float" office:value="79481.3011263398" calcext:value-type="float">
            <text:p>79481,3011263398</text:p>
          </table:table-cell>
          <table:table-cell table:formula="of:=[.G196]+[.D197]^2" office:value-type="float" office:value="890.442778430505" calcext:value-type="float">
            <text:p>890,442778430505</text:p>
          </table:table-cell>
          <table:table-cell table:formula="of:=([.D197]-[.D196])*17875" office:value-type="float" office:value="-372.5776679625" calcext:value-type="float">
            <text:p>-372,5776679625</text:p>
          </table:table-cell>
          <table:table-cell/>
          <table:table-cell table:formula="of:=([.C197]-[.D197]*[.$I$2])/[.H197]" office:value-type="float" office:value="0.222032401727952" calcext:value-type="float">
            <text:p>0,222032401727952</text:p>
          </table:table-cell>
          <table:table-cell/>
        </table:table-row>
        <table:table-row table:style-name="ro1">
          <table:table-cell table:formula="of:=[.A197]+1/17875" office:value-type="float" office:value="0.010965034965035" calcext:value-type="float">
            <text:p>0,010965034965035</text:p>
          </table:table-cell>
          <table:table-cell table:formula="of:=[.D198]*50" office:value-type="float" office:value="0" calcext:value-type="float">
            <text:p>0</text:p>
          </table:table-cell>
          <table:table-cell office:value-type="float" office:value="-87.4283752" calcext:value-type="float">
            <text:p>-87,42837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97]+[.C198]*[.D198]" office:value-type="float" office:value="79481.3011263398" calcext:value-type="float">
            <text:p>79481,3011263398</text:p>
          </table:table-cell>
          <table:table-cell table:formula="of:=[.G197]+[.D198]^2" office:value-type="float" office:value="890.442778430505" calcext:value-type="float">
            <text:p>890,442778430505</text:p>
          </table:table-cell>
          <table:table-cell table:formula="of:=([.D198]-[.D197])*17875" office:value-type="float" office:value="-57.2776793875" calcext:value-type="float">
            <text:p>-57,2776793875</text:p>
          </table:table-cell>
          <table:table-cell/>
          <table:table-cell table:formula="of:=([.C198]-[.D198]*[.$I$2])/[.H198]" office:value-type="float" office:value="1.52639520551316" calcext:value-type="float">
            <text:p>1,52639520551316</text:p>
          </table:table-cell>
          <table:table-cell/>
        </table:table-row>
        <table:table-row table:style-name="ro1">
          <table:table-cell table:formula="of:=[.A198]+1/17875" office:value-type="float" office:value="0.011020979020979" calcext:value-type="float">
            <text:p>0,011020979020979</text:p>
          </table:table-cell>
          <table:table-cell table:formula="of:=[.D199]*50" office:value-type="float" office:value="0" calcext:value-type="float">
            <text:p>0</text:p>
          </table:table-cell>
          <table:table-cell office:value-type="float" office:value="-93.1268921" calcext:value-type="float">
            <text:p>-93,12689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98]+[.C199]*[.D199]" office:value-type="float" office:value="79481.3011263398" calcext:value-type="float">
            <text:p>79481,3011263398</text:p>
          </table:table-cell>
          <table:table-cell table:formula="of:=[.G198]+[.D199]^2" office:value-type="float" office:value="890.442778430505" calcext:value-type="float">
            <text:p>890,442778430505</text:p>
          </table:table-cell>
          <table:table-cell table:formula="of:=([.D199]-[.D198])*17875" office:value-type="float" office:value="0" calcext:value-type="float">
            <text:p>0</text:p>
          </table:table-cell>
          <table:table-cell/>
          <table:table-cell table:formula="of:=([.C199]-[.D199]*[.$I$2])/[.H19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199]+1/17875" office:value-type="float" office:value="0.0110769230769231" calcext:value-type="float">
            <text:p>0,011076923076923</text:p>
          </table:table-cell>
          <table:table-cell table:formula="of:=[.D200]*50" office:value-type="float" office:value="0" calcext:value-type="float">
            <text:p>0</text:p>
          </table:table-cell>
          <table:table-cell office:value-type="float" office:value="-98.1230621" calcext:value-type="float">
            <text:p>-98,12306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99]+[.C200]*[.D200]" office:value-type="float" office:value="79481.3011263398" calcext:value-type="float">
            <text:p>79481,3011263398</text:p>
          </table:table-cell>
          <table:table-cell table:formula="of:=[.G199]+[.D200]^2" office:value-type="float" office:value="890.442778430505" calcext:value-type="float">
            <text:p>890,442778430505</text:p>
          </table:table-cell>
          <table:table-cell table:formula="of:=([.D200]-[.D199])*17875" office:value-type="float" office:value="0" calcext:value-type="float">
            <text:p>0</text:p>
          </table:table-cell>
          <table:table-cell/>
          <table:table-cell table:formula="of:=([.C200]-[.D200]*[.$I$2])/[.H20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00]+1/17875" office:value-type="float" office:value="0.0111328671328671" calcext:value-type="float">
            <text:p>0,011132867132867</text:p>
          </table:table-cell>
          <table:table-cell table:formula="of:=[.D201]*50" office:value-type="float" office:value="0.0801086425" calcext:value-type="float">
            <text:p>0,0801086425</text:p>
          </table:table-cell>
          <table:table-cell office:value-type="float" office:value="-103.692764" calcext:value-type="float">
            <text:p>-103,692764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00]+[.C201]*[.D201]" office:value-type="float" office:value="79481.1349926086" calcext:value-type="float">
            <text:p>79481,1349926086</text:p>
          </table:table-cell>
          <table:table-cell table:formula="of:=[.G200]+[.D201]^2" office:value-type="float" office:value="890.442780997463" calcext:value-type="float">
            <text:p>890,442780997463</text:p>
          </table:table-cell>
          <table:table-cell table:formula="of:=([.D201]-[.D200])*17875" office:value-type="float" office:value="28.63883969375" calcext:value-type="float">
            <text:p>28,63883969375</text:p>
          </table:table-cell>
          <table:table-cell/>
          <table:table-cell table:formula="of:=([.C201]-[.D201]*[.$I$2])/[.H201]" office:value-type="float" office:value="-3.62569687649103" calcext:value-type="float">
            <text:p>-3,62569687649103</text:p>
          </table:table-cell>
          <table:table-cell/>
        </table:table-row>
        <table:table-row table:style-name="ro1">
          <table:table-cell table:formula="of:=[.A201]+1/17875" office:value-type="float" office:value="0.0111888111888112" calcext:value-type="float">
            <text:p>0,011188811188811</text:p>
          </table:table-cell>
          <table:table-cell table:formula="of:=[.D202]*50" office:value-type="float" office:value="0" calcext:value-type="float">
            <text:p>0</text:p>
          </table:table-cell>
          <table:table-cell office:value-type="float" office:value="-108.434372" calcext:value-type="float">
            <text:p>-108,4343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01]+[.C202]*[.D202]" office:value-type="float" office:value="79481.1349926086" calcext:value-type="float">
            <text:p>79481,1349926086</text:p>
          </table:table-cell>
          <table:table-cell table:formula="of:=[.G201]+[.D202]^2" office:value-type="float" office:value="890.442780997463" calcext:value-type="float">
            <text:p>890,442780997463</text:p>
          </table:table-cell>
          <table:table-cell table:formula="of:=([.D202]-[.D201])*17875" office:value-type="float" office:value="-28.63883969375" calcext:value-type="float">
            <text:p>-28,63883969375</text:p>
          </table:table-cell>
          <table:table-cell/>
          <table:table-cell table:formula="of:=([.C202]-[.D202]*[.$I$2])/[.H202]" office:value-type="float" office:value="3.7862697357695" calcext:value-type="float">
            <text:p>3,7862697357695</text:p>
          </table:table-cell>
          <table:table-cell/>
        </table:table-row>
        <table:table-row table:style-name="ro1">
          <table:table-cell table:formula="of:=[.A202]+1/17875" office:value-type="float" office:value="0.0112447552447552" calcext:value-type="float">
            <text:p>0,011244755244755</text:p>
          </table:table-cell>
          <table:table-cell table:formula="of:=[.D203]*50" office:value-type="float" office:value="0" calcext:value-type="float">
            <text:p>0</text:p>
          </table:table-cell>
          <table:table-cell office:value-type="float" office:value="-113.427475" calcext:value-type="float">
            <text:p>-113,4274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02]+[.C203]*[.D203]" office:value-type="float" office:value="79481.1349926086" calcext:value-type="float">
            <text:p>79481,1349926086</text:p>
          </table:table-cell>
          <table:table-cell table:formula="of:=[.G202]+[.D203]^2" office:value-type="float" office:value="890.442780997463" calcext:value-type="float">
            <text:p>890,442780997463</text:p>
          </table:table-cell>
          <table:table-cell table:formula="of:=([.D203]-[.D202])*17875" office:value-type="float" office:value="0" calcext:value-type="float">
            <text:p>0</text:p>
          </table:table-cell>
          <table:table-cell/>
          <table:table-cell table:formula="of:=([.C203]-[.D203]*[.$I$2])/[.H20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03]+1/17875" office:value-type="float" office:value="0.0113006993006993" calcext:value-type="float">
            <text:p>0,011300699300699</text:p>
          </table:table-cell>
          <table:table-cell table:formula="of:=[.D204]*50" office:value-type="float" office:value="0" calcext:value-type="float">
            <text:p>0</text:p>
          </table:table-cell>
          <table:table-cell office:value-type="float" office:value="-117.779572" calcext:value-type="float">
            <text:p>-117,7795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03]+[.C204]*[.D204]" office:value-type="float" office:value="79481.1349926086" calcext:value-type="float">
            <text:p>79481,1349926086</text:p>
          </table:table-cell>
          <table:table-cell table:formula="of:=[.G203]+[.D204]^2" office:value-type="float" office:value="890.442780997463" calcext:value-type="float">
            <text:p>890,442780997463</text:p>
          </table:table-cell>
          <table:table-cell table:formula="of:=([.D204]-[.D203])*17875" office:value-type="float" office:value="0" calcext:value-type="float">
            <text:p>0</text:p>
          </table:table-cell>
          <table:table-cell/>
          <table:table-cell table:formula="of:=([.C204]-[.D204]*[.$I$2])/[.H20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04]+1/17875" office:value-type="float" office:value="0.0113566433566433" calcext:value-type="float">
            <text:p>0,011356643356643</text:p>
          </table:table-cell>
          <table:table-cell table:formula="of:=[.D205]*50" office:value-type="float" office:value="0" calcext:value-type="float">
            <text:p>0</text:p>
          </table:table-cell>
          <table:table-cell office:value-type="float" office:value="-122.450638" calcext:value-type="float">
            <text:p>-122,4506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04]+[.C205]*[.D205]" office:value-type="float" office:value="79481.1349926086" calcext:value-type="float">
            <text:p>79481,1349926086</text:p>
          </table:table-cell>
          <table:table-cell table:formula="of:=[.G204]+[.D205]^2" office:value-type="float" office:value="890.442780997463" calcext:value-type="float">
            <text:p>890,442780997463</text:p>
          </table:table-cell>
          <table:table-cell table:formula="of:=([.D205]-[.D204])*17875" office:value-type="float" office:value="0" calcext:value-type="float">
            <text:p>0</text:p>
          </table:table-cell>
          <table:table-cell/>
          <table:table-cell table:formula="of:=([.C205]-[.D205]*[.$I$2])/[.H205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05]+1/17875" office:value-type="float" office:value="0.0114125874125874" calcext:value-type="float">
            <text:p>0,011412587412587</text:p>
          </table:table-cell>
          <table:table-cell table:formula="of:=[.D206]*50" office:value-type="float" office:value="0" calcext:value-type="float">
            <text:p>0</text:p>
          </table:table-cell>
          <table:table-cell office:value-type="float" office:value="-126.876343" calcext:value-type="float">
            <text:p>-126,8763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05]+[.C206]*[.D206]" office:value-type="float" office:value="79481.1349926086" calcext:value-type="float">
            <text:p>79481,1349926086</text:p>
          </table:table-cell>
          <table:table-cell table:formula="of:=[.G205]+[.D206]^2" office:value-type="float" office:value="890.442780997463" calcext:value-type="float">
            <text:p>890,442780997463</text:p>
          </table:table-cell>
          <table:table-cell table:formula="of:=([.D206]-[.D205])*17875" office:value-type="float" office:value="0" calcext:value-type="float">
            <text:p>0</text:p>
          </table:table-cell>
          <table:table-cell/>
          <table:table-cell table:formula="of:=([.C206]-[.D206]*[.$I$2])/[.H206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06]+1/17875" office:value-type="float" office:value="0.0114685314685315" calcext:value-type="float">
            <text:p>0,011468531468532</text:p>
          </table:table-cell>
          <table:table-cell table:formula="of:=[.D207]*50" office:value-type="float" office:value="0" calcext:value-type="float">
            <text:p>0</text:p>
          </table:table-cell>
          <table:table-cell office:value-type="float" office:value="-131.958389" calcext:value-type="float">
            <text:p>-131,9583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06]+[.C207]*[.D207]" office:value-type="float" office:value="79481.1349926086" calcext:value-type="float">
            <text:p>79481,1349926086</text:p>
          </table:table-cell>
          <table:table-cell table:formula="of:=[.G206]+[.D207]^2" office:value-type="float" office:value="890.442780997463" calcext:value-type="float">
            <text:p>890,442780997463</text:p>
          </table:table-cell>
          <table:table-cell table:formula="of:=([.D207]-[.D206])*17875" office:value-type="float" office:value="0" calcext:value-type="float">
            <text:p>0</text:p>
          </table:table-cell>
          <table:table-cell/>
          <table:table-cell table:formula="of:=([.C207]-[.D207]*[.$I$2])/[.H20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07]+1/17875" office:value-type="float" office:value="0.0115244755244755" calcext:value-type="float">
            <text:p>0,011524475524476</text:p>
          </table:table-cell>
          <table:table-cell table:formula="of:=[.D208]*50" office:value-type="float" office:value="0.0801086425" calcext:value-type="float">
            <text:p>0,0801086425</text:p>
          </table:table-cell>
          <table:table-cell office:value-type="float" office:value="-136.055923" calcext:value-type="float">
            <text:p>-136,055923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07]+[.C208]*[.D208]" office:value-type="float" office:value="79480.9170075027" calcext:value-type="float">
            <text:p>79480,9170075027</text:p>
          </table:table-cell>
          <table:table-cell table:formula="of:=[.G207]+[.D208]^2" office:value-type="float" office:value="890.442783564421" calcext:value-type="float">
            <text:p>890,442783564421</text:p>
          </table:table-cell>
          <table:table-cell table:formula="of:=([.D208]-[.D207])*17875" office:value-type="float" office:value="28.63883969375" calcext:value-type="float">
            <text:p>28,63883969375</text:p>
          </table:table-cell>
          <table:table-cell/>
          <table:table-cell table:formula="of:=([.C208]-[.D208]*[.$I$2])/[.H208]" office:value-type="float" office:value="-4.75574122696319" calcext:value-type="float">
            <text:p>-4,75574122696319</text:p>
          </table:table-cell>
          <table:table-cell/>
        </table:table-row>
        <table:table-row table:style-name="ro1">
          <table:table-cell table:formula="of:=[.A208]+1/17875" office:value-type="float" office:value="0.0115804195804196" calcext:value-type="float">
            <text:p>0,01158041958042</text:p>
          </table:table-cell>
          <table:table-cell table:formula="of:=[.D209]*50" office:value-type="float" office:value="0" calcext:value-type="float">
            <text:p>0</text:p>
          </table:table-cell>
          <table:table-cell office:value-type="float" office:value="-140.496964" calcext:value-type="float">
            <text:p>-140,4969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08]+[.C209]*[.D209]" office:value-type="float" office:value="79480.9170075027" calcext:value-type="float">
            <text:p>79480,9170075027</text:p>
          </table:table-cell>
          <table:table-cell table:formula="of:=[.G208]+[.D209]^2" office:value-type="float" office:value="890.442783564421" calcext:value-type="float">
            <text:p>890,442783564421</text:p>
          </table:table-cell>
          <table:table-cell table:formula="of:=([.D209]-[.D208])*17875" office:value-type="float" office:value="-28.63883969375" calcext:value-type="float">
            <text:p>-28,63883969375</text:p>
          </table:table-cell>
          <table:table-cell/>
          <table:table-cell table:formula="of:=([.C209]-[.D209]*[.$I$2])/[.H209]" office:value-type="float" office:value="4.90581900322803" calcext:value-type="float">
            <text:p>4,90581900322803</text:p>
          </table:table-cell>
          <table:table-cell/>
        </table:table-row>
        <table:table-row table:style-name="ro1">
          <table:table-cell table:formula="of:=[.A209]+1/17875" office:value-type="float" office:value="0.0116363636363636" calcext:value-type="float">
            <text:p>0,011636363636364</text:p>
          </table:table-cell>
          <table:table-cell table:formula="of:=[.D210]*50" office:value-type="float" office:value="0" calcext:value-type="float">
            <text:p>0</text:p>
          </table:table-cell>
          <table:table-cell office:value-type="float" office:value="-144.266327" calcext:value-type="float">
            <text:p>-144,2663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09]+[.C210]*[.D210]" office:value-type="float" office:value="79480.9170075027" calcext:value-type="float">
            <text:p>79480,9170075027</text:p>
          </table:table-cell>
          <table:table-cell table:formula="of:=[.G209]+[.D210]^2" office:value-type="float" office:value="890.442783564421" calcext:value-type="float">
            <text:p>890,442783564421</text:p>
          </table:table-cell>
          <table:table-cell table:formula="of:=([.D210]-[.D209])*17875" office:value-type="float" office:value="0" calcext:value-type="float">
            <text:p>0</text:p>
          </table:table-cell>
          <table:table-cell/>
          <table:table-cell table:formula="of:=([.C210]-[.D210]*[.$I$2])/[.H21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10]+1/17875" office:value-type="float" office:value="0.0116923076923077" calcext:value-type="float">
            <text:p>0,011692307692308</text:p>
          </table:table-cell>
          <table:table-cell table:formula="of:=[.D211]*50" office:value-type="float" office:value="0" calcext:value-type="float">
            <text:p>0</text:p>
          </table:table-cell>
          <table:table-cell office:value-type="float" office:value="-148.713501" calcext:value-type="float">
            <text:p>-148,7135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0]+[.C211]*[.D211]" office:value-type="float" office:value="79480.9170075027" calcext:value-type="float">
            <text:p>79480,9170075027</text:p>
          </table:table-cell>
          <table:table-cell table:formula="of:=[.G210]+[.D211]^2" office:value-type="float" office:value="890.442783564421" calcext:value-type="float">
            <text:p>890,442783564421</text:p>
          </table:table-cell>
          <table:table-cell table:formula="of:=([.D211]-[.D210])*17875" office:value-type="float" office:value="0" calcext:value-type="float">
            <text:p>0</text:p>
          </table:table-cell>
          <table:table-cell/>
          <table:table-cell table:formula="of:=([.C211]-[.D211]*[.$I$2])/[.H21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11]+1/17875" office:value-type="float" office:value="0.0117482517482517" calcext:value-type="float">
            <text:p>0,011748251748252</text:p>
          </table:table-cell>
          <table:table-cell table:formula="of:=[.D212]*50" office:value-type="float" office:value="0" calcext:value-type="float">
            <text:p>0</text:p>
          </table:table-cell>
          <table:table-cell office:value-type="float" office:value="-151.995209" calcext:value-type="float">
            <text:p>-151,9952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1]+[.C212]*[.D212]" office:value-type="float" office:value="79480.9170075027" calcext:value-type="float">
            <text:p>79480,9170075027</text:p>
          </table:table-cell>
          <table:table-cell table:formula="of:=[.G211]+[.D212]^2" office:value-type="float" office:value="890.442783564421" calcext:value-type="float">
            <text:p>890,442783564421</text:p>
          </table:table-cell>
          <table:table-cell table:formula="of:=([.D212]-[.D211])*17875" office:value-type="float" office:value="0" calcext:value-type="float">
            <text:p>0</text:p>
          </table:table-cell>
          <table:table-cell/>
          <table:table-cell table:formula="of:=([.C212]-[.D212]*[.$I$2])/[.H212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12]+1/17875" office:value-type="float" office:value="0.0118041958041958" calcext:value-type="float">
            <text:p>0,011804195804196</text:p>
          </table:table-cell>
          <table:table-cell table:formula="of:=[.D213]*50" office:value-type="float" office:value="0" calcext:value-type="float">
            <text:p>0</text:p>
          </table:table-cell>
          <table:table-cell office:value-type="float" office:value="-155.804443" calcext:value-type="float">
            <text:p>-155,8044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2]+[.C213]*[.D213]" office:value-type="float" office:value="79480.9170075027" calcext:value-type="float">
            <text:p>79480,9170075027</text:p>
          </table:table-cell>
          <table:table-cell table:formula="of:=[.G212]+[.D213]^2" office:value-type="float" office:value="890.442783564421" calcext:value-type="float">
            <text:p>890,442783564421</text:p>
          </table:table-cell>
          <table:table-cell table:formula="of:=([.D213]-[.D212])*17875" office:value-type="float" office:value="0" calcext:value-type="float">
            <text:p>0</text:p>
          </table:table-cell>
          <table:table-cell/>
          <table:table-cell table:formula="of:=([.C213]-[.D213]*[.$I$2])/[.H21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13]+1/17875" office:value-type="float" office:value="0.0118601398601398" calcext:value-type="float">
            <text:p>0,01186013986014</text:p>
          </table:table-cell>
          <table:table-cell table:formula="of:=[.D214]*50" office:value-type="float" office:value="0" calcext:value-type="float">
            <text:p>0</text:p>
          </table:table-cell>
          <table:table-cell office:value-type="float" office:value="-159.346848" calcext:value-type="float">
            <text:p>-159,3468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3]+[.C214]*[.D214]" office:value-type="float" office:value="79480.9170075027" calcext:value-type="float">
            <text:p>79480,9170075027</text:p>
          </table:table-cell>
          <table:table-cell table:formula="of:=[.G213]+[.D214]^2" office:value-type="float" office:value="890.442783564421" calcext:value-type="float">
            <text:p>890,442783564421</text:p>
          </table:table-cell>
          <table:table-cell table:formula="of:=([.D214]-[.D213])*17875" office:value-type="float" office:value="0" calcext:value-type="float">
            <text:p>0</text:p>
          </table:table-cell>
          <table:table-cell/>
          <table:table-cell table:formula="of:=([.C214]-[.D214]*[.$I$2])/[.H21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14]+1/17875" office:value-type="float" office:value="0.0119160839160839" calcext:value-type="float">
            <text:p>0,011916083916084</text:p>
          </table:table-cell>
          <table:table-cell table:formula="of:=[.D215]*50" office:value-type="float" office:value="0.0801086425" calcext:value-type="float">
            <text:p>0,0801086425</text:p>
          </table:table-cell>
          <table:table-cell office:value-type="float" office:value="-163.214355" calcext:value-type="float">
            <text:p>-163,214355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14]+[.C215]*[.D215]" office:value-type="float" office:value="79480.6555098943" calcext:value-type="float">
            <text:p>79480,6555098943</text:p>
          </table:table-cell>
          <table:table-cell table:formula="of:=[.G214]+[.D215]^2" office:value-type="float" office:value="890.442786131379" calcext:value-type="float">
            <text:p>890,442786131379</text:p>
          </table:table-cell>
          <table:table-cell table:formula="of:=([.D215]-[.D214])*17875" office:value-type="float" office:value="28.63883969375" calcext:value-type="float">
            <text:p>28,63883969375</text:p>
          </table:table-cell>
          <table:table-cell/>
          <table:table-cell table:formula="of:=([.C215]-[.D215]*[.$I$2])/[.H215]" office:value-type="float" office:value="-5.70404891995701" calcext:value-type="float">
            <text:p>-5,70404891995701</text:p>
          </table:table-cell>
          <table:table-cell/>
        </table:table-row>
        <table:table-row table:style-name="ro1">
          <table:table-cell table:formula="of:=[.A215]+1/17875" office:value-type="float" office:value="0.011972027972028" calcext:value-type="float">
            <text:p>0,011972027972028</text:p>
          </table:table-cell>
          <table:table-cell table:formula="of:=[.D216]*50" office:value-type="float" office:value="0" calcext:value-type="float">
            <text:p>0</text:p>
          </table:table-cell>
          <table:table-cell office:value-type="float" office:value="-166.759827" calcext:value-type="float">
            <text:p>-166,7598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5]+[.C216]*[.D216]" office:value-type="float" office:value="79480.6555098943" calcext:value-type="float">
            <text:p>79480,6555098943</text:p>
          </table:table-cell>
          <table:table-cell table:formula="of:=[.G215]+[.D216]^2" office:value-type="float" office:value="890.442786131379" calcext:value-type="float">
            <text:p>890,442786131379</text:p>
          </table:table-cell>
          <table:table-cell table:formula="of:=([.D216]-[.D215])*17875" office:value-type="float" office:value="-28.63883969375" calcext:value-type="float">
            <text:p>-28,63883969375</text:p>
          </table:table-cell>
          <table:table-cell/>
          <table:table-cell table:formula="of:=([.C216]-[.D216]*[.$I$2])/[.H216]" office:value-type="float" office:value="5.82285556200075" calcext:value-type="float">
            <text:p>5,82285556200075</text:p>
          </table:table-cell>
          <table:table-cell/>
        </table:table-row>
        <table:table-row table:style-name="ro1">
          <table:table-cell table:formula="of:=[.A216]+1/17875" office:value-type="float" office:value="0.012027972027972" calcext:value-type="float">
            <text:p>0,012027972027972</text:p>
          </table:table-cell>
          <table:table-cell table:formula="of:=[.D217]*50" office:value-type="float" office:value="0" calcext:value-type="float">
            <text:p>0</text:p>
          </table:table-cell>
          <table:table-cell office:value-type="float" office:value="-170.464783" calcext:value-type="float">
            <text:p>-170,4647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6]+[.C217]*[.D217]" office:value-type="float" office:value="79480.6555098943" calcext:value-type="float">
            <text:p>79480,6555098943</text:p>
          </table:table-cell>
          <table:table-cell table:formula="of:=[.G216]+[.D217]^2" office:value-type="float" office:value="890.442786131379" calcext:value-type="float">
            <text:p>890,442786131379</text:p>
          </table:table-cell>
          <table:table-cell table:formula="of:=([.D217]-[.D216])*17875" office:value-type="float" office:value="0" calcext:value-type="float">
            <text:p>0</text:p>
          </table:table-cell>
          <table:table-cell/>
          <table:table-cell table:formula="of:=([.C217]-[.D217]*[.$I$2])/[.H2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17]+1/17875" office:value-type="float" office:value="0.0120839160839161" calcext:value-type="float">
            <text:p>0,012083916083916</text:p>
          </table:table-cell>
          <table:table-cell table:formula="of:=[.D218]*50" office:value-type="float" office:value="0" calcext:value-type="float">
            <text:p>0</text:p>
          </table:table-cell>
          <table:table-cell office:value-type="float" office:value="-174.169739" calcext:value-type="float">
            <text:p>-174,1697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7]+[.C218]*[.D218]" office:value-type="float" office:value="79480.6555098943" calcext:value-type="float">
            <text:p>79480,6555098943</text:p>
          </table:table-cell>
          <table:table-cell table:formula="of:=[.G217]+[.D218]^2" office:value-type="float" office:value="890.442786131379" calcext:value-type="float">
            <text:p>890,442786131379</text:p>
          </table:table-cell>
          <table:table-cell table:formula="of:=([.D218]-[.D217])*17875" office:value-type="float" office:value="0" calcext:value-type="float">
            <text:p>0</text:p>
          </table:table-cell>
          <table:table-cell/>
          <table:table-cell table:formula="of:=([.C218]-[.D218]*[.$I$2])/[.H2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18]+1/17875" office:value-type="float" office:value="0.0121398601398601" calcext:value-type="float">
            <text:p>0,01213986013986</text:p>
          </table:table-cell>
          <table:table-cell table:formula="of:=[.D219]*50" office:value-type="float" office:value="0" calcext:value-type="float">
            <text:p>0</text:p>
          </table:table-cell>
          <table:table-cell office:value-type="float" office:value="-177.071136" calcext:value-type="float">
            <text:p>-177,0711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8]+[.C219]*[.D219]" office:value-type="float" office:value="79480.6555098943" calcext:value-type="float">
            <text:p>79480,6555098943</text:p>
          </table:table-cell>
          <table:table-cell table:formula="of:=[.G218]+[.D219]^2" office:value-type="float" office:value="890.442786131379" calcext:value-type="float">
            <text:p>890,442786131379</text:p>
          </table:table-cell>
          <table:table-cell table:formula="of:=([.D219]-[.D218])*17875" office:value-type="float" office:value="0" calcext:value-type="float">
            <text:p>0</text:p>
          </table:table-cell>
          <table:table-cell/>
          <table:table-cell table:formula="of:=([.C219]-[.D219]*[.$I$2])/[.H21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19]+1/17875" office:value-type="float" office:value="0.0121958041958042" calcext:value-type="float">
            <text:p>0,012195804195804</text:p>
          </table:table-cell>
          <table:table-cell table:formula="of:=[.D220]*50" office:value-type="float" office:value="0" calcext:value-type="float">
            <text:p>0</text:p>
          </table:table-cell>
          <table:table-cell office:value-type="float" office:value="-180.454056" calcext:value-type="float">
            <text:p>-180,4540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19]+[.C220]*[.D220]" office:value-type="float" office:value="79480.6555098943" calcext:value-type="float">
            <text:p>79480,6555098943</text:p>
          </table:table-cell>
          <table:table-cell table:formula="of:=[.G219]+[.D220]^2" office:value-type="float" office:value="890.442786131379" calcext:value-type="float">
            <text:p>890,442786131379</text:p>
          </table:table-cell>
          <table:table-cell table:formula="of:=([.D220]-[.D219])*17875" office:value-type="float" office:value="0" calcext:value-type="float">
            <text:p>0</text:p>
          </table:table-cell>
          <table:table-cell/>
          <table:table-cell table:formula="of:=([.C220]-[.D220]*[.$I$2])/[.H22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0]+1/17875" office:value-type="float" office:value="0.0122517482517482" calcext:value-type="float">
            <text:p>0,012251748251748</text:p>
          </table:table-cell>
          <table:table-cell table:formula="of:=[.D221]*50" office:value-type="float" office:value="0" calcext:value-type="float">
            <text:p>0</text:p>
          </table:table-cell>
          <table:table-cell office:value-type="float" office:value="-183.355453" calcext:value-type="float">
            <text:p>-183,3554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0]+[.C221]*[.D221]" office:value-type="float" office:value="79480.6555098943" calcext:value-type="float">
            <text:p>79480,6555098943</text:p>
          </table:table-cell>
          <table:table-cell table:formula="of:=[.G220]+[.D221]^2" office:value-type="float" office:value="890.442786131379" calcext:value-type="float">
            <text:p>890,442786131379</text:p>
          </table:table-cell>
          <table:table-cell table:formula="of:=([.D221]-[.D220])*17875" office:value-type="float" office:value="0" calcext:value-type="float">
            <text:p>0</text:p>
          </table:table-cell>
          <table:table-cell/>
          <table:table-cell table:formula="of:=([.C221]-[.D221]*[.$I$2])/[.H22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1]+1/17875" office:value-type="float" office:value="0.0123076923076923" calcext:value-type="float">
            <text:p>0,012307692307692</text:p>
          </table:table-cell>
          <table:table-cell table:formula="of:=[.D222]*50" office:value-type="float" office:value="0" calcext:value-type="float">
            <text:p>0</text:p>
          </table:table-cell>
          <table:table-cell office:value-type="float" office:value="-186.900925" calcext:value-type="float">
            <text:p>-186,9009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1]+[.C222]*[.D222]" office:value-type="float" office:value="79480.6555098943" calcext:value-type="float">
            <text:p>79480,6555098943</text:p>
          </table:table-cell>
          <table:table-cell table:formula="of:=[.G221]+[.D222]^2" office:value-type="float" office:value="890.442786131379" calcext:value-type="float">
            <text:p>890,442786131379</text:p>
          </table:table-cell>
          <table:table-cell table:formula="of:=([.D222]-[.D221])*17875" office:value-type="float" office:value="0" calcext:value-type="float">
            <text:p>0</text:p>
          </table:table-cell>
          <table:table-cell/>
          <table:table-cell table:formula="of:=([.C222]-[.D222]*[.$I$2])/[.H222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2]+1/17875" office:value-type="float" office:value="0.0123636363636363" calcext:value-type="float">
            <text:p>0,012363636363636</text:p>
          </table:table-cell>
          <table:table-cell table:formula="of:=[.D223]*50" office:value-type="float" office:value="0" calcext:value-type="float">
            <text:p>0</text:p>
          </table:table-cell>
          <table:table-cell office:value-type="float" office:value="-190.443329" calcext:value-type="float">
            <text:p>-190,4433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2]+[.C223]*[.D223]" office:value-type="float" office:value="79480.6555098943" calcext:value-type="float">
            <text:p>79480,6555098943</text:p>
          </table:table-cell>
          <table:table-cell table:formula="of:=[.G222]+[.D223]^2" office:value-type="float" office:value="890.442786131379" calcext:value-type="float">
            <text:p>890,442786131379</text:p>
          </table:table-cell>
          <table:table-cell table:formula="of:=([.D223]-[.D222])*17875" office:value-type="float" office:value="0" calcext:value-type="float">
            <text:p>0</text:p>
          </table:table-cell>
          <table:table-cell/>
          <table:table-cell table:formula="of:=([.C223]-[.D223]*[.$I$2])/[.H22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3]+1/17875" office:value-type="float" office:value="0.0124195804195804" calcext:value-type="float">
            <text:p>0,01241958041958</text:p>
          </table:table-cell>
          <table:table-cell table:formula="of:=[.D224]*50" office:value-type="float" office:value="0" calcext:value-type="float">
            <text:p>0</text:p>
          </table:table-cell>
          <table:table-cell office:value-type="float" office:value="-194.01947" calcext:value-type="float">
            <text:p>-194,019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3]+[.C224]*[.D224]" office:value-type="float" office:value="79480.6555098943" calcext:value-type="float">
            <text:p>79480,6555098943</text:p>
          </table:table-cell>
          <table:table-cell table:formula="of:=[.G223]+[.D224]^2" office:value-type="float" office:value="890.442786131379" calcext:value-type="float">
            <text:p>890,442786131379</text:p>
          </table:table-cell>
          <table:table-cell table:formula="of:=([.D224]-[.D223])*17875" office:value-type="float" office:value="0" calcext:value-type="float">
            <text:p>0</text:p>
          </table:table-cell>
          <table:table-cell/>
          <table:table-cell table:formula="of:=([.C224]-[.D224]*[.$I$2])/[.H22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4]+1/17875" office:value-type="float" office:value="0.0124755244755245" calcext:value-type="float">
            <text:p>0,012475524475525</text:p>
          </table:table-cell>
          <table:table-cell table:formula="of:=[.D225]*50" office:value-type="float" office:value="0" calcext:value-type="float">
            <text:p>0</text:p>
          </table:table-cell>
          <table:table-cell office:value-type="float" office:value="-197.344116" calcext:value-type="float">
            <text:p>-197,3441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4]+[.C225]*[.D225]" office:value-type="float" office:value="79480.6555098943" calcext:value-type="float">
            <text:p>79480,6555098943</text:p>
          </table:table-cell>
          <table:table-cell table:formula="of:=[.G224]+[.D225]^2" office:value-type="float" office:value="890.442786131379" calcext:value-type="float">
            <text:p>890,442786131379</text:p>
          </table:table-cell>
          <table:table-cell table:formula="of:=([.D225]-[.D224])*17875" office:value-type="float" office:value="0" calcext:value-type="float">
            <text:p>0</text:p>
          </table:table-cell>
          <table:table-cell/>
          <table:table-cell table:formula="of:=([.C225]-[.D225]*[.$I$2])/[.H225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5]+1/17875" office:value-type="float" office:value="0.0125314685314685" calcext:value-type="float">
            <text:p>0,012531468531469</text:p>
          </table:table-cell>
          <table:table-cell table:formula="of:=[.D226]*50" office:value-type="float" office:value="0" calcext:value-type="float">
            <text:p>0</text:p>
          </table:table-cell>
          <table:table-cell office:value-type="float" office:value="-200.432602" calcext:value-type="float">
            <text:p>-200,4326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5]+[.C226]*[.D226]" office:value-type="float" office:value="79480.6555098943" calcext:value-type="float">
            <text:p>79480,6555098943</text:p>
          </table:table-cell>
          <table:table-cell table:formula="of:=[.G225]+[.D226]^2" office:value-type="float" office:value="890.442786131379" calcext:value-type="float">
            <text:p>890,442786131379</text:p>
          </table:table-cell>
          <table:table-cell table:formula="of:=([.D226]-[.D225])*17875" office:value-type="float" office:value="0" calcext:value-type="float">
            <text:p>0</text:p>
          </table:table-cell>
          <table:table-cell/>
          <table:table-cell table:formula="of:=([.C226]-[.D226]*[.$I$2])/[.H226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6]+1/17875" office:value-type="float" office:value="0.0125874125874126" calcext:value-type="float">
            <text:p>0,012587412587413</text:p>
          </table:table-cell>
          <table:table-cell table:formula="of:=[.D227]*50" office:value-type="float" office:value="0" calcext:value-type="float">
            <text:p>0</text:p>
          </table:table-cell>
          <table:table-cell office:value-type="float" office:value="-203.656036" calcext:value-type="float">
            <text:p>-203,6560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6]+[.C227]*[.D227]" office:value-type="float" office:value="79480.6555098943" calcext:value-type="float">
            <text:p>79480,6555098943</text:p>
          </table:table-cell>
          <table:table-cell table:formula="of:=[.G226]+[.D227]^2" office:value-type="float" office:value="890.442786131379" calcext:value-type="float">
            <text:p>890,442786131379</text:p>
          </table:table-cell>
          <table:table-cell table:formula="of:=([.D227]-[.D226])*17875" office:value-type="float" office:value="0" calcext:value-type="float">
            <text:p>0</text:p>
          </table:table-cell>
          <table:table-cell/>
          <table:table-cell table:formula="of:=([.C227]-[.D227]*[.$I$2])/[.H22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7]+1/17875" office:value-type="float" office:value="0.0126433566433566" calcext:value-type="float">
            <text:p>0,012643356643357</text:p>
          </table:table-cell>
          <table:table-cell table:formula="of:=[.D228]*50" office:value-type="float" office:value="0" calcext:value-type="float">
            <text:p>0</text:p>
          </table:table-cell>
          <table:table-cell office:value-type="float" office:value="-206.716919" calcext:value-type="float">
            <text:p>-206,7169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7]+[.C228]*[.D228]" office:value-type="float" office:value="79480.6555098943" calcext:value-type="float">
            <text:p>79480,6555098943</text:p>
          </table:table-cell>
          <table:table-cell table:formula="of:=[.G227]+[.D228]^2" office:value-type="float" office:value="890.442786131379" calcext:value-type="float">
            <text:p>890,442786131379</text:p>
          </table:table-cell>
          <table:table-cell table:formula="of:=([.D228]-[.D227])*17875" office:value-type="float" office:value="0" calcext:value-type="float">
            <text:p>0</text:p>
          </table:table-cell>
          <table:table-cell/>
          <table:table-cell table:formula="of:=([.C228]-[.D228]*[.$I$2])/[.H22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28]+1/17875" office:value-type="float" office:value="0.0126993006993007" calcext:value-type="float">
            <text:p>0,012699300699301</text:p>
          </table:table-cell>
          <table:table-cell table:formula="of:=[.D229]*50" office:value-type="float" office:value="0.0801086425" calcext:value-type="float">
            <text:p>0,0801086425</text:p>
          </table:table-cell>
          <table:table-cell office:value-type="float" office:value="-209.940353" calcext:value-type="float">
            <text:p>-209,940353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28]+[.C229]*[.D229]" office:value-type="float" office:value="79480.3191491606" calcext:value-type="float">
            <text:p>79480,3191491606</text:p>
          </table:table-cell>
          <table:table-cell table:formula="of:=[.G228]+[.D229]^2" office:value-type="float" office:value="890.442788698336" calcext:value-type="float">
            <text:p>890,442788698336</text:p>
          </table:table-cell>
          <table:table-cell table:formula="of:=([.D229]-[.D228])*17875" office:value-type="float" office:value="28.63883969375" calcext:value-type="float">
            <text:p>28,63883969375</text:p>
          </table:table-cell>
          <table:table-cell/>
          <table:table-cell table:formula="of:=([.C229]-[.D229]*[.$I$2])/[.H229]" office:value-type="float" office:value="-7.33560936373425" calcext:value-type="float">
            <text:p>-7,33560936373425</text:p>
          </table:table-cell>
          <table:table-cell/>
        </table:table-row>
        <table:table-row table:style-name="ro1">
          <table:table-cell table:formula="of:=[.A229]+1/17875" office:value-type="float" office:value="0.0127552447552447" calcext:value-type="float">
            <text:p>0,012755244755245</text:p>
          </table:table-cell>
          <table:table-cell table:formula="of:=[.D230]*50" office:value-type="float" office:value="0" calcext:value-type="float">
            <text:p>0</text:p>
          </table:table-cell>
          <table:table-cell office:value-type="float" office:value="-213.001236" calcext:value-type="float">
            <text:p>-213,0012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29]+[.C230]*[.D230]" office:value-type="float" office:value="79480.3191491606" calcext:value-type="float">
            <text:p>79480,3191491606</text:p>
          </table:table-cell>
          <table:table-cell table:formula="of:=[.G229]+[.D230]^2" office:value-type="float" office:value="890.442788698336" calcext:value-type="float">
            <text:p>890,442788698336</text:p>
          </table:table-cell>
          <table:table-cell table:formula="of:=([.D230]-[.D229])*17875" office:value-type="float" office:value="-28.63883969375" calcext:value-type="float">
            <text:p>-28,63883969375</text:p>
          </table:table-cell>
          <table:table-cell/>
          <table:table-cell table:formula="of:=([.C230]-[.D230]*[.$I$2])/[.H230]" office:value-type="float" office:value="7.4374953132785" calcext:value-type="float">
            <text:p>7,4374953132785</text:p>
          </table:table-cell>
          <table:table-cell/>
        </table:table-row>
        <table:table-row table:style-name="ro1">
          <table:table-cell table:formula="of:=[.A230]+1/17875" office:value-type="float" office:value="0.0128111888111888" calcext:value-type="float">
            <text:p>0,012811188811189</text:p>
          </table:table-cell>
          <table:table-cell table:formula="of:=[.D231]*50" office:value-type="float" office:value="0" calcext:value-type="float">
            <text:p>0</text:p>
          </table:table-cell>
          <table:table-cell office:value-type="float" office:value="-215.740082" calcext:value-type="float">
            <text:p>-215,7400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30]+[.C231]*[.D231]" office:value-type="float" office:value="79480.3191491606" calcext:value-type="float">
            <text:p>79480,3191491606</text:p>
          </table:table-cell>
          <table:table-cell table:formula="of:=[.G230]+[.D231]^2" office:value-type="float" office:value="890.442788698336" calcext:value-type="float">
            <text:p>890,442788698336</text:p>
          </table:table-cell>
          <table:table-cell table:formula="of:=([.D231]-[.D230])*17875" office:value-type="float" office:value="0" calcext:value-type="float">
            <text:p>0</text:p>
          </table:table-cell>
          <table:table-cell/>
          <table:table-cell table:formula="of:=([.C231]-[.D231]*[.$I$2])/[.H23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31]+1/17875" office:value-type="float" office:value="0.0128671328671328" calcext:value-type="float">
            <text:p>0,012867132867133</text:p>
          </table:table-cell>
          <table:table-cell table:formula="of:=[.D232]*50" office:value-type="float" office:value="0" calcext:value-type="float">
            <text:p>0</text:p>
          </table:table-cell>
          <table:table-cell office:value-type="float" office:value="-218.641479" calcext:value-type="float">
            <text:p>-218,64147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31]+[.C232]*[.D232]" office:value-type="float" office:value="79480.3191491606" calcext:value-type="float">
            <text:p>79480,3191491606</text:p>
          </table:table-cell>
          <table:table-cell table:formula="of:=[.G231]+[.D232]^2" office:value-type="float" office:value="890.442788698336" calcext:value-type="float">
            <text:p>890,442788698336</text:p>
          </table:table-cell>
          <table:table-cell table:formula="of:=([.D232]-[.D231])*17875" office:value-type="float" office:value="0" calcext:value-type="float">
            <text:p>0</text:p>
          </table:table-cell>
          <table:table-cell/>
          <table:table-cell table:formula="of:=([.C232]-[.D232]*[.$I$2])/[.H232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32]+1/17875" office:value-type="float" office:value="0.0129230769230769" calcext:value-type="float">
            <text:p>0,012923076923077</text:p>
          </table:table-cell>
          <table:table-cell table:formula="of:=[.D233]*50" office:value-type="float" office:value="0" calcext:value-type="float">
            <text:p>0</text:p>
          </table:table-cell>
          <table:table-cell office:value-type="float" office:value="-221.058289" calcext:value-type="float">
            <text:p>-221,0582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32]+[.C233]*[.D233]" office:value-type="float" office:value="79480.3191491606" calcext:value-type="float">
            <text:p>79480,3191491606</text:p>
          </table:table-cell>
          <table:table-cell table:formula="of:=[.G232]+[.D233]^2" office:value-type="float" office:value="890.442788698336" calcext:value-type="float">
            <text:p>890,442788698336</text:p>
          </table:table-cell>
          <table:table-cell table:formula="of:=([.D233]-[.D232])*17875" office:value-type="float" office:value="0" calcext:value-type="float">
            <text:p>0</text:p>
          </table:table-cell>
          <table:table-cell/>
          <table:table-cell table:formula="of:=([.C233]-[.D233]*[.$I$2])/[.H23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33]+1/17875" office:value-type="float" office:value="0.012979020979021" calcext:value-type="float">
            <text:p>0,012979020979021</text:p>
          </table:table-cell>
          <table:table-cell table:formula="of:=[.D234]*50" office:value-type="float" office:value="0" calcext:value-type="float">
            <text:p>0</text:p>
          </table:table-cell>
          <table:table-cell office:value-type="float" office:value="-223.475098" calcext:value-type="float">
            <text:p>-223,4750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33]+[.C234]*[.D234]" office:value-type="float" office:value="79480.3191491606" calcext:value-type="float">
            <text:p>79480,3191491606</text:p>
          </table:table-cell>
          <table:table-cell table:formula="of:=[.G233]+[.D234]^2" office:value-type="float" office:value="890.442788698336" calcext:value-type="float">
            <text:p>890,442788698336</text:p>
          </table:table-cell>
          <table:table-cell table:formula="of:=([.D234]-[.D233])*17875" office:value-type="float" office:value="0" calcext:value-type="float">
            <text:p>0</text:p>
          </table:table-cell>
          <table:table-cell/>
          <table:table-cell table:formula="of:=([.C234]-[.D234]*[.$I$2])/[.H23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34]+1/17875" office:value-type="float" office:value="0.013034965034965" calcext:value-type="float">
            <text:p>0,013034965034965</text:p>
          </table:table-cell>
          <table:table-cell table:formula="of:=[.D235]*50" office:value-type="float" office:value="0" calcext:value-type="float">
            <text:p>0</text:p>
          </table:table-cell>
          <table:table-cell office:value-type="float" office:value="-226.051392" calcext:value-type="float">
            <text:p>-226,0513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34]+[.C235]*[.D235]" office:value-type="float" office:value="79480.3191491606" calcext:value-type="float">
            <text:p>79480,3191491606</text:p>
          </table:table-cell>
          <table:table-cell table:formula="of:=[.G234]+[.D235]^2" office:value-type="float" office:value="890.442788698336" calcext:value-type="float">
            <text:p>890,442788698336</text:p>
          </table:table-cell>
          <table:table-cell table:formula="of:=([.D235]-[.D234])*17875" office:value-type="float" office:value="0" calcext:value-type="float">
            <text:p>0</text:p>
          </table:table-cell>
          <table:table-cell/>
          <table:table-cell table:formula="of:=([.C235]-[.D235]*[.$I$2])/[.H235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35]+1/17875" office:value-type="float" office:value="0.0130909090909091" calcext:value-type="float">
            <text:p>0,013090909090909</text:p>
          </table:table-cell>
          <table:table-cell table:formula="of:=[.D236]*50" office:value-type="float" office:value="0" calcext:value-type="float">
            <text:p>0</text:p>
          </table:table-cell>
          <table:table-cell office:value-type="float" office:value="-227.664642" calcext:value-type="float">
            <text:p>-227,6646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35]+[.C236]*[.D236]" office:value-type="float" office:value="79480.3191491606" calcext:value-type="float">
            <text:p>79480,3191491606</text:p>
          </table:table-cell>
          <table:table-cell table:formula="of:=[.G235]+[.D236]^2" office:value-type="float" office:value="890.442788698336" calcext:value-type="float">
            <text:p>890,442788698336</text:p>
          </table:table-cell>
          <table:table-cell table:formula="of:=([.D236]-[.D235])*17875" office:value-type="float" office:value="0" calcext:value-type="float">
            <text:p>0</text:p>
          </table:table-cell>
          <table:table-cell/>
          <table:table-cell table:formula="of:=([.C236]-[.D236]*[.$I$2])/[.H236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36]+1/17875" office:value-type="float" office:value="0.0131468531468531" calcext:value-type="float">
            <text:p>0,013146853146853</text:p>
          </table:table-cell>
          <table:table-cell table:formula="of:=[.D237]*50" office:value-type="float" office:value="0" calcext:value-type="float">
            <text:p>0</text:p>
          </table:table-cell>
          <table:table-cell office:value-type="float" office:value="-229.925034" calcext:value-type="float">
            <text:p>-229,9250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36]+[.C237]*[.D237]" office:value-type="float" office:value="79480.3191491606" calcext:value-type="float">
            <text:p>79480,3191491606</text:p>
          </table:table-cell>
          <table:table-cell table:formula="of:=[.G236]+[.D237]^2" office:value-type="float" office:value="890.442788698336" calcext:value-type="float">
            <text:p>890,442788698336</text:p>
          </table:table-cell>
          <table:table-cell table:formula="of:=([.D237]-[.D236])*17875" office:value-type="float" office:value="0" calcext:value-type="float">
            <text:p>0</text:p>
          </table:table-cell>
          <table:table-cell/>
          <table:table-cell table:formula="of:=([.C237]-[.D237]*[.$I$2])/[.H23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37]+1/17875" office:value-type="float" office:value="0.0132027972027972" calcext:value-type="float">
            <text:p>0,013202797202797</text:p>
          </table:table-cell>
          <table:table-cell table:formula="of:=[.D238]*50" office:value-type="float" office:value="0.0801086425" calcext:value-type="float">
            <text:p>0,0801086425</text:p>
          </table:table-cell>
          <table:table-cell office:value-type="float" office:value="-232.179291" calcext:value-type="float">
            <text:p>-232,179291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37]+[.C238]*[.D238]" office:value-type="float" office:value="79479.9471578043" calcext:value-type="float">
            <text:p>79479,9471578043</text:p>
          </table:table-cell>
          <table:table-cell table:formula="of:=[.G237]+[.D238]^2" office:value-type="float" office:value="890.442791265294" calcext:value-type="float">
            <text:p>890,442791265294</text:p>
          </table:table-cell>
          <table:table-cell table:formula="of:=([.D238]-[.D237])*17875" office:value-type="float" office:value="28.63883969375" calcext:value-type="float">
            <text:p>28,63883969375</text:p>
          </table:table-cell>
          <table:table-cell/>
          <table:table-cell table:formula="of:=([.C238]-[.D238]*[.$I$2])/[.H238]" office:value-type="float" office:value="-8.11214005554344" calcext:value-type="float">
            <text:p>-8,11214005554344</text:p>
          </table:table-cell>
          <table:table-cell/>
        </table:table-row>
        <table:table-row table:style-name="ro1">
          <table:table-cell table:formula="of:=[.A238]+1/17875" office:value-type="float" office:value="0.0132587412587412" calcext:value-type="float">
            <text:p>0,013258741258741</text:p>
          </table:table-cell>
          <table:table-cell table:formula="of:=[.D239]*50" office:value-type="float" office:value="0.0801086425" calcext:value-type="float">
            <text:p>0,0801086425</text:p>
          </table:table-cell>
          <table:table-cell office:value-type="float" office:value="-234.91507" calcext:value-type="float">
            <text:p>-234,91507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38]+[.C239]*[.D239]" office:value-type="float" office:value="79479.5707832571" calcext:value-type="float">
            <text:p>79479,5707832571</text:p>
          </table:table-cell>
          <table:table-cell table:formula="of:=[.G238]+[.D239]^2" office:value-type="float" office:value="890.442793832252" calcext:value-type="float">
            <text:p>890,442793832252</text:p>
          </table:table-cell>
          <table:table-cell table:formula="of:=([.D239]-[.D238])*17875" office:value-type="float" office:value="0" calcext:value-type="float">
            <text:p>0</text:p>
          </table:table-cell>
          <table:table-cell/>
          <table:table-cell table:formula="of:=([.C239]-[.D239]*[.$I$2])/[.H23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39]+1/17875" office:value-type="float" office:value="0.0133146853146853" calcext:value-type="float">
            <text:p>0,013314685314685</text:p>
          </table:table-cell>
          <table:table-cell table:formula="of:=[.D240]*50" office:value-type="float" office:value="0" calcext:value-type="float">
            <text:p>0</text:p>
          </table:table-cell>
          <table:table-cell office:value-type="float" office:value="-237.491364" calcext:value-type="float">
            <text:p>-237,4913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39]+[.C240]*[.D240]" office:value-type="float" office:value="79479.5707832571" calcext:value-type="float">
            <text:p>79479,5707832571</text:p>
          </table:table-cell>
          <table:table-cell table:formula="of:=[.G239]+[.D240]^2" office:value-type="float" office:value="890.442793832252" calcext:value-type="float">
            <text:p>890,442793832252</text:p>
          </table:table-cell>
          <table:table-cell table:formula="of:=([.D240]-[.D239])*17875" office:value-type="float" office:value="-28.63883969375" calcext:value-type="float">
            <text:p>-28,63883969375</text:p>
          </table:table-cell>
          <table:table-cell/>
          <table:table-cell table:formula="of:=([.C240]-[.D240]*[.$I$2])/[.H240]" office:value-type="float" office:value="8.29263219249169" calcext:value-type="float">
            <text:p>8,29263219249169</text:p>
          </table:table-cell>
          <table:table-cell/>
        </table:table-row>
        <table:table-row table:style-name="ro1">
          <table:table-cell table:formula="of:=[.A240]+1/17875" office:value-type="float" office:value="0.0133706293706293" calcext:value-type="float">
            <text:p>0,013370629370629</text:p>
          </table:table-cell>
          <table:table-cell table:formula="of:=[.D241]*50" office:value-type="float" office:value="0" calcext:value-type="float">
            <text:p>0</text:p>
          </table:table-cell>
          <table:table-cell office:value-type="float" office:value="-240.070724" calcext:value-type="float">
            <text:p>-240,0707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40]+[.C241]*[.D241]" office:value-type="float" office:value="79479.5707832571" calcext:value-type="float">
            <text:p>79479,5707832571</text:p>
          </table:table-cell>
          <table:table-cell table:formula="of:=[.G240]+[.D241]^2" office:value-type="float" office:value="890.442793832252" calcext:value-type="float">
            <text:p>890,442793832252</text:p>
          </table:table-cell>
          <table:table-cell table:formula="of:=([.D241]-[.D240])*17875" office:value-type="float" office:value="0" calcext:value-type="float">
            <text:p>0</text:p>
          </table:table-cell>
          <table:table-cell/>
          <table:table-cell table:formula="of:=([.C241]-[.D241]*[.$I$2])/[.H24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41]+1/17875" office:value-type="float" office:value="0.0134265734265734" calcext:value-type="float">
            <text:p>0,013426573426573</text:p>
          </table:table-cell>
          <table:table-cell table:formula="of:=[.D242]*50" office:value-type="float" office:value="0" calcext:value-type="float">
            <text:p>0</text:p>
          </table:table-cell>
          <table:table-cell office:value-type="float" office:value="-242.002945" calcext:value-type="float">
            <text:p>-242,0029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41]+[.C242]*[.D242]" office:value-type="float" office:value="79479.5707832571" calcext:value-type="float">
            <text:p>79479,5707832571</text:p>
          </table:table-cell>
          <table:table-cell table:formula="of:=[.G241]+[.D242]^2" office:value-type="float" office:value="890.442793832252" calcext:value-type="float">
            <text:p>890,442793832252</text:p>
          </table:table-cell>
          <table:table-cell table:formula="of:=([.D242]-[.D241])*17875" office:value-type="float" office:value="0" calcext:value-type="float">
            <text:p>0</text:p>
          </table:table-cell>
          <table:table-cell/>
          <table:table-cell table:formula="of:=([.C242]-[.D242]*[.$I$2])/[.H242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42]+1/17875" office:value-type="float" office:value="0.0134825174825174" calcext:value-type="float">
            <text:p>0,013482517482518</text:p>
          </table:table-cell>
          <table:table-cell table:formula="of:=[.D243]*50" office:value-type="float" office:value="0" calcext:value-type="float">
            <text:p>0</text:p>
          </table:table-cell>
          <table:table-cell office:value-type="float" office:value="-244.582306" calcext:value-type="float">
            <text:p>-244,5823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42]+[.C243]*[.D243]" office:value-type="float" office:value="79479.5707832571" calcext:value-type="float">
            <text:p>79479,5707832571</text:p>
          </table:table-cell>
          <table:table-cell table:formula="of:=[.G242]+[.D243]^2" office:value-type="float" office:value="890.442793832252" calcext:value-type="float">
            <text:p>890,442793832252</text:p>
          </table:table-cell>
          <table:table-cell table:formula="of:=([.D243]-[.D242])*17875" office:value-type="float" office:value="0" calcext:value-type="float">
            <text:p>0</text:p>
          </table:table-cell>
          <table:table-cell/>
          <table:table-cell table:formula="of:=([.C243]-[.D243]*[.$I$2])/[.H24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43]+1/17875" office:value-type="float" office:value="0.0135384615384615" calcext:value-type="float">
            <text:p>0,013538461538462</text:p>
          </table:table-cell>
          <table:table-cell table:formula="of:=[.D244]*50" office:value-type="float" office:value="0.0801086425" calcext:value-type="float">
            <text:p>0,0801086425</text:p>
          </table:table-cell>
          <table:table-cell office:value-type="float" office:value="-246.999115" calcext:value-type="float">
            <text:p>-246,999115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43]+[.C244]*[.D244]" office:value-type="float" office:value="79479.175047981" calcext:value-type="float">
            <text:p>79479,175047981</text:p>
          </table:table-cell>
          <table:table-cell table:formula="of:=[.G243]+[.D244]^2" office:value-type="float" office:value="890.44279639921" calcext:value-type="float">
            <text:p>890,44279639921</text:p>
          </table:table-cell>
          <table:table-cell table:formula="of:=([.D244]-[.D243])*17875" office:value-type="float" office:value="28.63883969375" calcext:value-type="float">
            <text:p>28,63883969375</text:p>
          </table:table-cell>
          <table:table-cell/>
          <table:table-cell table:formula="of:=([.C244]-[.D244]*[.$I$2])/[.H244]" office:value-type="float" office:value="-8.6296129754828" calcext:value-type="float">
            <text:p>-8,6296129754828</text:p>
          </table:table-cell>
          <table:table-cell/>
        </table:table-row>
        <table:table-row table:style-name="ro1">
          <table:table-cell table:formula="of:=[.A244]+1/17875" office:value-type="float" office:value="0.0135944055944056" calcext:value-type="float">
            <text:p>0,013594405594406</text:p>
          </table:table-cell>
          <table:table-cell table:formula="of:=[.D245]*50" office:value-type="float" office:value="0" calcext:value-type="float">
            <text:p>0</text:p>
          </table:table-cell>
          <table:table-cell office:value-type="float" office:value="-249.253372" calcext:value-type="float">
            <text:p>-249,2533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44]+[.C245]*[.D245]" office:value-type="float" office:value="79479.175047981" calcext:value-type="float">
            <text:p>79479,175047981</text:p>
          </table:table-cell>
          <table:table-cell table:formula="of:=[.G244]+[.D245]^2" office:value-type="float" office:value="890.44279639921" calcext:value-type="float">
            <text:p>890,44279639921</text:p>
          </table:table-cell>
          <table:table-cell table:formula="of:=([.D245]-[.D244])*17875" office:value-type="float" office:value="-28.63883969375" calcext:value-type="float">
            <text:p>-28,63883969375</text:p>
          </table:table-cell>
          <table:table-cell/>
          <table:table-cell table:formula="of:=([.C245]-[.D245]*[.$I$2])/[.H245]" office:value-type="float" office:value="8.70333346830374" calcext:value-type="float">
            <text:p>8,70333346830374</text:p>
          </table:table-cell>
          <table:table-cell/>
        </table:table-row>
        <table:table-row table:style-name="ro1">
          <table:table-cell table:formula="of:=[.A245]+1/17875" office:value-type="float" office:value="0.0136503496503496" calcext:value-type="float">
            <text:p>0,01365034965035</text:p>
          </table:table-cell>
          <table:table-cell table:formula="of:=[.D246]*50" office:value-type="float" office:value="0" calcext:value-type="float">
            <text:p>0</text:p>
          </table:table-cell>
          <table:table-cell office:value-type="float" office:value="-251.670181" calcext:value-type="float">
            <text:p>-251,6701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45]+[.C246]*[.D246]" office:value-type="float" office:value="79479.175047981" calcext:value-type="float">
            <text:p>79479,175047981</text:p>
          </table:table-cell>
          <table:table-cell table:formula="of:=[.G245]+[.D246]^2" office:value-type="float" office:value="890.44279639921" calcext:value-type="float">
            <text:p>890,44279639921</text:p>
          </table:table-cell>
          <table:table-cell table:formula="of:=([.D246]-[.D245])*17875" office:value-type="float" office:value="0" calcext:value-type="float">
            <text:p>0</text:p>
          </table:table-cell>
          <table:table-cell/>
          <table:table-cell table:formula="of:=([.C246]-[.D246]*[.$I$2])/[.H246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46]+1/17875" office:value-type="float" office:value="0.0137062937062937" calcext:value-type="float">
            <text:p>0,013706293706294</text:p>
          </table:table-cell>
          <table:table-cell table:formula="of:=[.D247]*50" office:value-type="float" office:value="0" calcext:value-type="float">
            <text:p>0</text:p>
          </table:table-cell>
          <table:table-cell office:value-type="float" office:value="-253.605469" calcext:value-type="float">
            <text:p>-253,6054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46]+[.C247]*[.D247]" office:value-type="float" office:value="79479.175047981" calcext:value-type="float">
            <text:p>79479,175047981</text:p>
          </table:table-cell>
          <table:table-cell table:formula="of:=[.G246]+[.D247]^2" office:value-type="float" office:value="890.44279639921" calcext:value-type="float">
            <text:p>890,44279639921</text:p>
          </table:table-cell>
          <table:table-cell table:formula="of:=([.D247]-[.D246])*17875" office:value-type="float" office:value="0" calcext:value-type="float">
            <text:p>0</text:p>
          </table:table-cell>
          <table:table-cell/>
          <table:table-cell table:formula="of:=([.C247]-[.D247]*[.$I$2])/[.H24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47]+1/17875" office:value-type="float" office:value="0.0137622377622377" calcext:value-type="float">
            <text:p>0,013762237762238</text:p>
          </table:table-cell>
          <table:table-cell table:formula="of:=[.D248]*50" office:value-type="float" office:value="0.0801086425" calcext:value-type="float">
            <text:p>0,0801086425</text:p>
          </table:table-cell>
          <table:table-cell office:value-type="float" office:value="-255.537689" calcext:value-type="float">
            <text:p>-255,537689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47]+[.C248]*[.D248]" office:value-type="float" office:value="79478.7656324336" calcext:value-type="float">
            <text:p>79478,7656324336</text:p>
          </table:table-cell>
          <table:table-cell table:formula="of:=[.G247]+[.D248]^2" office:value-type="float" office:value="890.442798966168" calcext:value-type="float">
            <text:p>890,442798966168</text:p>
          </table:table-cell>
          <table:table-cell table:formula="of:=([.D248]-[.D247])*17875" office:value-type="float" office:value="28.63883969375" calcext:value-type="float">
            <text:p>28,63883969375</text:p>
          </table:table-cell>
          <table:table-cell/>
          <table:table-cell table:formula="of:=([.C248]-[.D248]*[.$I$2])/[.H248]" office:value-type="float" office:value="-8.92775962148198" calcext:value-type="float">
            <text:p>-8,92775962148198</text:p>
          </table:table-cell>
          <table:table-cell/>
        </table:table-row>
        <table:table-row table:style-name="ro1">
          <table:table-cell table:formula="of:=[.A248]+1/17875" office:value-type="float" office:value="0.0138181818181818" calcext:value-type="float">
            <text:p>0,013818181818182</text:p>
          </table:table-cell>
          <table:table-cell table:formula="of:=[.D249]*50" office:value-type="float" office:value="0" calcext:value-type="float">
            <text:p>0</text:p>
          </table:table-cell>
          <table:table-cell office:value-type="float" office:value="-257.482178" calcext:value-type="float">
            <text:p>-257,4821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48]+[.C249]*[.D249]" office:value-type="float" office:value="79478.7656324336" calcext:value-type="float">
            <text:p>79478,7656324336</text:p>
          </table:table-cell>
          <table:table-cell table:formula="of:=[.G248]+[.D249]^2" office:value-type="float" office:value="890.442798966168" calcext:value-type="float">
            <text:p>890,442798966168</text:p>
          </table:table-cell>
          <table:table-cell table:formula="of:=([.D249]-[.D248])*17875" office:value-type="float" office:value="-28.63883969375" calcext:value-type="float">
            <text:p>-28,63883969375</text:p>
          </table:table-cell>
          <table:table-cell/>
          <table:table-cell table:formula="of:=([.C249]-[.D249]*[.$I$2])/[.H249]" office:value-type="float" office:value="8.99066375430677" calcext:value-type="float">
            <text:p>8,99066375430677</text:p>
          </table:table-cell>
          <table:table-cell/>
        </table:table-row>
        <table:table-row table:style-name="ro1">
          <table:table-cell table:formula="of:=[.A249]+1/17875" office:value-type="float" office:value="0.0138741258741258" calcext:value-type="float">
            <text:p>0,013874125874126</text:p>
          </table:table-cell>
          <table:table-cell table:formula="of:=[.D250]*50" office:value-type="float" office:value="0.0801086425" calcext:value-type="float">
            <text:p>0,0801086425</text:p>
          </table:table-cell>
          <table:table-cell office:value-type="float" office:value="-259.242645" calcext:value-type="float">
            <text:p>-259,242645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49]+[.C250]*[.D250]" office:value-type="float" office:value="79478.3502809062" calcext:value-type="float">
            <text:p>79478,3502809062</text:p>
          </table:table-cell>
          <table:table-cell table:formula="of:=[.G249]+[.D250]^2" office:value-type="float" office:value="890.442801533126" calcext:value-type="float">
            <text:p>890,442801533126</text:p>
          </table:table-cell>
          <table:table-cell table:formula="of:=([.D250]-[.D249])*17875" office:value-type="float" office:value="28.63883969375" calcext:value-type="float">
            <text:p>28,63883969375</text:p>
          </table:table-cell>
          <table:table-cell/>
          <table:table-cell table:formula="of:=([.C250]-[.D250]*[.$I$2])/[.H250]" office:value-type="float" office:value="-9.05712785146682" calcext:value-type="float">
            <text:p>-9,05712785146682</text:p>
          </table:table-cell>
          <table:table-cell/>
        </table:table-row>
        <table:table-row table:style-name="ro1">
          <table:table-cell table:formula="of:=[.A250]+1/17875" office:value-type="float" office:value="0.0139300699300699" calcext:value-type="float">
            <text:p>0,01393006993007</text:p>
          </table:table-cell>
          <table:table-cell table:formula="of:=[.D251]*50" office:value-type="float" office:value="0" calcext:value-type="float">
            <text:p>0</text:p>
          </table:table-cell>
          <table:table-cell office:value-type="float" office:value="-260.840576" calcext:value-type="float">
            <text:p>-260,8405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50]+[.C251]*[.D251]" office:value-type="float" office:value="79478.3502809062" calcext:value-type="float">
            <text:p>79478,3502809062</text:p>
          </table:table-cell>
          <table:table-cell table:formula="of:=[.G250]+[.D251]^2" office:value-type="float" office:value="890.442801533126" calcext:value-type="float">
            <text:p>890,442801533126</text:p>
          </table:table-cell>
          <table:table-cell table:formula="of:=([.D251]-[.D250])*17875" office:value-type="float" office:value="-28.63883969375" calcext:value-type="float">
            <text:p>-28,63883969375</text:p>
          </table:table-cell>
          <table:table-cell/>
          <table:table-cell table:formula="of:=([.C251]-[.D251]*[.$I$2])/[.H251]" office:value-type="float" office:value="9.10793100521194" calcext:value-type="float">
            <text:p>9,10793100521194</text:p>
          </table:table-cell>
          <table:table-cell/>
        </table:table-row>
        <table:table-row table:style-name="ro1">
          <table:table-cell table:formula="of:=[.A251]+1/17875" office:value-type="float" office:value="0.0139860139860139" calcext:value-type="float">
            <text:p>0,013986013986014</text:p>
          </table:table-cell>
          <table:table-cell table:formula="of:=[.D252]*50" office:value-type="float" office:value="0.0801086425" calcext:value-type="float">
            <text:p>0,0801086425</text:p>
          </table:table-cell>
          <table:table-cell office:value-type="float" office:value="-262.788116" calcext:value-type="float">
            <text:p>-262,788116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51]+[.C252]*[.D252]" office:value-type="float" office:value="79477.9292489214" calcext:value-type="float">
            <text:p>79477,9292489214</text:p>
          </table:table-cell>
          <table:table-cell table:formula="of:=[.G251]+[.D252]^2" office:value-type="float" office:value="890.442804100083" calcext:value-type="float">
            <text:p>890,442804100083</text:p>
          </table:table-cell>
          <table:table-cell table:formula="of:=([.D252]-[.D251])*17875" office:value-type="float" office:value="28.63883969375" calcext:value-type="float">
            <text:p>28,63883969375</text:p>
          </table:table-cell>
          <table:table-cell/>
          <table:table-cell table:formula="of:=([.C252]-[.D252]*[.$I$2])/[.H252]" office:value-type="float" office:value="-9.18092724550351" calcext:value-type="float">
            <text:p>-9,18092724550351</text:p>
          </table:table-cell>
          <table:table-cell/>
        </table:table-row>
        <table:table-row table:style-name="ro1">
          <table:table-cell table:formula="of:=[.A252]+1/17875" office:value-type="float" office:value="0.014041958041958" calcext:value-type="float">
            <text:p>0,014041958041958</text:p>
          </table:table-cell>
          <table:table-cell table:formula="of:=[.D253]*50" office:value-type="float" office:value="0.0801086425" calcext:value-type="float">
            <text:p>0,0801086425</text:p>
          </table:table-cell>
          <table:table-cell office:value-type="float" office:value="-264.560852" calcext:value-type="float">
            <text:p>-264,560852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52]+[.C253]*[.D253]" office:value-type="float" office:value="79477.5053767072" calcext:value-type="float">
            <text:p>79477,5053767072</text:p>
          </table:table-cell>
          <table:table-cell table:formula="of:=[.G252]+[.D253]^2" office:value-type="float" office:value="890.442806667041" calcext:value-type="float">
            <text:p>890,442806667041</text:p>
          </table:table-cell>
          <table:table-cell table:formula="of:=([.D253]-[.D252])*17875" office:value-type="float" office:value="0" calcext:value-type="float">
            <text:p>0</text:p>
          </table:table-cell>
          <table:table-cell/>
          <table:table-cell table:formula="of:=([.C253]-[.D253]*[.$I$2])/[.H25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53]+1/17875" office:value-type="float" office:value="0.0140979020979021" calcext:value-type="float">
            <text:p>0,014097902097902</text:p>
          </table:table-cell>
          <table:table-cell table:formula="of:=[.D254]*50" office:value-type="float" office:value="0" calcext:value-type="float">
            <text:p>0</text:p>
          </table:table-cell>
          <table:table-cell office:value-type="float" office:value="-266.333588" calcext:value-type="float">
            <text:p>-266,3335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53]+[.C254]*[.D254]" office:value-type="float" office:value="79477.5053767072" calcext:value-type="float">
            <text:p>79477,5053767072</text:p>
          </table:table-cell>
          <table:table-cell table:formula="of:=[.G253]+[.D254]^2" office:value-type="float" office:value="890.442806667041" calcext:value-type="float">
            <text:p>890,442806667041</text:p>
          </table:table-cell>
          <table:table-cell table:formula="of:=([.D254]-[.D253])*17875" office:value-type="float" office:value="-28.63883969375" calcext:value-type="float">
            <text:p>-28,63883969375</text:p>
          </table:table-cell>
          <table:table-cell/>
          <table:table-cell table:formula="of:=([.C254]-[.D254]*[.$I$2])/[.H254]" office:value-type="float" office:value="9.29973388754725" calcext:value-type="float">
            <text:p>9,29973388754725</text:p>
          </table:table-cell>
          <table:table-cell/>
        </table:table-row>
        <table:table-row table:style-name="ro1">
          <table:table-cell table:formula="of:=[.A254]+1/17875" office:value-type="float" office:value="0.0141538461538461" calcext:value-type="float">
            <text:p>0,014153846153846</text:p>
          </table:table-cell>
          <table:table-cell table:formula="of:=[.D255]*50" office:value-type="float" office:value="0" calcext:value-type="float">
            <text:p>0</text:p>
          </table:table-cell>
          <table:table-cell office:value-type="float" office:value="-267.459167" calcext:value-type="float">
            <text:p>-267,4591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54]+[.C255]*[.D255]" office:value-type="float" office:value="79477.5053767072" calcext:value-type="float">
            <text:p>79477,5053767072</text:p>
          </table:table-cell>
          <table:table-cell table:formula="of:=[.G254]+[.D255]^2" office:value-type="float" office:value="890.442806667041" calcext:value-type="float">
            <text:p>890,442806667041</text:p>
          </table:table-cell>
          <table:table-cell table:formula="of:=([.D255]-[.D254])*17875" office:value-type="float" office:value="0" calcext:value-type="float">
            <text:p>0</text:p>
          </table:table-cell>
          <table:table-cell/>
          <table:table-cell table:formula="of:=([.C255]-[.D255]*[.$I$2])/[.H255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55]+1/17875" office:value-type="float" office:value="0.0142097902097902" calcext:value-type="float">
            <text:p>0,01420979020979</text:p>
          </table:table-cell>
          <table:table-cell table:formula="of:=[.D256]*50" office:value-type="float" office:value="0" calcext:value-type="float">
            <text:p>0</text:p>
          </table:table-cell>
          <table:table-cell office:value-type="float" office:value="-268.265808" calcext:value-type="float">
            <text:p>-268,2658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55]+[.C256]*[.D256]" office:value-type="float" office:value="79477.5053767072" calcext:value-type="float">
            <text:p>79477,5053767072</text:p>
          </table:table-cell>
          <table:table-cell table:formula="of:=[.G255]+[.D256]^2" office:value-type="float" office:value="890.442806667041" calcext:value-type="float">
            <text:p>890,442806667041</text:p>
          </table:table-cell>
          <table:table-cell table:formula="of:=([.D256]-[.D255])*17875" office:value-type="float" office:value="0" calcext:value-type="float">
            <text:p>0</text:p>
          </table:table-cell>
          <table:table-cell/>
          <table:table-cell table:formula="of:=([.C256]-[.D256]*[.$I$2])/[.H256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56]+1/17875" office:value-type="float" office:value="0.0142657342657342" calcext:value-type="float">
            <text:p>0,014265734265734</text:p>
          </table:table-cell>
          <table:table-cell table:formula="of:=[.D257]*50" office:value-type="float" office:value="0" calcext:value-type="float">
            <text:p>0</text:p>
          </table:table-cell>
          <table:table-cell office:value-type="float" office:value="-269.072449" calcext:value-type="float">
            <text:p>-269,0724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56]+[.C257]*[.D257]" office:value-type="float" office:value="79477.5053767072" calcext:value-type="float">
            <text:p>79477,5053767072</text:p>
          </table:table-cell>
          <table:table-cell table:formula="of:=[.G256]+[.D257]^2" office:value-type="float" office:value="890.442806667041" calcext:value-type="float">
            <text:p>890,442806667041</text:p>
          </table:table-cell>
          <table:table-cell table:formula="of:=([.D257]-[.D256])*17875" office:value-type="float" office:value="0" calcext:value-type="float">
            <text:p>0</text:p>
          </table:table-cell>
          <table:table-cell/>
          <table:table-cell table:formula="of:=([.C257]-[.D257]*[.$I$2])/[.H25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57]+1/17875" office:value-type="float" office:value="0.0143216783216783" calcext:value-type="float">
            <text:p>0,014321678321678</text:p>
          </table:table-cell>
          <table:table-cell table:formula="of:=[.D258]*50" office:value-type="float" office:value="0" calcext:value-type="float">
            <text:p>0</text:p>
          </table:table-cell>
          <table:table-cell office:value-type="float" office:value="-269.875977" calcext:value-type="float">
            <text:p>-269,8759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57]+[.C258]*[.D258]" office:value-type="float" office:value="79477.5053767072" calcext:value-type="float">
            <text:p>79477,5053767072</text:p>
          </table:table-cell>
          <table:table-cell table:formula="of:=[.G257]+[.D258]^2" office:value-type="float" office:value="890.442806667041" calcext:value-type="float">
            <text:p>890,442806667041</text:p>
          </table:table-cell>
          <table:table-cell table:formula="of:=([.D258]-[.D257])*17875" office:value-type="float" office:value="0" calcext:value-type="float">
            <text:p>0</text:p>
          </table:table-cell>
          <table:table-cell/>
          <table:table-cell table:formula="of:=([.C258]-[.D258]*[.$I$2])/[.H25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58]+1/17875" office:value-type="float" office:value="0.0143776223776223" calcext:value-type="float">
            <text:p>0,014377622377622</text:p>
          </table:table-cell>
          <table:table-cell table:formula="of:=[.D259]*50" office:value-type="float" office:value="0" calcext:value-type="float">
            <text:p>0</text:p>
          </table:table-cell>
          <table:table-cell office:value-type="float" office:value="-270.201111" calcext:value-type="float">
            <text:p>-270,2011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58]+[.C259]*[.D259]" office:value-type="float" office:value="79477.5053767072" calcext:value-type="float">
            <text:p>79477,5053767072</text:p>
          </table:table-cell>
          <table:table-cell table:formula="of:=[.G258]+[.D259]^2" office:value-type="float" office:value="890.442806667041" calcext:value-type="float">
            <text:p>890,442806667041</text:p>
          </table:table-cell>
          <table:table-cell table:formula="of:=([.D259]-[.D258])*17875" office:value-type="float" office:value="0" calcext:value-type="float">
            <text:p>0</text:p>
          </table:table-cell>
          <table:table-cell/>
          <table:table-cell table:formula="of:=([.C259]-[.D259]*[.$I$2])/[.H25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59]+1/17875" office:value-type="float" office:value="0.0144335664335664" calcext:value-type="float">
            <text:p>0,014433566433566</text:p>
          </table:table-cell>
          <table:table-cell table:formula="of:=[.D260]*50" office:value-type="float" office:value="0.0801086425" calcext:value-type="float">
            <text:p>0,0801086425</text:p>
          </table:table-cell>
          <table:table-cell office:value-type="float" office:value="-270.523132" calcext:value-type="float">
            <text:p>-270,523132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59]+[.C260]*[.D260]" office:value-type="float" office:value="79477.0719518898" calcext:value-type="float">
            <text:p>79477,0719518898</text:p>
          </table:table-cell>
          <table:table-cell table:formula="of:=[.G259]+[.D260]^2" office:value-type="float" office:value="890.442809233999" calcext:value-type="float">
            <text:p>890,442809233999</text:p>
          </table:table-cell>
          <table:table-cell table:formula="of:=([.D260]-[.D259])*17875" office:value-type="float" office:value="28.63883969375" calcext:value-type="float">
            <text:p>28,63883969375</text:p>
          </table:table-cell>
          <table:table-cell/>
          <table:table-cell table:formula="of:=([.C260]-[.D260]*[.$I$2])/[.H260]" office:value-type="float" office:value="-9.45101556202452" calcext:value-type="float">
            <text:p>-9,45101556202452</text:p>
          </table:table-cell>
          <table:table-cell/>
        </table:table-row>
        <table:table-row table:style-name="ro1">
          <table:table-cell table:formula="of:=[.A260]+1/17875" office:value-type="float" office:value="0.0144895104895104" calcext:value-type="float">
            <text:p>0,014489510489511</text:p>
          </table:table-cell>
          <table:table-cell table:formula="of:=[.D261]*50" office:value-type="float" office:value="0" calcext:value-type="float">
            <text:p>0</text:p>
          </table:table-cell>
          <table:table-cell office:value-type="float" office:value="-271.004639" calcext:value-type="float">
            <text:p>-271,0046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0]+[.C261]*[.D261]" office:value-type="float" office:value="79477.0719518898" calcext:value-type="float">
            <text:p>79477,0719518898</text:p>
          </table:table-cell>
          <table:table-cell table:formula="of:=[.G260]+[.D261]^2" office:value-type="float" office:value="890.442809233999" calcext:value-type="float">
            <text:p>890,442809233999</text:p>
          </table:table-cell>
          <table:table-cell table:formula="of:=([.D261]-[.D260])*17875" office:value-type="float" office:value="-28.63883969375" calcext:value-type="float">
            <text:p>-28,63883969375</text:p>
          </table:table-cell>
          <table:table-cell/>
          <table:table-cell table:formula="of:=([.C261]-[.D261]*[.$I$2])/[.H261]" office:value-type="float" office:value="9.46283585152169" calcext:value-type="float">
            <text:p>9,46283585152169</text:p>
          </table:table-cell>
          <table:table-cell/>
        </table:table-row>
        <table:table-row table:style-name="ro1">
          <table:table-cell table:formula="of:=[.A261]+1/17875" office:value-type="float" office:value="0.0145454545454545" calcext:value-type="float">
            <text:p>0,014545454545455</text:p>
          </table:table-cell>
          <table:table-cell table:formula="of:=[.D262]*50" office:value-type="float" office:value="0" calcext:value-type="float">
            <text:p>0</text:p>
          </table:table-cell>
          <table:table-cell office:value-type="float" office:value="-271.326691" calcext:value-type="float">
            <text:p>-271,3266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1]+[.C262]*[.D262]" office:value-type="float" office:value="79477.0719518898" calcext:value-type="float">
            <text:p>79477,0719518898</text:p>
          </table:table-cell>
          <table:table-cell table:formula="of:=[.G261]+[.D262]^2" office:value-type="float" office:value="890.442809233999" calcext:value-type="float">
            <text:p>890,442809233999</text:p>
          </table:table-cell>
          <table:table-cell table:formula="of:=([.D262]-[.D261])*17875" office:value-type="float" office:value="0" calcext:value-type="float">
            <text:p>0</text:p>
          </table:table-cell>
          <table:table-cell/>
          <table:table-cell table:formula="of:=([.C262]-[.D262]*[.$I$2])/[.H262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62]+1/17875" office:value-type="float" office:value="0.0146013986013986" calcext:value-type="float">
            <text:p>0,014601398601399</text:p>
          </table:table-cell>
          <table:table-cell table:formula="of:=[.D263]*50" office:value-type="float" office:value="0" calcext:value-type="float">
            <text:p>0</text:p>
          </table:table-cell>
          <table:table-cell office:value-type="float" office:value="-271.648743" calcext:value-type="float">
            <text:p>-271,6487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2]+[.C263]*[.D263]" office:value-type="float" office:value="79477.0719518898" calcext:value-type="float">
            <text:p>79477,0719518898</text:p>
          </table:table-cell>
          <table:table-cell table:formula="of:=[.G262]+[.D263]^2" office:value-type="float" office:value="890.442809233999" calcext:value-type="float">
            <text:p>890,442809233999</text:p>
          </table:table-cell>
          <table:table-cell table:formula="of:=([.D263]-[.D262])*17875" office:value-type="float" office:value="0" calcext:value-type="float">
            <text:p>0</text:p>
          </table:table-cell>
          <table:table-cell/>
          <table:table-cell table:formula="of:=([.C263]-[.D263]*[.$I$2])/[.H26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63]+1/17875" office:value-type="float" office:value="0.0146573426573426" calcext:value-type="float">
            <text:p>0,014657342657343</text:p>
          </table:table-cell>
          <table:table-cell table:formula="of:=[.D264]*50" office:value-type="float" office:value="0" calcext:value-type="float">
            <text:p>0</text:p>
          </table:table-cell>
          <table:table-cell office:value-type="float" office:value="-271.811279" calcext:value-type="float">
            <text:p>-271,81127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3]+[.C264]*[.D264]" office:value-type="float" office:value="79477.0719518898" calcext:value-type="float">
            <text:p>79477,0719518898</text:p>
          </table:table-cell>
          <table:table-cell table:formula="of:=[.G263]+[.D264]^2" office:value-type="float" office:value="890.442809233999" calcext:value-type="float">
            <text:p>890,442809233999</text:p>
          </table:table-cell>
          <table:table-cell table:formula="of:=([.D264]-[.D263])*17875" office:value-type="float" office:value="0" calcext:value-type="float">
            <text:p>0</text:p>
          </table:table-cell>
          <table:table-cell/>
          <table:table-cell table:formula="of:=([.C264]-[.D264]*[.$I$2])/[.H26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64]+1/17875" office:value-type="float" office:value="0.0147132867132867" calcext:value-type="float">
            <text:p>0,014713286713287</text:p>
          </table:table-cell>
          <table:table-cell table:formula="of:=[.D265]*50" office:value-type="float" office:value="0" calcext:value-type="float">
            <text:p>0</text:p>
          </table:table-cell>
          <table:table-cell office:value-type="float" office:value="-272.133301" calcext:value-type="float">
            <text:p>-272,1333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4]+[.C265]*[.D265]" office:value-type="float" office:value="79477.0719518898" calcext:value-type="float">
            <text:p>79477,0719518898</text:p>
          </table:table-cell>
          <table:table-cell table:formula="of:=[.G264]+[.D265]^2" office:value-type="float" office:value="890.442809233999" calcext:value-type="float">
            <text:p>890,442809233999</text:p>
          </table:table-cell>
          <table:table-cell table:formula="of:=([.D265]-[.D264])*17875" office:value-type="float" office:value="0" calcext:value-type="float">
            <text:p>0</text:p>
          </table:table-cell>
          <table:table-cell/>
          <table:table-cell table:formula="of:=([.C265]-[.D265]*[.$I$2])/[.H265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65]+1/17875" office:value-type="float" office:value="0.0147692307692307" calcext:value-type="float">
            <text:p>0,014769230769231</text:p>
          </table:table-cell>
          <table:table-cell table:formula="of:=[.D266]*50" office:value-type="float" office:value="0" calcext:value-type="float">
            <text:p>0</text:p>
          </table:table-cell>
          <table:table-cell office:value-type="float" office:value="-272.455353" calcext:value-type="float">
            <text:p>-272,4553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5]+[.C266]*[.D266]" office:value-type="float" office:value="79477.0719518898" calcext:value-type="float">
            <text:p>79477,0719518898</text:p>
          </table:table-cell>
          <table:table-cell table:formula="of:=[.G265]+[.D266]^2" office:value-type="float" office:value="890.442809233999" calcext:value-type="float">
            <text:p>890,442809233999</text:p>
          </table:table-cell>
          <table:table-cell table:formula="of:=([.D266]-[.D265])*17875" office:value-type="float" office:value="0" calcext:value-type="float">
            <text:p>0</text:p>
          </table:table-cell>
          <table:table-cell/>
          <table:table-cell table:formula="of:=([.C266]-[.D266]*[.$I$2])/[.H266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66]+1/17875" office:value-type="float" office:value="0.0148251748251748" calcext:value-type="float">
            <text:p>0,014825174825175</text:p>
          </table:table-cell>
          <table:table-cell table:formula="of:=[.D267]*50" office:value-type="float" office:value="0" calcext:value-type="float">
            <text:p>0</text:p>
          </table:table-cell>
          <table:table-cell office:value-type="float" office:value="-272.455353" calcext:value-type="float">
            <text:p>-272,4553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6]+[.C267]*[.D267]" office:value-type="float" office:value="79477.0719518898" calcext:value-type="float">
            <text:p>79477,0719518898</text:p>
          </table:table-cell>
          <table:table-cell table:formula="of:=[.G266]+[.D267]^2" office:value-type="float" office:value="890.442809233999" calcext:value-type="float">
            <text:p>890,442809233999</text:p>
          </table:table-cell>
          <table:table-cell table:formula="of:=([.D267]-[.D266])*17875" office:value-type="float" office:value="0" calcext:value-type="float">
            <text:p>0</text:p>
          </table:table-cell>
          <table:table-cell/>
          <table:table-cell table:formula="of:=([.C267]-[.D267]*[.$I$2])/[.H26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67]+1/17875" office:value-type="float" office:value="0.0148811188811188" calcext:value-type="float">
            <text:p>0,014881118881119</text:p>
          </table:table-cell>
          <table:table-cell table:formula="of:=[.D268]*50" office:value-type="float" office:value="0" calcext:value-type="float">
            <text:p>0</text:p>
          </table:table-cell>
          <table:table-cell office:value-type="float" office:value="-272.777405" calcext:value-type="float">
            <text:p>-272,7774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7]+[.C268]*[.D268]" office:value-type="float" office:value="79477.0719518898" calcext:value-type="float">
            <text:p>79477,0719518898</text:p>
          </table:table-cell>
          <table:table-cell table:formula="of:=[.G267]+[.D268]^2" office:value-type="float" office:value="890.442809233999" calcext:value-type="float">
            <text:p>890,442809233999</text:p>
          </table:table-cell>
          <table:table-cell table:formula="of:=([.D268]-[.D267])*17875" office:value-type="float" office:value="0" calcext:value-type="float">
            <text:p>0</text:p>
          </table:table-cell>
          <table:table-cell/>
          <table:table-cell table:formula="of:=([.C268]-[.D268]*[.$I$2])/[.H26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68]+1/17875" office:value-type="float" office:value="0.0149370629370629" calcext:value-type="float">
            <text:p>0,014937062937063</text:p>
          </table:table-cell>
          <table:table-cell table:formula="of:=[.D269]*50" office:value-type="float" office:value="0.0801086425" calcext:value-type="float">
            <text:p>0,0801086425</text:p>
          </table:table-cell>
          <table:table-cell office:value-type="float" office:value="-273.099426" calcext:value-type="float">
            <text:p>-273,099426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68]+[.C269]*[.D269]" office:value-type="float" office:value="79476.6343994041" calcext:value-type="float">
            <text:p>79476,6343994041</text:p>
          </table:table-cell>
          <table:table-cell table:formula="of:=[.G268]+[.D269]^2" office:value-type="float" office:value="890.442811800957" calcext:value-type="float">
            <text:p>890,442811800957</text:p>
          </table:table-cell>
          <table:table-cell table:formula="of:=([.D269]-[.D268])*17875" office:value-type="float" office:value="28.63883969375" calcext:value-type="float">
            <text:p>28,63883969375</text:p>
          </table:table-cell>
          <table:table-cell/>
          <table:table-cell table:formula="of:=([.C269]-[.D269]*[.$I$2])/[.H269]" office:value-type="float" office:value="-9.54097360597985" calcext:value-type="float">
            <text:p>-9,54097360597985</text:p>
          </table:table-cell>
          <table:table-cell/>
        </table:table-row>
        <table:table-row table:style-name="ro1">
          <table:table-cell table:formula="of:=[.A269]+1/17875" office:value-type="float" office:value="0.0149930069930069" calcext:value-type="float">
            <text:p>0,014993006993007</text:p>
          </table:table-cell>
          <table:table-cell table:formula="of:=[.D270]*50" office:value-type="float" office:value="0" calcext:value-type="float">
            <text:p>0</text:p>
          </table:table-cell>
          <table:table-cell office:value-type="float" office:value="-273.099426" calcext:value-type="float">
            <text:p>-273,0994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69]+[.C270]*[.D270]" office:value-type="float" office:value="79476.6343994041" calcext:value-type="float">
            <text:p>79476,6343994041</text:p>
          </table:table-cell>
          <table:table-cell table:formula="of:=[.G269]+[.D270]^2" office:value-type="float" office:value="890.442811800957" calcext:value-type="float">
            <text:p>890,442811800957</text:p>
          </table:table-cell>
          <table:table-cell table:formula="of:=([.D270]-[.D269])*17875" office:value-type="float" office:value="-28.63883969375" calcext:value-type="float">
            <text:p>-28,63883969375</text:p>
          </table:table-cell>
          <table:table-cell/>
          <table:table-cell table:formula="of:=([.C270]-[.D270]*[.$I$2])/[.H270]" office:value-type="float" office:value="9.53598081906928" calcext:value-type="float">
            <text:p>9,53598081906928</text:p>
          </table:table-cell>
          <table:table-cell/>
        </table:table-row>
        <table:table-row table:style-name="ro1">
          <table:table-cell table:formula="of:=[.A270]+1/17875" office:value-type="float" office:value="0.015048951048951" calcext:value-type="float">
            <text:p>0,015048951048951</text:p>
          </table:table-cell>
          <table:table-cell table:formula="of:=[.D271]*50" office:value-type="float" office:value="0" calcext:value-type="float">
            <text:p>0</text:p>
          </table:table-cell>
          <table:table-cell office:value-type="float" office:value="-273.261963" calcext:value-type="float">
            <text:p>-273,2619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70]+[.C271]*[.D271]" office:value-type="float" office:value="79476.6343994041" calcext:value-type="float">
            <text:p>79476,6343994041</text:p>
          </table:table-cell>
          <table:table-cell table:formula="of:=[.G270]+[.D271]^2" office:value-type="float" office:value="890.442811800957" calcext:value-type="float">
            <text:p>890,442811800957</text:p>
          </table:table-cell>
          <table:table-cell table:formula="of:=([.D271]-[.D270])*17875" office:value-type="float" office:value="0" calcext:value-type="float">
            <text:p>0</text:p>
          </table:table-cell>
          <table:table-cell/>
          <table:table-cell table:formula="of:=([.C271]-[.D271]*[.$I$2])/[.H27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71]+1/17875" office:value-type="float" office:value="0.0151048951048951" calcext:value-type="float">
            <text:p>0,015104895104895</text:p>
          </table:table-cell>
          <table:table-cell table:formula="of:=[.D272]*50" office:value-type="float" office:value="0.0801086425" calcext:value-type="float">
            <text:p>0,0801086425</text:p>
          </table:table-cell>
          <table:table-cell office:value-type="float" office:value="-273.421448" calcext:value-type="float">
            <text:p>-273,421448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71]+[.C272]*[.D272]" office:value-type="float" office:value="79476.1963309835" calcext:value-type="float">
            <text:p>79476,1963309835</text:p>
          </table:table-cell>
          <table:table-cell table:formula="of:=[.G271]+[.D272]^2" office:value-type="float" office:value="890.442814367915" calcext:value-type="float">
            <text:p>890,442814367915</text:p>
          </table:table-cell>
          <table:table-cell table:formula="of:=([.D272]-[.D271])*17875" office:value-type="float" office:value="28.63883969375" calcext:value-type="float">
            <text:p>28,63883969375</text:p>
          </table:table-cell>
          <table:table-cell/>
          <table:table-cell table:formula="of:=([.C272]-[.D272]*[.$I$2])/[.H272]" office:value-type="float" office:value="-9.55221784643943" calcext:value-type="float">
            <text:p>-9,55221784643943</text:p>
          </table:table-cell>
          <table:table-cell/>
        </table:table-row>
        <table:table-row table:style-name="ro1">
          <table:table-cell table:formula="of:=[.A272]+1/17875" office:value-type="float" office:value="0.0151608391608391" calcext:value-type="float">
            <text:p>0,015160839160839</text:p>
          </table:table-cell>
          <table:table-cell table:formula="of:=[.D273]*50" office:value-type="float" office:value="0" calcext:value-type="float">
            <text:p>0</text:p>
          </table:table-cell>
          <table:table-cell office:value-type="float" office:value="-273.584015" calcext:value-type="float">
            <text:p>-273,5840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72]+[.C273]*[.D273]" office:value-type="float" office:value="79476.1963309835" calcext:value-type="float">
            <text:p>79476,1963309835</text:p>
          </table:table-cell>
          <table:table-cell table:formula="of:=[.G272]+[.D273]^2" office:value-type="float" office:value="890.442814367915" calcext:value-type="float">
            <text:p>890,442814367915</text:p>
          </table:table-cell>
          <table:table-cell table:formula="of:=([.D273]-[.D272])*17875" office:value-type="float" office:value="-28.63883969375" calcext:value-type="float">
            <text:p>-28,63883969375</text:p>
          </table:table-cell>
          <table:table-cell/>
          <table:table-cell table:formula="of:=([.C273]-[.D273]*[.$I$2])/[.H273]" office:value-type="float" office:value="9.55290151156877" calcext:value-type="float">
            <text:p>9,55290151156877</text:p>
          </table:table-cell>
          <table:table-cell/>
        </table:table-row>
        <table:table-row table:style-name="ro1">
          <table:table-cell table:formula="of:=[.A273]+1/17875" office:value-type="float" office:value="0.0152167832167832" calcext:value-type="float">
            <text:p>0,015216783216783</text:p>
          </table:table-cell>
          <table:table-cell table:formula="of:=[.D274]*50" office:value-type="float" office:value="0" calcext:value-type="float">
            <text:p>0</text:p>
          </table:table-cell>
          <table:table-cell office:value-type="float" office:value="-273.7435" calcext:value-type="float">
            <text:p>-273,74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73]+[.C274]*[.D274]" office:value-type="float" office:value="79476.1963309835" calcext:value-type="float">
            <text:p>79476,1963309835</text:p>
          </table:table-cell>
          <table:table-cell table:formula="of:=[.G273]+[.D274]^2" office:value-type="float" office:value="890.442814367915" calcext:value-type="float">
            <text:p>890,442814367915</text:p>
          </table:table-cell>
          <table:table-cell table:formula="of:=([.D274]-[.D273])*17875" office:value-type="float" office:value="0" calcext:value-type="float">
            <text:p>0</text:p>
          </table:table-cell>
          <table:table-cell/>
          <table:table-cell table:formula="of:=([.C274]-[.D274]*[.$I$2])/[.H27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74]+1/17875" office:value-type="float" office:value="0.0152727272727272" calcext:value-type="float">
            <text:p>0,015272727272727</text:p>
          </table:table-cell>
          <table:table-cell table:formula="of:=[.D275]*50" office:value-type="float" office:value="0" calcext:value-type="float">
            <text:p>0</text:p>
          </table:table-cell>
          <table:table-cell office:value-type="float" office:value="-273.906067" calcext:value-type="float">
            <text:p>-273,9060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74]+[.C275]*[.D275]" office:value-type="float" office:value="79476.1963309835" calcext:value-type="float">
            <text:p>79476,1963309835</text:p>
          </table:table-cell>
          <table:table-cell table:formula="of:=[.G274]+[.D275]^2" office:value-type="float" office:value="890.442814367915" calcext:value-type="float">
            <text:p>890,442814367915</text:p>
          </table:table-cell>
          <table:table-cell table:formula="of:=([.D275]-[.D274])*17875" office:value-type="float" office:value="0" calcext:value-type="float">
            <text:p>0</text:p>
          </table:table-cell>
          <table:table-cell/>
          <table:table-cell table:formula="of:=([.C275]-[.D275]*[.$I$2])/[.H275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75]+1/17875" office:value-type="float" office:value="0.0153286713286713" calcext:value-type="float">
            <text:p>0,015328671328671</text:p>
          </table:table-cell>
          <table:table-cell table:formula="of:=[.D276]*50" office:value-type="float" office:value="0.0801086425" calcext:value-type="float">
            <text:p>0,0801086425</text:p>
          </table:table-cell>
          <table:table-cell office:value-type="float" office:value="-274.065552" calcext:value-type="float">
            <text:p>-274,065552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75]+[.C276]*[.D276]" office:value-type="float" office:value="79475.757230597" calcext:value-type="float">
            <text:p>79475,757230597</text:p>
          </table:table-cell>
          <table:table-cell table:formula="of:=[.G275]+[.D276]^2" office:value-type="float" office:value="890.442816934873" calcext:value-type="float">
            <text:p>890,442816934873</text:p>
          </table:table-cell>
          <table:table-cell table:formula="of:=([.D276]-[.D275])*17875" office:value-type="float" office:value="28.63883969375" calcext:value-type="float">
            <text:p>28,63883969375</text:p>
          </table:table-cell>
          <table:table-cell/>
          <table:table-cell table:formula="of:=([.C276]-[.D276]*[.$I$2])/[.H276]" office:value-type="float" office:value="-9.57470842241555" calcext:value-type="float">
            <text:p>-9,57470842241555</text:p>
          </table:table-cell>
          <table:table-cell/>
        </table:table-row>
        <table:table-row table:style-name="ro1">
          <table:table-cell table:formula="of:=[.A276]+1/17875" office:value-type="float" office:value="0.0153846153846153" calcext:value-type="float">
            <text:p>0,015384615384615</text:p>
          </table:table-cell>
          <table:table-cell table:formula="of:=[.D277]*50" office:value-type="float" office:value="0" calcext:value-type="float">
            <text:p>0</text:p>
          </table:table-cell>
          <table:table-cell office:value-type="float" office:value="-274.228088" calcext:value-type="float">
            <text:p>-274,2280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76]+[.C277]*[.D277]" office:value-type="float" office:value="79475.757230597" calcext:value-type="float">
            <text:p>79475,757230597</text:p>
          </table:table-cell>
          <table:table-cell table:formula="of:=[.G276]+[.D277]^2" office:value-type="float" office:value="890.442816934873" calcext:value-type="float">
            <text:p>890,442816934873</text:p>
          </table:table-cell>
          <table:table-cell table:formula="of:=([.D277]-[.D276])*17875" office:value-type="float" office:value="-28.63883969375" calcext:value-type="float">
            <text:p>-28,63883969375</text:p>
          </table:table-cell>
          <table:table-cell/>
          <table:table-cell table:formula="of:=([.C277]-[.D277]*[.$I$2])/[.H277]" office:value-type="float" office:value="9.57539100509879" calcext:value-type="float">
            <text:p>9,57539100509879</text:p>
          </table:table-cell>
          <table:table-cell/>
        </table:table-row>
        <table:table-row table:style-name="ro1">
          <table:table-cell table:formula="of:=[.A277]+1/17875" office:value-type="float" office:value="0.0154405594405594" calcext:value-type="float">
            <text:p>0,015440559440559</text:p>
          </table:table-cell>
          <table:table-cell table:formula="of:=[.D278]*50" office:value-type="float" office:value="0" calcext:value-type="float">
            <text:p>0</text:p>
          </table:table-cell>
          <table:table-cell office:value-type="float" office:value="-274.065552" calcext:value-type="float">
            <text:p>-274,0655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77]+[.C278]*[.D278]" office:value-type="float" office:value="79475.757230597" calcext:value-type="float">
            <text:p>79475,757230597</text:p>
          </table:table-cell>
          <table:table-cell table:formula="of:=[.G277]+[.D278]^2" office:value-type="float" office:value="890.442816934873" calcext:value-type="float">
            <text:p>890,442816934873</text:p>
          </table:table-cell>
          <table:table-cell table:formula="of:=([.D278]-[.D277])*17875" office:value-type="float" office:value="0" calcext:value-type="float">
            <text:p>0</text:p>
          </table:table-cell>
          <table:table-cell/>
          <table:table-cell table:formula="of:=([.C278]-[.D278]*[.$I$2])/[.H27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78]+1/17875" office:value-type="float" office:value="0.0154965034965034" calcext:value-type="float">
            <text:p>0,015496503496504</text:p>
          </table:table-cell>
          <table:table-cell table:formula="of:=[.D279]*50" office:value-type="float" office:value="0" calcext:value-type="float">
            <text:p>0</text:p>
          </table:table-cell>
          <table:table-cell office:value-type="float" office:value="-274.387573" calcext:value-type="float">
            <text:p>-274,3875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78]+[.C279]*[.D279]" office:value-type="float" office:value="79475.757230597" calcext:value-type="float">
            <text:p>79475,757230597</text:p>
          </table:table-cell>
          <table:table-cell table:formula="of:=[.G278]+[.D279]^2" office:value-type="float" office:value="890.442816934873" calcext:value-type="float">
            <text:p>890,442816934873</text:p>
          </table:table-cell>
          <table:table-cell table:formula="of:=([.D279]-[.D278])*17875" office:value-type="float" office:value="0" calcext:value-type="float">
            <text:p>0</text:p>
          </table:table-cell>
          <table:table-cell/>
          <table:table-cell table:formula="of:=([.C279]-[.D279]*[.$I$2])/[.H27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79]+1/17875" office:value-type="float" office:value="0.0155524475524475" calcext:value-type="float">
            <text:p>0,015552447552448</text:p>
          </table:table-cell>
          <table:table-cell table:formula="of:=[.D280]*50" office:value-type="float" office:value="0" calcext:value-type="float">
            <text:p>0</text:p>
          </table:table-cell>
          <table:table-cell office:value-type="float" office:value="-274.387573" calcext:value-type="float">
            <text:p>-274,3875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79]+[.C280]*[.D280]" office:value-type="float" office:value="79475.757230597" calcext:value-type="float">
            <text:p>79475,757230597</text:p>
          </table:table-cell>
          <table:table-cell table:formula="of:=[.G279]+[.D280]^2" office:value-type="float" office:value="890.442816934873" calcext:value-type="float">
            <text:p>890,442816934873</text:p>
          </table:table-cell>
          <table:table-cell table:formula="of:=([.D280]-[.D279])*17875" office:value-type="float" office:value="0" calcext:value-type="float">
            <text:p>0</text:p>
          </table:table-cell>
          <table:table-cell/>
          <table:table-cell table:formula="of:=([.C280]-[.D280]*[.$I$2])/[.H28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80]+1/17875" office:value-type="float" office:value="0.0156083916083916" calcext:value-type="float">
            <text:p>0,015608391608392</text:p>
          </table:table-cell>
          <table:table-cell table:formula="of:=[.D281]*50" office:value-type="float" office:value="0.0801086425" calcext:value-type="float">
            <text:p>0,0801086425</text:p>
          </table:table-cell>
          <table:table-cell office:value-type="float" office:value="-274.387573" calcext:value-type="float">
            <text:p>-274,387573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80]+[.C281]*[.D281]" office:value-type="float" office:value="79475.3176142771" calcext:value-type="float">
            <text:p>79475,3176142771</text:p>
          </table:table-cell>
          <table:table-cell table:formula="of:=[.G280]+[.D281]^2" office:value-type="float" office:value="890.442819501831" calcext:value-type="float">
            <text:p>890,442819501831</text:p>
          </table:table-cell>
          <table:table-cell table:formula="of:=([.D281]-[.D280])*17875" office:value-type="float" office:value="28.63883969375" calcext:value-type="float">
            <text:p>28,63883969375</text:p>
          </table:table-cell>
          <table:table-cell/>
          <table:table-cell table:formula="of:=([.C281]-[.D281]*[.$I$2])/[.H281]" office:value-type="float" office:value="-9.58595262795751" calcext:value-type="float">
            <text:p>-9,58595262795751</text:p>
          </table:table-cell>
          <table:table-cell/>
        </table:table-row>
        <table:table-row table:style-name="ro1">
          <table:table-cell table:formula="of:=[.A281]+1/17875" office:value-type="float" office:value="0.0156643356643356" calcext:value-type="float">
            <text:p>0,015664335664336</text:p>
          </table:table-cell>
          <table:table-cell table:formula="of:=[.D282]*50" office:value-type="float" office:value="0" calcext:value-type="float">
            <text:p>0</text:p>
          </table:table-cell>
          <table:table-cell office:value-type="float" office:value="-274.55011" calcext:value-type="float">
            <text:p>-274,55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1]+[.C282]*[.D282]" office:value-type="float" office:value="79475.3176142771" calcext:value-type="float">
            <text:p>79475,3176142771</text:p>
          </table:table-cell>
          <table:table-cell table:formula="of:=[.G281]+[.D282]^2" office:value-type="float" office:value="890.442819501831" calcext:value-type="float">
            <text:p>890,442819501831</text:p>
          </table:table-cell>
          <table:table-cell table:formula="of:=([.D282]-[.D281])*17875" office:value-type="float" office:value="-28.63883969375" calcext:value-type="float">
            <text:p>-28,63883969375</text:p>
          </table:table-cell>
          <table:table-cell/>
          <table:table-cell table:formula="of:=([.C282]-[.D282]*[.$I$2])/[.H282]" office:value-type="float" office:value="9.58663524555838" calcext:value-type="float">
            <text:p>9,58663524555838</text:p>
          </table:table-cell>
          <table:table-cell/>
        </table:table-row>
        <table:table-row table:style-name="ro1">
          <table:table-cell table:formula="of:=[.A282]+1/17875" office:value-type="float" office:value="0.0157202797202797" calcext:value-type="float">
            <text:p>0,01572027972028</text:p>
          </table:table-cell>
          <table:table-cell table:formula="of:=[.D283]*50" office:value-type="float" office:value="0" calcext:value-type="float">
            <text:p>0</text:p>
          </table:table-cell>
          <table:table-cell office:value-type="float" office:value="-274.528656" calcext:value-type="float">
            <text:p>-274,5286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2]+[.C283]*[.D283]" office:value-type="float" office:value="79475.3176142771" calcext:value-type="float">
            <text:p>79475,3176142771</text:p>
          </table:table-cell>
          <table:table-cell table:formula="of:=[.G282]+[.D283]^2" office:value-type="float" office:value="890.442819501831" calcext:value-type="float">
            <text:p>890,442819501831</text:p>
          </table:table-cell>
          <table:table-cell table:formula="of:=([.D283]-[.D282])*17875" office:value-type="float" office:value="0" calcext:value-type="float">
            <text:p>0</text:p>
          </table:table-cell>
          <table:table-cell/>
          <table:table-cell table:formula="of:=([.C283]-[.D283]*[.$I$2])/[.H28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83]+1/17875" office:value-type="float" office:value="0.0157762237762237" calcext:value-type="float">
            <text:p>0,015776223776224</text:p>
          </table:table-cell>
          <table:table-cell table:formula="of:=[.D284]*50" office:value-type="float" office:value="0" calcext:value-type="float">
            <text:p>0</text:p>
          </table:table-cell>
          <table:table-cell office:value-type="float" office:value="-274.709595" calcext:value-type="float">
            <text:p>-274,7095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3]+[.C284]*[.D284]" office:value-type="float" office:value="79475.3176142771" calcext:value-type="float">
            <text:p>79475,3176142771</text:p>
          </table:table-cell>
          <table:table-cell table:formula="of:=[.G283]+[.D284]^2" office:value-type="float" office:value="890.442819501831" calcext:value-type="float">
            <text:p>890,442819501831</text:p>
          </table:table-cell>
          <table:table-cell table:formula="of:=([.D284]-[.D283])*17875" office:value-type="float" office:value="0" calcext:value-type="float">
            <text:p>0</text:p>
          </table:table-cell>
          <table:table-cell/>
          <table:table-cell table:formula="of:=([.C284]-[.D284]*[.$I$2])/[.H28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84]+1/17875" office:value-type="float" office:value="0.0158321678321678" calcext:value-type="float">
            <text:p>0,015832167832168</text:p>
          </table:table-cell>
          <table:table-cell table:formula="of:=[.D285]*50" office:value-type="float" office:value="0.0801086425" calcext:value-type="float">
            <text:p>0,0801086425</text:p>
          </table:table-cell>
          <table:table-cell office:value-type="float" office:value="-274.872162" calcext:value-type="float">
            <text:p>-274,872162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84]+[.C285]*[.D285]" office:value-type="float" office:value="79474.877221562" calcext:value-type="float">
            <text:p>79474,877221562</text:p>
          </table:table-cell>
          <table:table-cell table:formula="of:=[.G284]+[.D285]^2" office:value-type="float" office:value="890.442822068788" calcext:value-type="float">
            <text:p>890,442822068788</text:p>
          </table:table-cell>
          <table:table-cell table:formula="of:=([.D285]-[.D284])*17875" office:value-type="float" office:value="28.63883969375" calcext:value-type="float">
            <text:p>28,63883969375</text:p>
          </table:table-cell>
          <table:table-cell/>
          <table:table-cell table:formula="of:=([.C285]-[.D285]*[.$I$2])/[.H285]" office:value-type="float" office:value="-9.602873320457" calcext:value-type="float">
            <text:p>-9,602873320457</text:p>
          </table:table-cell>
          <table:table-cell/>
        </table:table-row>
        <table:table-row table:style-name="ro1">
          <table:table-cell table:formula="of:=[.A285]+1/17875" office:value-type="float" office:value="0.0158881118881118" calcext:value-type="float">
            <text:p>0,015888111888112</text:p>
          </table:table-cell>
          <table:table-cell table:formula="of:=[.D286]*50" office:value-type="float" office:value="0" calcext:value-type="float">
            <text:p>0</text:p>
          </table:table-cell>
          <table:table-cell office:value-type="float" office:value="-275.034729" calcext:value-type="float">
            <text:p>-275,0347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5]+[.C286]*[.D286]" office:value-type="float" office:value="79474.877221562" calcext:value-type="float">
            <text:p>79474,877221562</text:p>
          </table:table-cell>
          <table:table-cell table:formula="of:=[.G285]+[.D286]^2" office:value-type="float" office:value="890.442822068788" calcext:value-type="float">
            <text:p>890,442822068788</text:p>
          </table:table-cell>
          <table:table-cell table:formula="of:=([.D286]-[.D285])*17875" office:value-type="float" office:value="-28.63883969375" calcext:value-type="float">
            <text:p>-28,63883969375</text:p>
          </table:table-cell>
          <table:table-cell/>
          <table:table-cell table:formula="of:=([.C286]-[.D286]*[.$I$2])/[.H286]" office:value-type="float" office:value="9.60355698558634" calcext:value-type="float">
            <text:p>9,60355698558634</text:p>
          </table:table-cell>
          <table:table-cell/>
        </table:table-row>
        <table:table-row table:style-name="ro1">
          <table:table-cell table:formula="of:=[.A286]+1/17875" office:value-type="float" office:value="0.0159440559440559" calcext:value-type="float">
            <text:p>0,015944055944056</text:p>
          </table:table-cell>
          <table:table-cell table:formula="of:=[.D287]*50" office:value-type="float" office:value="0" calcext:value-type="float">
            <text:p>0</text:p>
          </table:table-cell>
          <table:table-cell office:value-type="float" office:value="-274.847626" calcext:value-type="float">
            <text:p>-274,8476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6]+[.C287]*[.D287]" office:value-type="float" office:value="79474.877221562" calcext:value-type="float">
            <text:p>79474,877221562</text:p>
          </table:table-cell>
          <table:table-cell table:formula="of:=[.G286]+[.D287]^2" office:value-type="float" office:value="890.442822068788" calcext:value-type="float">
            <text:p>890,442822068788</text:p>
          </table:table-cell>
          <table:table-cell table:formula="of:=([.D287]-[.D286])*17875" office:value-type="float" office:value="0" calcext:value-type="float">
            <text:p>0</text:p>
          </table:table-cell>
          <table:table-cell/>
          <table:table-cell table:formula="of:=([.C287]-[.D287]*[.$I$2])/[.H28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87]+1/17875" office:value-type="float" office:value="0.016" calcext:value-type="float">
            <text:p>0,016</text:p>
          </table:table-cell>
          <table:table-cell table:formula="of:=[.D288]*50" office:value-type="float" office:value="0" calcext:value-type="float">
            <text:p>0</text:p>
          </table:table-cell>
          <table:table-cell office:value-type="float" office:value="-275.034729" calcext:value-type="float">
            <text:p>-275,0347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7]+[.C288]*[.D288]" office:value-type="float" office:value="79474.877221562" calcext:value-type="float">
            <text:p>79474,877221562</text:p>
          </table:table-cell>
          <table:table-cell table:formula="of:=[.G287]+[.D288]^2" office:value-type="float" office:value="890.442822068788" calcext:value-type="float">
            <text:p>890,442822068788</text:p>
          </table:table-cell>
          <table:table-cell table:formula="of:=([.D288]-[.D287])*17875" office:value-type="float" office:value="0" calcext:value-type="float">
            <text:p>0</text:p>
          </table:table-cell>
          <table:table-cell/>
          <table:table-cell table:formula="of:=([.C288]-[.D288]*[.$I$2])/[.H28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88]+1/17875" office:value-type="float" office:value="0.016055944055944" calcext:value-type="float">
            <text:p>0,016055944055944</text:p>
          </table:table-cell>
          <table:table-cell table:formula="of:=[.D289]*50" office:value-type="float" office:value="0" calcext:value-type="float">
            <text:p>0</text:p>
          </table:table-cell>
          <table:table-cell office:value-type="float" office:value="-275.194214" calcext:value-type="float">
            <text:p>-275,1942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8]+[.C289]*[.D289]" office:value-type="float" office:value="79474.877221562" calcext:value-type="float">
            <text:p>79474,877221562</text:p>
          </table:table-cell>
          <table:table-cell table:formula="of:=[.G288]+[.D289]^2" office:value-type="float" office:value="890.442822068788" calcext:value-type="float">
            <text:p>890,442822068788</text:p>
          </table:table-cell>
          <table:table-cell table:formula="of:=([.D289]-[.D288])*17875" office:value-type="float" office:value="0" calcext:value-type="float">
            <text:p>0</text:p>
          </table:table-cell>
          <table:table-cell/>
          <table:table-cell table:formula="of:=([.C289]-[.D289]*[.$I$2])/[.H28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89]+1/17875" office:value-type="float" office:value="0.0161118881118881" calcext:value-type="float">
            <text:p>0,016111888111888</text:p>
          </table:table-cell>
          <table:table-cell table:formula="of:=[.D290]*50" office:value-type="float" office:value="0" calcext:value-type="float">
            <text:p>0</text:p>
          </table:table-cell>
          <table:table-cell office:value-type="float" office:value="-275.034729" calcext:value-type="float">
            <text:p>-275,0347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89]+[.C290]*[.D290]" office:value-type="float" office:value="79474.877221562" calcext:value-type="float">
            <text:p>79474,877221562</text:p>
          </table:table-cell>
          <table:table-cell table:formula="of:=[.G289]+[.D290]^2" office:value-type="float" office:value="890.442822068788" calcext:value-type="float">
            <text:p>890,442822068788</text:p>
          </table:table-cell>
          <table:table-cell table:formula="of:=([.D290]-[.D289])*17875" office:value-type="float" office:value="0" calcext:value-type="float">
            <text:p>0</text:p>
          </table:table-cell>
          <table:table-cell/>
          <table:table-cell table:formula="of:=([.C290]-[.D290]*[.$I$2])/[.H29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90]+1/17875" office:value-type="float" office:value="0.0161678321678321" calcext:value-type="float">
            <text:p>0,016167832167832</text:p>
          </table:table-cell>
          <table:table-cell table:formula="of:=[.D291]*50" office:value-type="float" office:value="0" calcext:value-type="float">
            <text:p>0</text:p>
          </table:table-cell>
          <table:table-cell office:value-type="float" office:value="-275.194214" calcext:value-type="float">
            <text:p>-275,1942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90]+[.C291]*[.D291]" office:value-type="float" office:value="79474.877221562" calcext:value-type="float">
            <text:p>79474,877221562</text:p>
          </table:table-cell>
          <table:table-cell table:formula="of:=[.G290]+[.D291]^2" office:value-type="float" office:value="890.442822068788" calcext:value-type="float">
            <text:p>890,442822068788</text:p>
          </table:table-cell>
          <table:table-cell table:formula="of:=([.D291]-[.D290])*17875" office:value-type="float" office:value="0" calcext:value-type="float">
            <text:p>0</text:p>
          </table:table-cell>
          <table:table-cell/>
          <table:table-cell table:formula="of:=([.C291]-[.D291]*[.$I$2])/[.H29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91]+1/17875" office:value-type="float" office:value="0.0162237762237762" calcext:value-type="float">
            <text:p>0,016223776223776</text:p>
          </table:table-cell>
          <table:table-cell table:formula="of:=[.D292]*50" office:value-type="float" office:value="0.0801086425" calcext:value-type="float">
            <text:p>0,0801086425</text:p>
          </table:table-cell>
          <table:table-cell office:value-type="float" office:value="-275.010193" calcext:value-type="float">
            <text:p>-275,010193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91]+[.C292]*[.D292]" office:value-type="float" office:value="79474.4366076973" calcext:value-type="float">
            <text:p>79474,4366076973</text:p>
          </table:table-cell>
          <table:table-cell table:formula="of:=[.G291]+[.D292]^2" office:value-type="float" office:value="890.442824635746" calcext:value-type="float">
            <text:p>890,442824635746</text:p>
          </table:table-cell>
          <table:table-cell table:formula="of:=([.D292]-[.D291])*17875" office:value-type="float" office:value="28.63883969375" calcext:value-type="float">
            <text:p>28,63883969375</text:p>
          </table:table-cell>
          <table:table-cell/>
          <table:table-cell table:formula="of:=([.C292]-[.D292]*[.$I$2])/[.H292]" office:value-type="float" office:value="-9.60769303387682" calcext:value-type="float">
            <text:p>-9,60769303387682</text:p>
          </table:table-cell>
          <table:table-cell/>
        </table:table-row>
        <table:table-row table:style-name="ro1">
          <table:table-cell table:formula="of:=[.A292]+1/17875" office:value-type="float" office:value="0.0162797202797202" calcext:value-type="float">
            <text:p>0,01627972027972</text:p>
          </table:table-cell>
          <table:table-cell table:formula="of:=[.D293]*50" office:value-type="float" office:value="0" calcext:value-type="float">
            <text:p>0</text:p>
          </table:table-cell>
          <table:table-cell office:value-type="float" office:value="-275.194214" calcext:value-type="float">
            <text:p>-275,1942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92]+[.C293]*[.D293]" office:value-type="float" office:value="79474.4366076973" calcext:value-type="float">
            <text:p>79474,4366076973</text:p>
          </table:table-cell>
          <table:table-cell table:formula="of:=[.G292]+[.D293]^2" office:value-type="float" office:value="890.442824635746" calcext:value-type="float">
            <text:p>890,442824635746</text:p>
          </table:table-cell>
          <table:table-cell table:formula="of:=([.D293]-[.D292])*17875" office:value-type="float" office:value="-28.63883969375" calcext:value-type="float">
            <text:p>-28,63883969375</text:p>
          </table:table-cell>
          <table:table-cell/>
          <table:table-cell table:formula="of:=([.C293]-[.D293]*[.$I$2])/[.H293]" office:value-type="float" office:value="9.60912582153449" calcext:value-type="float">
            <text:p>9,60912582153449</text:p>
          </table:table-cell>
          <table:table-cell/>
        </table:table-row>
        <table:table-row table:style-name="ro1">
          <table:table-cell table:formula="of:=[.A293]+1/17875" office:value-type="float" office:value="0.0163356643356643" calcext:value-type="float">
            <text:p>0,016335664335664</text:p>
          </table:table-cell>
          <table:table-cell table:formula="of:=[.D294]*50" office:value-type="float" office:value="0.0801086425" calcext:value-type="float">
            <text:p>0,0801086425</text:p>
          </table:table-cell>
          <table:table-cell office:value-type="float" office:value="-275.010193" calcext:value-type="float">
            <text:p>-275,010193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293]+[.C294]*[.D294]" office:value-type="float" office:value="79473.9959938326" calcext:value-type="float">
            <text:p>79473,9959938326</text:p>
          </table:table-cell>
          <table:table-cell table:formula="of:=[.G293]+[.D294]^2" office:value-type="float" office:value="890.442827202704" calcext:value-type="float">
            <text:p>890,442827202704</text:p>
          </table:table-cell>
          <table:table-cell table:formula="of:=([.D294]-[.D293])*17875" office:value-type="float" office:value="28.63883969375" calcext:value-type="float">
            <text:p>28,63883969375</text:p>
          </table:table-cell>
          <table:table-cell/>
          <table:table-cell table:formula="of:=([.C294]-[.D294]*[.$I$2])/[.H294]" office:value-type="float" office:value="-9.60769303387682" calcext:value-type="float">
            <text:p>-9,60769303387682</text:p>
          </table:table-cell>
          <table:table-cell/>
        </table:table-row>
        <table:table-row table:style-name="ro1">
          <table:table-cell table:formula="of:=[.A294]+1/17875" office:value-type="float" office:value="0.0163916083916084" calcext:value-type="float">
            <text:p>0,016391608391608</text:p>
          </table:table-cell>
          <table:table-cell table:formula="of:=[.D295]*50" office:value-type="float" office:value="0" calcext:value-type="float">
            <text:p>0</text:p>
          </table:table-cell>
          <table:table-cell office:value-type="float" office:value="-275.194214" calcext:value-type="float">
            <text:p>-275,1942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94]+[.C295]*[.D295]" office:value-type="float" office:value="79473.9959938326" calcext:value-type="float">
            <text:p>79473,9959938326</text:p>
          </table:table-cell>
          <table:table-cell table:formula="of:=[.G294]+[.D295]^2" office:value-type="float" office:value="890.442827202704" calcext:value-type="float">
            <text:p>890,442827202704</text:p>
          </table:table-cell>
          <table:table-cell table:formula="of:=([.D295]-[.D294])*17875" office:value-type="float" office:value="-28.63883969375" calcext:value-type="float">
            <text:p>-28,63883969375</text:p>
          </table:table-cell>
          <table:table-cell/>
          <table:table-cell table:formula="of:=([.C295]-[.D295]*[.$I$2])/[.H295]" office:value-type="float" office:value="9.60912582153449" calcext:value-type="float">
            <text:p>9,60912582153449</text:p>
          </table:table-cell>
          <table:table-cell/>
        </table:table-row>
        <table:table-row table:style-name="ro1">
          <table:table-cell table:formula="of:=[.A295]+1/17875" office:value-type="float" office:value="0.0164475524475524" calcext:value-type="float">
            <text:p>0,016447552447553</text:p>
          </table:table-cell>
          <table:table-cell table:formula="of:=[.D296]*50" office:value-type="float" office:value="0" calcext:value-type="float">
            <text:p>0</text:p>
          </table:table-cell>
          <table:table-cell office:value-type="float" office:value="-275.194214" calcext:value-type="float">
            <text:p>-275,1942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95]+[.C296]*[.D296]" office:value-type="float" office:value="79473.9959938326" calcext:value-type="float">
            <text:p>79473,9959938326</text:p>
          </table:table-cell>
          <table:table-cell table:formula="of:=[.G295]+[.D296]^2" office:value-type="float" office:value="890.442827202704" calcext:value-type="float">
            <text:p>890,442827202704</text:p>
          </table:table-cell>
          <table:table-cell table:formula="of:=([.D296]-[.D295])*17875" office:value-type="float" office:value="0" calcext:value-type="float">
            <text:p>0</text:p>
          </table:table-cell>
          <table:table-cell/>
          <table:table-cell table:formula="of:=([.C296]-[.D296]*[.$I$2])/[.H296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96]+1/17875" office:value-type="float" office:value="0.0165034965034965" calcext:value-type="float">
            <text:p>0,016503496503497</text:p>
          </table:table-cell>
          <table:table-cell table:formula="of:=[.D297]*50" office:value-type="float" office:value="0" calcext:value-type="float">
            <text:p>0</text:p>
          </table:table-cell>
          <table:table-cell office:value-type="float" office:value="-275.034729" calcext:value-type="float">
            <text:p>-275,0347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96]+[.C297]*[.D297]" office:value-type="float" office:value="79473.9959938326" calcext:value-type="float">
            <text:p>79473,9959938326</text:p>
          </table:table-cell>
          <table:table-cell table:formula="of:=[.G296]+[.D297]^2" office:value-type="float" office:value="890.442827202704" calcext:value-type="float">
            <text:p>890,442827202704</text:p>
          </table:table-cell>
          <table:table-cell table:formula="of:=([.D297]-[.D296])*17875" office:value-type="float" office:value="0" calcext:value-type="float">
            <text:p>0</text:p>
          </table:table-cell>
          <table:table-cell/>
          <table:table-cell table:formula="of:=([.C297]-[.D297]*[.$I$2])/[.H29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297]+1/17875" office:value-type="float" office:value="0.0165594405594405" calcext:value-type="float">
            <text:p>0,016559440559441</text:p>
          </table:table-cell>
          <table:table-cell table:formula="of:=[.D298]*50" office:value-type="float" office:value="0.079345703" calcext:value-type="float">
            <text:p>0,079345703</text:p>
          </table:table-cell>
          <table:table-cell office:value-type="float" office:value="-274.709595" calcext:value-type="float">
            <text:p>-274,709595</text:p>
          </table:table-cell>
          <table:table-cell office:value-type="float" office:value="0.00158691406" calcext:value-type="float">
            <text:p>0,00158691406</text:p>
          </table:table-cell>
          <table:table-cell/>
          <table:table-cell table:formula="of:=[.F297]+[.C298]*[.D298]" office:value-type="float" office:value="79473.5600533138" calcext:value-type="float">
            <text:p>79473,5600533138</text:p>
          </table:table-cell>
          <table:table-cell table:formula="of:=[.G297]+[.D298]^2" office:value-type="float" office:value="890.442829721" calcext:value-type="float">
            <text:p>890,442829721</text:p>
          </table:table-cell>
          <table:table-cell table:formula="of:=([.D298]-[.D297])*17875" office:value-type="float" office:value="28.3660888225" calcext:value-type="float">
            <text:p>28,3660888225</text:p>
          </table:table-cell>
          <table:table-cell/>
          <table:table-cell table:formula="of:=([.C298]-[.D298]*[.$I$2])/[.H298]" office:value-type="float" office:value="-9.68942960578212" calcext:value-type="float">
            <text:p>-9,68942960578212</text:p>
          </table:table-cell>
          <table:table-cell/>
        </table:table-row>
        <table:table-row table:style-name="ro1">
          <table:table-cell table:formula="of:=[.A298]+1/17875" office:value-type="float" office:value="0.0166153846153846" calcext:value-type="float">
            <text:p>0,016615384615385</text:p>
          </table:table-cell>
          <table:table-cell table:formula="of:=[.D299]*50" office:value-type="float" office:value="0" calcext:value-type="float">
            <text:p>0</text:p>
          </table:table-cell>
          <table:table-cell office:value-type="float" office:value="-274.065552" calcext:value-type="float">
            <text:p>-274,0655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98]+[.C299]*[.D299]" office:value-type="float" office:value="79473.5600533138" calcext:value-type="float">
            <text:p>79473,5600533138</text:p>
          </table:table-cell>
          <table:table-cell table:formula="of:=[.G298]+[.D299]^2" office:value-type="float" office:value="890.442829721" calcext:value-type="float">
            <text:p>890,442829721</text:p>
          </table:table-cell>
          <table:table-cell table:formula="of:=([.D299]-[.D298])*17875" office:value-type="float" office:value="-28.3660888225" calcext:value-type="float">
            <text:p>-28,3660888225</text:p>
          </table:table-cell>
          <table:table-cell/>
          <table:table-cell table:formula="of:=([.C299]-[.D299]*[.$I$2])/[.H299]" office:value-type="float" office:value="9.66173213779867" calcext:value-type="float">
            <text:p>9,66173213779867</text:p>
          </table:table-cell>
          <table:table-cell/>
        </table:table-row>
        <table:table-row table:style-name="ro1">
          <table:table-cell table:formula="of:=[.A299]+1/17875" office:value-type="float" office:value="0.0166713286713286" calcext:value-type="float">
            <text:p>0,016671328671329</text:p>
          </table:table-cell>
          <table:table-cell table:formula="of:=[.D300]*50" office:value-type="float" office:value="0" calcext:value-type="float">
            <text:p>0</text:p>
          </table:table-cell>
          <table:table-cell office:value-type="float" office:value="-273.240509" calcext:value-type="float">
            <text:p>-273,2405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299]+[.C300]*[.D300]" office:value-type="float" office:value="79473.5600533138" calcext:value-type="float">
            <text:p>79473,5600533138</text:p>
          </table:table-cell>
          <table:table-cell table:formula="of:=[.G299]+[.D300]^2" office:value-type="float" office:value="890.442829721" calcext:value-type="float">
            <text:p>890,442829721</text:p>
          </table:table-cell>
          <table:table-cell table:formula="of:=([.D300]-[.D299])*17875" office:value-type="float" office:value="0" calcext:value-type="float">
            <text:p>0</text:p>
          </table:table-cell>
          <table:table-cell/>
          <table:table-cell table:formula="of:=([.C300]-[.D300]*[.$I$2])/[.H30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00]+1/17875" office:value-type="float" office:value="0.0167272727272727" calcext:value-type="float">
            <text:p>0,016727272727273</text:p>
          </table:table-cell>
          <table:table-cell table:formula="of:=[.D301]*50" office:value-type="float" office:value="0" calcext:value-type="float">
            <text:p>0</text:p>
          </table:table-cell>
          <table:table-cell office:value-type="float" office:value="-271.489258" calcext:value-type="float">
            <text:p>-271,4892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00]+[.C301]*[.D301]" office:value-type="float" office:value="79473.5600533138" calcext:value-type="float">
            <text:p>79473,5600533138</text:p>
          </table:table-cell>
          <table:table-cell table:formula="of:=[.G300]+[.D301]^2" office:value-type="float" office:value="890.442829721" calcext:value-type="float">
            <text:p>890,442829721</text:p>
          </table:table-cell>
          <table:table-cell table:formula="of:=([.D301]-[.D300])*17875" office:value-type="float" office:value="0" calcext:value-type="float">
            <text:p>0</text:p>
          </table:table-cell>
          <table:table-cell/>
          <table:table-cell table:formula="of:=([.C301]-[.D301]*[.$I$2])/[.H30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01]+1/17875" office:value-type="float" office:value="0.0167832167832168" calcext:value-type="float">
            <text:p>0,016783216783217</text:p>
          </table:table-cell>
          <table:table-cell table:formula="of:=[.D302]*50" office:value-type="float" office:value="0" calcext:value-type="float">
            <text:p>0</text:p>
          </table:table-cell>
          <table:table-cell office:value-type="float" office:value="-269.553955" calcext:value-type="float">
            <text:p>-269,5539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01]+[.C302]*[.D302]" office:value-type="float" office:value="79473.5600533138" calcext:value-type="float">
            <text:p>79473,5600533138</text:p>
          </table:table-cell>
          <table:table-cell table:formula="of:=[.G301]+[.D302]^2" office:value-type="float" office:value="890.442829721" calcext:value-type="float">
            <text:p>890,442829721</text:p>
          </table:table-cell>
          <table:table-cell table:formula="of:=([.D302]-[.D301])*17875" office:value-type="float" office:value="0" calcext:value-type="float">
            <text:p>0</text:p>
          </table:table-cell>
          <table:table-cell/>
          <table:table-cell table:formula="of:=([.C302]-[.D302]*[.$I$2])/[.H302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02]+1/17875" office:value-type="float" office:value="0.0168391608391608" calcext:value-type="float">
            <text:p>0,016839160839161</text:p>
          </table:table-cell>
          <table:table-cell table:formula="of:=[.D303]*50" office:value-type="float" office:value="0.079345703" calcext:value-type="float">
            <text:p>0,079345703</text:p>
          </table:table-cell>
          <table:table-cell office:value-type="float" office:value="-266.333588" calcext:value-type="float">
            <text:p>-266,333588</text:p>
          </table:table-cell>
          <table:table-cell office:value-type="float" office:value="0.00158691406" calcext:value-type="float">
            <text:p>0,00158691406</text:p>
          </table:table-cell>
          <table:table-cell/>
          <table:table-cell table:formula="of:=[.F302]+[.C303]*[.D303]" office:value-type="float" office:value="79473.1374047984" calcext:value-type="float">
            <text:p>79473,1374047984</text:p>
          </table:table-cell>
          <table:table-cell table:formula="of:=[.G302]+[.D303]^2" office:value-type="float" office:value="890.442832239297" calcext:value-type="float">
            <text:p>890,442832239297</text:p>
          </table:table-cell>
          <table:table-cell table:formula="of:=([.D303]-[.D302])*17875" office:value-type="float" office:value="28.3660888225" calcext:value-type="float">
            <text:p>28,3660888225</text:p>
          </table:table-cell>
          <table:table-cell/>
          <table:table-cell table:formula="of:=([.C303]-[.D303]*[.$I$2])/[.H303]" office:value-type="float" office:value="-9.39414719824217" calcext:value-type="float">
            <text:p>-9,39414719824217</text:p>
          </table:table-cell>
          <table:table-cell/>
        </table:table-row>
        <table:table-row table:style-name="ro1">
          <table:table-cell table:formula="of:=[.A303]+1/17875" office:value-type="float" office:value="0.0168951048951049" calcext:value-type="float">
            <text:p>0,016895104895105</text:p>
          </table:table-cell>
          <table:table-cell table:formula="of:=[.D304]*50" office:value-type="float" office:value="0.0801086425" calcext:value-type="float">
            <text:p>0,0801086425</text:p>
          </table:table-cell>
          <table:table-cell office:value-type="float" office:value="-263.110168" calcext:value-type="float">
            <text:p>-263,110168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03]+[.C304]*[.D304]" office:value-type="float" office:value="79472.7158568306" calcext:value-type="float">
            <text:p>79472,7158568306</text:p>
          </table:table-cell>
          <table:table-cell table:formula="of:=[.G303]+[.D304]^2" office:value-type="float" office:value="890.442834806254" calcext:value-type="float">
            <text:p>890,442834806254</text:p>
          </table:table-cell>
          <table:table-cell table:formula="of:=([.D304]-[.D303])*17875" office:value-type="float" office:value="0.272750871249998" calcext:value-type="float">
            <text:p>0,272750871249998</text:p>
          </table:table-cell>
          <table:table-cell/>
          <table:table-cell table:formula="of:=([.C304]-[.D304]*[.$I$2])/[.H304]" office:value-type="float" office:value="-965.178055774805" calcext:value-type="float">
            <text:p>-965,178055774805</text:p>
          </table:table-cell>
          <table:table-cell/>
        </table:table-row>
        <table:table-row table:style-name="ro1">
          <table:table-cell table:formula="of:=[.A304]+1/17875" office:value-type="float" office:value="0.0169510489510489" calcext:value-type="float">
            <text:p>0,016951048951049</text:p>
          </table:table-cell>
          <table:table-cell table:formula="of:=[.D305]*50" office:value-type="float" office:value="0.0801086425" calcext:value-type="float">
            <text:p>0,0801086425</text:p>
          </table:table-cell>
          <table:table-cell office:value-type="float" office:value="-259.230377" calcext:value-type="float">
            <text:p>-259,230377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04]+[.C305]*[.D305]" office:value-type="float" office:value="79472.3005249587" calcext:value-type="float">
            <text:p>79472,3005249587</text:p>
          </table:table-cell>
          <table:table-cell table:formula="of:=[.G304]+[.D305]^2" office:value-type="float" office:value="890.442837373212" calcext:value-type="float">
            <text:p>890,442837373212</text:p>
          </table:table-cell>
          <table:table-cell table:formula="of:=([.D305]-[.D304])*17875" office:value-type="float" office:value="0" calcext:value-type="float">
            <text:p>0</text:p>
          </table:table-cell>
          <table:table-cell/>
          <table:table-cell table:formula="of:=([.C305]-[.D305]*[.$I$2])/[.H305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05]+1/17875" office:value-type="float" office:value="0.017006993006993" calcext:value-type="float">
            <text:p>0,017006993006993</text:p>
          </table:table-cell>
          <table:table-cell table:formula="of:=[.D306]*50" office:value-type="float" office:value="0" calcext:value-type="float">
            <text:p>0</text:p>
          </table:table-cell>
          <table:table-cell office:value-type="float" office:value="-255.850525" calcext:value-type="float">
            <text:p>-255,8505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05]+[.C306]*[.D306]" office:value-type="float" office:value="79472.3005249587" calcext:value-type="float">
            <text:p>79472,3005249587</text:p>
          </table:table-cell>
          <table:table-cell table:formula="of:=[.G305]+[.D306]^2" office:value-type="float" office:value="890.442837373212" calcext:value-type="float">
            <text:p>890,442837373212</text:p>
          </table:table-cell>
          <table:table-cell table:formula="of:=([.D306]-[.D305])*17875" office:value-type="float" office:value="-28.63883969375" calcext:value-type="float">
            <text:p>-28,63883969375</text:p>
          </table:table-cell>
          <table:table-cell/>
          <table:table-cell table:formula="of:=([.C306]-[.D306]*[.$I$2])/[.H306]" office:value-type="float" office:value="8.93369032181271" calcext:value-type="float">
            <text:p>8,93369032181271</text:p>
          </table:table-cell>
          <table:table-cell/>
        </table:table-row>
        <table:table-row table:style-name="ro1">
          <table:table-cell table:formula="of:=[.A306]+1/17875" office:value-type="float" office:value="0.017062937062937" calcext:value-type="float">
            <text:p>0,017062937062937</text:p>
          </table:table-cell>
          <table:table-cell table:formula="of:=[.D307]*50" office:value-type="float" office:value="0" calcext:value-type="float">
            <text:p>0</text:p>
          </table:table-cell>
          <table:table-cell office:value-type="float" office:value="-252.145569" calcext:value-type="float">
            <text:p>-252,1455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06]+[.C307]*[.D307]" office:value-type="float" office:value="79472.3005249587" calcext:value-type="float">
            <text:p>79472,3005249587</text:p>
          </table:table-cell>
          <table:table-cell table:formula="of:=[.G306]+[.D307]^2" office:value-type="float" office:value="890.442837373212" calcext:value-type="float">
            <text:p>890,442837373212</text:p>
          </table:table-cell>
          <table:table-cell table:formula="of:=([.D307]-[.D306])*17875" office:value-type="float" office:value="0" calcext:value-type="float">
            <text:p>0</text:p>
          </table:table-cell>
          <table:table-cell/>
          <table:table-cell table:formula="of:=([.C307]-[.D307]*[.$I$2])/[.H30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07]+1/17875" office:value-type="float" office:value="0.0171188811188811" calcext:value-type="float">
            <text:p>0,017118881118881</text:p>
          </table:table-cell>
          <table:table-cell table:formula="of:=[.D308]*50" office:value-type="float" office:value="0.0801086425" calcext:value-type="float">
            <text:p>0,0801086425</text:p>
          </table:table-cell>
          <table:table-cell office:value-type="float" office:value="-249.093887" calcext:value-type="float">
            <text:p>-249,093887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07]+[.C308]*[.D308]" office:value-type="float" office:value="79471.9014334959" calcext:value-type="float">
            <text:p>79471,9014334959</text:p>
          </table:table-cell>
          <table:table-cell table:formula="of:=[.G307]+[.D308]^2" office:value-type="float" office:value="890.44283994017" calcext:value-type="float">
            <text:p>890,44283994017</text:p>
          </table:table-cell>
          <table:table-cell table:formula="of:=([.D308]-[.D307])*17875" office:value-type="float" office:value="28.63883969375" calcext:value-type="float">
            <text:p>28,63883969375</text:p>
          </table:table-cell>
          <table:table-cell/>
          <table:table-cell table:formula="of:=([.C308]-[.D308]*[.$I$2])/[.H308]" office:value-type="float" office:value="-8.70275741926615" calcext:value-type="float">
            <text:p>-8,70275741926615</text:p>
          </table:table-cell>
          <table:table-cell/>
        </table:table-row>
        <table:table-row table:style-name="ro1">
          <table:table-cell table:formula="of:=[.A308]+1/17875" office:value-type="float" office:value="0.0171748251748252" calcext:value-type="float">
            <text:p>0,017174825174825</text:p>
          </table:table-cell>
          <table:table-cell table:formula="of:=[.D309]*50" office:value-type="float" office:value="0" calcext:value-type="float">
            <text:p>0</text:p>
          </table:table-cell>
          <table:table-cell office:value-type="float" office:value="-246.026871" calcext:value-type="float">
            <text:p>-246,0268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08]+[.C309]*[.D309]" office:value-type="float" office:value="79471.9014334959" calcext:value-type="float">
            <text:p>79471,9014334959</text:p>
          </table:table-cell>
          <table:table-cell table:formula="of:=[.G308]+[.D309]^2" office:value-type="float" office:value="890.44283994017" calcext:value-type="float">
            <text:p>890,44283994017</text:p>
          </table:table-cell>
          <table:table-cell table:formula="of:=([.D309]-[.D308])*17875" office:value-type="float" office:value="-28.63883969375" calcext:value-type="float">
            <text:p>-28,63883969375</text:p>
          </table:table-cell>
          <table:table-cell/>
          <table:table-cell table:formula="of:=([.C309]-[.D309]*[.$I$2])/[.H309]" office:value-type="float" office:value="8.59067174616337" calcext:value-type="float">
            <text:p>8,59067174616337</text:p>
          </table:table-cell>
          <table:table-cell/>
        </table:table-row>
        <table:table-row table:style-name="ro1">
          <table:table-cell table:formula="of:=[.A309]+1/17875" office:value-type="float" office:value="0.0172307692307692" calcext:value-type="float">
            <text:p>0,017230769230769</text:p>
          </table:table-cell>
          <table:table-cell table:formula="of:=[.D310]*50" office:value-type="float" office:value="0.0801086425" calcext:value-type="float">
            <text:p>0,0801086425</text:p>
          </table:table-cell>
          <table:table-cell office:value-type="float" office:value="-242.806503" calcext:value-type="float">
            <text:p>-242,806503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09]+[.C310]*[.D310]" office:value-type="float" office:value="79471.512415509" calcext:value-type="float">
            <text:p>79471,512415509</text:p>
          </table:table-cell>
          <table:table-cell table:formula="of:=[.G309]+[.D310]^2" office:value-type="float" office:value="890.442842507128" calcext:value-type="float">
            <text:p>890,442842507128</text:p>
          </table:table-cell>
          <table:table-cell table:formula="of:=([.D310]-[.D309])*17875" office:value-type="float" office:value="28.63883969375" calcext:value-type="float">
            <text:p>28,63883969375</text:p>
          </table:table-cell>
          <table:table-cell/>
          <table:table-cell table:formula="of:=([.C310]-[.D310]*[.$I$2])/[.H310]" office:value-type="float" office:value="-8.48321696067096" calcext:value-type="float">
            <text:p>-8,48321696067096</text:p>
          </table:table-cell>
          <table:table-cell/>
        </table:table-row>
        <table:table-row table:style-name="ro1">
          <table:table-cell table:formula="of:=[.A310]+1/17875" office:value-type="float" office:value="0.0172867132867133" calcext:value-type="float">
            <text:p>0,017286713286713</text:p>
          </table:table-cell>
          <table:table-cell table:formula="of:=[.D311]*50" office:value-type="float" office:value="0" calcext:value-type="float">
            <text:p>0</text:p>
          </table:table-cell>
          <table:table-cell office:value-type="float" office:value="-240.230209" calcext:value-type="float">
            <text:p>-240,2302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10]+[.C311]*[.D311]" office:value-type="float" office:value="79471.512415509" calcext:value-type="float">
            <text:p>79471,512415509</text:p>
          </table:table-cell>
          <table:table-cell table:formula="of:=[.G310]+[.D311]^2" office:value-type="float" office:value="890.442842507128" calcext:value-type="float">
            <text:p>890,442842507128</text:p>
          </table:table-cell>
          <table:table-cell table:formula="of:=([.D311]-[.D310])*17875" office:value-type="float" office:value="-28.63883969375" calcext:value-type="float">
            <text:p>-28,63883969375</text:p>
          </table:table-cell>
          <table:table-cell/>
          <table:table-cell table:formula="of:=([.C311]-[.D311]*[.$I$2])/[.H311]" office:value-type="float" office:value="8.38826612980507" calcext:value-type="float">
            <text:p>8,38826612980507</text:p>
          </table:table-cell>
          <table:table-cell/>
        </table:table-row>
        <table:table-row table:style-name="ro1">
          <table:table-cell table:formula="of:=[.A311]+1/17875" office:value-type="float" office:value="0.0173426573426573" calcext:value-type="float">
            <text:p>0,017342657342657</text:p>
          </table:table-cell>
          <table:table-cell table:formula="of:=[.D312]*50" office:value-type="float" office:value="0" calcext:value-type="float">
            <text:p>0</text:p>
          </table:table-cell>
          <table:table-cell office:value-type="float" office:value="-237.491364" calcext:value-type="float">
            <text:p>-237,4913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11]+[.C312]*[.D312]" office:value-type="float" office:value="79471.512415509" calcext:value-type="float">
            <text:p>79471,512415509</text:p>
          </table:table-cell>
          <table:table-cell table:formula="of:=[.G311]+[.D312]^2" office:value-type="float" office:value="890.442842507128" calcext:value-type="float">
            <text:p>890,442842507128</text:p>
          </table:table-cell>
          <table:table-cell table:formula="of:=([.D312]-[.D311])*17875" office:value-type="float" office:value="0" calcext:value-type="float">
            <text:p>0</text:p>
          </table:table-cell>
          <table:table-cell/>
          <table:table-cell table:formula="of:=([.C312]-[.D312]*[.$I$2])/[.H312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12]+1/17875" office:value-type="float" office:value="0.0173986013986014" calcext:value-type="float">
            <text:p>0,017398601398601</text:p>
          </table:table-cell>
          <table:table-cell table:formula="of:=[.D313]*50" office:value-type="float" office:value="0" calcext:value-type="float">
            <text:p>0</text:p>
          </table:table-cell>
          <table:table-cell office:value-type="float" office:value="-234.752518" calcext:value-type="float">
            <text:p>-234,7525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12]+[.C313]*[.D313]" office:value-type="float" office:value="79471.512415509" calcext:value-type="float">
            <text:p>79471,512415509</text:p>
          </table:table-cell>
          <table:table-cell table:formula="of:=[.G312]+[.D313]^2" office:value-type="float" office:value="890.442842507128" calcext:value-type="float">
            <text:p>890,442842507128</text:p>
          </table:table-cell>
          <table:table-cell table:formula="of:=([.D313]-[.D312])*17875" office:value-type="float" office:value="0" calcext:value-type="float">
            <text:p>0</text:p>
          </table:table-cell>
          <table:table-cell/>
          <table:table-cell table:formula="of:=([.C313]-[.D313]*[.$I$2])/[.H31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13]+1/17875" office:value-type="float" office:value="0.0174545454545454" calcext:value-type="float">
            <text:p>0,017454545454546</text:p>
          </table:table-cell>
          <table:table-cell table:formula="of:=[.D314]*50" office:value-type="float" office:value="0.0801086425" calcext:value-type="float">
            <text:p>0,0801086425</text:p>
          </table:table-cell>
          <table:table-cell office:value-type="float" office:value="-231.691635" calcext:value-type="float">
            <text:p>-231,691635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13]+[.C314]*[.D314]" office:value-type="float" office:value="79471.1412054618" calcext:value-type="float">
            <text:p>79471,1412054618</text:p>
          </table:table-cell>
          <table:table-cell table:formula="of:=[.G313]+[.D314]^2" office:value-type="float" office:value="890.442845074086" calcext:value-type="float">
            <text:p>890,442845074086</text:p>
          </table:table-cell>
          <table:table-cell table:formula="of:=([.D314]-[.D313])*17875" office:value-type="float" office:value="28.63883969375" calcext:value-type="float">
            <text:p>28,63883969375</text:p>
          </table:table-cell>
          <table:table-cell/>
          <table:table-cell table:formula="of:=([.C314]-[.D314]*[.$I$2])/[.H314]" office:value-type="float" office:value="-8.09511227071644" calcext:value-type="float">
            <text:p>-8,09511227071644</text:p>
          </table:table-cell>
          <table:table-cell/>
        </table:table-row>
        <table:table-row table:style-name="ro1">
          <table:table-cell table:formula="of:=[.A314]+1/17875" office:value-type="float" office:value="0.0175104895104895" calcext:value-type="float">
            <text:p>0,01751048951049</text:p>
          </table:table-cell>
          <table:table-cell table:formula="of:=[.D315]*50" office:value-type="float" office:value="0" calcext:value-type="float">
            <text:p>0</text:p>
          </table:table-cell>
          <table:table-cell office:value-type="float" office:value="-228.790237" calcext:value-type="float">
            <text:p>-228,7902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14]+[.C315]*[.D315]" office:value-type="float" office:value="79471.1412054618" calcext:value-type="float">
            <text:p>79471,1412054618</text:p>
          </table:table-cell>
          <table:table-cell table:formula="of:=[.G314]+[.D315]^2" office:value-type="float" office:value="890.442845074086" calcext:value-type="float">
            <text:p>890,442845074086</text:p>
          </table:table-cell>
          <table:table-cell table:formula="of:=([.D315]-[.D314])*17875" office:value-type="float" office:value="-28.63883969375" calcext:value-type="float">
            <text:p>-28,63883969375</text:p>
          </table:table-cell>
          <table:table-cell/>
          <table:table-cell table:formula="of:=([.C315]-[.D315]*[.$I$2])/[.H315]" office:value-type="float" office:value="7.98880958329922" calcext:value-type="float">
            <text:p>7,98880958329922</text:p>
          </table:table-cell>
          <table:table-cell/>
        </table:table-row>
        <table:table-row table:style-name="ro1">
          <table:table-cell table:formula="of:=[.A315]+1/17875" office:value-type="float" office:value="0.0175664335664336" calcext:value-type="float">
            <text:p>0,017566433566434</text:p>
          </table:table-cell>
          <table:table-cell table:formula="of:=[.D316]*50" office:value-type="float" office:value="0.0801086425" calcext:value-type="float">
            <text:p>0,0801086425</text:p>
          </table:table-cell>
          <table:table-cell office:value-type="float" office:value="-225.56987" calcext:value-type="float">
            <text:p>-225,56987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15]+[.C316]*[.D316]" office:value-type="float" office:value="79470.7798035403" calcext:value-type="float">
            <text:p>79470,7798035403</text:p>
          </table:table-cell>
          <table:table-cell table:formula="of:=[.G315]+[.D316]^2" office:value-type="float" office:value="890.442847641044" calcext:value-type="float">
            <text:p>890,442847641044</text:p>
          </table:table-cell>
          <table:table-cell table:formula="of:=([.D316]-[.D315])*17875" office:value-type="float" office:value="28.63883969375" calcext:value-type="float">
            <text:p>28,63883969375</text:p>
          </table:table-cell>
          <table:table-cell/>
          <table:table-cell table:formula="of:=([.C316]-[.D316]*[.$I$2])/[.H316]" office:value-type="float" office:value="-7.88135483272443" calcext:value-type="float">
            <text:p>-7,88135483272443</text:p>
          </table:table-cell>
          <table:table-cell/>
        </table:table-row>
        <table:table-row table:style-name="ro1">
          <table:table-cell table:formula="of:=[.A316]+1/17875" office:value-type="float" office:value="0.0176223776223776" calcext:value-type="float">
            <text:p>0,017622377622378</text:p>
          </table:table-cell>
          <table:table-cell table:formula="of:=[.D317]*50" office:value-type="float" office:value="0.0801086425" calcext:value-type="float">
            <text:p>0,0801086425</text:p>
          </table:table-cell>
          <table:table-cell office:value-type="float" office:value="-222.024399" calcext:value-type="float">
            <text:p>-222,024399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16]+[.C317]*[.D317]" office:value-type="float" office:value="79470.4240820762" calcext:value-type="float">
            <text:p>79470,4240820762</text:p>
          </table:table-cell>
          <table:table-cell table:formula="of:=[.G316]+[.D317]^2" office:value-type="float" office:value="890.442850208001" calcext:value-type="float">
            <text:p>890,442850208001</text:p>
          </table:table-cell>
          <table:table-cell table:formula="of:=([.D317]-[.D316])*17875" office:value-type="float" office:value="0" calcext:value-type="float">
            <text:p>0</text:p>
          </table:table-cell>
          <table:table-cell/>
          <table:table-cell table:formula="of:=([.C317]-[.D317]*[.$I$2])/[.H3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17]+1/17875" office:value-type="float" office:value="0.0176783216783217" calcext:value-type="float">
            <text:p>0,017678321678322</text:p>
          </table:table-cell>
          <table:table-cell table:formula="of:=[.D318]*50" office:value-type="float" office:value="0" calcext:value-type="float">
            <text:p>0</text:p>
          </table:table-cell>
          <table:table-cell office:value-type="float" office:value="-218.319443" calcext:value-type="float">
            <text:p>-218,3194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17]+[.C318]*[.D318]" office:value-type="float" office:value="79470.4240820762" calcext:value-type="float">
            <text:p>79470,4240820762</text:p>
          </table:table-cell>
          <table:table-cell table:formula="of:=[.G317]+[.D318]^2" office:value-type="float" office:value="890.442850208001" calcext:value-type="float">
            <text:p>890,442850208001</text:p>
          </table:table-cell>
          <table:table-cell table:formula="of:=([.D318]-[.D317])*17875" office:value-type="float" office:value="-28.63883969375" calcext:value-type="float">
            <text:p>-28,63883969375</text:p>
          </table:table-cell>
          <table:table-cell/>
          <table:table-cell table:formula="of:=([.C318]-[.D318]*[.$I$2])/[.H318]" office:value-type="float" office:value="7.62319442179234" calcext:value-type="float">
            <text:p>7,62319442179234</text:p>
          </table:table-cell>
          <table:table-cell/>
        </table:table-row>
        <table:table-row table:style-name="ro1">
          <table:table-cell table:formula="of:=[.A318]+1/17875" office:value-type="float" office:value="0.0177342657342657" calcext:value-type="float">
            <text:p>0,017734265734266</text:p>
          </table:table-cell>
          <table:table-cell table:formula="of:=[.D319]*50" office:value-type="float" office:value="0" calcext:value-type="float">
            <text:p>0</text:p>
          </table:table-cell>
          <table:table-cell office:value-type="float" office:value="-214.792374" calcext:value-type="float">
            <text:p>-214,7923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18]+[.C319]*[.D319]" office:value-type="float" office:value="79470.4240820762" calcext:value-type="float">
            <text:p>79470,4240820762</text:p>
          </table:table-cell>
          <table:table-cell table:formula="of:=[.G318]+[.D319]^2" office:value-type="float" office:value="890.442850208001" calcext:value-type="float">
            <text:p>890,442850208001</text:p>
          </table:table-cell>
          <table:table-cell table:formula="of:=([.D319]-[.D318])*17875" office:value-type="float" office:value="0" calcext:value-type="float">
            <text:p>0</text:p>
          </table:table-cell>
          <table:table-cell/>
          <table:table-cell table:formula="of:=([.C319]-[.D319]*[.$I$2])/[.H31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19]+1/17875" office:value-type="float" office:value="0.0177902097902098" calcext:value-type="float">
            <text:p>0,01779020979021</text:p>
          </table:table-cell>
          <table:table-cell table:formula="of:=[.D320]*50" office:value-type="float" office:value="0" calcext:value-type="float">
            <text:p>0</text:p>
          </table:table-cell>
          <table:table-cell office:value-type="float" office:value="-210.26239" calcext:value-type="float">
            <text:p>-210,262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19]+[.C320]*[.D320]" office:value-type="float" office:value="79470.4240820762" calcext:value-type="float">
            <text:p>79470,4240820762</text:p>
          </table:table-cell>
          <table:table-cell table:formula="of:=[.G319]+[.D320]^2" office:value-type="float" office:value="890.442850208001" calcext:value-type="float">
            <text:p>890,442850208001</text:p>
          </table:table-cell>
          <table:table-cell table:formula="of:=([.D320]-[.D319])*17875" office:value-type="float" office:value="0" calcext:value-type="float">
            <text:p>0</text:p>
          </table:table-cell>
          <table:table-cell/>
          <table:table-cell table:formula="of:=([.C320]-[.D320]*[.$I$2])/[.H32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20]+1/17875" office:value-type="float" office:value="0.0178461538461538" calcext:value-type="float">
            <text:p>0,017846153846154</text:p>
          </table:table-cell>
          <table:table-cell table:formula="of:=[.D321]*50" office:value-type="float" office:value="0" calcext:value-type="float">
            <text:p>0</text:p>
          </table:table-cell>
          <table:table-cell office:value-type="float" office:value="-205.775345" calcext:value-type="float">
            <text:p>-205,7753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20]+[.C321]*[.D321]" office:value-type="float" office:value="79470.4240820762" calcext:value-type="float">
            <text:p>79470,4240820762</text:p>
          </table:table-cell>
          <table:table-cell table:formula="of:=[.G320]+[.D321]^2" office:value-type="float" office:value="890.442850208001" calcext:value-type="float">
            <text:p>890,442850208001</text:p>
          </table:table-cell>
          <table:table-cell table:formula="of:=([.D321]-[.D320])*17875" office:value-type="float" office:value="0" calcext:value-type="float">
            <text:p>0</text:p>
          </table:table-cell>
          <table:table-cell/>
          <table:table-cell table:formula="of:=([.C321]-[.D321]*[.$I$2])/[.H32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21]+1/17875" office:value-type="float" office:value="0.0179020979020979" calcext:value-type="float">
            <text:p>0,017902097902098</text:p>
          </table:table-cell>
          <table:table-cell table:formula="of:=[.D322]*50" office:value-type="float" office:value="0.0801086425" calcext:value-type="float">
            <text:p>0,0801086425</text:p>
          </table:table-cell>
          <table:table-cell office:value-type="float" office:value="-201.401779" calcext:value-type="float">
            <text:p>-201,401779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21]+[.C322]*[.D322]" office:value-type="float" office:value="79470.1014016139" calcext:value-type="float">
            <text:p>79470,1014016139</text:p>
          </table:table-cell>
          <table:table-cell table:formula="of:=[.G321]+[.D322]^2" office:value-type="float" office:value="890.442852774959" calcext:value-type="float">
            <text:p>890,442852774959</text:p>
          </table:table-cell>
          <table:table-cell table:formula="of:=([.D322]-[.D321])*17875" office:value-type="float" office:value="28.63883969375" calcext:value-type="float">
            <text:p>28,63883969375</text:p>
          </table:table-cell>
          <table:table-cell/>
          <table:table-cell table:formula="of:=([.C322]-[.D322]*[.$I$2])/[.H322]" office:value-type="float" office:value="-7.03746271773506" calcext:value-type="float">
            <text:p>-7,03746271773506</text:p>
          </table:table-cell>
          <table:table-cell/>
        </table:table-row>
        <table:table-row table:style-name="ro1">
          <table:table-cell table:formula="of:=[.A322]+1/17875" office:value-type="float" office:value="0.017958041958042" calcext:value-type="float">
            <text:p>0,017958041958042</text:p>
          </table:table-cell>
          <table:table-cell table:formula="of:=[.D323]*50" office:value-type="float" office:value="0" calcext:value-type="float">
            <text:p>0</text:p>
          </table:table-cell>
          <table:table-cell office:value-type="float" office:value="-196.568161" calcext:value-type="float">
            <text:p>-196,5681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22]+[.C323]*[.D323]" office:value-type="float" office:value="79470.1014016139" calcext:value-type="float">
            <text:p>79470,1014016139</text:p>
          </table:table-cell>
          <table:table-cell table:formula="of:=[.G322]+[.D323]^2" office:value-type="float" office:value="890.442852774959" calcext:value-type="float">
            <text:p>890,442852774959</text:p>
          </table:table-cell>
          <table:table-cell table:formula="of:=([.D323]-[.D322])*17875" office:value-type="float" office:value="-28.63883969375" calcext:value-type="float">
            <text:p>-28,63883969375</text:p>
          </table:table-cell>
          <table:table-cell/>
          <table:table-cell table:formula="of:=([.C323]-[.D323]*[.$I$2])/[.H323]" office:value-type="float" office:value="6.86369151481015" calcext:value-type="float">
            <text:p>6,86369151481015</text:p>
          </table:table-cell>
          <table:table-cell/>
        </table:table-row>
        <table:table-row table:style-name="ro1">
          <table:table-cell table:formula="of:=[.A323]+1/17875" office:value-type="float" office:value="0.018013986013986" calcext:value-type="float">
            <text:p>0,018013986013986</text:p>
          </table:table-cell>
          <table:table-cell table:formula="of:=[.D324]*50" office:value-type="float" office:value="0.079345703" calcext:value-type="float">
            <text:p>0,079345703</text:p>
          </table:table-cell>
          <table:table-cell office:value-type="float" office:value="-191.734543" calcext:value-type="float">
            <text:p>-191,734543</text:p>
          </table:table-cell>
          <table:table-cell office:value-type="float" office:value="0.00158691406" calcext:value-type="float">
            <text:p>0,00158691406</text:p>
          </table:table-cell>
          <table:table-cell/>
          <table:table-cell table:formula="of:=[.F323]+[.C324]*[.D324]" office:value-type="float" office:value="79469.7971353719" calcext:value-type="float">
            <text:p>79469,7971353719</text:p>
          </table:table-cell>
          <table:table-cell table:formula="of:=[.G323]+[.D324]^2" office:value-type="float" office:value="890.442855293255" calcext:value-type="float">
            <text:p>890,442855293255</text:p>
          </table:table-cell>
          <table:table-cell table:formula="of:=([.D324]-[.D323])*17875" office:value-type="float" office:value="28.3660888225" calcext:value-type="float">
            <text:p>28,3660888225</text:p>
          </table:table-cell>
          <table:table-cell/>
          <table:table-cell table:formula="of:=([.C324]-[.D324]*[.$I$2])/[.H324]" office:value-type="float" office:value="-6.76428005417443" calcext:value-type="float">
            <text:p>-6,76428005417443</text:p>
          </table:table-cell>
          <table:table-cell/>
        </table:table-row>
        <table:table-row table:style-name="ro1">
          <table:table-cell table:formula="of:=[.A324]+1/17875" office:value-type="float" office:value="0.0180699300699301" calcext:value-type="float">
            <text:p>0,01806993006993</text:p>
          </table:table-cell>
          <table:table-cell table:formula="of:=[.D325]*50" office:value-type="float" office:value="0" calcext:value-type="float">
            <text:p>0</text:p>
          </table:table-cell>
          <table:table-cell office:value-type="float" office:value="-186.738373" calcext:value-type="float">
            <text:p>-186,7383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24]+[.C325]*[.D325]" office:value-type="float" office:value="79469.7971353719" calcext:value-type="float">
            <text:p>79469,7971353719</text:p>
          </table:table-cell>
          <table:table-cell table:formula="of:=[.G324]+[.D325]^2" office:value-type="float" office:value="890.442855293255" calcext:value-type="float">
            <text:p>890,442855293255</text:p>
          </table:table-cell>
          <table:table-cell table:formula="of:=([.D325]-[.D324])*17875" office:value-type="float" office:value="-28.3660888225" calcext:value-type="float">
            <text:p>-28,3660888225</text:p>
          </table:table-cell>
          <table:table-cell/>
          <table:table-cell table:formula="of:=([.C325]-[.D325]*[.$I$2])/[.H325]" office:value-type="float" office:value="6.58315547724997" calcext:value-type="float">
            <text:p>6,58315547724997</text:p>
          </table:table-cell>
          <table:table-cell/>
        </table:table-row>
        <table:table-row table:style-name="ro1">
          <table:table-cell table:formula="of:=[.A325]+1/17875" office:value-type="float" office:value="0.0181258741258741" calcext:value-type="float">
            <text:p>0,018125874125874</text:p>
          </table:table-cell>
          <table:table-cell table:formula="of:=[.D326]*50" office:value-type="float" office:value="0" calcext:value-type="float">
            <text:p>0</text:p>
          </table:table-cell>
          <table:table-cell office:value-type="float" office:value="-181.582718" calcext:value-type="float">
            <text:p>-181,5827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25]+[.C326]*[.D326]" office:value-type="float" office:value="79469.7971353719" calcext:value-type="float">
            <text:p>79469,7971353719</text:p>
          </table:table-cell>
          <table:table-cell table:formula="of:=[.G325]+[.D326]^2" office:value-type="float" office:value="890.442855293255" calcext:value-type="float">
            <text:p>890,442855293255</text:p>
          </table:table-cell>
          <table:table-cell table:formula="of:=([.D326]-[.D325])*17875" office:value-type="float" office:value="0" calcext:value-type="float">
            <text:p>0</text:p>
          </table:table-cell>
          <table:table-cell/>
          <table:table-cell table:formula="of:=([.C326]-[.D326]*[.$I$2])/[.H326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26]+1/17875" office:value-type="float" office:value="0.0181818181818182" calcext:value-type="float">
            <text:p>0,018181818181818</text:p>
          </table:table-cell>
          <table:table-cell table:formula="of:=[.D327]*50" office:value-type="float" office:value="0" calcext:value-type="float">
            <text:p>0</text:p>
          </table:table-cell>
          <table:table-cell office:value-type="float" office:value="-177.233688" calcext:value-type="float">
            <text:p>-177,2336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26]+[.C327]*[.D327]" office:value-type="float" office:value="79469.7971353719" calcext:value-type="float">
            <text:p>79469,7971353719</text:p>
          </table:table-cell>
          <table:table-cell table:formula="of:=[.G326]+[.D327]^2" office:value-type="float" office:value="890.442855293255" calcext:value-type="float">
            <text:p>890,442855293255</text:p>
          </table:table-cell>
          <table:table-cell table:formula="of:=([.D327]-[.D326])*17875" office:value-type="float" office:value="0" calcext:value-type="float">
            <text:p>0</text:p>
          </table:table-cell>
          <table:table-cell/>
          <table:table-cell table:formula="of:=([.C327]-[.D327]*[.$I$2])/[.H32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27]+1/17875" office:value-type="float" office:value="0.0182377622377622" calcext:value-type="float">
            <text:p>0,018237762237762</text:p>
          </table:table-cell>
          <table:table-cell table:formula="of:=[.D328]*50" office:value-type="float" office:value="0.0801086425" calcext:value-type="float">
            <text:p>0,0801086425</text:p>
          </table:table-cell>
          <table:table-cell office:value-type="float" office:value="-172.40007" calcext:value-type="float">
            <text:p>-172,40007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27]+[.C328]*[.D328]" office:value-type="float" office:value="79469.5209206604" calcext:value-type="float">
            <text:p>79469,5209206604</text:p>
          </table:table-cell>
          <table:table-cell table:formula="of:=[.G327]+[.D328]^2" office:value-type="float" office:value="890.442857860213" calcext:value-type="float">
            <text:p>890,442857860213</text:p>
          </table:table-cell>
          <table:table-cell table:formula="of:=([.D328]-[.D327])*17875" office:value-type="float" office:value="28.63883969375" calcext:value-type="float">
            <text:p>28,63883969375</text:p>
          </table:table-cell>
          <table:table-cell/>
          <table:table-cell table:formula="of:=([.C328]-[.D328]*[.$I$2])/[.H328]" office:value-type="float" office:value="-6.02479218673135" calcext:value-type="float">
            <text:p>-6,02479218673135</text:p>
          </table:table-cell>
          <table:table-cell/>
        </table:table-row>
        <table:table-row table:style-name="ro1">
          <table:table-cell table:formula="of:=[.A328]+1/17875" office:value-type="float" office:value="0.0182937062937063" calcext:value-type="float">
            <text:p>0,018293706293706</text:p>
          </table:table-cell>
          <table:table-cell table:formula="of:=[.D329]*50" office:value-type="float" office:value="0" calcext:value-type="float">
            <text:p>0</text:p>
          </table:table-cell>
          <table:table-cell office:value-type="float" office:value="-167.888489" calcext:value-type="float">
            <text:p>-167,8884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28]+[.C329]*[.D329]" office:value-type="float" office:value="79469.5209206604" calcext:value-type="float">
            <text:p>79469,5209206604</text:p>
          </table:table-cell>
          <table:table-cell table:formula="of:=[.G328]+[.D329]^2" office:value-type="float" office:value="890.442857860213" calcext:value-type="float">
            <text:p>890,442857860213</text:p>
          </table:table-cell>
          <table:table-cell table:formula="of:=([.D329]-[.D328])*17875" office:value-type="float" office:value="-28.63883969375" calcext:value-type="float">
            <text:p>-28,63883969375</text:p>
          </table:table-cell>
          <table:table-cell/>
          <table:table-cell table:formula="of:=([.C329]-[.D329]*[.$I$2])/[.H329]" office:value-type="float" office:value="5.86226574803026" calcext:value-type="float">
            <text:p>5,86226574803026</text:p>
          </table:table-cell>
          <table:table-cell/>
        </table:table-row>
        <table:table-row table:style-name="ro1">
          <table:table-cell table:formula="of:=[.A329]+1/17875" office:value-type="float" office:value="0.0183496503496504" calcext:value-type="float">
            <text:p>0,01834965034965</text:p>
          </table:table-cell>
          <table:table-cell table:formula="of:=[.D330]*50" office:value-type="float" office:value="0.0801086425" calcext:value-type="float">
            <text:p>0,0801086425</text:p>
          </table:table-cell>
          <table:table-cell office:value-type="float" office:value="-163.536392" calcext:value-type="float">
            <text:p>-163,536392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29]+[.C330]*[.D330]" office:value-type="float" office:value="79469.2589070931" calcext:value-type="float">
            <text:p>79469,2589070931</text:p>
          </table:table-cell>
          <table:table-cell table:formula="of:=[.G329]+[.D330]^2" office:value-type="float" office:value="890.442860427171" calcext:value-type="float">
            <text:p>890,442860427171</text:p>
          </table:table-cell>
          <table:table-cell table:formula="of:=([.D330]-[.D329])*17875" office:value-type="float" office:value="28.63883969375" calcext:value-type="float">
            <text:p>28,63883969375</text:p>
          </table:table-cell>
          <table:table-cell/>
          <table:table-cell table:formula="of:=([.C330]-[.D330]*[.$I$2])/[.H330]" office:value-type="float" office:value="-5.71529368418083" calcext:value-type="float">
            <text:p>-5,71529368418083</text:p>
          </table:table-cell>
          <table:table-cell/>
        </table:table-row>
        <table:table-row table:style-name="ro1">
          <table:table-cell table:formula="of:=[.A330]+1/17875" office:value-type="float" office:value="0.0184055944055944" calcext:value-type="float">
            <text:p>0,018405594405595</text:p>
          </table:table-cell>
          <table:table-cell table:formula="of:=[.D331]*50" office:value-type="float" office:value="0" calcext:value-type="float">
            <text:p>0</text:p>
          </table:table-cell>
          <table:table-cell office:value-type="float" office:value="-158.380737" calcext:value-type="float">
            <text:p>-158,3807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0]+[.C331]*[.D331]" office:value-type="float" office:value="79469.2589070931" calcext:value-type="float">
            <text:p>79469,2589070931</text:p>
          </table:table-cell>
          <table:table-cell table:formula="of:=[.G330]+[.D331]^2" office:value-type="float" office:value="890.442860427171" calcext:value-type="float">
            <text:p>890,442860427171</text:p>
          </table:table-cell>
          <table:table-cell table:formula="of:=([.D331]-[.D330])*17875" office:value-type="float" office:value="-28.63883969375" calcext:value-type="float">
            <text:p>-28,63883969375</text:p>
          </table:table-cell>
          <table:table-cell/>
          <table:table-cell table:formula="of:=([.C331]-[.D331]*[.$I$2])/[.H331]" office:value-type="float" office:value="5.5302777170321" calcext:value-type="float">
            <text:p>5,5302777170321</text:p>
          </table:table-cell>
          <table:table-cell/>
        </table:table-row>
        <table:table-row table:style-name="ro1">
          <table:table-cell table:formula="of:=[.A331]+1/17875" office:value-type="float" office:value="0.0184615384615385" calcext:value-type="float">
            <text:p>0,018461538461539</text:p>
          </table:table-cell>
          <table:table-cell table:formula="of:=[.D332]*50" office:value-type="float" office:value="0" calcext:value-type="float">
            <text:p>0</text:p>
          </table:table-cell>
          <table:table-cell office:value-type="float" office:value="-153.973434" calcext:value-type="float">
            <text:p>-153,9734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1]+[.C332]*[.D332]" office:value-type="float" office:value="79469.2589070931" calcext:value-type="float">
            <text:p>79469,2589070931</text:p>
          </table:table-cell>
          <table:table-cell table:formula="of:=[.G331]+[.D332]^2" office:value-type="float" office:value="890.442860427171" calcext:value-type="float">
            <text:p>890,442860427171</text:p>
          </table:table-cell>
          <table:table-cell table:formula="of:=([.D332]-[.D331])*17875" office:value-type="float" office:value="0" calcext:value-type="float">
            <text:p>0</text:p>
          </table:table-cell>
          <table:table-cell/>
          <table:table-cell table:formula="of:=([.C332]-[.D332]*[.$I$2])/[.H332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32]+1/17875" office:value-type="float" office:value="0.0185174825174825" calcext:value-type="float">
            <text:p>0,018517482517483</text:p>
          </table:table-cell>
          <table:table-cell table:formula="of:=[.D333]*50" office:value-type="float" office:value="0" calcext:value-type="float">
            <text:p>0</text:p>
          </table:table-cell>
          <table:table-cell office:value-type="float" office:value="-149.096878" calcext:value-type="float">
            <text:p>-149,0968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2]+[.C333]*[.D333]" office:value-type="float" office:value="79469.2589070931" calcext:value-type="float">
            <text:p>79469,2589070931</text:p>
          </table:table-cell>
          <table:table-cell table:formula="of:=[.G332]+[.D333]^2" office:value-type="float" office:value="890.442860427171" calcext:value-type="float">
            <text:p>890,442860427171</text:p>
          </table:table-cell>
          <table:table-cell table:formula="of:=([.D333]-[.D332])*17875" office:value-type="float" office:value="0" calcext:value-type="float">
            <text:p>0</text:p>
          </table:table-cell>
          <table:table-cell/>
          <table:table-cell table:formula="of:=([.C333]-[.D333]*[.$I$2])/[.H333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33]+1/17875" office:value-type="float" office:value="0.0185734265734266" calcext:value-type="float">
            <text:p>0,018573426573427</text:p>
          </table:table-cell>
          <table:table-cell table:formula="of:=[.D334]*50" office:value-type="float" office:value="0" calcext:value-type="float">
            <text:p>0</text:p>
          </table:table-cell>
          <table:table-cell office:value-type="float" office:value="-144.686508" calcext:value-type="float">
            <text:p>-144,6865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3]+[.C334]*[.D334]" office:value-type="float" office:value="79469.2589070931" calcext:value-type="float">
            <text:p>79469,2589070931</text:p>
          </table:table-cell>
          <table:table-cell table:formula="of:=[.G333]+[.D334]^2" office:value-type="float" office:value="890.442860427171" calcext:value-type="float">
            <text:p>890,442860427171</text:p>
          </table:table-cell>
          <table:table-cell table:formula="of:=([.D334]-[.D333])*17875" office:value-type="float" office:value="0" calcext:value-type="float">
            <text:p>0</text:p>
          </table:table-cell>
          <table:table-cell/>
          <table:table-cell table:formula="of:=([.C334]-[.D334]*[.$I$2])/[.H33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34]+1/17875" office:value-type="float" office:value="0.0186293706293706" calcext:value-type="float">
            <text:p>0,018629370629371</text:p>
          </table:table-cell>
          <table:table-cell table:formula="of:=[.D335]*50" office:value-type="float" office:value="0.0801086425" calcext:value-type="float">
            <text:p>0,0801086425</text:p>
          </table:table-cell>
          <table:table-cell office:value-type="float" office:value="-139.530853" calcext:value-type="float">
            <text:p>-139,530853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34]+[.C335]*[.D335]" office:value-type="float" office:value="79469.0353545487" calcext:value-type="float">
            <text:p>79469,0353545487</text:p>
          </table:table-cell>
          <table:table-cell table:formula="of:=[.G334]+[.D335]^2" office:value-type="float" office:value="890.442862994129" calcext:value-type="float">
            <text:p>890,442862994129</text:p>
          </table:table-cell>
          <table:table-cell table:formula="of:=([.D335]-[.D334])*17875" office:value-type="float" office:value="28.63883969375" calcext:value-type="float">
            <text:p>28,63883969375</text:p>
          </table:table-cell>
          <table:table-cell/>
          <table:table-cell table:formula="of:=([.C335]-[.D335]*[.$I$2])/[.H335]" office:value-type="float" office:value="-4.87707749746714" calcext:value-type="float">
            <text:p>-4,87707749746714</text:p>
          </table:table-cell>
          <table:table-cell/>
        </table:table-row>
        <table:table-row table:style-name="ro1">
          <table:table-cell table:formula="of:=[.A335]+1/17875" office:value-type="float" office:value="0.0186853146853147" calcext:value-type="float">
            <text:p>0,018685314685315</text:p>
          </table:table-cell>
          <table:table-cell table:formula="of:=[.D336]*50" office:value-type="float" office:value="0" calcext:value-type="float">
            <text:p>0</text:p>
          </table:table-cell>
          <table:table-cell office:value-type="float" office:value="-134.85672" calcext:value-type="float">
            <text:p>-134,856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5]+[.C336]*[.D336]" office:value-type="float" office:value="79469.0353545487" calcext:value-type="float">
            <text:p>79469,0353545487</text:p>
          </table:table-cell>
          <table:table-cell table:formula="of:=[.G335]+[.D336]^2" office:value-type="float" office:value="890.442862994129" calcext:value-type="float">
            <text:p>890,442862994129</text:p>
          </table:table-cell>
          <table:table-cell table:formula="of:=([.D336]-[.D335])*17875" office:value-type="float" office:value="-28.63883969375" calcext:value-type="float">
            <text:p>-28,63883969375</text:p>
          </table:table-cell>
          <table:table-cell/>
          <table:table-cell table:formula="of:=([.C336]-[.D336]*[.$I$2])/[.H336]" office:value-type="float" office:value="4.70887513049038" calcext:value-type="float">
            <text:p>4,70887513049038</text:p>
          </table:table-cell>
          <table:table-cell/>
        </table:table-row>
        <table:table-row table:style-name="ro1">
          <table:table-cell table:formula="of:=[.A336]+1/17875" office:value-type="float" office:value="0.0187412587412588" calcext:value-type="float">
            <text:p>0,018741258741259</text:p>
          </table:table-cell>
          <table:table-cell table:formula="of:=[.D337]*50" office:value-type="float" office:value="0" calcext:value-type="float">
            <text:p>0</text:p>
          </table:table-cell>
          <table:table-cell office:value-type="float" office:value="-129.863617" calcext:value-type="float">
            <text:p>-129,8636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6]+[.C337]*[.D337]" office:value-type="float" office:value="79469.0353545487" calcext:value-type="float">
            <text:p>79469,0353545487</text:p>
          </table:table-cell>
          <table:table-cell table:formula="of:=[.G336]+[.D337]^2" office:value-type="float" office:value="890.442862994129" calcext:value-type="float">
            <text:p>890,442862994129</text:p>
          </table:table-cell>
          <table:table-cell table:formula="of:=([.D337]-[.D336])*17875" office:value-type="float" office:value="0" calcext:value-type="float">
            <text:p>0</text:p>
          </table:table-cell>
          <table:table-cell/>
          <table:table-cell table:formula="of:=([.C337]-[.D337]*[.$I$2])/[.H33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37]+1/17875" office:value-type="float" office:value="0.0187972027972028" calcext:value-type="float">
            <text:p>0,018797202797203</text:p>
          </table:table-cell>
          <table:table-cell table:formula="of:=[.D338]*50" office:value-type="float" office:value="0" calcext:value-type="float">
            <text:p>0</text:p>
          </table:table-cell>
          <table:table-cell office:value-type="float" office:value="-124.707962" calcext:value-type="float">
            <text:p>-124,7079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7]+[.C338]*[.D338]" office:value-type="float" office:value="79469.0353545487" calcext:value-type="float">
            <text:p>79469,0353545487</text:p>
          </table:table-cell>
          <table:table-cell table:formula="of:=[.G337]+[.D338]^2" office:value-type="float" office:value="890.442862994129" calcext:value-type="float">
            <text:p>890,442862994129</text:p>
          </table:table-cell>
          <table:table-cell table:formula="of:=([.D338]-[.D337])*17875" office:value-type="float" office:value="0" calcext:value-type="float">
            <text:p>0</text:p>
          </table:table-cell>
          <table:table-cell/>
          <table:table-cell table:formula="of:=([.C338]-[.D338]*[.$I$2])/[.H33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38]+1/17875" office:value-type="float" office:value="0.0188531468531469" calcext:value-type="float">
            <text:p>0,018853146853147</text:p>
          </table:table-cell>
          <table:table-cell table:formula="of:=[.D339]*50" office:value-type="float" office:value="0" calcext:value-type="float">
            <text:p>0</text:p>
          </table:table-cell>
          <table:table-cell office:value-type="float" office:value="-119.227203" calcext:value-type="float">
            <text:p>-119,2272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8]+[.C339]*[.D339]" office:value-type="float" office:value="79469.0353545487" calcext:value-type="float">
            <text:p>79469,0353545487</text:p>
          </table:table-cell>
          <table:table-cell table:formula="of:=[.G338]+[.D339]^2" office:value-type="float" office:value="890.442862994129" calcext:value-type="float">
            <text:p>890,442862994129</text:p>
          </table:table-cell>
          <table:table-cell table:formula="of:=([.D339]-[.D338])*17875" office:value-type="float" office:value="0" calcext:value-type="float">
            <text:p>0</text:p>
          </table:table-cell>
          <table:table-cell/>
          <table:table-cell table:formula="of:=([.C339]-[.D339]*[.$I$2])/[.H339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39]+1/17875" office:value-type="float" office:value="0.0189090909090909" calcext:value-type="float">
            <text:p>0,018909090909091</text:p>
          </table:table-cell>
          <table:table-cell table:formula="of:=[.D340]*50" office:value-type="float" office:value="0" calcext:value-type="float">
            <text:p>0</text:p>
          </table:table-cell>
          <table:table-cell office:value-type="float" office:value="-114.071548" calcext:value-type="float">
            <text:p>-114,0715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39]+[.C340]*[.D340]" office:value-type="float" office:value="79469.0353545487" calcext:value-type="float">
            <text:p>79469,0353545487</text:p>
          </table:table-cell>
          <table:table-cell table:formula="of:=[.G339]+[.D340]^2" office:value-type="float" office:value="890.442862994129" calcext:value-type="float">
            <text:p>890,442862994129</text:p>
          </table:table-cell>
          <table:table-cell table:formula="of:=([.D340]-[.D339])*17875" office:value-type="float" office:value="0" calcext:value-type="float">
            <text:p>0</text:p>
          </table:table-cell>
          <table:table-cell/>
          <table:table-cell table:formula="of:=([.C340]-[.D340]*[.$I$2])/[.H34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40]+1/17875" office:value-type="float" office:value="0.018965034965035" calcext:value-type="float">
            <text:p>0,018965034965035</text:p>
          </table:table-cell>
          <table:table-cell table:formula="of:=[.D341]*50" office:value-type="float" office:value="0" calcext:value-type="float">
            <text:p>0</text:p>
          </table:table-cell>
          <table:table-cell office:value-type="float" office:value="-108.523315" calcext:value-type="float">
            <text:p>-108,5233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40]+[.C341]*[.D341]" office:value-type="float" office:value="79469.0353545487" calcext:value-type="float">
            <text:p>79469,0353545487</text:p>
          </table:table-cell>
          <table:table-cell table:formula="of:=[.G340]+[.D341]^2" office:value-type="float" office:value="890.442862994129" calcext:value-type="float">
            <text:p>890,442862994129</text:p>
          </table:table-cell>
          <table:table-cell table:formula="of:=([.D341]-[.D340])*17875" office:value-type="float" office:value="0" calcext:value-type="float">
            <text:p>0</text:p>
          </table:table-cell>
          <table:table-cell/>
          <table:table-cell table:formula="of:=([.C341]-[.D341]*[.$I$2])/[.H341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41]+1/17875" office:value-type="float" office:value="0.019020979020979" calcext:value-type="float">
            <text:p>0,019020979020979</text:p>
          </table:table-cell>
          <table:table-cell table:formula="of:=[.D342]*50" office:value-type="float" office:value="0.0801086425" calcext:value-type="float">
            <text:p>0,0801086425</text:p>
          </table:table-cell>
          <table:table-cell office:value-type="float" office:value="-102.472092" calcext:value-type="float">
            <text:p>-102,472092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41]+[.C342]*[.D342]" office:value-type="float" office:value="79468.871176545" calcext:value-type="float">
            <text:p>79468,871176545</text:p>
          </table:table-cell>
          <table:table-cell table:formula="of:=[.G341]+[.D342]^2" office:value-type="float" office:value="890.442865561087" calcext:value-type="float">
            <text:p>890,442865561087</text:p>
          </table:table-cell>
          <table:table-cell table:formula="of:=([.D342]-[.D341])*17875" office:value-type="float" office:value="28.63883969375" calcext:value-type="float">
            <text:p>28,63883969375</text:p>
          </table:table-cell>
          <table:table-cell/>
          <table:table-cell table:formula="of:=([.C342]-[.D342]*[.$I$2])/[.H342]" office:value-type="float" office:value="-3.58307392063621" calcext:value-type="float">
            <text:p>-3,58307392063621</text:p>
          </table:table-cell>
          <table:table-cell/>
        </table:table-row>
        <table:table-row table:style-name="ro1">
          <table:table-cell table:formula="of:=[.A342]+1/17875" office:value-type="float" office:value="0.0190769230769231" calcext:value-type="float">
            <text:p>0,019076923076923</text:p>
          </table:table-cell>
          <table:table-cell table:formula="of:=[.D343]*50" office:value-type="float" office:value="0" calcext:value-type="float">
            <text:p>0</text:p>
          </table:table-cell>
          <table:table-cell office:value-type="float" office:value="-96.5098114" calcext:value-type="float">
            <text:p>-96,50981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42]+[.C343]*[.D343]" office:value-type="float" office:value="79468.871176545" calcext:value-type="float">
            <text:p>79468,871176545</text:p>
          </table:table-cell>
          <table:table-cell table:formula="of:=[.G342]+[.D343]^2" office:value-type="float" office:value="890.442865561087" calcext:value-type="float">
            <text:p>890,442865561087</text:p>
          </table:table-cell>
          <table:table-cell table:formula="of:=([.D343]-[.D342])*17875" office:value-type="float" office:value="-28.63883969375" calcext:value-type="float">
            <text:p>-28,63883969375</text:p>
          </table:table-cell>
          <table:table-cell/>
          <table:table-cell table:formula="of:=([.C343]-[.D343]*[.$I$2])/[.H343]" office:value-type="float" office:value="3.36989251073122" calcext:value-type="float">
            <text:p>3,36989251073122</text:p>
          </table:table-cell>
          <table:table-cell/>
        </table:table-row>
        <table:table-row table:style-name="ro1">
          <table:table-cell table:formula="of:=[.A343]+1/17875" office:value-type="float" office:value="0.0191328671328672" calcext:value-type="float">
            <text:p>0,019132867132867</text:p>
          </table:table-cell>
          <table:table-cell table:formula="of:=[.D344]*50" office:value-type="float" office:value="0" calcext:value-type="float">
            <text:p>0</text:p>
          </table:table-cell>
          <table:table-cell office:value-type="float" office:value="-90.2254944" calcext:value-type="float">
            <text:p>-90,22549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43]+[.C344]*[.D344]" office:value-type="float" office:value="79468.871176545" calcext:value-type="float">
            <text:p>79468,871176545</text:p>
          </table:table-cell>
          <table:table-cell table:formula="of:=[.G343]+[.D344]^2" office:value-type="float" office:value="890.442865561087" calcext:value-type="float">
            <text:p>890,442865561087</text:p>
          </table:table-cell>
          <table:table-cell table:formula="of:=([.D344]-[.D343])*17875" office:value-type="float" office:value="0" calcext:value-type="float">
            <text:p>0</text:p>
          </table:table-cell>
          <table:table-cell/>
          <table:table-cell table:formula="of:=([.C344]-[.D344]*[.$I$2])/[.H344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44]+1/17875" office:value-type="float" office:value="0.0191888111888112" calcext:value-type="float">
            <text:p>0,019188811188811</text:p>
          </table:table-cell>
          <table:table-cell table:formula="of:=[.D345]*50" office:value-type="float" office:value="0" calcext:value-type="float">
            <text:p>0</text:p>
          </table:table-cell>
          <table:table-cell office:value-type="float" office:value="-83.2971039" calcext:value-type="float">
            <text:p>-83,29710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44]+[.C345]*[.D345]" office:value-type="float" office:value="79468.871176545" calcext:value-type="float">
            <text:p>79468,871176545</text:p>
          </table:table-cell>
          <table:table-cell table:formula="of:=[.G344]+[.D345]^2" office:value-type="float" office:value="890.442865561087" calcext:value-type="float">
            <text:p>890,442865561087</text:p>
          </table:table-cell>
          <table:table-cell table:formula="of:=([.D345]-[.D344])*17875" office:value-type="float" office:value="0" calcext:value-type="float">
            <text:p>0</text:p>
          </table:table-cell>
          <table:table-cell/>
          <table:table-cell table:formula="of:=([.C345]-[.D345]*[.$I$2])/[.H345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45]+1/17875" office:value-type="float" office:value="0.0192447552447553" calcext:value-type="float">
            <text:p>0,019244755244755</text:p>
          </table:table-cell>
          <table:table-cell table:formula="of:=[.D346]*50" office:value-type="float" office:value="0.0801086425" calcext:value-type="float">
            <text:p>0,0801086425</text:p>
          </table:table-cell>
          <table:table-cell office:value-type="float" office:value="-78.3040009" calcext:value-type="float">
            <text:p>-78,3040009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45]+[.C346]*[.D346]" office:value-type="float" office:value="79468.7457200007" calcext:value-type="float">
            <text:p>79468,7457200007</text:p>
          </table:table-cell>
          <table:table-cell table:formula="of:=[.G345]+[.D346]^2" office:value-type="float" office:value="890.442868128045" calcext:value-type="float">
            <text:p>890,442868128045</text:p>
          </table:table-cell>
          <table:table-cell table:formula="of:=([.D346]-[.D345])*17875" office:value-type="float" office:value="28.63883969375" calcext:value-type="float">
            <text:p>28,63883969375</text:p>
          </table:table-cell>
          <table:table-cell/>
          <table:table-cell table:formula="of:=([.C346]-[.D346]*[.$I$2])/[.H346]" office:value-type="float" office:value="-2.73918180215508" calcext:value-type="float">
            <text:p>-2,73918180215508</text:p>
          </table:table-cell>
          <table:table-cell/>
        </table:table-row>
        <table:table-row table:style-name="ro1">
          <table:table-cell table:formula="of:=[.A346]+1/17875" office:value-type="float" office:value="0.0193006993006993" calcext:value-type="float">
            <text:p>0,019300699300699</text:p>
          </table:table-cell>
          <table:table-cell table:formula="of:=[.D347]*50" office:value-type="float" office:value="0.0801086425" calcext:value-type="float">
            <text:p>0,0801086425</text:p>
          </table:table-cell>
          <table:table-cell office:value-type="float" office:value="-71.860199" calcext:value-type="float">
            <text:p>-71,860199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46]+[.C347]*[.D347]" office:value-type="float" office:value="79468.6305875409" calcext:value-type="float">
            <text:p>79468,6305875409</text:p>
          </table:table-cell>
          <table:table-cell table:formula="of:=[.G346]+[.D347]^2" office:value-type="float" office:value="890.442870695003" calcext:value-type="float">
            <text:p>890,442870695003</text:p>
          </table:table-cell>
          <table:table-cell table:formula="of:=([.D347]-[.D346])*17875" office:value-type="float" office:value="0" calcext:value-type="float">
            <text:p>0</text:p>
          </table:table-cell>
          <table:table-cell/>
          <table:table-cell table:formula="of:=([.C347]-[.D347]*[.$I$2])/[.H34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47]+1/17875" office:value-type="float" office:value="0.0193566433566434" calcext:value-type="float">
            <text:p>0,019356643356643</text:p>
          </table:table-cell>
          <table:table-cell table:formula="of:=[.D348]*50" office:value-type="float" office:value="0.0801086425" calcext:value-type="float">
            <text:p>0,0801086425</text:p>
          </table:table-cell>
          <table:table-cell office:value-type="float" office:value="-66.8640289" calcext:value-type="float">
            <text:p>-66,8640289</text:p>
          </table:table-cell>
          <table:table-cell office:value-type="float" office:value="0.00160217285" calcext:value-type="float">
            <text:p>0,00160217285</text:p>
          </table:table-cell>
          <table:table-cell/>
          <table:table-cell table:formula="of:=[.F347]+[.C348]*[.D348]" office:value-type="float" office:value="79468.5234598092" calcext:value-type="float">
            <text:p>79468,5234598092</text:p>
          </table:table-cell>
          <table:table-cell table:formula="of:=[.G347]+[.D348]^2" office:value-type="float" office:value="890.44287326196" calcext:value-type="float">
            <text:p>890,44287326196</text:p>
          </table:table-cell>
          <table:table-cell table:formula="of:=([.D348]-[.D347])*17875" office:value-type="float" office:value="0" calcext:value-type="float">
            <text:p>0</text:p>
          </table:table-cell>
          <table:table-cell/>
          <table:table-cell table:formula="of:=([.C348]-[.D348]*[.$I$2])/[.H34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48]+1/17875" office:value-type="float" office:value="0.0194125874125874" calcext:value-type="float">
            <text:p>0,019412587412588</text:p>
          </table:table-cell>
          <table:table-cell table:formula="of:=[.D349]*50" office:value-type="float" office:value="0" calcext:value-type="float">
            <text:p>0</text:p>
          </table:table-cell>
          <table:table-cell office:value-type="float" office:value="-60.5398407" calcext:value-type="float">
            <text:p>-60,53984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48]+[.C349]*[.D349]" office:value-type="float" office:value="79468.5234598092" calcext:value-type="float">
            <text:p>79468,5234598092</text:p>
          </table:table-cell>
          <table:table-cell table:formula="of:=[.G348]+[.D349]^2" office:value-type="float" office:value="890.44287326196" calcext:value-type="float">
            <text:p>890,44287326196</text:p>
          </table:table-cell>
          <table:table-cell table:formula="of:=([.D349]-[.D348])*17875" office:value-type="float" office:value="-28.63883969375" calcext:value-type="float">
            <text:p>-28,63883969375</text:p>
          </table:table-cell>
          <table:table-cell/>
          <table:table-cell table:formula="of:=([.C349]-[.D349]*[.$I$2])/[.H349]" office:value-type="float" office:value="2.11390689522983" calcext:value-type="float">
            <text:p>2,11390689522983</text:p>
          </table:table-cell>
          <table:table-cell/>
        </table:table-row>
        <table:table-row table:style-name="ro1">
          <table:table-cell table:formula="of:=[.A349]+1/17875" office:value-type="float" office:value="0.0194685314685315" calcext:value-type="float">
            <text:p>0,019468531468532</text:p>
          </table:table-cell>
          <table:table-cell table:formula="of:=[.D350]*50" office:value-type="float" office:value="0" calcext:value-type="float">
            <text:p>0</text:p>
          </table:table-cell>
          <table:table-cell office:value-type="float" office:value="-54.9057312" calcext:value-type="float">
            <text:p>-54,90573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49]+[.C350]*[.D350]" office:value-type="float" office:value="79468.5234598092" calcext:value-type="float">
            <text:p>79468,5234598092</text:p>
          </table:table-cell>
          <table:table-cell table:formula="of:=[.G349]+[.D350]^2" office:value-type="float" office:value="890.44287326196" calcext:value-type="float">
            <text:p>890,44287326196</text:p>
          </table:table-cell>
          <table:table-cell table:formula="of:=([.D350]-[.D349])*17875" office:value-type="float" office:value="0" calcext:value-type="float">
            <text:p>0</text:p>
          </table:table-cell>
          <table:table-cell/>
          <table:table-cell table:formula="of:=([.C350]-[.D350]*[.$I$2])/[.H350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 table:formula="of:=[.A350]+1/17875" office:value-type="float" office:value="0.0195244755244756" calcext:value-type="float">
            <text:p>0,019524475524476</text:p>
          </table:table-cell>
          <table:table-cell table:formula="of:=[.D351]*50" office:value-type="float" office:value="0" calcext:value-type="float">
            <text:p>0</text:p>
          </table:table-cell>
          <table:table-cell office:value-type="float" office:value="-47.9804077" calcext:value-type="float">
            <text:p>-47,98040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50]+[.C351]*[.D351]" office:value-type="float" office:value="79468.5234598092" calcext:value-type="float">
            <text:p>79468,5234598092</text:p>
          </table:table-cell>
          <table:table-cell table:formula="of:=[.G350]+[.D351]^2" office:value-type="float" office:value="890.44287326196" calcext:value-type="float">
            <text:p>890,44287326196</text:p>
          </table:table-cell>
          <table:table-cell table:formula="of:=([.D351]-[.D350])*17875" office:value-type="float" office:value="0" calcext:value-type="float">
            <text:p>0</text:p>
          </table:table-cell>
          <table:table-cell/>
          <table:table-cell table:formula="of:=([.C351]-[.D351]*[.$I$2])/[.H351]" office:value-type="string" office:string-value="" calcext:value-type="error">
            <text:p>#ДЕЛ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.00.0000</text:date>, <text:time style:data-style-name="N2" text:time-value="22:33:51.4708145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22:37:29.822415057</dc:date>
    <meta:editing-duration>PT36M13S</meta:editing-duration>
    <meta:editing-cycles>7</meta:editing-cycles>
    <meta:generator>LibreOffice/6.0.6.2$Linux_X86_64 LibreOffice_project/00m0$Build-2</meta:generator>
    <meta:document-statistic meta:table-count="1" meta:cell-count="28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logformattedvoltage.A2:logformattedvoltage.C351" svg:x="0.32cm" svg:y="0.18cm" svg:width="15.36cm" svg:height="8.64cm">
          <chartooo:coordinate-region svg:x="1.232cm" svg:y="0.379cm" svg:width="14.02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gformattedvoltage.B2:logformattedvoltage.B351" chart:class="chart:scatter">
            <chart:domain table:cell-range-address="logformattedvoltage.A2:logformattedvoltage.A351"/>
            <chart:data-point chart:repeated="350"/>
          </chart:series>
          <chart:series chart:style-name="ch6" chart:values-cell-range-address="logformattedvoltage.C2:logformattedvoltage.C351" chart:class="chart:scatter">
            <chart:data-point chart:repeated="3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formattedvoltage.A2:logformattedvoltage.A351</svg:desc>
                </draw:g>
              </table:table-cell>
              <table:table-cell office:value-type="float" office:value="0.6401062">
                <text:p>0.6401062</text:p>
                <draw:g>
                  <svg:desc>logformattedvoltage.B2:logformattedvoltage.B351</svg:desc>
                </draw:g>
              </table:table-cell>
              <table:table-cell office:value-type="float" office:value="0.159484863">
                <text:p>0.159484863</text:p>
                <draw:g>
                  <svg:desc>logformattedvoltage.C2:logformattedvoltage.C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59440559440559">
                <text:p>0.0000559440559440559</text:p>
              </table:table-cell>
              <table:table-cell office:value-type="float" office:value="0.64086914">
                <text:p>0.64086914</text:p>
              </table:table-cell>
              <table:table-cell office:value-type="float" office:value="5.31513977">
                <text:p>5.31513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11888111888112">
                <text:p>0.000111888111888112</text:p>
              </table:table-cell>
              <table:table-cell office:value-type="float" office:value="0.801086425">
                <text:p>0.801086425</text:p>
              </table:table-cell>
              <table:table-cell office:value-type="float" office:value="12.0840454">
                <text:p>12.0840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67832167832168">
                <text:p>0.000167832167832168</text:p>
              </table:table-cell>
              <table:table-cell office:value-type="float" office:value="0.800323485">
                <text:p>0.800323485</text:p>
              </table:table-cell>
              <table:table-cell office:value-type="float" office:value="17.7089539">
                <text:p>17.7089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3776223776224">
                <text:p>0.000223776223776224</text:p>
              </table:table-cell>
              <table:table-cell office:value-type="float" office:value="0.96054077">
                <text:p>0.96054077</text:p>
              </table:table-cell>
              <table:table-cell office:value-type="float" office:value="22.3800201">
                <text:p>22.3800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7972027972028">
                <text:p>0.00027972027972028</text:p>
              </table:table-cell>
              <table:table-cell office:value-type="float" office:value="1.041412355">
                <text:p>1.041412355</text:p>
              </table:table-cell>
              <table:table-cell office:value-type="float" office:value="28.5171204">
                <text:p>28.5171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35664335664336">
                <text:p>0.000335664335664336</text:p>
              </table:table-cell>
              <table:table-cell office:value-type="float" office:value="1.28250122">
                <text:p>1.28250122</text:p>
              </table:table-cell>
              <table:table-cell office:value-type="float" office:value="33.1881866">
                <text:p>33.1881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91608391608392">
                <text:p>0.000391608391608392</text:p>
              </table:table-cell>
              <table:table-cell office:value-type="float" office:value="1.52282715">
                <text:p>1.52282715</text:p>
              </table:table-cell>
              <table:table-cell office:value-type="float" office:value="38.0218048">
                <text:p>38.0218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47552447552448">
                <text:p>0.000447552447552448</text:p>
              </table:table-cell>
              <table:table-cell office:value-type="float" office:value="2.083587645">
                <text:p>2.083587645</text:p>
              </table:table-cell>
              <table:table-cell office:value-type="float" office:value="43.5025635">
                <text:p>43.5025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03496503496504">
                <text:p>0.000503496503496504</text:p>
              </table:table-cell>
              <table:table-cell office:value-type="float" office:value="2.4848938">
                <text:p>2.4848938</text:p>
              </table:table-cell>
              <table:table-cell office:value-type="float" office:value="48.3361816">
                <text:p>48.3361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5944055944056">
                <text:p>0.00055944055944056</text:p>
              </table:table-cell>
              <table:table-cell office:value-type="float" office:value="2.965545655">
                <text:p>2.965545655</text:p>
              </table:table-cell>
              <table:table-cell office:value-type="float" office:value="53.3292847">
                <text:p>53.3292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15384615384616">
                <text:p>0.000615384615384616</text:p>
              </table:table-cell>
              <table:table-cell office:value-type="float" office:value="3.607177735">
                <text:p>3.607177735</text:p>
              </table:table-cell>
              <table:table-cell office:value-type="float" office:value="57.1967926">
                <text:p>57.1967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71328671328671">
                <text:p>0.000671328671328671</text:p>
              </table:table-cell>
              <table:table-cell office:value-type="float" office:value="3.927612305">
                <text:p>3.927612305</text:p>
              </table:table-cell>
              <table:table-cell office:value-type="float" office:value="62.3524475">
                <text:p>62.3524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27272727272727">
                <text:p>0.000727272727272727</text:p>
              </table:table-cell>
              <table:table-cell office:value-type="float" office:value="4.568481445">
                <text:p>4.568481445</text:p>
              </table:table-cell>
              <table:table-cell office:value-type="float" office:value="67.1860657">
                <text:p>67.1860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83216783216783">
                <text:p>0.000783216783216783</text:p>
              </table:table-cell>
              <table:table-cell office:value-type="float" office:value="5.1300049">
                <text:p>5.1300049</text:p>
              </table:table-cell>
              <table:table-cell office:value-type="float" office:value="72.5042725">
                <text:p>72.5042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39160839160839">
                <text:p>0.000839160839160839</text:p>
              </table:table-cell>
              <table:table-cell office:value-type="float" office:value="5.61065675">
                <text:p>5.61065675</text:p>
              </table:table-cell>
              <table:table-cell office:value-type="float" office:value="76.853302">
                <text:p>76.853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95104895104895">
                <text:p>0.000895104895104895</text:p>
              </table:table-cell>
              <table:table-cell office:value-type="float" office:value="6.3278198">
                <text:p>6.3278198</text:p>
              </table:table-cell>
              <table:table-cell office:value-type="float" office:value="82.4383392">
                <text:p>82.4383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51048951048951">
                <text:p>0.000951048951048951</text:p>
              </table:table-cell>
              <table:table-cell office:value-type="float" office:value="6.96868895">
                <text:p>6.96868895</text:p>
              </table:table-cell>
              <table:table-cell office:value-type="float" office:value="87.4283752">
                <text:p>87.4283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0699300699301">
                <text:p>0.00100699300699301</text:p>
              </table:table-cell>
              <table:table-cell office:value-type="float" office:value="7.77511595">
                <text:p>7.77511595</text:p>
              </table:table-cell>
              <table:table-cell office:value-type="float" office:value="93.1268921">
                <text:p>93.1268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6293706293706">
                <text:p>0.00106293706293706</text:p>
              </table:table-cell>
              <table:table-cell office:value-type="float" office:value="8.0154419">
                <text:p>8.0154419</text:p>
              </table:table-cell>
              <table:table-cell office:value-type="float" office:value="98.1230621">
                <text:p>98.1230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1888111888112">
                <text:p>0.00111888111888112</text:p>
              </table:table-cell>
              <table:table-cell office:value-type="float" office:value="8.0101013">
                <text:p>8.0101013</text:p>
              </table:table-cell>
              <table:table-cell office:value-type="float" office:value="103.692764">
                <text:p>103.692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7482517482517">
                <text:p>0.00117482517482517</text:p>
              </table:table-cell>
              <table:table-cell office:value-type="float" office:value="8.4968567">
                <text:p>8.4968567</text:p>
              </table:table-cell>
              <table:table-cell office:value-type="float" office:value="108.434372">
                <text:p>108.434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3076923076923">
                <text:p>0.00123076923076923</text:p>
              </table:table-cell>
              <table:table-cell office:value-type="float" office:value="9.37805175">
                <text:p>9.37805175</text:p>
              </table:table-cell>
              <table:table-cell office:value-type="float" office:value="113.427475">
                <text:p>113.427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28671328671329">
                <text:p>0.00128671328671329</text:p>
              </table:table-cell>
              <table:table-cell office:value-type="float" office:value="10.3401184">
                <text:p>10.3401184</text:p>
              </table:table-cell>
              <table:table-cell office:value-type="float" office:value="117.779572">
                <text:p>117.779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4265734265734">
                <text:p>0.00134265734265734</text:p>
              </table:table-cell>
              <table:table-cell office:value-type="float" office:value="11.30218505">
                <text:p>11.30218505</text:p>
              </table:table-cell>
              <table:table-cell office:value-type="float" office:value="122.450638">
                <text:p>122.450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3986013986014">
                <text:p>0.0013986013986014</text:p>
              </table:table-cell>
              <table:table-cell office:value-type="float" office:value="12.2558594">
                <text:p>12.2558594</text:p>
              </table:table-cell>
              <table:table-cell office:value-type="float" office:value="126.876343">
                <text:p>126.876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5454545454545">
                <text:p>0.00145454545454545</text:p>
              </table:table-cell>
              <table:table-cell office:value-type="float" office:value="13.306427">
                <text:p>13.306427</text:p>
              </table:table-cell>
              <table:table-cell office:value-type="float" office:value="131.958389">
                <text:p>131.958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51048951048951">
                <text:p>0.00151048951048951</text:p>
              </table:table-cell>
              <table:table-cell office:value-type="float" office:value="14.49890135">
                <text:p>14.49890135</text:p>
              </table:table-cell>
              <table:table-cell office:value-type="float" office:value="136.055923">
                <text:p>136.055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56643356643357">
                <text:p>0.00156643356643357</text:p>
              </table:table-cell>
              <table:table-cell office:value-type="float" office:value="15.9515381">
                <text:p>15.9515381</text:p>
              </table:table-cell>
              <table:table-cell office:value-type="float" office:value="140.496964">
                <text:p>140.496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62237762237762">
                <text:p>0.00162237762237762</text:p>
              </table:table-cell>
              <table:table-cell office:value-type="float" office:value="17.3828125">
                <text:p>17.3828125</text:p>
              </table:table-cell>
              <table:table-cell office:value-type="float" office:value="144.266327">
                <text:p>144.266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67832167832168">
                <text:p>0.00167832167832168</text:p>
              </table:table-cell>
              <table:table-cell office:value-type="float" office:value="18.9971924">
                <text:p>18.9971924</text:p>
              </table:table-cell>
              <table:table-cell office:value-type="float" office:value="148.713501">
                <text:p>148.713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3426573426573">
                <text:p>0.00173426573426573</text:p>
              </table:table-cell>
              <table:table-cell office:value-type="float" office:value="20.7473755">
                <text:p>20.7473755</text:p>
              </table:table-cell>
              <table:table-cell office:value-type="float" office:value="151.995209">
                <text:p>151.995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79020979020979">
                <text:p>0.00179020979020979</text:p>
              </table:table-cell>
              <table:table-cell office:value-type="float" office:value="22.60513305">
                <text:p>22.60513305</text:p>
              </table:table-cell>
              <table:table-cell office:value-type="float" office:value="155.804443">
                <text:p>155.804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4615384615385">
                <text:p>0.00184615384615385</text:p>
              </table:table-cell>
              <table:table-cell office:value-type="float" office:value="24.76882935">
                <text:p>24.76882935</text:p>
              </table:table-cell>
              <table:table-cell office:value-type="float" office:value="159.346848">
                <text:p>159.346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9020979020979">
                <text:p>0.0019020979020979</text:p>
              </table:table-cell>
              <table:table-cell office:value-type="float" office:value="27.1736145">
                <text:p>27.1736145</text:p>
              </table:table-cell>
              <table:table-cell office:value-type="float" office:value="163.214355">
                <text:p>163.214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95804195804196">
                <text:p>0.00195804195804196</text:p>
              </table:table-cell>
              <table:table-cell office:value-type="float" office:value="29.57839965">
                <text:p>29.57839965</text:p>
              </table:table-cell>
              <table:table-cell office:value-type="float" office:value="166.759827">
                <text:p>166.759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01398601398601">
                <text:p>0.00201398601398601</text:p>
              </table:table-cell>
              <table:table-cell office:value-type="float" office:value="32.6248169">
                <text:p>32.6248169</text:p>
              </table:table-cell>
              <table:table-cell office:value-type="float" office:value="170.464783">
                <text:p>170.464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06993006993007">
                <text:p>0.00206993006993007</text:p>
              </table:table-cell>
              <table:table-cell office:value-type="float" office:value="35.9916687">
                <text:p>35.9916687</text:p>
              </table:table-cell>
              <table:table-cell office:value-type="float" office:value="174.169739">
                <text:p>174.169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12587412587412">
                <text:p>0.00212587412587412</text:p>
              </table:table-cell>
              <table:table-cell office:value-type="float" office:value="39.6789551">
                <text:p>39.6789551</text:p>
              </table:table-cell>
              <table:table-cell office:value-type="float" office:value="177.071136">
                <text:p>177.071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8181818181818">
                <text:p>0.00218181818181818</text:p>
              </table:table-cell>
              <table:table-cell office:value-type="float" office:value="43.2861328">
                <text:p>43.2861328</text:p>
              </table:table-cell>
              <table:table-cell office:value-type="float" office:value="180.454056">
                <text:p>180.4540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3776223776224">
                <text:p>0.00223776223776224</text:p>
              </table:table-cell>
              <table:table-cell office:value-type="float" office:value="47.61505125">
                <text:p>47.61505125</text:p>
              </table:table-cell>
              <table:table-cell office:value-type="float" office:value="183.355453">
                <text:p>183.355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29370629370629">
                <text:p>0.00229370629370629</text:p>
              </table:table-cell>
              <table:table-cell office:value-type="float" office:value="51.702881">
                <text:p>51.702881</text:p>
              </table:table-cell>
              <table:table-cell office:value-type="float" office:value="186.900925">
                <text:p>186.900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34965034965035">
                <text:p>0.00234965034965035</text:p>
              </table:table-cell>
              <table:table-cell office:value-type="float" office:value="56.272125">
                <text:p>56.272125</text:p>
              </table:table-cell>
              <table:table-cell office:value-type="float" office:value="190.443329">
                <text:p>190.4433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055944055944">
                <text:p>0.0024055944055944</text:p>
              </table:table-cell>
              <table:table-cell office:value-type="float" office:value="60.8802795">
                <text:p>60.8802795</text:p>
              </table:table-cell>
              <table:table-cell office:value-type="float" office:value="194.01947">
                <text:p>194.01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46153846153846">
                <text:p>0.00246153846153846</text:p>
              </table:table-cell>
              <table:table-cell office:value-type="float" office:value="65.6944275">
                <text:p>65.6944275</text:p>
              </table:table-cell>
              <table:table-cell office:value-type="float" office:value="197.344116">
                <text:p>197.344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51748251748252">
                <text:p>0.00251748251748252</text:p>
              </table:table-cell>
              <table:table-cell office:value-type="float" office:value="70.1393125">
                <text:p>70.1393125</text:p>
              </table:table-cell>
              <table:table-cell office:value-type="float" office:value="200.432602">
                <text:p>200.432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57342657342657">
                <text:p>0.00257342657342657</text:p>
              </table:table-cell>
              <table:table-cell office:value-type="float" office:value="74.308014">
                <text:p>74.308014</text:p>
              </table:table-cell>
              <table:table-cell office:value-type="float" office:value="203.656036">
                <text:p>203.656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2937062937063">
                <text:p>0.00262937062937063</text:p>
              </table:table-cell>
              <table:table-cell office:value-type="float" office:value="78.1555175">
                <text:p>78.1555175</text:p>
              </table:table-cell>
              <table:table-cell office:value-type="float" office:value="206.716919">
                <text:p>206.7169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68531468531468">
                <text:p>0.00268531468531468</text:p>
              </table:table-cell>
              <table:table-cell office:value-type="float" office:value="82.484436">
                <text:p>82.484436</text:p>
              </table:table-cell>
              <table:table-cell office:value-type="float" office:value="209.940353">
                <text:p>209.940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74125874125874">
                <text:p>0.00274125874125874</text:p>
              </table:table-cell>
              <table:table-cell office:value-type="float" office:value="86.091614">
                <text:p>86.091614</text:p>
              </table:table-cell>
              <table:table-cell office:value-type="float" office:value="213.001236">
                <text:p>213.001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79720279720279">
                <text:p>0.00279720279720279</text:p>
              </table:table-cell>
              <table:table-cell office:value-type="float" office:value="89.859009">
                <text:p>89.859009</text:p>
              </table:table-cell>
              <table:table-cell office:value-type="float" office:value="215.740082">
                <text:p>215.7400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85314685314685">
                <text:p>0.00285314685314685</text:p>
              </table:table-cell>
              <table:table-cell office:value-type="float" office:value="93.786621">
                <text:p>93.786621</text:p>
              </table:table-cell>
              <table:table-cell office:value-type="float" office:value="218.641479">
                <text:p>218.6414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90909090909091">
                <text:p>0.00290909090909091</text:p>
              </table:table-cell>
              <table:table-cell office:value-type="float" office:value="96.9932555">
                <text:p>96.9932555</text:p>
              </table:table-cell>
              <table:table-cell office:value-type="float" office:value="221.058289">
                <text:p>221.058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96503496503496">
                <text:p>0.00296503496503496</text:p>
              </table:table-cell>
              <table:table-cell office:value-type="float" office:value="100.19989">
                <text:p>100.19989</text:p>
              </table:table-cell>
              <table:table-cell office:value-type="float" office:value="223.475098">
                <text:p>223.475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02097902097902">
                <text:p>0.00302097902097902</text:p>
              </table:table-cell>
              <table:table-cell office:value-type="float" office:value="103.0052185">
                <text:p>103.0052185</text:p>
              </table:table-cell>
              <table:table-cell office:value-type="float" office:value="226.051392">
                <text:p>226.0513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07692307692307">
                <text:p>0.00307692307692307</text:p>
              </table:table-cell>
              <table:table-cell office:value-type="float" office:value="105.8914185">
                <text:p>105.8914185</text:p>
              </table:table-cell>
              <table:table-cell office:value-type="float" office:value="227.664642">
                <text:p>227.664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13286713286713">
                <text:p>0.00313286713286713</text:p>
              </table:table-cell>
              <table:table-cell office:value-type="float" office:value="108.944702">
                <text:p>108.944702</text:p>
              </table:table-cell>
              <table:table-cell office:value-type="float" office:value="229.925034">
                <text:p>229.925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18881118881119">
                <text:p>0.00318881118881119</text:p>
              </table:table-cell>
              <table:table-cell office:value-type="float" office:value="111.26709">
                <text:p>111.26709</text:p>
              </table:table-cell>
              <table:table-cell office:value-type="float" office:value="232.179291">
                <text:p>232.179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24475524475524">
                <text:p>0.00324475524475524</text:p>
              </table:table-cell>
              <table:table-cell office:value-type="float" office:value="113.8267515">
                <text:p>113.8267515</text:p>
              </table:table-cell>
              <table:table-cell office:value-type="float" office:value="234.91507">
                <text:p>234.915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3006993006993">
                <text:p>0.0033006993006993</text:p>
              </table:table-cell>
              <table:table-cell office:value-type="float" office:value="116.151428">
                <text:p>116.151428</text:p>
              </table:table-cell>
              <table:table-cell office:value-type="float" office:value="237.491364">
                <text:p>237.491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35664335664335">
                <text:p>0.00335664335664335</text:p>
              </table:table-cell>
              <table:table-cell office:value-type="float" office:value="118.4761045">
                <text:p>118.4761045</text:p>
              </table:table-cell>
              <table:table-cell office:value-type="float" office:value="240.070724">
                <text:p>240.070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41258741258741">
                <text:p>0.00341258741258741</text:p>
              </table:table-cell>
              <table:table-cell office:value-type="float" office:value="120.4795835">
                <text:p>120.4795835</text:p>
              </table:table-cell>
              <table:table-cell office:value-type="float" office:value="242.002945">
                <text:p>242.002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46853146853146">
                <text:p>0.00346853146853146</text:p>
              </table:table-cell>
              <table:table-cell office:value-type="float" office:value="123.526001">
                <text:p>123.526001</text:p>
              </table:table-cell>
              <table:table-cell office:value-type="float" office:value="244.582306">
                <text:p>244.582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52447552447552">
                <text:p>0.00352447552447552</text:p>
              </table:table-cell>
              <table:table-cell office:value-type="float" office:value="126.412201">
                <text:p>126.412201</text:p>
              </table:table-cell>
              <table:table-cell office:value-type="float" office:value="246.999115">
                <text:p>246.9991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58041958041958">
                <text:p>0.00358041958041958</text:p>
              </table:table-cell>
              <table:table-cell office:value-type="float" office:value="129.057312">
                <text:p>129.057312</text:p>
              </table:table-cell>
              <table:table-cell office:value-type="float" office:value="249.253372">
                <text:p>249.2533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63636363636363">
                <text:p>0.00363636363636363</text:p>
              </table:table-cell>
              <table:table-cell office:value-type="float" office:value="131.3819885">
                <text:p>131.3819885</text:p>
              </table:table-cell>
              <table:table-cell office:value-type="float" office:value="251.670181">
                <text:p>251.670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69230769230769">
                <text:p>0.00369230769230769</text:p>
              </table:table-cell>
              <table:table-cell office:value-type="float" office:value="133.065033">
                <text:p>133.065033</text:p>
              </table:table-cell>
              <table:table-cell office:value-type="float" office:value="253.605469">
                <text:p>253.6054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74825174825174">
                <text:p>0.00374825174825174</text:p>
              </table:table-cell>
              <table:table-cell office:value-type="float" office:value="135.309601">
                <text:p>135.309601</text:p>
              </table:table-cell>
              <table:table-cell office:value-type="float" office:value="255.537689">
                <text:p>255.537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8041958041958">
                <text:p>0.0038041958041958</text:p>
              </table:table-cell>
              <table:table-cell office:value-type="float" office:value="137.1650695">
                <text:p>137.1650695</text:p>
              </table:table-cell>
              <table:table-cell office:value-type="float" office:value="257.482178">
                <text:p>257.482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6013986013986">
                <text:p>0.00386013986013986</text:p>
              </table:table-cell>
              <table:table-cell office:value-type="float" office:value="138.7565615">
                <text:p>138.7565615</text:p>
              </table:table-cell>
              <table:table-cell office:value-type="float" office:value="259.242645">
                <text:p>259.242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91608391608391">
                <text:p>0.00391608391608391</text:p>
              </table:table-cell>
              <table:table-cell office:value-type="float" office:value="140.0253295">
                <text:p>140.0253295</text:p>
              </table:table-cell>
              <table:table-cell office:value-type="float" office:value="260.840576">
                <text:p>260.8405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97202797202797">
                <text:p>0.00397202797202797</text:p>
              </table:table-cell>
              <table:table-cell office:value-type="float" office:value="141.883087">
                <text:p>141.883087</text:p>
              </table:table-cell>
              <table:table-cell office:value-type="float" office:value="262.788116">
                <text:p>262.788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02797202797202">
                <text:p>0.00402797202797202</text:p>
              </table:table-cell>
              <table:table-cell office:value-type="float" office:value="143.4059145">
                <text:p>143.4059145</text:p>
              </table:table-cell>
              <table:table-cell office:value-type="float" office:value="264.560852">
                <text:p>264.56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08391608391608">
                <text:p>0.00408391608391608</text:p>
              </table:table-cell>
              <table:table-cell office:value-type="float" office:value="144.608307">
                <text:p>144.608307</text:p>
              </table:table-cell>
              <table:table-cell office:value-type="float" office:value="266.333588">
                <text:p>266.333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13986013986014">
                <text:p>0.00413986013986014</text:p>
              </table:table-cell>
              <table:table-cell office:value-type="float" office:value="146.0510255">
                <text:p>146.0510255</text:p>
              </table:table-cell>
              <table:table-cell office:value-type="float" office:value="267.459167">
                <text:p>267.4591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19580419580419">
                <text:p>0.00419580419580419</text:p>
              </table:table-cell>
              <table:table-cell office:value-type="float" office:value="147.253418">
                <text:p>147.253418</text:p>
              </table:table-cell>
              <table:table-cell office:value-type="float" office:value="268.265808">
                <text:p>268.265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5174825174825">
                <text:p>0.00425174825174825</text:p>
              </table:table-cell>
              <table:table-cell office:value-type="float" office:value="148.4558105">
                <text:p>148.4558105</text:p>
              </table:table-cell>
              <table:table-cell office:value-type="float" office:value="269.072449">
                <text:p>269.072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30769230769231">
                <text:p>0.00430769230769231</text:p>
              </table:table-cell>
              <table:table-cell office:value-type="float" office:value="149.497986">
                <text:p>149.497986</text:p>
              </table:table-cell>
              <table:table-cell office:value-type="float" office:value="269.875977">
                <text:p>269.8759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36363636363636">
                <text:p>0.00436363636363636</text:p>
              </table:table-cell>
              <table:table-cell office:value-type="float" office:value="150.379944">
                <text:p>150.379944</text:p>
              </table:table-cell>
              <table:table-cell office:value-type="float" office:value="270.201111">
                <text:p>270.201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41958041958042">
                <text:p>0.00441958041958042</text:p>
              </table:table-cell>
              <table:table-cell office:value-type="float" office:value="151.181793">
                <text:p>151.181793</text:p>
              </table:table-cell>
              <table:table-cell office:value-type="float" office:value="270.523132">
                <text:p>270.523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47552447552448">
                <text:p>0.00447552447552448</text:p>
              </table:table-cell>
              <table:table-cell office:value-type="float" office:value="151.902771">
                <text:p>151.902771</text:p>
              </table:table-cell>
              <table:table-cell office:value-type="float" office:value="271.004639">
                <text:p>271.0046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53146853146853">
                <text:p>0.00453146853146853</text:p>
              </table:table-cell>
              <table:table-cell office:value-type="float" office:value="152.544403">
                <text:p>152.544403</text:p>
              </table:table-cell>
              <table:table-cell office:value-type="float" office:value="271.326691">
                <text:p>271.326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58741258741259">
                <text:p>0.00458741258741259</text:p>
              </table:table-cell>
              <table:table-cell office:value-type="float" office:value="153.1051635">
                <text:p>153.1051635</text:p>
              </table:table-cell>
              <table:table-cell office:value-type="float" office:value="271.648743">
                <text:p>271.6487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64335664335664">
                <text:p>0.00464335664335664</text:p>
              </table:table-cell>
              <table:table-cell office:value-type="float" office:value="153.5064695">
                <text:p>153.5064695</text:p>
              </table:table-cell>
              <table:table-cell office:value-type="float" office:value="271.811279">
                <text:p>271.8112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6993006993007">
                <text:p>0.0046993006993007</text:p>
              </table:table-cell>
              <table:table-cell office:value-type="float" office:value="154.147339">
                <text:p>154.147339</text:p>
              </table:table-cell>
              <table:table-cell office:value-type="float" office:value="272.133301">
                <text:p>272.1333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75524475524476">
                <text:p>0.00475524475524476</text:p>
              </table:table-cell>
              <table:table-cell office:value-type="float" office:value="154.4677735">
                <text:p>154.4677735</text:p>
              </table:table-cell>
              <table:table-cell office:value-type="float" office:value="272.455353">
                <text:p>272.4553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81118881118881">
                <text:p>0.00481118881118881</text:p>
              </table:table-cell>
              <table:table-cell office:value-type="float" office:value="154.949188">
                <text:p>154.949188</text:p>
              </table:table-cell>
              <table:table-cell office:value-type="float" office:value="272.455353">
                <text:p>272.455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86713286713287">
                <text:p>0.00486713286713287</text:p>
              </table:table-cell>
              <table:table-cell office:value-type="float" office:value="155.189514">
                <text:p>155.189514</text:p>
              </table:table-cell>
              <table:table-cell office:value-type="float" office:value="272.777405">
                <text:p>272.7774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92307692307693">
                <text:p>0.00492307692307693</text:p>
              </table:table-cell>
              <table:table-cell office:value-type="float" office:value="155.42984">
                <text:p>155.42984</text:p>
              </table:table-cell>
              <table:table-cell office:value-type="float" office:value="273.099426">
                <text:p>273.0994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97902097902098">
                <text:p>0.00497902097902098</text:p>
              </table:table-cell>
              <table:table-cell office:value-type="float" office:value="155.5099485">
                <text:p>155.5099485</text:p>
              </table:table-cell>
              <table:table-cell office:value-type="float" office:value="273.099426">
                <text:p>273.0994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03496503496504">
                <text:p>0.00503496503496504</text:p>
              </table:table-cell>
              <table:table-cell office:value-type="float" office:value="155.7502745">
                <text:p>155.7502745</text:p>
              </table:table-cell>
              <table:table-cell office:value-type="float" office:value="273.261963">
                <text:p>273.2619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09090909090909">
                <text:p>0.00509090909090909</text:p>
              </table:table-cell>
              <table:table-cell office:value-type="float" office:value="155.911255">
                <text:p>155.911255</text:p>
              </table:table-cell>
              <table:table-cell office:value-type="float" office:value="273.421448">
                <text:p>273.421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14685314685315">
                <text:p>0.00514685314685315</text:p>
              </table:table-cell>
              <table:table-cell office:value-type="float" office:value="156.071472">
                <text:p>156.071472</text:p>
              </table:table-cell>
              <table:table-cell office:value-type="float" office:value="273.584015">
                <text:p>273.584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20279720279721">
                <text:p>0.00520279720279721</text:p>
              </table:table-cell>
              <table:table-cell office:value-type="float" office:value="156.8725585">
                <text:p>156.8725585</text:p>
              </table:table-cell>
              <table:table-cell office:value-type="float" office:value="273.7435">
                <text:p>273.7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25874125874126">
                <text:p>0.00525874125874126</text:p>
              </table:table-cell>
              <table:table-cell office:value-type="float" office:value="157.834625">
                <text:p>157.834625</text:p>
              </table:table-cell>
              <table:table-cell office:value-type="float" office:value="273.906067">
                <text:p>273.9060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31468531468532">
                <text:p>0.00531468531468532</text:p>
              </table:table-cell>
              <table:table-cell office:value-type="float" office:value="158.3961485">
                <text:p>158.3961485</text:p>
              </table:table-cell>
              <table:table-cell office:value-type="float" office:value="274.065552">
                <text:p>274.065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37062937062938">
                <text:p>0.00537062937062938</text:p>
              </table:table-cell>
              <table:table-cell office:value-type="float" office:value="159.197235">
                <text:p>159.197235</text:p>
              </table:table-cell>
              <table:table-cell office:value-type="float" office:value="274.228088">
                <text:p>274.228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42657342657343">
                <text:p>0.00542657342657343</text:p>
              </table:table-cell>
              <table:table-cell office:value-type="float" office:value="159.918976">
                <text:p>159.918976</text:p>
              </table:table-cell>
              <table:table-cell office:value-type="float" office:value="274.065552">
                <text:p>274.065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48251748251749">
                <text:p>0.00548251748251749</text:p>
              </table:table-cell>
              <table:table-cell office:value-type="float" office:value="160.319519">
                <text:p>160.319519</text:p>
              </table:table-cell>
              <table:table-cell office:value-type="float" office:value="274.387573">
                <text:p>274.387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53846153846154">
                <text:p>0.00553846153846154</text:p>
              </table:table-cell>
              <table:table-cell office:value-type="float" office:value="160.559845">
                <text:p>160.559845</text:p>
              </table:table-cell>
              <table:table-cell office:value-type="float" office:value="274.387573">
                <text:p>274.3875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5944055944056">
                <text:p>0.0055944055944056</text:p>
              </table:table-cell>
              <table:table-cell office:value-type="float" office:value="160.6407165">
                <text:p>160.6407165</text:p>
              </table:table-cell>
              <table:table-cell office:value-type="float" office:value="274.387573">
                <text:p>274.3875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565034965034966">
                <text:p>0.00565034965034966</text:p>
              </table:table-cell>
              <table:table-cell office:value-type="float" office:value="160.800934">
                <text:p>160.800934</text:p>
              </table:table-cell>
              <table:table-cell office:value-type="float" office:value="274.55011">
                <text:p>274.550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570629370629371">
                <text:p>0.00570629370629371</text:p>
              </table:table-cell>
              <table:table-cell office:value-type="float" office:value="160.8535765">
                <text:p>160.8535765</text:p>
              </table:table-cell>
              <table:table-cell office:value-type="float" office:value="274.528656">
                <text:p>274.528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76223776223777">
                <text:p>0.00576223776223777</text:p>
              </table:table-cell>
              <table:table-cell office:value-type="float" office:value="160.961151">
                <text:p>160.961151</text:p>
              </table:table-cell>
              <table:table-cell office:value-type="float" office:value="274.709595">
                <text:p>274.709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81818181818183">
                <text:p>0.00581818181818183</text:p>
              </table:table-cell>
              <table:table-cell office:value-type="float" office:value="160.961151">
                <text:p>160.961151</text:p>
              </table:table-cell>
              <table:table-cell office:value-type="float" office:value="274.872162">
                <text:p>274.8721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87412587412588">
                <text:p>0.00587412587412588</text:p>
              </table:table-cell>
              <table:table-cell office:value-type="float" office:value="161.04126">
                <text:p>161.04126</text:p>
              </table:table-cell>
              <table:table-cell office:value-type="float" office:value="275.034729">
                <text:p>275.034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93006993006994">
                <text:p>0.00593006993006994</text:p>
              </table:table-cell>
              <table:table-cell office:value-type="float" office:value="160.773468">
                <text:p>160.773468</text:p>
              </table:table-cell>
              <table:table-cell office:value-type="float" office:value="274.847626">
                <text:p>274.847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986013986014">
                <text:p>0.005986013986014</text:p>
              </table:table-cell>
              <table:table-cell office:value-type="float" office:value="160.8810425">
                <text:p>160.8810425</text:p>
              </table:table-cell>
              <table:table-cell office:value-type="float" office:value="275.034729">
                <text:p>275.0347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604195804195805">
                <text:p>0.00604195804195805</text:p>
              </table:table-cell>
              <table:table-cell office:value-type="float" office:value="160.800934">
                <text:p>160.800934</text:p>
              </table:table-cell>
              <table:table-cell office:value-type="float" office:value="275.194214">
                <text:p>275.194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09790209790211">
                <text:p>0.00609790209790211</text:p>
              </table:table-cell>
              <table:table-cell office:value-type="float" office:value="160.8810425">
                <text:p>160.8810425</text:p>
              </table:table-cell>
              <table:table-cell office:value-type="float" office:value="275.034729">
                <text:p>275.0347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15384615384616">
                <text:p>0.00615384615384616</text:p>
              </table:table-cell>
              <table:table-cell office:value-type="float" office:value="160.720825">
                <text:p>160.720825</text:p>
              </table:table-cell>
              <table:table-cell office:value-type="float" office:value="275.194214">
                <text:p>275.1942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20979020979022">
                <text:p>0.00620979020979022</text:p>
              </table:table-cell>
              <table:table-cell office:value-type="float" office:value="160.6933595">
                <text:p>160.6933595</text:p>
              </table:table-cell>
              <table:table-cell office:value-type="float" office:value="275.010193">
                <text:p>275.010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26573426573428">
                <text:p>0.00626573426573428</text:p>
              </table:table-cell>
              <table:table-cell office:value-type="float" office:value="160.800934">
                <text:p>160.800934</text:p>
              </table:table-cell>
              <table:table-cell office:value-type="float" office:value="275.194214">
                <text:p>275.1942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32167832167833">
                <text:p>0.00632167832167833</text:p>
              </table:table-cell>
              <table:table-cell office:value-type="float" office:value="160.6132505">
                <text:p>160.6132505</text:p>
              </table:table-cell>
              <table:table-cell office:value-type="float" office:value="275.010193">
                <text:p>275.0101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37762237762239">
                <text:p>0.00637762237762239</text:p>
              </table:table-cell>
              <table:table-cell office:value-type="float" office:value="160.559845">
                <text:p>160.559845</text:p>
              </table:table-cell>
              <table:table-cell office:value-type="float" office:value="275.194214">
                <text:p>275.1942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643356643356645">
                <text:p>0.00643356643356645</text:p>
              </table:table-cell>
              <table:table-cell office:value-type="float" office:value="160.4797365">
                <text:p>160.4797365</text:p>
              </table:table-cell>
              <table:table-cell office:value-type="float" office:value="275.194214">
                <text:p>275.1942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4895104895105">
                <text:p>0.0064895104895105</text:p>
              </table:table-cell>
              <table:table-cell office:value-type="float" office:value="160.2394105">
                <text:p>160.2394105</text:p>
              </table:table-cell>
              <table:table-cell office:value-type="float" office:value="275.034729">
                <text:p>275.034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54545454545456">
                <text:p>0.00654545454545456</text:p>
              </table:table-cell>
              <table:table-cell office:value-type="float" office:value="160.159302">
                <text:p>160.159302</text:p>
              </table:table-cell>
              <table:table-cell office:value-type="float" office:value="274.709595">
                <text:p>274.709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660139860139861">
                <text:p>0.00660139860139861</text:p>
              </table:table-cell>
              <table:table-cell office:value-type="float" office:value="159.918976">
                <text:p>159.918976</text:p>
              </table:table-cell>
              <table:table-cell office:value-type="float" office:value="274.065552">
                <text:p>274.065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665734265734267">
                <text:p>0.00665734265734267</text:p>
              </table:table-cell>
              <table:table-cell office:value-type="float" office:value="159.4917295">
                <text:p>159.4917295</text:p>
              </table:table-cell>
              <table:table-cell office:value-type="float" office:value="273.240509">
                <text:p>273.2405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71328671328673">
                <text:p>0.00671328671328673</text:p>
              </table:table-cell>
              <table:table-cell office:value-type="float" office:value="159.277344">
                <text:p>159.277344</text:p>
              </table:table-cell>
              <table:table-cell office:value-type="float" office:value="271.489258">
                <text:p>271.489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76923076923078">
                <text:p>0.00676923076923078</text:p>
              </table:table-cell>
              <table:table-cell office:value-type="float" office:value="158.956909">
                <text:p>158.956909</text:p>
              </table:table-cell>
              <table:table-cell office:value-type="float" office:value="269.553955">
                <text:p>269.5539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82517482517484">
                <text:p>0.00682517482517484</text:p>
              </table:table-cell>
              <table:table-cell office:value-type="float" office:value="158.6364745">
                <text:p>158.6364745</text:p>
              </table:table-cell>
              <table:table-cell office:value-type="float" office:value="266.333588">
                <text:p>266.333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8811188811189">
                <text:p>0.0068811188811189</text:p>
              </table:table-cell>
              <table:table-cell office:value-type="float" office:value="157.674408">
                <text:p>157.674408</text:p>
              </table:table-cell>
              <table:table-cell office:value-type="float" office:value="263.110168">
                <text:p>263.1101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93706293706295">
                <text:p>0.00693706293706295</text:p>
              </table:table-cell>
              <table:table-cell office:value-type="float" office:value="156.047058">
                <text:p>156.047058</text:p>
              </table:table-cell>
              <table:table-cell office:value-type="float" office:value="259.230377">
                <text:p>259.2303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99300699300701">
                <text:p>0.00699300699300701</text:p>
              </table:table-cell>
              <table:table-cell office:value-type="float" office:value="154.3647765">
                <text:p>154.3647765</text:p>
              </table:table-cell>
              <table:table-cell office:value-type="float" office:value="255.850525">
                <text:p>255.850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04895104895106">
                <text:p>0.00704895104895106</text:p>
              </table:table-cell>
              <table:table-cell office:value-type="float" office:value="152.281952">
                <text:p>152.281952</text:p>
              </table:table-cell>
              <table:table-cell office:value-type="float" office:value="252.145569">
                <text:p>252.1455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10489510489512">
                <text:p>0.00710489510489512</text:p>
              </table:table-cell>
              <table:table-cell office:value-type="float" office:value="150.4600525">
                <text:p>150.4600525</text:p>
              </table:table-cell>
              <table:table-cell office:value-type="float" office:value="249.093887">
                <text:p>249.0938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16083916083918">
                <text:p>0.00716083916083918</text:p>
              </table:table-cell>
              <table:table-cell office:value-type="float" office:value="148.27652">
                <text:p>148.27652</text:p>
              </table:table-cell>
              <table:table-cell office:value-type="float" office:value="246.026871">
                <text:p>246.0268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21678321678323">
                <text:p>0.00721678321678323</text:p>
              </table:table-cell>
              <table:table-cell office:value-type="float" office:value="146.033478">
                <text:p>146.033478</text:p>
              </table:table-cell>
              <table:table-cell office:value-type="float" office:value="242.806503">
                <text:p>242.8065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27272727272729">
                <text:p>0.00727272727272729</text:p>
              </table:table-cell>
              <table:table-cell office:value-type="float" office:value="143.9674375">
                <text:p>143.9674375</text:p>
              </table:table-cell>
              <table:table-cell office:value-type="float" office:value="240.230209">
                <text:p>240.230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32867132867135">
                <text:p>0.00732867132867135</text:p>
              </table:table-cell>
              <table:table-cell office:value-type="float" office:value="141.8029785">
                <text:p>141.8029785</text:p>
              </table:table-cell>
              <table:table-cell office:value-type="float" office:value="237.491364">
                <text:p>237.4913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3846153846154">
                <text:p>0.0073846153846154</text:p>
              </table:table-cell>
              <table:table-cell office:value-type="float" office:value="140.19928">
                <text:p>140.19928</text:p>
              </table:table-cell>
              <table:table-cell office:value-type="float" office:value="234.752518">
                <text:p>234.7525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44055944055946">
                <text:p>0.00744055944055946</text:p>
              </table:table-cell>
              <table:table-cell office:value-type="float" office:value="138.356018">
                <text:p>138.356018</text:p>
              </table:table-cell>
              <table:table-cell office:value-type="float" office:value="231.691635">
                <text:p>231.6916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49650349650351">
                <text:p>0.00749650349650351</text:p>
              </table:table-cell>
              <table:table-cell office:value-type="float" office:value="135.7910155">
                <text:p>135.7910155</text:p>
              </table:table-cell>
              <table:table-cell office:value-type="float" office:value="228.790237">
                <text:p>228.7902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55244755244757">
                <text:p>0.00755244755244757</text:p>
              </table:table-cell>
              <table:table-cell office:value-type="float" office:value="133.1451415">
                <text:p>133.1451415</text:p>
              </table:table-cell>
              <table:table-cell office:value-type="float" office:value="225.56987">
                <text:p>225.569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60839160839163">
                <text:p>0.00760839160839163</text:p>
              </table:table-cell>
              <table:table-cell office:value-type="float" office:value="130.7403565">
                <text:p>130.7403565</text:p>
              </table:table-cell>
              <table:table-cell office:value-type="float" office:value="222.024399">
                <text:p>222.024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66433566433568">
                <text:p>0.00766433566433568</text:p>
              </table:table-cell>
              <table:table-cell office:value-type="float" office:value="128.2554625">
                <text:p>128.2554625</text:p>
              </table:table-cell>
              <table:table-cell office:value-type="float" office:value="218.319443">
                <text:p>218.3194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772027972027974">
                <text:p>0.00772027972027974</text:p>
              </table:table-cell>
              <table:table-cell office:value-type="float" office:value="125.6866455">
                <text:p>125.6866455</text:p>
              </table:table-cell>
              <table:table-cell office:value-type="float" office:value="214.792374">
                <text:p>214.792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7762237762238">
                <text:p>0.0077762237762238</text:p>
              </table:table-cell>
              <table:table-cell office:value-type="float" office:value="124.007416">
                <text:p>124.007416</text:p>
              </table:table-cell>
              <table:table-cell office:value-type="float" office:value="210.26239">
                <text:p>210.26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83216783216785">
                <text:p>0.00783216783216785</text:p>
              </table:table-cell>
              <table:table-cell office:value-type="float" office:value="122.402191">
                <text:p>122.402191</text:p>
              </table:table-cell>
              <table:table-cell office:value-type="float" office:value="205.775345">
                <text:p>205.7753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88811188811191">
                <text:p>0.00788811188811191</text:p>
              </table:table-cell>
              <table:table-cell office:value-type="float" office:value="120.3201295">
                <text:p>120.3201295</text:p>
              </table:table-cell>
              <table:table-cell office:value-type="float" office:value="201.401779">
                <text:p>201.4017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94405594405596">
                <text:p>0.00794405594405596</text:p>
              </table:table-cell>
              <table:table-cell office:value-type="float" office:value="117.8352355">
                <text:p>117.8352355</text:p>
              </table:table-cell>
              <table:table-cell office:value-type="float" office:value="196.568161">
                <text:p>196.5681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115.109253">
                <text:p>115.109253</text:p>
              </table:table-cell>
              <table:table-cell office:value-type="float" office:value="191.734543">
                <text:p>191.7345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05594405594407">
                <text:p>0.00805594405594407</text:p>
              </table:table-cell>
              <table:table-cell office:value-type="float" office:value="112.223816">
                <text:p>112.223816</text:p>
              </table:table-cell>
              <table:table-cell office:value-type="float" office:value="186.738373">
                <text:p>186.7383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11188811188813">
                <text:p>0.00811188811188813</text:p>
              </table:table-cell>
              <table:table-cell office:value-type="float" office:value="109.979248">
                <text:p>109.979248</text:p>
              </table:table-cell>
              <table:table-cell office:value-type="float" office:value="181.582718">
                <text:p>181.5827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16783216783218">
                <text:p>0.00816783216783218</text:p>
              </table:table-cell>
              <table:table-cell office:value-type="float" office:value="107.574463">
                <text:p>107.574463</text:p>
              </table:table-cell>
              <table:table-cell office:value-type="float" office:value="177.233688">
                <text:p>177.2336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822377622377624">
                <text:p>0.00822377622377624</text:p>
              </table:table-cell>
              <table:table-cell office:value-type="float" office:value="105.329895">
                <text:p>105.329895</text:p>
              </table:table-cell>
              <table:table-cell office:value-type="float" office:value="172.40007">
                <text:p>172.400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27972027972029">
                <text:p>0.00827972027972029</text:p>
              </table:table-cell>
              <table:table-cell office:value-type="float" office:value="102.845001">
                <text:p>102.845001</text:p>
              </table:table-cell>
              <table:table-cell office:value-type="float" office:value="167.888489">
                <text:p>167.8884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33566433566435">
                <text:p>0.00833566433566435</text:p>
              </table:table-cell>
              <table:table-cell office:value-type="float" office:value="100.3601075">
                <text:p>100.3601075</text:p>
              </table:table-cell>
              <table:table-cell office:value-type="float" office:value="163.536392">
                <text:p>163.5363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39160839160841">
                <text:p>0.00839160839160841</text:p>
              </table:table-cell>
              <table:table-cell office:value-type="float" office:value="97.9553225">
                <text:p>97.9553225</text:p>
              </table:table-cell>
              <table:table-cell office:value-type="float" office:value="158.380737">
                <text:p>158.3807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44755244755246">
                <text:p>0.00844755244755246</text:p>
              </table:table-cell>
              <table:table-cell office:value-type="float" office:value="95.133209">
                <text:p>95.133209</text:p>
              </table:table-cell>
              <table:table-cell office:value-type="float" office:value="153.973434">
                <text:p>153.9734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850349650349652">
                <text:p>0.00850349650349652</text:p>
              </table:table-cell>
              <table:table-cell office:value-type="float" office:value="92.602539">
                <text:p>92.602539</text:p>
              </table:table-cell>
              <table:table-cell office:value-type="float" office:value="149.096878">
                <text:p>149.096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55944055944057">
                <text:p>0.00855944055944057</text:p>
              </table:table-cell>
              <table:table-cell office:value-type="float" office:value="90.3396605">
                <text:p>90.3396605</text:p>
              </table:table-cell>
              <table:table-cell office:value-type="float" office:value="144.686508">
                <text:p>144.6865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61538461538463">
                <text:p>0.00861538461538463</text:p>
              </table:table-cell>
              <table:table-cell office:value-type="float" office:value="87.774658">
                <text:p>87.774658</text:p>
              </table:table-cell>
              <table:table-cell office:value-type="float" office:value="139.530853">
                <text:p>139.5308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67132867132868">
                <text:p>0.00867132867132868</text:p>
              </table:table-cell>
              <table:table-cell office:value-type="float" office:value="85.610199">
                <text:p>85.610199</text:p>
              </table:table-cell>
              <table:table-cell office:value-type="float" office:value="134.85672">
                <text:p>134.856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72727272727274">
                <text:p>0.00872727272727274</text:p>
              </table:table-cell>
              <table:table-cell office:value-type="float" office:value="83.0451965">
                <text:p>83.0451965</text:p>
              </table:table-cell>
              <table:table-cell office:value-type="float" office:value="129.863617">
                <text:p>129.8636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78321678321679">
                <text:p>0.00878321678321679</text:p>
              </table:table-cell>
              <table:table-cell office:value-type="float" office:value="80.5603025">
                <text:p>80.5603025</text:p>
              </table:table-cell>
              <table:table-cell office:value-type="float" office:value="124.707962">
                <text:p>124.7079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83916083916085">
                <text:p>0.00883916083916085</text:p>
              </table:table-cell>
              <table:table-cell office:value-type="float" office:value="78.075409">
                <text:p>78.075409</text:p>
              </table:table-cell>
              <table:table-cell office:value-type="float" office:value="119.227203">
                <text:p>119.2272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8951048951049">
                <text:p>0.0088951048951049</text:p>
              </table:table-cell>
              <table:table-cell office:value-type="float" office:value="75.590515">
                <text:p>75.590515</text:p>
              </table:table-cell>
              <table:table-cell office:value-type="float" office:value="114.071548">
                <text:p>114.0715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95104895104896">
                <text:p>0.00895104895104896</text:p>
              </table:table-cell>
              <table:table-cell office:value-type="float" office:value="73.056793">
                <text:p>73.056793</text:p>
              </table:table-cell>
              <table:table-cell office:value-type="float" office:value="108.523315">
                <text:p>108.523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00699300699302">
                <text:p>0.00900699300699302</text:p>
              </table:table-cell>
              <table:table-cell office:value-type="float" office:value="70.540619">
                <text:p>70.540619</text:p>
              </table:table-cell>
              <table:table-cell office:value-type="float" office:value="102.472092">
                <text:p>102.4720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906293706293707">
                <text:p>0.00906293706293707</text:p>
              </table:table-cell>
              <table:table-cell office:value-type="float" office:value="68.1358335">
                <text:p>68.1358335</text:p>
              </table:table-cell>
              <table:table-cell office:value-type="float" office:value="96.5098114">
                <text:p>96.50981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11888111888113">
                <text:p>0.00911888111888113</text:p>
              </table:table-cell>
              <table:table-cell office:value-type="float" office:value="65.65094">
                <text:p>65.65094</text:p>
              </table:table-cell>
              <table:table-cell office:value-type="float" office:value="90.2254944">
                <text:p>90.22549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917482517482518">
                <text:p>0.00917482517482518</text:p>
              </table:table-cell>
              <table:table-cell office:value-type="float" office:value="63.3262635">
                <text:p>63.3262635</text:p>
              </table:table-cell>
              <table:table-cell office:value-type="float" office:value="83.2971039">
                <text:p>83.29710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23076923076924">
                <text:p>0.00923076923076924</text:p>
              </table:table-cell>
              <table:table-cell office:value-type="float" office:value="60.4400635">
                <text:p>60.4400635</text:p>
              </table:table-cell>
              <table:table-cell office:value-type="float" office:value="78.3040009">
                <text:p>78.30400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8671328671329">
                <text:p>0.00928671328671329</text:p>
              </table:table-cell>
              <table:table-cell office:value-type="float" office:value="58.0352785">
                <text:p>58.0352785</text:p>
              </table:table-cell>
              <table:table-cell office:value-type="float" office:value="71.860199">
                <text:p>71.860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934265734265735">
                <text:p>0.00934265734265735</text:p>
              </table:table-cell>
              <table:table-cell office:value-type="float" office:value="55.22995">
                <text:p>55.22995</text:p>
              </table:table-cell>
              <table:table-cell office:value-type="float" office:value="66.8640289">
                <text:p>66.86402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93986013986014">
                <text:p>0.0093986013986014</text:p>
              </table:table-cell>
              <table:table-cell office:value-type="float" office:value="52.3895265">
                <text:p>52.3895265</text:p>
              </table:table-cell>
              <table:table-cell office:value-type="float" office:value="60.5398407">
                <text:p>60.53984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945454545454546">
                <text:p>0.00945454545454546</text:p>
              </table:table-cell>
              <table:table-cell office:value-type="float" office:value="49.8260498">
                <text:p>49.8260498</text:p>
              </table:table-cell>
              <table:table-cell office:value-type="float" office:value="54.9057312">
                <text:p>54.9057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951048951048951">
                <text:p>0.00951048951048951</text:p>
              </table:table-cell>
              <table:table-cell office:value-type="float" office:value="47.5830078">
                <text:p>47.5830078</text:p>
              </table:table-cell>
              <table:table-cell office:value-type="float" office:value="47.9804077">
                <text:p>47.98040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956643356643357">
                <text:p>0.00956643356643357</text:p>
              </table:table-cell>
              <table:table-cell office:value-type="float" office:value="45.07980345">
                <text:p>45.07980345</text:p>
              </table:table-cell>
              <table:table-cell office:value-type="float" office:value="42.4015045">
                <text:p>42.40150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62237762237763">
                <text:p>0.00962237762237763</text:p>
              </table:table-cell>
              <table:table-cell office:value-type="float" office:value="42.64450075">
                <text:p>42.64450075</text:p>
              </table:table-cell>
              <table:table-cell office:value-type="float" office:value="35.9300995">
                <text:p>35.9300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67832167832168">
                <text:p>0.00967832167832168</text:p>
              </table:table-cell>
              <table:table-cell office:value-type="float" office:value="40.34729005">
                <text:p>40.34729005</text:p>
              </table:table-cell>
              <table:table-cell office:value-type="float" office:value="29.8267365">
                <text:p>29.8267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973426573426574">
                <text:p>0.00973426573426574</text:p>
              </table:table-cell>
              <table:table-cell office:value-type="float" office:value="37.8349304">
                <text:p>37.8349304</text:p>
              </table:table-cell>
              <table:table-cell office:value-type="float" office:value="23.6835022">
                <text:p>23.68350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979020979020979">
                <text:p>0.00979020979020979</text:p>
              </table:table-cell>
              <table:table-cell office:value-type="float" office:value="35.43014525">
                <text:p>35.43014525</text:p>
              </table:table-cell>
              <table:table-cell office:value-type="float" office:value="17.5617371">
                <text:p>17.5617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84615384615385">
                <text:p>0.00984615384615385</text:p>
              </table:table-cell>
              <table:table-cell office:value-type="float" office:value="33.2435608">
                <text:p>33.2435608</text:p>
              </table:table-cell>
              <table:table-cell office:value-type="float" office:value="11.268219">
                <text:p>11.268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9020979020979">
                <text:p>0.0099020979020979</text:p>
              </table:table-cell>
              <table:table-cell office:value-type="float" office:value="30.94177245">
                <text:p>30.94177245</text:p>
              </table:table-cell>
              <table:table-cell office:value-type="float" office:value="5.31513977">
                <text:p>5.315139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95804195804196">
                <text:p>0.00995804195804196</text:p>
              </table:table-cell>
              <table:table-cell office:value-type="float" office:value="28.6972046">
                <text:p>28.697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0013986013986">
                <text:p>0.010013986013986</text:p>
              </table:table-cell>
              <table:table-cell office:value-type="float" office:value="26.3725281">
                <text:p>26.3725281</text:p>
              </table:table-cell>
              <table:table-cell office:value-type="float" office:value="-0.159484863">
                <text:p>-0.1594848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00699300699301">
                <text:p>0.0100699300699301</text:p>
              </table:table-cell>
              <table:table-cell office:value-type="float" office:value="24.04785155">
                <text:p>24.04785155</text:p>
              </table:table-cell>
              <table:table-cell office:value-type="float" office:value="-5.31513977">
                <text:p>-5.315139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1258741258741">
                <text:p>0.0101258741258741</text:p>
              </table:table-cell>
              <table:table-cell office:value-type="float" office:value="21.963501">
                <text:p>21.963501</text:p>
              </table:table-cell>
              <table:table-cell office:value-type="float" office:value="-12.0840454">
                <text:p>-12.08404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01818181818182">
                <text:p>0.0101818181818182</text:p>
              </table:table-cell>
              <table:table-cell office:value-type="float" office:value="19.79904175">
                <text:p>19.79904175</text:p>
              </table:table-cell>
              <table:table-cell office:value-type="float" office:value="-17.7089539">
                <text:p>-17.70895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2377622377622">
                <text:p>0.0102377622377622</text:p>
              </table:table-cell>
              <table:table-cell office:value-type="float" office:value="17.7947998">
                <text:p>17.7947998</text:p>
              </table:table-cell>
              <table:table-cell office:value-type="float" office:value="-22.3800201">
                <text:p>-22.38002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2937062937063">
                <text:p>0.0102937062937063</text:p>
              </table:table-cell>
              <table:table-cell office:value-type="float" office:value="15.55099485">
                <text:p>15.55099485</text:p>
              </table:table-cell>
              <table:table-cell office:value-type="float" office:value="-28.5171204">
                <text:p>-28.5171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3496503496503">
                <text:p>0.0103496503496503</text:p>
              </table:table-cell>
              <table:table-cell office:value-type="float" office:value="13.78707885">
                <text:p>13.78707885</text:p>
              </table:table-cell>
              <table:table-cell office:value-type="float" office:value="-33.1881866">
                <text:p>-33.18818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4055944055944">
                <text:p>0.0104055944055944</text:p>
              </table:table-cell>
              <table:table-cell office:value-type="float" office:value="12.18414305">
                <text:p>12.18414305</text:p>
              </table:table-cell>
              <table:table-cell office:value-type="float" office:value="-38.0218048">
                <text:p>-38.0218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04615384615385">
                <text:p>0.0104615384615385</text:p>
              </table:table-cell>
              <table:table-cell office:value-type="float" office:value="10.5003357">
                <text:p>10.5003357</text:p>
              </table:table-cell>
              <table:table-cell office:value-type="float" office:value="-43.5025635">
                <text:p>-43.50256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5174825174825">
                <text:p>0.0105174825174825</text:p>
              </table:table-cell>
              <table:table-cell office:value-type="float" office:value="9.13772585">
                <text:p>9.13772585</text:p>
              </table:table-cell>
              <table:table-cell office:value-type="float" office:value="-48.3361816">
                <text:p>-48.33618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5734265734266">
                <text:p>0.0105734265734266</text:p>
              </table:table-cell>
              <table:table-cell office:value-type="float" office:value="7.53479005">
                <text:p>7.53479005</text:p>
              </table:table-cell>
              <table:table-cell office:value-type="float" office:value="-53.3292847">
                <text:p>-53.32928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6293706293706">
                <text:p>0.0106293706293706</text:p>
              </table:table-cell>
              <table:table-cell office:value-type="float" office:value="6.09207155">
                <text:p>6.09207155</text:p>
              </table:table-cell>
              <table:table-cell office:value-type="float" office:value="-57.1967926">
                <text:p>-57.19679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06853146853147">
                <text:p>0.0106853146853147</text:p>
              </table:table-cell>
              <table:table-cell office:value-type="float" office:value="4.9697876">
                <text:p>4.9697876</text:p>
              </table:table-cell>
              <table:table-cell office:value-type="float" office:value="-62.3524475">
                <text:p>-62.3524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7412587412587">
                <text:p>0.0107412587412587</text:p>
              </table:table-cell>
              <table:table-cell office:value-type="float" office:value="3.687286375">
                <text:p>3.687286375</text:p>
              </table:table-cell>
              <table:table-cell office:value-type="float" office:value="-67.1860657">
                <text:p>-67.18606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7972027972028">
                <text:p>0.0107972027972028</text:p>
              </table:table-cell>
              <table:table-cell office:value-type="float" office:value="2.404785155">
                <text:p>2.404785155</text:p>
              </table:table-cell>
              <table:table-cell office:value-type="float" office:value="-72.5042725">
                <text:p>-72.50427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8531468531468">
                <text:p>0.0108531468531468</text:p>
              </table:table-cell>
              <table:table-cell office:value-type="float" office:value="1.20239258">
                <text:p>1.20239258</text:p>
              </table:table-cell>
              <table:table-cell office:value-type="float" office:value="-76.853302">
                <text:p>-76.8533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9090909090909">
                <text:p>0.0109090909090909</text:p>
              </table:table-cell>
              <table:table-cell office:value-type="float" office:value="0.160217285">
                <text:p>0.160217285</text:p>
              </table:table-cell>
              <table:table-cell office:value-type="float" office:value="-82.4383392">
                <text:p>-82.43833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965034965035">
                <text:p>0.010965034965035</text:p>
              </table:table-cell>
              <table:table-cell office:value-type="float" office:value="0">
                <text:p>0</text:p>
              </table:table-cell>
              <table:table-cell office:value-type="float" office:value="-87.4283752">
                <text:p>-87.42837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1020979020979">
                <text:p>0.011020979020979</text:p>
              </table:table-cell>
              <table:table-cell office:value-type="float" office:value="0">
                <text:p>0</text:p>
              </table:table-cell>
              <table:table-cell office:value-type="float" office:value="-93.1268921">
                <text:p>-93.12689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0769230769231">
                <text:p>0.0110769230769231</text:p>
              </table:table-cell>
              <table:table-cell office:value-type="float" office:value="0">
                <text:p>0</text:p>
              </table:table-cell>
              <table:table-cell office:value-type="float" office:value="-98.1230621">
                <text:p>-98.12306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1328671328671">
                <text:p>0.0111328671328671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103.692764">
                <text:p>-103.6927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1888111888112">
                <text:p>0.0111888111888112</text:p>
              </table:table-cell>
              <table:table-cell office:value-type="float" office:value="0">
                <text:p>0</text:p>
              </table:table-cell>
              <table:table-cell office:value-type="float" office:value="-108.434372">
                <text:p>-108.4343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2447552447552">
                <text:p>0.0112447552447552</text:p>
              </table:table-cell>
              <table:table-cell office:value-type="float" office:value="0">
                <text:p>0</text:p>
              </table:table-cell>
              <table:table-cell office:value-type="float" office:value="-113.427475">
                <text:p>-113.4274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13006993006993">
                <text:p>0.0113006993006993</text:p>
              </table:table-cell>
              <table:table-cell office:value-type="float" office:value="0">
                <text:p>0</text:p>
              </table:table-cell>
              <table:table-cell office:value-type="float" office:value="-117.779572">
                <text:p>-117.7795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13566433566433">
                <text:p>0.0113566433566433</text:p>
              </table:table-cell>
              <table:table-cell office:value-type="float" office:value="0">
                <text:p>0</text:p>
              </table:table-cell>
              <table:table-cell office:value-type="float" office:value="-122.450638">
                <text:p>-122.4506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14125874125874">
                <text:p>0.0114125874125874</text:p>
              </table:table-cell>
              <table:table-cell office:value-type="float" office:value="0">
                <text:p>0</text:p>
              </table:table-cell>
              <table:table-cell office:value-type="float" office:value="-126.876343">
                <text:p>-126.8763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14685314685315">
                <text:p>0.0114685314685315</text:p>
              </table:table-cell>
              <table:table-cell office:value-type="float" office:value="0">
                <text:p>0</text:p>
              </table:table-cell>
              <table:table-cell office:value-type="float" office:value="-131.958389">
                <text:p>-131.9583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15244755244755">
                <text:p>0.0115244755244755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136.055923">
                <text:p>-136.0559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15804195804196">
                <text:p>0.0115804195804196</text:p>
              </table:table-cell>
              <table:table-cell office:value-type="float" office:value="0">
                <text:p>0</text:p>
              </table:table-cell>
              <table:table-cell office:value-type="float" office:value="-140.496964">
                <text:p>-140.4969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16363636363636">
                <text:p>0.0116363636363636</text:p>
              </table:table-cell>
              <table:table-cell office:value-type="float" office:value="0">
                <text:p>0</text:p>
              </table:table-cell>
              <table:table-cell office:value-type="float" office:value="-144.266327">
                <text:p>-144.2663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16923076923077">
                <text:p>0.0116923076923077</text:p>
              </table:table-cell>
              <table:table-cell office:value-type="float" office:value="0">
                <text:p>0</text:p>
              </table:table-cell>
              <table:table-cell office:value-type="float" office:value="-148.713501">
                <text:p>-148.7135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17482517482517">
                <text:p>0.0117482517482517</text:p>
              </table:table-cell>
              <table:table-cell office:value-type="float" office:value="0">
                <text:p>0</text:p>
              </table:table-cell>
              <table:table-cell office:value-type="float" office:value="-151.995209">
                <text:p>-151.9952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18041958041958">
                <text:p>0.0118041958041958</text:p>
              </table:table-cell>
              <table:table-cell office:value-type="float" office:value="0">
                <text:p>0</text:p>
              </table:table-cell>
              <table:table-cell office:value-type="float" office:value="-155.804443">
                <text:p>-155.8044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18601398601398">
                <text:p>0.0118601398601398</text:p>
              </table:table-cell>
              <table:table-cell office:value-type="float" office:value="0">
                <text:p>0</text:p>
              </table:table-cell>
              <table:table-cell office:value-type="float" office:value="-159.346848">
                <text:p>-159.3468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19160839160839">
                <text:p>0.0119160839160839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163.214355">
                <text:p>-163.2143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1972027972028">
                <text:p>0.011972027972028</text:p>
              </table:table-cell>
              <table:table-cell office:value-type="float" office:value="0">
                <text:p>0</text:p>
              </table:table-cell>
              <table:table-cell office:value-type="float" office:value="-166.759827">
                <text:p>-166.7598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027972027972">
                <text:p>0.012027972027972</text:p>
              </table:table-cell>
              <table:table-cell office:value-type="float" office:value="0">
                <text:p>0</text:p>
              </table:table-cell>
              <table:table-cell office:value-type="float" office:value="-170.464783">
                <text:p>-170.4647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20839160839161">
                <text:p>0.0120839160839161</text:p>
              </table:table-cell>
              <table:table-cell office:value-type="float" office:value="0">
                <text:p>0</text:p>
              </table:table-cell>
              <table:table-cell office:value-type="float" office:value="-174.169739">
                <text:p>-174.169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21398601398601">
                <text:p>0.0121398601398601</text:p>
              </table:table-cell>
              <table:table-cell office:value-type="float" office:value="0">
                <text:p>0</text:p>
              </table:table-cell>
              <table:table-cell office:value-type="float" office:value="-177.071136">
                <text:p>-177.0711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21958041958042">
                <text:p>0.0121958041958042</text:p>
              </table:table-cell>
              <table:table-cell office:value-type="float" office:value="0">
                <text:p>0</text:p>
              </table:table-cell>
              <table:table-cell office:value-type="float" office:value="-180.454056">
                <text:p>-180.454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2517482517482">
                <text:p>0.0122517482517482</text:p>
              </table:table-cell>
              <table:table-cell office:value-type="float" office:value="0">
                <text:p>0</text:p>
              </table:table-cell>
              <table:table-cell office:value-type="float" office:value="-183.355453">
                <text:p>-183.3554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23076923076923">
                <text:p>0.0123076923076923</text:p>
              </table:table-cell>
              <table:table-cell office:value-type="float" office:value="0">
                <text:p>0</text:p>
              </table:table-cell>
              <table:table-cell office:value-type="float" office:value="-186.900925">
                <text:p>-186.9009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23636363636363">
                <text:p>0.0123636363636363</text:p>
              </table:table-cell>
              <table:table-cell office:value-type="float" office:value="0">
                <text:p>0</text:p>
              </table:table-cell>
              <table:table-cell office:value-type="float" office:value="-190.443329">
                <text:p>-190.4433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24195804195804">
                <text:p>0.0124195804195804</text:p>
              </table:table-cell>
              <table:table-cell office:value-type="float" office:value="0">
                <text:p>0</text:p>
              </table:table-cell>
              <table:table-cell office:value-type="float" office:value="-194.01947">
                <text:p>-194.019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24755244755245">
                <text:p>0.0124755244755245</text:p>
              </table:table-cell>
              <table:table-cell office:value-type="float" office:value="0">
                <text:p>0</text:p>
              </table:table-cell>
              <table:table-cell office:value-type="float" office:value="-197.344116">
                <text:p>-197.344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25314685314685">
                <text:p>0.0125314685314685</text:p>
              </table:table-cell>
              <table:table-cell office:value-type="float" office:value="0">
                <text:p>0</text:p>
              </table:table-cell>
              <table:table-cell office:value-type="float" office:value="-200.432602">
                <text:p>-200.432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25874125874126">
                <text:p>0.0125874125874126</text:p>
              </table:table-cell>
              <table:table-cell office:value-type="float" office:value="0">
                <text:p>0</text:p>
              </table:table-cell>
              <table:table-cell office:value-type="float" office:value="-203.656036">
                <text:p>-203.656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26433566433566">
                <text:p>0.0126433566433566</text:p>
              </table:table-cell>
              <table:table-cell office:value-type="float" office:value="0">
                <text:p>0</text:p>
              </table:table-cell>
              <table:table-cell office:value-type="float" office:value="-206.716919">
                <text:p>-206.7169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26993006993007">
                <text:p>0.0126993006993007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09.940353">
                <text:p>-209.9403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27552447552447">
                <text:p>0.0127552447552447</text:p>
              </table:table-cell>
              <table:table-cell office:value-type="float" office:value="0">
                <text:p>0</text:p>
              </table:table-cell>
              <table:table-cell office:value-type="float" office:value="-213.001236">
                <text:p>-213.0012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8111888111888">
                <text:p>0.0128111888111888</text:p>
              </table:table-cell>
              <table:table-cell office:value-type="float" office:value="0">
                <text:p>0</text:p>
              </table:table-cell>
              <table:table-cell office:value-type="float" office:value="-215.740082">
                <text:p>-215.7400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28671328671328">
                <text:p>0.0128671328671328</text:p>
              </table:table-cell>
              <table:table-cell office:value-type="float" office:value="0">
                <text:p>0</text:p>
              </table:table-cell>
              <table:table-cell office:value-type="float" office:value="-218.641479">
                <text:p>-218.6414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29230769230769">
                <text:p>0.0129230769230769</text:p>
              </table:table-cell>
              <table:table-cell office:value-type="float" office:value="0">
                <text:p>0</text:p>
              </table:table-cell>
              <table:table-cell office:value-type="float" office:value="-221.058289">
                <text:p>-221.0582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979020979021">
                <text:p>0.012979020979021</text:p>
              </table:table-cell>
              <table:table-cell office:value-type="float" office:value="0">
                <text:p>0</text:p>
              </table:table-cell>
              <table:table-cell office:value-type="float" office:value="-223.475098">
                <text:p>-223.4750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3034965034965">
                <text:p>0.013034965034965</text:p>
              </table:table-cell>
              <table:table-cell office:value-type="float" office:value="0">
                <text:p>0</text:p>
              </table:table-cell>
              <table:table-cell office:value-type="float" office:value="-226.051392">
                <text:p>-226.051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30909090909091">
                <text:p>0.0130909090909091</text:p>
              </table:table-cell>
              <table:table-cell office:value-type="float" office:value="0">
                <text:p>0</text:p>
              </table:table-cell>
              <table:table-cell office:value-type="float" office:value="-227.664642">
                <text:p>-227.6646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31468531468531">
                <text:p>0.0131468531468531</text:p>
              </table:table-cell>
              <table:table-cell office:value-type="float" office:value="0">
                <text:p>0</text:p>
              </table:table-cell>
              <table:table-cell office:value-type="float" office:value="-229.925034">
                <text:p>-229.9250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32027972027972">
                <text:p>0.0132027972027972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32.179291">
                <text:p>-232.1792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32587412587412">
                <text:p>0.0132587412587412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34.91507">
                <text:p>-234.915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33146853146853">
                <text:p>0.0133146853146853</text:p>
              </table:table-cell>
              <table:table-cell office:value-type="float" office:value="0">
                <text:p>0</text:p>
              </table:table-cell>
              <table:table-cell office:value-type="float" office:value="-237.491364">
                <text:p>-237.4913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33706293706293">
                <text:p>0.0133706293706293</text:p>
              </table:table-cell>
              <table:table-cell office:value-type="float" office:value="0">
                <text:p>0</text:p>
              </table:table-cell>
              <table:table-cell office:value-type="float" office:value="-240.070724">
                <text:p>-240.0707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34265734265734">
                <text:p>0.0134265734265734</text:p>
              </table:table-cell>
              <table:table-cell office:value-type="float" office:value="0">
                <text:p>0</text:p>
              </table:table-cell>
              <table:table-cell office:value-type="float" office:value="-242.002945">
                <text:p>-242.0029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34825174825174">
                <text:p>0.0134825174825174</text:p>
              </table:table-cell>
              <table:table-cell office:value-type="float" office:value="0">
                <text:p>0</text:p>
              </table:table-cell>
              <table:table-cell office:value-type="float" office:value="-244.582306">
                <text:p>-244.5823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35384615384615">
                <text:p>0.0135384615384615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46.999115">
                <text:p>-246.9991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35944055944056">
                <text:p>0.0135944055944056</text:p>
              </table:table-cell>
              <table:table-cell office:value-type="float" office:value="0">
                <text:p>0</text:p>
              </table:table-cell>
              <table:table-cell office:value-type="float" office:value="-249.253372">
                <text:p>-249.2533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36503496503496">
                <text:p>0.0136503496503496</text:p>
              </table:table-cell>
              <table:table-cell office:value-type="float" office:value="0">
                <text:p>0</text:p>
              </table:table-cell>
              <table:table-cell office:value-type="float" office:value="-251.670181">
                <text:p>-251.6701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37062937062937">
                <text:p>0.0137062937062937</text:p>
              </table:table-cell>
              <table:table-cell office:value-type="float" office:value="0">
                <text:p>0</text:p>
              </table:table-cell>
              <table:table-cell office:value-type="float" office:value="-253.605469">
                <text:p>-253.6054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37622377622377">
                <text:p>0.0137622377622377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55.537689">
                <text:p>-255.537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38181818181818">
                <text:p>0.0138181818181818</text:p>
              </table:table-cell>
              <table:table-cell office:value-type="float" office:value="0">
                <text:p>0</text:p>
              </table:table-cell>
              <table:table-cell office:value-type="float" office:value="-257.482178">
                <text:p>-257.4821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38741258741258">
                <text:p>0.0138741258741258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59.242645">
                <text:p>-259.2426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39300699300699">
                <text:p>0.0139300699300699</text:p>
              </table:table-cell>
              <table:table-cell office:value-type="float" office:value="0">
                <text:p>0</text:p>
              </table:table-cell>
              <table:table-cell office:value-type="float" office:value="-260.840576">
                <text:p>-260.8405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39860139860139">
                <text:p>0.0139860139860139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62.788116">
                <text:p>-262.788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4041958041958">
                <text:p>0.014041958041958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64.560852">
                <text:p>-264.5608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40979020979021">
                <text:p>0.0140979020979021</text:p>
              </table:table-cell>
              <table:table-cell office:value-type="float" office:value="0">
                <text:p>0</text:p>
              </table:table-cell>
              <table:table-cell office:value-type="float" office:value="-266.333588">
                <text:p>-266.333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41538461538461">
                <text:p>0.0141538461538461</text:p>
              </table:table-cell>
              <table:table-cell office:value-type="float" office:value="0">
                <text:p>0</text:p>
              </table:table-cell>
              <table:table-cell office:value-type="float" office:value="-267.459167">
                <text:p>-267.4591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42097902097902">
                <text:p>0.0142097902097902</text:p>
              </table:table-cell>
              <table:table-cell office:value-type="float" office:value="0">
                <text:p>0</text:p>
              </table:table-cell>
              <table:table-cell office:value-type="float" office:value="-268.265808">
                <text:p>-268.2658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42657342657342">
                <text:p>0.0142657342657342</text:p>
              </table:table-cell>
              <table:table-cell office:value-type="float" office:value="0">
                <text:p>0</text:p>
              </table:table-cell>
              <table:table-cell office:value-type="float" office:value="-269.072449">
                <text:p>-269.0724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43216783216783">
                <text:p>0.0143216783216783</text:p>
              </table:table-cell>
              <table:table-cell office:value-type="float" office:value="0">
                <text:p>0</text:p>
              </table:table-cell>
              <table:table-cell office:value-type="float" office:value="-269.875977">
                <text:p>-269.8759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43776223776223">
                <text:p>0.0143776223776223</text:p>
              </table:table-cell>
              <table:table-cell office:value-type="float" office:value="0">
                <text:p>0</text:p>
              </table:table-cell>
              <table:table-cell office:value-type="float" office:value="-270.201111">
                <text:p>-270.201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44335664335664">
                <text:p>0.0144335664335664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70.523132">
                <text:p>-270.5231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44895104895104">
                <text:p>0.0144895104895104</text:p>
              </table:table-cell>
              <table:table-cell office:value-type="float" office:value="0">
                <text:p>0</text:p>
              </table:table-cell>
              <table:table-cell office:value-type="float" office:value="-271.004639">
                <text:p>-271.0046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45454545454545">
                <text:p>0.0145454545454545</text:p>
              </table:table-cell>
              <table:table-cell office:value-type="float" office:value="0">
                <text:p>0</text:p>
              </table:table-cell>
              <table:table-cell office:value-type="float" office:value="-271.326691">
                <text:p>-271.3266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46013986013986">
                <text:p>0.0146013986013986</text:p>
              </table:table-cell>
              <table:table-cell office:value-type="float" office:value="0">
                <text:p>0</text:p>
              </table:table-cell>
              <table:table-cell office:value-type="float" office:value="-271.648743">
                <text:p>-271.6487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46573426573426">
                <text:p>0.0146573426573426</text:p>
              </table:table-cell>
              <table:table-cell office:value-type="float" office:value="0">
                <text:p>0</text:p>
              </table:table-cell>
              <table:table-cell office:value-type="float" office:value="-271.811279">
                <text:p>-271.8112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47132867132867">
                <text:p>0.0147132867132867</text:p>
              </table:table-cell>
              <table:table-cell office:value-type="float" office:value="0">
                <text:p>0</text:p>
              </table:table-cell>
              <table:table-cell office:value-type="float" office:value="-272.133301">
                <text:p>-272.1333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47692307692307">
                <text:p>0.0147692307692307</text:p>
              </table:table-cell>
              <table:table-cell office:value-type="float" office:value="0">
                <text:p>0</text:p>
              </table:table-cell>
              <table:table-cell office:value-type="float" office:value="-272.455353">
                <text:p>-272.4553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48251748251748">
                <text:p>0.0148251748251748</text:p>
              </table:table-cell>
              <table:table-cell office:value-type="float" office:value="0">
                <text:p>0</text:p>
              </table:table-cell>
              <table:table-cell office:value-type="float" office:value="-272.455353">
                <text:p>-272.4553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48811188811188">
                <text:p>0.0148811188811188</text:p>
              </table:table-cell>
              <table:table-cell office:value-type="float" office:value="0">
                <text:p>0</text:p>
              </table:table-cell>
              <table:table-cell office:value-type="float" office:value="-272.777405">
                <text:p>-272.7774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49370629370629">
                <text:p>0.0149370629370629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73.099426">
                <text:p>-273.0994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49930069930069">
                <text:p>0.0149930069930069</text:p>
              </table:table-cell>
              <table:table-cell office:value-type="float" office:value="0">
                <text:p>0</text:p>
              </table:table-cell>
              <table:table-cell office:value-type="float" office:value="-273.099426">
                <text:p>-273.0994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5048951048951">
                <text:p>0.015048951048951</text:p>
              </table:table-cell>
              <table:table-cell office:value-type="float" office:value="0">
                <text:p>0</text:p>
              </table:table-cell>
              <table:table-cell office:value-type="float" office:value="-273.261963">
                <text:p>-273.261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51048951048951">
                <text:p>0.0151048951048951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73.421448">
                <text:p>-273.4214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51608391608391">
                <text:p>0.0151608391608391</text:p>
              </table:table-cell>
              <table:table-cell office:value-type="float" office:value="0">
                <text:p>0</text:p>
              </table:table-cell>
              <table:table-cell office:value-type="float" office:value="-273.584015">
                <text:p>-273.5840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52167832167832">
                <text:p>0.0152167832167832</text:p>
              </table:table-cell>
              <table:table-cell office:value-type="float" office:value="0">
                <text:p>0</text:p>
              </table:table-cell>
              <table:table-cell office:value-type="float" office:value="-273.7435">
                <text:p>-273.74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52727272727272">
                <text:p>0.0152727272727272</text:p>
              </table:table-cell>
              <table:table-cell office:value-type="float" office:value="0">
                <text:p>0</text:p>
              </table:table-cell>
              <table:table-cell office:value-type="float" office:value="-273.906067">
                <text:p>-273.9060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53286713286713">
                <text:p>0.0153286713286713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74.065552">
                <text:p>-274.0655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53846153846153">
                <text:p>0.0153846153846153</text:p>
              </table:table-cell>
              <table:table-cell office:value-type="float" office:value="0">
                <text:p>0</text:p>
              </table:table-cell>
              <table:table-cell office:value-type="float" office:value="-274.228088">
                <text:p>-274.2280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54405594405594">
                <text:p>0.0154405594405594</text:p>
              </table:table-cell>
              <table:table-cell office:value-type="float" office:value="0">
                <text:p>0</text:p>
              </table:table-cell>
              <table:table-cell office:value-type="float" office:value="-274.065552">
                <text:p>-274.0655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54965034965034">
                <text:p>0.0154965034965034</text:p>
              </table:table-cell>
              <table:table-cell office:value-type="float" office:value="0">
                <text:p>0</text:p>
              </table:table-cell>
              <table:table-cell office:value-type="float" office:value="-274.387573">
                <text:p>-274.3875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55524475524475">
                <text:p>0.0155524475524475</text:p>
              </table:table-cell>
              <table:table-cell office:value-type="float" office:value="0">
                <text:p>0</text:p>
              </table:table-cell>
              <table:table-cell office:value-type="float" office:value="-274.387573">
                <text:p>-274.3875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56083916083916">
                <text:p>0.0156083916083916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74.387573">
                <text:p>-274.3875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56643356643356">
                <text:p>0.0156643356643356</text:p>
              </table:table-cell>
              <table:table-cell office:value-type="float" office:value="0">
                <text:p>0</text:p>
              </table:table-cell>
              <table:table-cell office:value-type="float" office:value="-274.55011">
                <text:p>-274.55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57202797202797">
                <text:p>0.0157202797202797</text:p>
              </table:table-cell>
              <table:table-cell office:value-type="float" office:value="0">
                <text:p>0</text:p>
              </table:table-cell>
              <table:table-cell office:value-type="float" office:value="-274.528656">
                <text:p>-274.5286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57762237762237">
                <text:p>0.0157762237762237</text:p>
              </table:table-cell>
              <table:table-cell office:value-type="float" office:value="0">
                <text:p>0</text:p>
              </table:table-cell>
              <table:table-cell office:value-type="float" office:value="-274.709595">
                <text:p>-274.7095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58321678321678">
                <text:p>0.0158321678321678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74.872162">
                <text:p>-274.8721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58881118881118">
                <text:p>0.0158881118881118</text:p>
              </table:table-cell>
              <table:table-cell office:value-type="float" office:value="0">
                <text:p>0</text:p>
              </table:table-cell>
              <table:table-cell office:value-type="float" office:value="-275.034729">
                <text:p>-275.0347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59440559440559">
                <text:p>0.0159440559440559</text:p>
              </table:table-cell>
              <table:table-cell office:value-type="float" office:value="0">
                <text:p>0</text:p>
              </table:table-cell>
              <table:table-cell office:value-type="float" office:value="-274.847626">
                <text:p>-274.8476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-275.034729">
                <text:p>-275.0347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6055944055944">
                <text:p>0.016055944055944</text:p>
              </table:table-cell>
              <table:table-cell office:value-type="float" office:value="0">
                <text:p>0</text:p>
              </table:table-cell>
              <table:table-cell office:value-type="float" office:value="-275.194214">
                <text:p>-275.1942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61118881118881">
                <text:p>0.0161118881118881</text:p>
              </table:table-cell>
              <table:table-cell office:value-type="float" office:value="0">
                <text:p>0</text:p>
              </table:table-cell>
              <table:table-cell office:value-type="float" office:value="-275.034729">
                <text:p>-275.0347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61678321678321">
                <text:p>0.0161678321678321</text:p>
              </table:table-cell>
              <table:table-cell office:value-type="float" office:value="0">
                <text:p>0</text:p>
              </table:table-cell>
              <table:table-cell office:value-type="float" office:value="-275.194214">
                <text:p>-275.1942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62237762237762">
                <text:p>0.0162237762237762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75.010193">
                <text:p>-275.0101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62797202797202">
                <text:p>0.0162797202797202</text:p>
              </table:table-cell>
              <table:table-cell office:value-type="float" office:value="0">
                <text:p>0</text:p>
              </table:table-cell>
              <table:table-cell office:value-type="float" office:value="-275.194214">
                <text:p>-275.1942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63356643356643">
                <text:p>0.0163356643356643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75.010193">
                <text:p>-275.0101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3916083916084">
                <text:p>0.0163916083916084</text:p>
              </table:table-cell>
              <table:table-cell office:value-type="float" office:value="0">
                <text:p>0</text:p>
              </table:table-cell>
              <table:table-cell office:value-type="float" office:value="-275.194214">
                <text:p>-275.1942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64475524475524">
                <text:p>0.0164475524475524</text:p>
              </table:table-cell>
              <table:table-cell office:value-type="float" office:value="0">
                <text:p>0</text:p>
              </table:table-cell>
              <table:table-cell office:value-type="float" office:value="-275.194214">
                <text:p>-275.1942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65034965034965">
                <text:p>0.0165034965034965</text:p>
              </table:table-cell>
              <table:table-cell office:value-type="float" office:value="0">
                <text:p>0</text:p>
              </table:table-cell>
              <table:table-cell office:value-type="float" office:value="-275.034729">
                <text:p>-275.0347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65594405594405">
                <text:p>0.0165594405594405</text:p>
              </table:table-cell>
              <table:table-cell office:value-type="float" office:value="0.079345703">
                <text:p>0.079345703</text:p>
              </table:table-cell>
              <table:table-cell office:value-type="float" office:value="-274.709595">
                <text:p>-274.7095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66153846153846">
                <text:p>0.0166153846153846</text:p>
              </table:table-cell>
              <table:table-cell office:value-type="float" office:value="0">
                <text:p>0</text:p>
              </table:table-cell>
              <table:table-cell office:value-type="float" office:value="-274.065552">
                <text:p>-274.0655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66713286713286">
                <text:p>0.0166713286713286</text:p>
              </table:table-cell>
              <table:table-cell office:value-type="float" office:value="0">
                <text:p>0</text:p>
              </table:table-cell>
              <table:table-cell office:value-type="float" office:value="-273.240509">
                <text:p>-273.2405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7272727272727">
                <text:p>0.0167272727272727</text:p>
              </table:table-cell>
              <table:table-cell office:value-type="float" office:value="0">
                <text:p>0</text:p>
              </table:table-cell>
              <table:table-cell office:value-type="float" office:value="-271.489258">
                <text:p>-271.4892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67832167832168">
                <text:p>0.0167832167832168</text:p>
              </table:table-cell>
              <table:table-cell office:value-type="float" office:value="0">
                <text:p>0</text:p>
              </table:table-cell>
              <table:table-cell office:value-type="float" office:value="-269.553955">
                <text:p>-269.5539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68391608391608">
                <text:p>0.0168391608391608</text:p>
              </table:table-cell>
              <table:table-cell office:value-type="float" office:value="0.079345703">
                <text:p>0.079345703</text:p>
              </table:table-cell>
              <table:table-cell office:value-type="float" office:value="-266.333588">
                <text:p>-266.3335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8951048951049">
                <text:p>0.0168951048951049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63.110168">
                <text:p>-263.1101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9510489510489">
                <text:p>0.0169510489510489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59.230377">
                <text:p>-259.2303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7006993006993">
                <text:p>0.017006993006993</text:p>
              </table:table-cell>
              <table:table-cell office:value-type="float" office:value="0">
                <text:p>0</text:p>
              </table:table-cell>
              <table:table-cell office:value-type="float" office:value="-255.850525">
                <text:p>-255.8505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7062937062937">
                <text:p>0.017062937062937</text:p>
              </table:table-cell>
              <table:table-cell office:value-type="float" office:value="0">
                <text:p>0</text:p>
              </table:table-cell>
              <table:table-cell office:value-type="float" office:value="-252.145569">
                <text:p>-252.1455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71188811188811">
                <text:p>0.0171188811188811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49.093887">
                <text:p>-249.0938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71748251748252">
                <text:p>0.0171748251748252</text:p>
              </table:table-cell>
              <table:table-cell office:value-type="float" office:value="0">
                <text:p>0</text:p>
              </table:table-cell>
              <table:table-cell office:value-type="float" office:value="-246.026871">
                <text:p>-246.0268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72307692307692">
                <text:p>0.0172307692307692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42.806503">
                <text:p>-242.8065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72867132867133">
                <text:p>0.0172867132867133</text:p>
              </table:table-cell>
              <table:table-cell office:value-type="float" office:value="0">
                <text:p>0</text:p>
              </table:table-cell>
              <table:table-cell office:value-type="float" office:value="-240.230209">
                <text:p>-240.2302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73426573426573">
                <text:p>0.0173426573426573</text:p>
              </table:table-cell>
              <table:table-cell office:value-type="float" office:value="0">
                <text:p>0</text:p>
              </table:table-cell>
              <table:table-cell office:value-type="float" office:value="-237.491364">
                <text:p>-237.4913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73986013986014">
                <text:p>0.0173986013986014</text:p>
              </table:table-cell>
              <table:table-cell office:value-type="float" office:value="0">
                <text:p>0</text:p>
              </table:table-cell>
              <table:table-cell office:value-type="float" office:value="-234.752518">
                <text:p>-234.752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74545454545454">
                <text:p>0.0174545454545454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31.691635">
                <text:p>-231.6916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75104895104895">
                <text:p>0.0175104895104895</text:p>
              </table:table-cell>
              <table:table-cell office:value-type="float" office:value="0">
                <text:p>0</text:p>
              </table:table-cell>
              <table:table-cell office:value-type="float" office:value="-228.790237">
                <text:p>-228.7902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75664335664336">
                <text:p>0.0175664335664336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25.56987">
                <text:p>-225.569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76223776223776">
                <text:p>0.0176223776223776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22.024399">
                <text:p>-222.0243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76783216783217">
                <text:p>0.0176783216783217</text:p>
              </table:table-cell>
              <table:table-cell office:value-type="float" office:value="0">
                <text:p>0</text:p>
              </table:table-cell>
              <table:table-cell office:value-type="float" office:value="-218.319443">
                <text:p>-218.3194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77342657342657">
                <text:p>0.0177342657342657</text:p>
              </table:table-cell>
              <table:table-cell office:value-type="float" office:value="0">
                <text:p>0</text:p>
              </table:table-cell>
              <table:table-cell office:value-type="float" office:value="-214.792374">
                <text:p>-214.7923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77902097902098">
                <text:p>0.0177902097902098</text:p>
              </table:table-cell>
              <table:table-cell office:value-type="float" office:value="0">
                <text:p>0</text:p>
              </table:table-cell>
              <table:table-cell office:value-type="float" office:value="-210.26239">
                <text:p>-210.262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78461538461538">
                <text:p>0.0178461538461538</text:p>
              </table:table-cell>
              <table:table-cell office:value-type="float" office:value="0">
                <text:p>0</text:p>
              </table:table-cell>
              <table:table-cell office:value-type="float" office:value="-205.775345">
                <text:p>-205.7753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79020979020979">
                <text:p>0.0179020979020979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201.401779">
                <text:p>-201.4017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7958041958042">
                <text:p>0.017958041958042</text:p>
              </table:table-cell>
              <table:table-cell office:value-type="float" office:value="0">
                <text:p>0</text:p>
              </table:table-cell>
              <table:table-cell office:value-type="float" office:value="-196.568161">
                <text:p>-196.568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8013986013986">
                <text:p>0.018013986013986</text:p>
              </table:table-cell>
              <table:table-cell office:value-type="float" office:value="0.079345703">
                <text:p>0.079345703</text:p>
              </table:table-cell>
              <table:table-cell office:value-type="float" office:value="-191.734543">
                <text:p>-191.7345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80699300699301">
                <text:p>0.0180699300699301</text:p>
              </table:table-cell>
              <table:table-cell office:value-type="float" office:value="0">
                <text:p>0</text:p>
              </table:table-cell>
              <table:table-cell office:value-type="float" office:value="-186.738373">
                <text:p>-186.7383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81258741258741">
                <text:p>0.0181258741258741</text:p>
              </table:table-cell>
              <table:table-cell office:value-type="float" office:value="0">
                <text:p>0</text:p>
              </table:table-cell>
              <table:table-cell office:value-type="float" office:value="-181.582718">
                <text:p>-181.5827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">
                <text:p>0</text:p>
              </table:table-cell>
              <table:table-cell office:value-type="float" office:value="-177.233688">
                <text:p>-177.2336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82377622377622">
                <text:p>0.0182377622377622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172.40007">
                <text:p>-172.400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82937062937063">
                <text:p>0.0182937062937063</text:p>
              </table:table-cell>
              <table:table-cell office:value-type="float" office:value="0">
                <text:p>0</text:p>
              </table:table-cell>
              <table:table-cell office:value-type="float" office:value="-167.888489">
                <text:p>-167.8884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83496503496504">
                <text:p>0.0183496503496504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163.536392">
                <text:p>-163.5363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84055944055944">
                <text:p>0.0184055944055944</text:p>
              </table:table-cell>
              <table:table-cell office:value-type="float" office:value="0">
                <text:p>0</text:p>
              </table:table-cell>
              <table:table-cell office:value-type="float" office:value="-158.380737">
                <text:p>-158.3807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84615384615385">
                <text:p>0.0184615384615385</text:p>
              </table:table-cell>
              <table:table-cell office:value-type="float" office:value="0">
                <text:p>0</text:p>
              </table:table-cell>
              <table:table-cell office:value-type="float" office:value="-153.973434">
                <text:p>-153.9734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85174825174825">
                <text:p>0.0185174825174825</text:p>
              </table:table-cell>
              <table:table-cell office:value-type="float" office:value="0">
                <text:p>0</text:p>
              </table:table-cell>
              <table:table-cell office:value-type="float" office:value="-149.096878">
                <text:p>-149.0968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85734265734266">
                <text:p>0.0185734265734266</text:p>
              </table:table-cell>
              <table:table-cell office:value-type="float" office:value="0">
                <text:p>0</text:p>
              </table:table-cell>
              <table:table-cell office:value-type="float" office:value="-144.686508">
                <text:p>-144.686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86293706293706">
                <text:p>0.0186293706293706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139.530853">
                <text:p>-139.5308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86853146853147">
                <text:p>0.0186853146853147</text:p>
              </table:table-cell>
              <table:table-cell office:value-type="float" office:value="0">
                <text:p>0</text:p>
              </table:table-cell>
              <table:table-cell office:value-type="float" office:value="-134.85672">
                <text:p>-134.856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87412587412588">
                <text:p>0.0187412587412588</text:p>
              </table:table-cell>
              <table:table-cell office:value-type="float" office:value="0">
                <text:p>0</text:p>
              </table:table-cell>
              <table:table-cell office:value-type="float" office:value="-129.863617">
                <text:p>-129.8636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87972027972028">
                <text:p>0.0187972027972028</text:p>
              </table:table-cell>
              <table:table-cell office:value-type="float" office:value="0">
                <text:p>0</text:p>
              </table:table-cell>
              <table:table-cell office:value-type="float" office:value="-124.707962">
                <text:p>-124.7079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88531468531469">
                <text:p>0.0188531468531469</text:p>
              </table:table-cell>
              <table:table-cell office:value-type="float" office:value="0">
                <text:p>0</text:p>
              </table:table-cell>
              <table:table-cell office:value-type="float" office:value="-119.227203">
                <text:p>-119.2272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89090909090909">
                <text:p>0.0189090909090909</text:p>
              </table:table-cell>
              <table:table-cell office:value-type="float" office:value="0">
                <text:p>0</text:p>
              </table:table-cell>
              <table:table-cell office:value-type="float" office:value="-114.071548">
                <text:p>-114.071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8965034965035">
                <text:p>0.018965034965035</text:p>
              </table:table-cell>
              <table:table-cell office:value-type="float" office:value="0">
                <text:p>0</text:p>
              </table:table-cell>
              <table:table-cell office:value-type="float" office:value="-108.523315">
                <text:p>-108.5233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9020979020979">
                <text:p>0.019020979020979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102.472092">
                <text:p>-102.4720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90769230769231">
                <text:p>0.0190769230769231</text:p>
              </table:table-cell>
              <table:table-cell office:value-type="float" office:value="0">
                <text:p>0</text:p>
              </table:table-cell>
              <table:table-cell office:value-type="float" office:value="-96.5098114">
                <text:p>-96.5098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91328671328672">
                <text:p>0.0191328671328672</text:p>
              </table:table-cell>
              <table:table-cell office:value-type="float" office:value="0">
                <text:p>0</text:p>
              </table:table-cell>
              <table:table-cell office:value-type="float" office:value="-90.2254944">
                <text:p>-90.22549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1888111888112">
                <text:p>0.0191888111888112</text:p>
              </table:table-cell>
              <table:table-cell office:value-type="float" office:value="0">
                <text:p>0</text:p>
              </table:table-cell>
              <table:table-cell office:value-type="float" office:value="-83.2971039">
                <text:p>-83.29710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92447552447553">
                <text:p>0.0192447552447553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78.3040009">
                <text:p>-78.30400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3006993006993">
                <text:p>0.0193006993006993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71.860199">
                <text:p>-71.8601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93566433566434">
                <text:p>0.0193566433566434</text:p>
              </table:table-cell>
              <table:table-cell office:value-type="float" office:value="0.0801086425">
                <text:p>0.0801086425</text:p>
              </table:table-cell>
              <table:table-cell office:value-type="float" office:value="-66.8640289">
                <text:p>-66.86402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94125874125874">
                <text:p>0.0194125874125874</text:p>
              </table:table-cell>
              <table:table-cell office:value-type="float" office:value="0">
                <text:p>0</text:p>
              </table:table-cell>
              <table:table-cell office:value-type="float" office:value="-60.5398407">
                <text:p>-60.53984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94685314685315">
                <text:p>0.0194685314685315</text:p>
              </table:table-cell>
              <table:table-cell office:value-type="float" office:value="0">
                <text:p>0</text:p>
              </table:table-cell>
              <table:table-cell office:value-type="float" office:value="-54.9057312">
                <text:p>-54.90573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95244755244756">
                <text:p>0.0195244755244756</text:p>
              </table:table-cell>
              <table:table-cell office:value-type="float" office:value="0">
                <text:p>0</text:p>
              </table:table-cell>
              <table:table-cell office:value-type="float" office:value="-47.9804077">
                <text:p>-47.9804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